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6654in"/>
    </style:style>
    <style:style style:name="co9" style:family="table-column">
      <style:table-column-properties fo:break-before="auto" style:column-width="1.9945in"/>
    </style:style>
    <style:style style:name="co10" style:family="table-column">
      <style:table-column-properties fo:break-before="auto" style:column-width="1.8118in"/>
    </style:style>
    <style:style style:name="co11" style:family="table-column">
      <style:table-column-properties fo:break-before="auto" style:column-width="1.6083in"/>
    </style:style>
    <style:style style:name="co1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able-cell-properties fo:background-color="#ffffff"/>
      <style:text-properties fo:color="#000000"/>
    </style:style>
    <style:style style:name="ce44" style:family="table-cell" style:parent-style-name="Default" style:data-style-name="N104">
      <style:text-properties style:font-name="FreeSans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4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currency" office:currency="USD" office:value="27800" calcext:value-type="currency">
            <text:p>$27,800.00</text:p>
          </table:table-cell>
          <table:table-cell table:formula="of:=ROUND([.H60]+[.N60]+[.T60]+[.Z60]+[.AF60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currency" office:currency="USD" office:value="0" calcext:value-type="currency">
            <text:p>$0.00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currency" office:currency="USD" office:value="0" calcext:value-type="currency">
            <text:p>$0.00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currency" office:currency="USD" office:value="0" calcext:value-type="currency">
            <text:p>$0.00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currency" office:currency="USD" office:value="0" calcext:value-type="currency">
            <text:p>$0.00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currency" office:currency="USD" office:value="47800" calcext:value-type="currency">
            <text:p>$47,800.00</text:p>
          </table:table-cell>
          <table:table-cell table:formula="of:=ROUND([.H61]+[.N61]+[.T61]+[.Z61]+[.AF61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currency" office:currency="USD" office:value="0" calcext:value-type="currency">
            <text:p>$0.00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currency" office:currency="USD" office:value="0" calcext:value-type="currency">
            <text:p>$0.00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currency" office:currency="USD" office:value="0" calcext:value-type="currency">
            <text:p>$0.00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currency" office:currency="USD" office:value="0" calcext:value-type="currency">
            <text:p>$0.00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currency" office:currency="USD" office:value="81800" calcext:value-type="currency">
            <text:p>$81,800.00</text:p>
          </table:table-cell>
          <table:table-cell table:formula="of:=ROUND([.H62]+[.N62]+[.T62]+[.Z62]+[.AF62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currency" office:currency="USD" office:value="0" calcext:value-type="currency">
            <text:p>$0.00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currency" office:currency="USD" office:value="0" calcext:value-type="currency">
            <text:p>$0.00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currency" office:currency="USD" office:value="0" calcext:value-type="currency">
            <text:p>$0.00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currency" office:currency="USD" office:value="0" calcext:value-type="currency">
            <text:p>$0.00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currency" office:currency="USD" office:value="81800" calcext:value-type="currency">
            <text:p>$81,800.00</text:p>
          </table:table-cell>
          <table:table-cell table:formula="of:=ROUND([.H63]+[.N63]+[.T63]+[.Z63]+[.AF6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currency" office:currency="USD" office:value="0" calcext:value-type="currency">
            <text:p>$0.00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currency" office:currency="USD" office:value="0" calcext:value-type="currency">
            <text:p>$0.00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currency" office:currency="USD" office:value="0" calcext:value-type="currency">
            <text:p>$0.00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currency" office:currency="USD" office:value="0" calcext:value-type="currency">
            <text:p>$0.00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currency" office:currency="USD" office:value="0" calcext:value-type="currency">
            <text:p>$0.00</text:p>
          </table:table-cell>
          <table:table-cell table:formula="of:=ROUND([.H64]+[.N64]+[.T64]+[.Z64]+[.AF6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currency" office:currency="USD" office:value="0" calcext:value-type="currency">
            <text:p>$0.00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currency" office:currency="USD" office:value="0" calcext:value-type="currency">
            <text:p>$0.00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currency" office:currency="USD" office:value="0" calcext:value-type="currency">
            <text:p>$0.00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currency" office:currency="USD" office:value="0" calcext:value-type="currency">
            <text:p>$0.00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currency" office:currency="USD" office:value="0" calcext:value-type="currency">
            <text:p>$0.00</text:p>
          </table:table-cell>
          <table:table-cell table:formula="of:=ROUND([.H65]+[.N65]+[.T65]+[.Z65]+[.AF6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currency" office:currency="USD" office:value="0" calcext:value-type="currency">
            <text:p>$0.00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currency" office:currency="USD" office:value="0" calcext:value-type="currency">
            <text:p>$0.00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currency" office:currency="USD" office:value="0" calcext:value-type="currency">
            <text:p>$0.00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currency" office:currency="USD" office:value="0" calcext:value-type="currency">
            <text:p>$0.00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currency" office:currency="USD" office:value="14900" calcext:value-type="currency">
            <text:p>$14,900.00</text:p>
          </table:table-cell>
          <table:table-cell table:formula="of:=ROUND([.H66]+[.N66]+[.T66]+[.Z66]+[.AF6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currency" office:currency="USD" office:value="0" calcext:value-type="currency">
            <text:p>$0.00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currency" office:currency="USD" office:value="0" calcext:value-type="currency">
            <text:p>$0.00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currency" office:currency="USD" office:value="0" calcext:value-type="currency">
            <text:p>$0.00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currency" office:currency="USD" office:value="0" calcext:value-type="currency">
            <text:p>$0.00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currency" office:currency="USD" office:value="24000" calcext:value-type="currency">
            <text:p>$24,000.00</text:p>
          </table:table-cell>
          <table:table-cell table:formula="of:=ROUND([.H67]+[.N67]+[.T67]+[.Z67]+[.AF6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currency" office:currency="USD" office:value="0" calcext:value-type="currency">
            <text:p>$0.00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currency" office:currency="USD" office:value="0" calcext:value-type="currency">
            <text:p>$0.00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currency" office:currency="USD" office:value="0" calcext:value-type="currency">
            <text:p>$0.00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currency" office:currency="USD" office:value="0" calcext:value-type="currency">
            <text:p>$0.00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currency" office:currency="USD" office:value="68650" calcext:value-type="currency">
            <text:p>$68,650.00</text:p>
          </table:table-cell>
          <table:table-cell table:formula="of:=ROUND([.H68]+[.N68]+[.T68]+[.Z68]+[.AF6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currency" office:currency="USD" office:value="0" calcext:value-type="currency">
            <text:p>$0.00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currency" office:currency="USD" office:value="0" calcext:value-type="currency">
            <text:p>$0.00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currency" office:currency="USD" office:value="0" calcext:value-type="currency">
            <text:p>$0.00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currency" office:currency="USD" office:value="0" calcext:value-type="currency">
            <text:p>$0.00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currency" office:currency="USD" office:value="68650" calcext:value-type="currency">
            <text:p>$68,650.00</text:p>
          </table:table-cell>
          <table:table-cell table:formula="of:=ROUND([.H69]+[.N69]+[.T69]+[.Z69]+[.AF6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currency" office:currency="USD" office:value="0" calcext:value-type="currency">
            <text:p>$0.00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currency" office:currency="USD" office:value="0" calcext:value-type="currency">
            <text:p>$0.00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currency" office:currency="USD" office:value="0" calcext:value-type="currency">
            <text:p>$0.00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currency" office:currency="USD" office:value="0" calcext:value-type="currency">
            <text:p>$0.00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currency" office:currency="USD" office:value="138200" calcext:value-type="currency">
            <text:p>$138,200.00</text:p>
          </table:table-cell>
          <table:table-cell table:formula="of:=ROUND([.H70]+[.N70]+[.T70]+[.Z70]+[.AF70];2)" office:value-type="currency" office:currency="USD" office:value="20510" calcext:value-type="currency">
            <text:p>$20,51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currency" office:currency="USD" office:value="20510" calcext:value-type="currency">
            <text:p>$20,510.00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currency" office:currency="USD" office:value="0" calcext:value-type="currency">
            <text:p>$0.00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currency" office:currency="USD" office:value="0" calcext:value-type="currency">
            <text:p>$0.00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currency" office:currency="USD" office:value="0" calcext:value-type="currency">
            <text:p>$0.00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currency" office:currency="USD" office:value="138200" calcext:value-type="currency">
            <text:p>$138,200.00</text:p>
          </table:table-cell>
          <table:table-cell table:formula="of:=ROUND([.H71]+[.N71]+[.T71]+[.Z71]+[.AF71];2)" office:value-type="currency" office:currency="USD" office:value="20510" calcext:value-type="currency">
            <text:p>$20,51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currency" office:currency="USD" office:value="20510" calcext:value-type="currency">
            <text:p>$20,510.00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currency" office:currency="USD" office:value="0" calcext:value-type="currency">
            <text:p>$0.00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currency" office:currency="USD" office:value="0" calcext:value-type="currency">
            <text:p>$0.00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currency" office:currency="USD" office:value="0" calcext:value-type="currency">
            <text:p>$0.00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currency" office:currency="USD" office:value="211800" calcext:value-type="currency">
            <text:p>$211,800.00</text:p>
          </table:table-cell>
          <table:table-cell table:formula="of:=ROUND([.H72]+[.N72]+[.T72]+[.Z72]+[.AF72];2)" office:value-type="currency" office:currency="USD" office:value="36917" calcext:value-type="currency">
            <text:p>$36,91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currency" office:currency="USD" office:value="0" calcext:value-type="currency">
            <text:p>$0.00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currency" office:currency="USD" office:value="36917" calcext:value-type="currency">
            <text:p>$36,917.00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currency" office:currency="USD" office:value="0" calcext:value-type="currency">
            <text:p>$0.00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currency" office:currency="USD" office:value="0" calcext:value-type="currency">
            <text:p>$0.00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currency" office:currency="USD" office:value="211800" calcext:value-type="currency">
            <text:p>$211,800.00</text:p>
          </table:table-cell>
          <table:table-cell table:formula="of:=ROUND([.H73]+[.N73]+[.T73]+[.Z73]+[.AF73];2)" office:value-type="currency" office:currency="USD" office:value="36917" calcext:value-type="currency">
            <text:p>$36,91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currency" office:currency="USD" office:value="0" calcext:value-type="currency">
            <text:p>$0.00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currency" office:currency="USD" office:value="36917" calcext:value-type="currency">
            <text:p>$36,917.00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currency" office:currency="USD" office:value="0" calcext:value-type="currency">
            <text:p>$0.00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currency" office:currency="USD" office:value="0" calcext:value-type="currency">
            <text:p>$0.00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currency" office:currency="USD" office:value="356800" calcext:value-type="currency">
            <text:p>$356,800.00</text:p>
          </table:table-cell>
          <table:table-cell table:formula="of:=ROUND([.H74]+[.N74]+[.T74]+[.Z74]+[.AF74];2)" office:value-type="currency" office:currency="USD" office:value="71717" calcext:value-type="currency">
            <text:p>$71,71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currency" office:currency="USD" office:value="0" calcext:value-type="currency">
            <text:p>$0.00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currency" office:currency="USD" office:value="71717" calcext:value-type="currency">
            <text:p>$71,717.00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currency" office:currency="USD" office:value="0" calcext:value-type="currency">
            <text:p>$0.00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currency" office:currency="USD" office:value="0" calcext:value-type="currency">
            <text:p>$0.00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currency" office:currency="USD" office:value="471800" calcext:value-type="currency">
            <text:p>$471,800.00</text:p>
          </table:table-cell>
          <table:table-cell table:formula="of:=ROUND([.H75]+[.N75]+[.T75]+[.Z75]+[.AF75];2)" office:value-type="currency" office:currency="USD" office:value="106349" calcext:value-type="currency">
            <text:p>$106,349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currency" office:currency="USD" office:value="0" calcext:value-type="currency">
            <text:p>$0.00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currency" office:currency="USD" office:value="0" calcext:value-type="currency">
            <text:p>$0.00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currency" office:currency="USD" office:value="106349" calcext:value-type="currency">
            <text:p>$106,349.00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currency" office:currency="USD" office:value="0" calcext:value-type="currency">
            <text:p>$0.00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currency" office:currency="USD" office:value="27800" calcext:value-type="currency">
            <text:p>$27,800.00</text:p>
          </table:table-cell>
          <table:table-cell table:formula="of:=ROUND([.E128]+[.H128]+[.K128]+[.N128]+[.Q128]+[.T128]+[.W128];0)" office:value-type="currency" office:currency="USD" office:value="2872" calcext:value-type="currency">
            <text:p>$2,872.00</text:p>
          </table:table-cell>
          <table:table-cell/>
          <table:table-cell table:formula="of:=IF([.$A128]&gt;=[.$E$2];[.$E$2];[.$A128])" office:value-type="currency" office:currency="USD" office:value="23200" calcext:value-type="currency">
            <text:p>$23,200.00</text:p>
          </table:table-cell>
          <table:table-cell table:formula="of:=[.D12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8]&lt;[.$D$3];0;IF([.$A128]&gt;[.$E$3];[.$E$3]-[.$D$3];[.$A128]-[.$D$3]))" office:value-type="currency" office:currency="USD" office:value="4600" calcext:value-type="currency">
            <text:p>$4,600.00</text:p>
          </table:table-cell>
          <table:table-cell table:formula="of:=[.G128]*[.$G$3]" office:value-type="currency" office:currency="USD" office:value="552" calcext:value-type="currency">
            <text:p>$552.00</text:p>
          </table:table-cell>
          <table:table-cell/>
          <table:table-cell table:formula="of:=IF([.$A128]&lt;[.$D$4];0;IF([.$A128]&gt;[.$E$4];[.$E$4]-[.$D$4];[.$A128]-[.$D$4]))" office:value-type="currency" office:currency="USD" office:value="0" calcext:value-type="currency">
            <text:p>$0.00</text:p>
          </table:table-cell>
          <table:table-cell table:formula="of:=[.J128]*[.$G$4]" office:value-type="currency" office:currency="USD" office:value="0" calcext:value-type="currency">
            <text:p>$0.00</text:p>
          </table:table-cell>
          <table:table-cell/>
          <table:table-cell table:formula="of:=IF([.$A128]&lt;[.$D$5];0;IF([.$A128]&gt;[.$E$5];[.$E$5]-[.$D$5];[.$A128]-[.$D$5]))" office:value-type="currency" office:currency="USD" office:value="0" calcext:value-type="currency">
            <text:p>$0.00</text:p>
          </table:table-cell>
          <table:table-cell table:formula="of:=[.M128]*[.$G$5]" office:value-type="currency" office:currency="USD" office:value="0" calcext:value-type="currency">
            <text:p>$0.00</text:p>
          </table:table-cell>
          <table:table-cell/>
          <table:table-cell table:formula="of:=IF([.$A128]&lt;[.$D$6];0;IF([.$A128]&gt;[.$E$6];[.$E$6]-[.$D$6];[.$A128]-[.$D$6]))" office:value-type="currency" office:currency="USD" office:value="0" calcext:value-type="currency">
            <text:p>$0.00</text:p>
          </table:table-cell>
          <table:table-cell table:formula="of:=[.P128]*[.$G$6]" office:value-type="currency" office:currency="USD" office:value="0" calcext:value-type="currency">
            <text:p>$0.00</text:p>
          </table:table-cell>
          <table:table-cell/>
          <table:table-cell table:formula="of:=IF([.$A128]&lt;[.$D$7];0;IF([.$A128]&gt;[.$E$7];[.$E$7]-[.$D$7];[.$A128]-[.$D$7]))" office:value-type="currency" office:currency="USD" office:value="0" calcext:value-type="currency">
            <text:p>$0.00</text:p>
          </table:table-cell>
          <table:table-cell table:formula="of:=[.S128]*[.$G$7]" office:value-type="currency" office:currency="USD" office:value="0" calcext:value-type="currency">
            <text:p>$0.00</text:p>
          </table:table-cell>
          <table:table-cell/>
          <table:table-cell table:formula="of:=IF([.$A128]&lt;[.$D$8];0;IF([.$A128]&gt;[.$E$8];[.$E$8]-[.$D$8];[.$A128]-[.$D$8]))" office:value-type="currency" office:currency="USD" office:value="0" calcext:value-type="currency">
            <text:p>$0.00</text:p>
          </table:table-cell>
          <table:table-cell table:formula="of:=[.V1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8]/50)*50" office:value-type="currency" office:currency="USD" office:value="27800" calcext:value-type="currency">
            <text:p>$27,800.00</text:p>
          </table:table-cell>
          <table:table-cell table:formula="of:=ROUND([.E129]+[.H129]+[.K129]+[.N129]+[.Q129]+[.T129]+[.W129];0)" office:value-type="currency" office:currency="USD" office:value="2872" calcext:value-type="currency">
            <text:p>$2,872.00</text:p>
          </table:table-cell>
          <table:table-cell/>
          <table:table-cell table:formula="of:=IF([.$A129]&gt;=[.$E$2];[.$E$2];[.$A129])" office:value-type="currency" office:currency="USD" office:value="23200" calcext:value-type="currency">
            <text:p>$23,200.00</text:p>
          </table:table-cell>
          <table:table-cell table:formula="of:=[.D12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9]&lt;[.$D$3];0;IF([.$A129]&gt;[.$E$3];[.$E$3]-[.$D$3];[.$A129]-[.$D$3]))" office:value-type="currency" office:currency="USD" office:value="4600" calcext:value-type="currency">
            <text:p>$4,600.00</text:p>
          </table:table-cell>
          <table:table-cell table:formula="of:=[.G129]*[.$G$3]" office:value-type="currency" office:currency="USD" office:value="552" calcext:value-type="currency">
            <text:p>$552.00</text:p>
          </table:table-cell>
          <table:table-cell/>
          <table:table-cell table:formula="of:=IF([.$A129]&lt;[.$D$4];0;IF([.$A129]&gt;[.$E$4];[.$E$4]-[.$D$4];[.$A129]-[.$D$4]))" office:value-type="currency" office:currency="USD" office:value="0" calcext:value-type="currency">
            <text:p>$0.00</text:p>
          </table:table-cell>
          <table:table-cell table:formula="of:=[.J129]*[.$G$4]" office:value-type="currency" office:currency="USD" office:value="0" calcext:value-type="currency">
            <text:p>$0.00</text:p>
          </table:table-cell>
          <table:table-cell/>
          <table:table-cell table:formula="of:=IF([.$A129]&lt;[.$D$5];0;IF([.$A129]&gt;[.$E$5];[.$E$5]-[.$D$5];[.$A129]-[.$D$5]))" office:value-type="currency" office:currency="USD" office:value="0" calcext:value-type="currency">
            <text:p>$0.00</text:p>
          </table:table-cell>
          <table:table-cell table:formula="of:=[.M129]*[.$G$5]" office:value-type="currency" office:currency="USD" office:value="0" calcext:value-type="currency">
            <text:p>$0.00</text:p>
          </table:table-cell>
          <table:table-cell/>
          <table:table-cell table:formula="of:=IF([.$A129]&lt;[.$D$6];0;IF([.$A129]&gt;[.$E$6];[.$E$6]-[.$D$6];[.$A129]-[.$D$6]))" office:value-type="currency" office:currency="USD" office:value="0" calcext:value-type="currency">
            <text:p>$0.00</text:p>
          </table:table-cell>
          <table:table-cell table:formula="of:=[.P129]*[.$G$6]" office:value-type="currency" office:currency="USD" office:value="0" calcext:value-type="currency">
            <text:p>$0.00</text:p>
          </table:table-cell>
          <table:table-cell/>
          <table:table-cell table:formula="of:=IF([.$A129]&lt;[.$D$7];0;IF([.$A129]&gt;[.$E$7];[.$E$7]-[.$D$7];[.$A129]-[.$D$7]))" office:value-type="currency" office:currency="USD" office:value="0" calcext:value-type="currency">
            <text:p>$0.00</text:p>
          </table:table-cell>
          <table:table-cell table:formula="of:=[.S129]*[.$G$7]" office:value-type="currency" office:currency="USD" office:value="0" calcext:value-type="currency">
            <text:p>$0.00</text:p>
          </table:table-cell>
          <table:table-cell/>
          <table:table-cell table:formula="of:=IF([.$A129]&lt;[.$D$8];0;IF([.$A129]&gt;[.$E$8];[.$E$8]-[.$D$8];[.$A129]-[.$D$8]))" office:value-type="currency" office:currency="USD" office:value="0" calcext:value-type="currency">
            <text:p>$0.00</text:p>
          </table:table-cell>
          <table:table-cell table:formula="of:=[.V1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currency" office:currency="USD" office:value="27850" calcext:value-type="currency">
            <text:p>$27,850.00</text:p>
          </table:table-cell>
          <table:table-cell table:formula="of:=ROUND([.E130]+[.H130]+[.K130]+[.N130]+[.Q130]+[.T130]+[.W130];0)" office:value-type="currency" office:currency="USD" office:value="2878" calcext:value-type="currency">
            <text:p>$2,878.00</text:p>
          </table:table-cell>
          <table:table-cell/>
          <table:table-cell table:formula="of:=IF([.$A130]&gt;=[.$E$2];[.$E$2];[.$A130])" office:value-type="currency" office:currency="USD" office:value="23200" calcext:value-type="currency">
            <text:p>$23,200.00</text:p>
          </table:table-cell>
          <table:table-cell table:formula="of:=[.D13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0]&lt;[.$D$3];0;IF([.$A130]&gt;[.$E$3];[.$E$3]-[.$D$3];[.$A130]-[.$D$3]))" office:value-type="currency" office:currency="USD" office:value="4650" calcext:value-type="currency">
            <text:p>$4,650.00</text:p>
          </table:table-cell>
          <table:table-cell table:formula="of:=[.G130]*[.$G$3]" office:value-type="currency" office:currency="USD" office:value="558" calcext:value-type="currency">
            <text:p>$558.00</text:p>
          </table:table-cell>
          <table:table-cell/>
          <table:table-cell table:formula="of:=IF([.$A130]&lt;[.$D$4];0;IF([.$A130]&gt;[.$E$4];[.$E$4]-[.$D$4];[.$A130]-[.$D$4]))" office:value-type="currency" office:currency="USD" office:value="0" calcext:value-type="currency">
            <text:p>$0.00</text:p>
          </table:table-cell>
          <table:table-cell table:formula="of:=[.J130]*[.$G$4]" office:value-type="currency" office:currency="USD" office:value="0" calcext:value-type="currency">
            <text:p>$0.00</text:p>
          </table:table-cell>
          <table:table-cell/>
          <table:table-cell table:formula="of:=IF([.$A130]&lt;[.$D$5];0;IF([.$A130]&gt;[.$E$5];[.$E$5]-[.$D$5];[.$A130]-[.$D$5]))" office:value-type="currency" office:currency="USD" office:value="0" calcext:value-type="currency">
            <text:p>$0.00</text:p>
          </table:table-cell>
          <table:table-cell table:formula="of:=[.M130]*[.$G$5]" office:value-type="currency" office:currency="USD" office:value="0" calcext:value-type="currency">
            <text:p>$0.00</text:p>
          </table:table-cell>
          <table:table-cell/>
          <table:table-cell table:formula="of:=IF([.$A130]&lt;[.$D$6];0;IF([.$A130]&gt;[.$E$6];[.$E$6]-[.$D$6];[.$A130]-[.$D$6]))" office:value-type="currency" office:currency="USD" office:value="0" calcext:value-type="currency">
            <text:p>$0.00</text:p>
          </table:table-cell>
          <table:table-cell table:formula="of:=[.P130]*[.$G$6]" office:value-type="currency" office:currency="USD" office:value="0" calcext:value-type="currency">
            <text:p>$0.00</text:p>
          </table:table-cell>
          <table:table-cell/>
          <table:table-cell table:formula="of:=IF([.$A130]&lt;[.$D$7];0;IF([.$A130]&gt;[.$E$7];[.$E$7]-[.$D$7];[.$A130]-[.$D$7]))" office:value-type="currency" office:currency="USD" office:value="0" calcext:value-type="currency">
            <text:p>$0.00</text:p>
          </table:table-cell>
          <table:table-cell table:formula="of:=[.S130]*[.$G$7]" office:value-type="currency" office:currency="USD" office:value="0" calcext:value-type="currency">
            <text:p>$0.00</text:p>
          </table:table-cell>
          <table:table-cell/>
          <table:table-cell table:formula="of:=IF([.$A130]&lt;[.$D$8];0;IF([.$A130]&gt;[.$E$8];[.$E$8]-[.$D$8];[.$A130]-[.$D$8]))" office:value-type="currency" office:currency="USD" office:value="0" calcext:value-type="currency">
            <text:p>$0.00</text:p>
          </table:table-cell>
          <table:table-cell table:formula="of:=[.V1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currency" office:currency="USD" office:value="2875" calcext:value-type="currency">
            <text:p>$2,875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currency" office:currency="USD" office:value="47800" calcext:value-type="currency">
            <text:p>$47,800.00</text:p>
          </table:table-cell>
          <table:table-cell table:formula="of:=ROUND([.E133]+[.H133]+[.K133]+[.N133]+[.Q133]+[.T133]+[.W133];0)" office:value-type="currency" office:currency="USD" office:value="5272" calcext:value-type="currency">
            <text:p>$5,272.00</text:p>
          </table:table-cell>
          <table:table-cell/>
          <table:table-cell table:formula="of:=IF([.$A133]&gt;=[.$E$2];[.$E$2];[.$A133])" office:value-type="currency" office:currency="USD" office:value="23200" calcext:value-type="currency">
            <text:p>$23,200.00</text:p>
          </table:table-cell>
          <table:table-cell table:formula="of:=[.D13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3]&lt;[.$D$3];0;IF([.$A133]&gt;[.$E$3];[.$E$3]-[.$D$3];[.$A133]-[.$D$3]))" office:value-type="currency" office:currency="USD" office:value="24600" calcext:value-type="currency">
            <text:p>$24,600.00</text:p>
          </table:table-cell>
          <table:table-cell table:formula="of:=[.G133]*[.$G$3]" office:value-type="currency" office:currency="USD" office:value="2952" calcext:value-type="currency">
            <text:p>$2,952.00</text:p>
          </table:table-cell>
          <table:table-cell/>
          <table:table-cell table:formula="of:=IF([.$A133]&lt;[.$D$4];0;IF([.$A133]&gt;[.$E$4];[.$E$4]-[.$D$4];[.$A133]-[.$D$4]))" office:value-type="currency" office:currency="USD" office:value="0" calcext:value-type="currency">
            <text:p>$0.00</text:p>
          </table:table-cell>
          <table:table-cell table:formula="of:=[.J133]*[.$G$4]" office:value-type="currency" office:currency="USD" office:value="0" calcext:value-type="currency">
            <text:p>$0.00</text:p>
          </table:table-cell>
          <table:table-cell/>
          <table:table-cell table:formula="of:=IF([.$A133]&lt;[.$D$5];0;IF([.$A133]&gt;[.$E$5];[.$E$5]-[.$D$5];[.$A133]-[.$D$5]))" office:value-type="currency" office:currency="USD" office:value="0" calcext:value-type="currency">
            <text:p>$0.00</text:p>
          </table:table-cell>
          <table:table-cell table:formula="of:=[.M133]*[.$G$5]" office:value-type="currency" office:currency="USD" office:value="0" calcext:value-type="currency">
            <text:p>$0.00</text:p>
          </table:table-cell>
          <table:table-cell/>
          <table:table-cell table:formula="of:=IF([.$A133]&lt;[.$D$6];0;IF([.$A133]&gt;[.$E$6];[.$E$6]-[.$D$6];[.$A133]-[.$D$6]))" office:value-type="currency" office:currency="USD" office:value="0" calcext:value-type="currency">
            <text:p>$0.00</text:p>
          </table:table-cell>
          <table:table-cell table:formula="of:=[.P133]*[.$G$6]" office:value-type="currency" office:currency="USD" office:value="0" calcext:value-type="currency">
            <text:p>$0.00</text:p>
          </table:table-cell>
          <table:table-cell/>
          <table:table-cell table:formula="of:=IF([.$A133]&lt;[.$D$7];0;IF([.$A133]&gt;[.$E$7];[.$E$7]-[.$D$7];[.$A133]-[.$D$7]))" office:value-type="currency" office:currency="USD" office:value="0" calcext:value-type="currency">
            <text:p>$0.00</text:p>
          </table:table-cell>
          <table:table-cell table:formula="of:=[.S133]*[.$G$7]" office:value-type="currency" office:currency="USD" office:value="0" calcext:value-type="currency">
            <text:p>$0.00</text:p>
          </table:table-cell>
          <table:table-cell/>
          <table:table-cell table:formula="of:=IF([.$A133]&lt;[.$D$8];0;IF([.$A133]&gt;[.$E$8];[.$E$8]-[.$D$8];[.$A133]-[.$D$8]))" office:value-type="currency" office:currency="USD" office:value="0" calcext:value-type="currency">
            <text:p>$0.00</text:p>
          </table:table-cell>
          <table:table-cell table:formula="of:=[.V1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33]/50)*50" office:value-type="currency" office:currency="USD" office:value="47800" calcext:value-type="currency">
            <text:p>$47,800.00</text:p>
          </table:table-cell>
          <table:table-cell table:formula="of:=ROUND([.E134]+[.H134]+[.K134]+[.N134]+[.Q134]+[.T134]+[.W134];0)" office:value-type="currency" office:currency="USD" office:value="5272" calcext:value-type="currency">
            <text:p>$5,272.00</text:p>
          </table:table-cell>
          <table:table-cell/>
          <table:table-cell table:formula="of:=IF([.$A134]&gt;=[.$E$2];[.$E$2];[.$A134])" office:value-type="currency" office:currency="USD" office:value="23200" calcext:value-type="currency">
            <text:p>$23,200.00</text:p>
          </table:table-cell>
          <table:table-cell table:formula="of:=[.D13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4]&lt;[.$D$3];0;IF([.$A134]&gt;[.$E$3];[.$E$3]-[.$D$3];[.$A134]-[.$D$3]))" office:value-type="currency" office:currency="USD" office:value="24600" calcext:value-type="currency">
            <text:p>$24,600.00</text:p>
          </table:table-cell>
          <table:table-cell table:formula="of:=[.G134]*[.$G$3]" office:value-type="currency" office:currency="USD" office:value="2952" calcext:value-type="currency">
            <text:p>$2,952.00</text:p>
          </table:table-cell>
          <table:table-cell/>
          <table:table-cell table:formula="of:=IF([.$A134]&lt;[.$D$4];0;IF([.$A134]&gt;[.$E$4];[.$E$4]-[.$D$4];[.$A134]-[.$D$4]))" office:value-type="currency" office:currency="USD" office:value="0" calcext:value-type="currency">
            <text:p>$0.00</text:p>
          </table:table-cell>
          <table:table-cell table:formula="of:=[.J134]*[.$G$4]" office:value-type="currency" office:currency="USD" office:value="0" calcext:value-type="currency">
            <text:p>$0.00</text:p>
          </table:table-cell>
          <table:table-cell/>
          <table:table-cell table:formula="of:=IF([.$A134]&lt;[.$D$5];0;IF([.$A134]&gt;[.$E$5];[.$E$5]-[.$D$5];[.$A134]-[.$D$5]))" office:value-type="currency" office:currency="USD" office:value="0" calcext:value-type="currency">
            <text:p>$0.00</text:p>
          </table:table-cell>
          <table:table-cell table:formula="of:=[.M134]*[.$G$5]" office:value-type="currency" office:currency="USD" office:value="0" calcext:value-type="currency">
            <text:p>$0.00</text:p>
          </table:table-cell>
          <table:table-cell/>
          <table:table-cell table:formula="of:=IF([.$A134]&lt;[.$D$6];0;IF([.$A134]&gt;[.$E$6];[.$E$6]-[.$D$6];[.$A134]-[.$D$6]))" office:value-type="currency" office:currency="USD" office:value="0" calcext:value-type="currency">
            <text:p>$0.00</text:p>
          </table:table-cell>
          <table:table-cell table:formula="of:=[.P134]*[.$G$6]" office:value-type="currency" office:currency="USD" office:value="0" calcext:value-type="currency">
            <text:p>$0.00</text:p>
          </table:table-cell>
          <table:table-cell/>
          <table:table-cell table:formula="of:=IF([.$A134]&lt;[.$D$7];0;IF([.$A134]&gt;[.$E$7];[.$E$7]-[.$D$7];[.$A134]-[.$D$7]))" office:value-type="currency" office:currency="USD" office:value="0" calcext:value-type="currency">
            <text:p>$0.00</text:p>
          </table:table-cell>
          <table:table-cell table:formula="of:=[.S134]*[.$G$7]" office:value-type="currency" office:currency="USD" office:value="0" calcext:value-type="currency">
            <text:p>$0.00</text:p>
          </table:table-cell>
          <table:table-cell/>
          <table:table-cell table:formula="of:=IF([.$A134]&lt;[.$D$8];0;IF([.$A134]&gt;[.$E$8];[.$E$8]-[.$D$8];[.$A134]-[.$D$8]))" office:value-type="currency" office:currency="USD" office:value="0" calcext:value-type="currency">
            <text:p>$0.00</text:p>
          </table:table-cell>
          <table:table-cell table:formula="of:=[.V1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currency" office:currency="USD" office:value="47850" calcext:value-type="currency">
            <text:p>$47,850.00</text:p>
          </table:table-cell>
          <table:table-cell table:formula="of:=ROUND([.E135]+[.H135]+[.K135]+[.N135]+[.Q135]+[.T135]+[.W135];0)" office:value-type="currency" office:currency="USD" office:value="5278" calcext:value-type="currency">
            <text:p>$5,278.00</text:p>
          </table:table-cell>
          <table:table-cell/>
          <table:table-cell table:formula="of:=IF([.$A135]&gt;=[.$E$2];[.$E$2];[.$A135])" office:value-type="currency" office:currency="USD" office:value="23200" calcext:value-type="currency">
            <text:p>$23,200.00</text:p>
          </table:table-cell>
          <table:table-cell table:formula="of:=[.D13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5]&lt;[.$D$3];0;IF([.$A135]&gt;[.$E$3];[.$E$3]-[.$D$3];[.$A135]-[.$D$3]))" office:value-type="currency" office:currency="USD" office:value="24650" calcext:value-type="currency">
            <text:p>$24,650.00</text:p>
          </table:table-cell>
          <table:table-cell table:formula="of:=[.G135]*[.$G$3]" office:value-type="currency" office:currency="USD" office:value="2958" calcext:value-type="currency">
            <text:p>$2,958.00</text:p>
          </table:table-cell>
          <table:table-cell/>
          <table:table-cell table:formula="of:=IF([.$A135]&lt;[.$D$4];0;IF([.$A135]&gt;[.$E$4];[.$E$4]-[.$D$4];[.$A135]-[.$D$4]))" office:value-type="currency" office:currency="USD" office:value="0" calcext:value-type="currency">
            <text:p>$0.00</text:p>
          </table:table-cell>
          <table:table-cell table:formula="of:=[.J135]*[.$G$4]" office:value-type="currency" office:currency="USD" office:value="0" calcext:value-type="currency">
            <text:p>$0.00</text:p>
          </table:table-cell>
          <table:table-cell/>
          <table:table-cell table:formula="of:=IF([.$A135]&lt;[.$D$5];0;IF([.$A135]&gt;[.$E$5];[.$E$5]-[.$D$5];[.$A135]-[.$D$5]))" office:value-type="currency" office:currency="USD" office:value="0" calcext:value-type="currency">
            <text:p>$0.00</text:p>
          </table:table-cell>
          <table:table-cell table:formula="of:=[.M135]*[.$G$5]" office:value-type="currency" office:currency="USD" office:value="0" calcext:value-type="currency">
            <text:p>$0.00</text:p>
          </table:table-cell>
          <table:table-cell/>
          <table:table-cell table:formula="of:=IF([.$A135]&lt;[.$D$6];0;IF([.$A135]&gt;[.$E$6];[.$E$6]-[.$D$6];[.$A135]-[.$D$6]))" office:value-type="currency" office:currency="USD" office:value="0" calcext:value-type="currency">
            <text:p>$0.00</text:p>
          </table:table-cell>
          <table:table-cell table:formula="of:=[.P135]*[.$G$6]" office:value-type="currency" office:currency="USD" office:value="0" calcext:value-type="currency">
            <text:p>$0.00</text:p>
          </table:table-cell>
          <table:table-cell/>
          <table:table-cell table:formula="of:=IF([.$A135]&lt;[.$D$7];0;IF([.$A135]&gt;[.$E$7];[.$E$7]-[.$D$7];[.$A135]-[.$D$7]))" office:value-type="currency" office:currency="USD" office:value="0" calcext:value-type="currency">
            <text:p>$0.00</text:p>
          </table:table-cell>
          <table:table-cell table:formula="of:=[.S135]*[.$G$7]" office:value-type="currency" office:currency="USD" office:value="0" calcext:value-type="currency">
            <text:p>$0.00</text:p>
          </table:table-cell>
          <table:table-cell/>
          <table:table-cell table:formula="of:=IF([.$A135]&lt;[.$D$8];0;IF([.$A135]&gt;[.$E$8];[.$E$8]-[.$D$8];[.$A135]-[.$D$8]))" office:value-type="currency" office:currency="USD" office:value="0" calcext:value-type="currency">
            <text:p>$0.00</text:p>
          </table:table-cell>
          <table:table-cell table:formula="of:=[.V1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currency" office:currency="USD" office:value="5275" calcext:value-type="currency">
            <text:p>$5,275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currency" office:currency="USD" office:value="81800" calcext:value-type="currency">
            <text:p>$81,800.00</text:p>
          </table:table-cell>
          <table:table-cell table:formula="of:=ROUND([.E138]+[.H138]+[.K138]+[.N138]+[.Q138]+[.T138]+[.W138];0)" office:value-type="currency" office:currency="USD" office:value="9352" calcext:value-type="currency">
            <text:p>$9,352.00</text:p>
          </table:table-cell>
          <table:table-cell/>
          <table:table-cell table:formula="of:=IF([.$A138]&gt;=[.$E$2];[.$E$2];[.$A138])" office:value-type="currency" office:currency="USD" office:value="23200" calcext:value-type="currency">
            <text:p>$23,200.00</text:p>
          </table:table-cell>
          <table:table-cell table:formula="of:=[.D13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8]&lt;[.$D$3];0;IF([.$A138]&gt;[.$E$3];[.$E$3]-[.$D$3];[.$A138]-[.$D$3]))" office:value-type="currency" office:currency="USD" office:value="58600" calcext:value-type="currency">
            <text:p>$58,600.00</text:p>
          </table:table-cell>
          <table:table-cell table:formula="of:=[.G138]*[.$G$3]" office:value-type="currency" office:currency="USD" office:value="7032" calcext:value-type="currency">
            <text:p>$7,032.00</text:p>
          </table:table-cell>
          <table:table-cell/>
          <table:table-cell table:formula="of:=IF([.$A138]&lt;[.$D$4];0;IF([.$A138]&gt;[.$E$4];[.$E$4]-[.$D$4];[.$A138]-[.$D$4]))" office:value-type="currency" office:currency="USD" office:value="0" calcext:value-type="currency">
            <text:p>$0.00</text:p>
          </table:table-cell>
          <table:table-cell table:formula="of:=[.J138]*[.$G$4]" office:value-type="currency" office:currency="USD" office:value="0" calcext:value-type="currency">
            <text:p>$0.00</text:p>
          </table:table-cell>
          <table:table-cell/>
          <table:table-cell table:formula="of:=IF([.$A138]&lt;[.$D$5];0;IF([.$A138]&gt;[.$E$5];[.$E$5]-[.$D$5];[.$A138]-[.$D$5]))" office:value-type="currency" office:currency="USD" office:value="0" calcext:value-type="currency">
            <text:p>$0.00</text:p>
          </table:table-cell>
          <table:table-cell table:formula="of:=[.M138]*[.$G$5]" office:value-type="currency" office:currency="USD" office:value="0" calcext:value-type="currency">
            <text:p>$0.00</text:p>
          </table:table-cell>
          <table:table-cell/>
          <table:table-cell table:formula="of:=IF([.$A138]&lt;[.$D$6];0;IF([.$A138]&gt;[.$E$6];[.$E$6]-[.$D$6];[.$A138]-[.$D$6]))" office:value-type="currency" office:currency="USD" office:value="0" calcext:value-type="currency">
            <text:p>$0.00</text:p>
          </table:table-cell>
          <table:table-cell table:formula="of:=[.P138]*[.$G$6]" office:value-type="currency" office:currency="USD" office:value="0" calcext:value-type="currency">
            <text:p>$0.00</text:p>
          </table:table-cell>
          <table:table-cell/>
          <table:table-cell table:formula="of:=IF([.$A138]&lt;[.$D$7];0;IF([.$A138]&gt;[.$E$7];[.$E$7]-[.$D$7];[.$A138]-[.$D$7]))" office:value-type="currency" office:currency="USD" office:value="0" calcext:value-type="currency">
            <text:p>$0.00</text:p>
          </table:table-cell>
          <table:table-cell table:formula="of:=[.S138]*[.$G$7]" office:value-type="currency" office:currency="USD" office:value="0" calcext:value-type="currency">
            <text:p>$0.00</text:p>
          </table:table-cell>
          <table:table-cell/>
          <table:table-cell table:formula="of:=IF([.$A138]&lt;[.$D$8];0;IF([.$A138]&gt;[.$E$8];[.$E$8]-[.$D$8];[.$A138]-[.$D$8]))" office:value-type="currency" office:currency="USD" office:value="0" calcext:value-type="currency">
            <text:p>$0.00</text:p>
          </table:table-cell>
          <table:table-cell table:formula="of:=[.V1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38]/50)*50" office:value-type="currency" office:currency="USD" office:value="81800" calcext:value-type="currency">
            <text:p>$81,800.00</text:p>
          </table:table-cell>
          <table:table-cell table:formula="of:=ROUND([.E139]+[.H139]+[.K139]+[.N139]+[.Q139]+[.T139]+[.W139];0)" office:value-type="currency" office:currency="USD" office:value="9352" calcext:value-type="currency">
            <text:p>$9,352.00</text:p>
          </table:table-cell>
          <table:table-cell/>
          <table:table-cell table:formula="of:=IF([.$A139]&gt;=[.$E$2];[.$E$2];[.$A139])" office:value-type="currency" office:currency="USD" office:value="23200" calcext:value-type="currency">
            <text:p>$23,200.00</text:p>
          </table:table-cell>
          <table:table-cell table:formula="of:=[.D13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39]&lt;[.$D$3];0;IF([.$A139]&gt;[.$E$3];[.$E$3]-[.$D$3];[.$A139]-[.$D$3]))" office:value-type="currency" office:currency="USD" office:value="58600" calcext:value-type="currency">
            <text:p>$58,600.00</text:p>
          </table:table-cell>
          <table:table-cell table:formula="of:=[.G139]*[.$G$3]" office:value-type="currency" office:currency="USD" office:value="7032" calcext:value-type="currency">
            <text:p>$7,032.00</text:p>
          </table:table-cell>
          <table:table-cell/>
          <table:table-cell table:formula="of:=IF([.$A139]&lt;[.$D$4];0;IF([.$A139]&gt;[.$E$4];[.$E$4]-[.$D$4];[.$A139]-[.$D$4]))" office:value-type="currency" office:currency="USD" office:value="0" calcext:value-type="currency">
            <text:p>$0.00</text:p>
          </table:table-cell>
          <table:table-cell table:formula="of:=[.J139]*[.$G$4]" office:value-type="currency" office:currency="USD" office:value="0" calcext:value-type="currency">
            <text:p>$0.00</text:p>
          </table:table-cell>
          <table:table-cell/>
          <table:table-cell table:formula="of:=IF([.$A139]&lt;[.$D$5];0;IF([.$A139]&gt;[.$E$5];[.$E$5]-[.$D$5];[.$A139]-[.$D$5]))" office:value-type="currency" office:currency="USD" office:value="0" calcext:value-type="currency">
            <text:p>$0.00</text:p>
          </table:table-cell>
          <table:table-cell table:formula="of:=[.M139]*[.$G$5]" office:value-type="currency" office:currency="USD" office:value="0" calcext:value-type="currency">
            <text:p>$0.00</text:p>
          </table:table-cell>
          <table:table-cell/>
          <table:table-cell table:formula="of:=IF([.$A139]&lt;[.$D$6];0;IF([.$A139]&gt;[.$E$6];[.$E$6]-[.$D$6];[.$A139]-[.$D$6]))" office:value-type="currency" office:currency="USD" office:value="0" calcext:value-type="currency">
            <text:p>$0.00</text:p>
          </table:table-cell>
          <table:table-cell table:formula="of:=[.P139]*[.$G$6]" office:value-type="currency" office:currency="USD" office:value="0" calcext:value-type="currency">
            <text:p>$0.00</text:p>
          </table:table-cell>
          <table:table-cell/>
          <table:table-cell table:formula="of:=IF([.$A139]&lt;[.$D$7];0;IF([.$A139]&gt;[.$E$7];[.$E$7]-[.$D$7];[.$A139]-[.$D$7]))" office:value-type="currency" office:currency="USD" office:value="0" calcext:value-type="currency">
            <text:p>$0.00</text:p>
          </table:table-cell>
          <table:table-cell table:formula="of:=[.S139]*[.$G$7]" office:value-type="currency" office:currency="USD" office:value="0" calcext:value-type="currency">
            <text:p>$0.00</text:p>
          </table:table-cell>
          <table:table-cell/>
          <table:table-cell table:formula="of:=IF([.$A139]&lt;[.$D$8];0;IF([.$A139]&gt;[.$E$8];[.$E$8]-[.$D$8];[.$A139]-[.$D$8]))" office:value-type="currency" office:currency="USD" office:value="0" calcext:value-type="currency">
            <text:p>$0.00</text:p>
          </table:table-cell>
          <table:table-cell table:formula="of:=[.V1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currency" office:currency="USD" office:value="81850" calcext:value-type="currency">
            <text:p>$81,850.00</text:p>
          </table:table-cell>
          <table:table-cell table:formula="of:=ROUND([.E140]+[.H140]+[.K140]+[.N140]+[.Q140]+[.T140]+[.W140];0)" office:value-type="currency" office:currency="USD" office:value="9358" calcext:value-type="currency">
            <text:p>$9,358.00</text:p>
          </table:table-cell>
          <table:table-cell/>
          <table:table-cell table:formula="of:=IF([.$A140]&gt;=[.$E$2];[.$E$2];[.$A140])" office:value-type="currency" office:currency="USD" office:value="23200" calcext:value-type="currency">
            <text:p>$23,200.00</text:p>
          </table:table-cell>
          <table:table-cell table:formula="of:=[.D14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0]&lt;[.$D$3];0;IF([.$A140]&gt;[.$E$3];[.$E$3]-[.$D$3];[.$A140]-[.$D$3]))" office:value-type="currency" office:currency="USD" office:value="58650" calcext:value-type="currency">
            <text:p>$58,650.00</text:p>
          </table:table-cell>
          <table:table-cell table:formula="of:=[.G140]*[.$G$3]" office:value-type="currency" office:currency="USD" office:value="7038" calcext:value-type="currency">
            <text:p>$7,038.00</text:p>
          </table:table-cell>
          <table:table-cell/>
          <table:table-cell table:formula="of:=IF([.$A140]&lt;[.$D$4];0;IF([.$A140]&gt;[.$E$4];[.$E$4]-[.$D$4];[.$A140]-[.$D$4]))" office:value-type="currency" office:currency="USD" office:value="0" calcext:value-type="currency">
            <text:p>$0.00</text:p>
          </table:table-cell>
          <table:table-cell table:formula="of:=[.J140]*[.$G$4]" office:value-type="currency" office:currency="USD" office:value="0" calcext:value-type="currency">
            <text:p>$0.00</text:p>
          </table:table-cell>
          <table:table-cell/>
          <table:table-cell table:formula="of:=IF([.$A140]&lt;[.$D$5];0;IF([.$A140]&gt;[.$E$5];[.$E$5]-[.$D$5];[.$A140]-[.$D$5]))" office:value-type="currency" office:currency="USD" office:value="0" calcext:value-type="currency">
            <text:p>$0.00</text:p>
          </table:table-cell>
          <table:table-cell table:formula="of:=[.M140]*[.$G$5]" office:value-type="currency" office:currency="USD" office:value="0" calcext:value-type="currency">
            <text:p>$0.00</text:p>
          </table:table-cell>
          <table:table-cell/>
          <table:table-cell table:formula="of:=IF([.$A140]&lt;[.$D$6];0;IF([.$A140]&gt;[.$E$6];[.$E$6]-[.$D$6];[.$A140]-[.$D$6]))" office:value-type="currency" office:currency="USD" office:value="0" calcext:value-type="currency">
            <text:p>$0.00</text:p>
          </table:table-cell>
          <table:table-cell table:formula="of:=[.P140]*[.$G$6]" office:value-type="currency" office:currency="USD" office:value="0" calcext:value-type="currency">
            <text:p>$0.00</text:p>
          </table:table-cell>
          <table:table-cell/>
          <table:table-cell table:formula="of:=IF([.$A140]&lt;[.$D$7];0;IF([.$A140]&gt;[.$E$7];[.$E$7]-[.$D$7];[.$A140]-[.$D$7]))" office:value-type="currency" office:currency="USD" office:value="0" calcext:value-type="currency">
            <text:p>$0.00</text:p>
          </table:table-cell>
          <table:table-cell table:formula="of:=[.S140]*[.$G$7]" office:value-type="currency" office:currency="USD" office:value="0" calcext:value-type="currency">
            <text:p>$0.00</text:p>
          </table:table-cell>
          <table:table-cell/>
          <table:table-cell table:formula="of:=IF([.$A140]&lt;[.$D$8];0;IF([.$A140]&gt;[.$E$8];[.$E$8]-[.$D$8];[.$A140]-[.$D$8]))" office:value-type="currency" office:currency="USD" office:value="0" calcext:value-type="currency">
            <text:p>$0.00</text:p>
          </table:table-cell>
          <table:table-cell table:formula="of:=[.V1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currency" office:currency="USD" office:value="9355" calcext:value-type="currency">
            <text:p>$9,355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currency" office:currency="USD" office:value="81800" calcext:value-type="currency">
            <text:p>$81,800.00</text:p>
          </table:table-cell>
          <table:table-cell table:formula="of:=ROUND([.E143]+[.H143]+[.K143]+[.N143]+[.Q143]+[.T143]+[.W143];0)" office:value-type="currency" office:currency="USD" office:value="9352" calcext:value-type="currency">
            <text:p>$9,352.00</text:p>
          </table:table-cell>
          <table:table-cell/>
          <table:table-cell table:formula="of:=IF([.$A143]&gt;=[.$E$2];[.$E$2];[.$A143])" office:value-type="currency" office:currency="USD" office:value="23200" calcext:value-type="currency">
            <text:p>$23,200.00</text:p>
          </table:table-cell>
          <table:table-cell table:formula="of:=[.D14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3]&lt;[.$D$3];0;IF([.$A143]&gt;[.$E$3];[.$E$3]-[.$D$3];[.$A143]-[.$D$3]))" office:value-type="currency" office:currency="USD" office:value="58600" calcext:value-type="currency">
            <text:p>$58,600.00</text:p>
          </table:table-cell>
          <table:table-cell table:formula="of:=[.G143]*[.$G$3]" office:value-type="currency" office:currency="USD" office:value="7032" calcext:value-type="currency">
            <text:p>$7,032.00</text:p>
          </table:table-cell>
          <table:table-cell/>
          <table:table-cell table:formula="of:=IF([.$A143]&lt;[.$D$4];0;IF([.$A143]&gt;[.$E$4];[.$E$4]-[.$D$4];[.$A143]-[.$D$4]))" office:value-type="currency" office:currency="USD" office:value="0" calcext:value-type="currency">
            <text:p>$0.00</text:p>
          </table:table-cell>
          <table:table-cell table:formula="of:=[.J143]*[.$G$4]" office:value-type="currency" office:currency="USD" office:value="0" calcext:value-type="currency">
            <text:p>$0.00</text:p>
          </table:table-cell>
          <table:table-cell/>
          <table:table-cell table:formula="of:=IF([.$A143]&lt;[.$D$5];0;IF([.$A143]&gt;[.$E$5];[.$E$5]-[.$D$5];[.$A143]-[.$D$5]))" office:value-type="currency" office:currency="USD" office:value="0" calcext:value-type="currency">
            <text:p>$0.00</text:p>
          </table:table-cell>
          <table:table-cell table:formula="of:=[.M143]*[.$G$5]" office:value-type="currency" office:currency="USD" office:value="0" calcext:value-type="currency">
            <text:p>$0.00</text:p>
          </table:table-cell>
          <table:table-cell/>
          <table:table-cell table:formula="of:=IF([.$A143]&lt;[.$D$6];0;IF([.$A143]&gt;[.$E$6];[.$E$6]-[.$D$6];[.$A143]-[.$D$6]))" office:value-type="currency" office:currency="USD" office:value="0" calcext:value-type="currency">
            <text:p>$0.00</text:p>
          </table:table-cell>
          <table:table-cell table:formula="of:=[.P143]*[.$G$6]" office:value-type="currency" office:currency="USD" office:value="0" calcext:value-type="currency">
            <text:p>$0.00</text:p>
          </table:table-cell>
          <table:table-cell/>
          <table:table-cell table:formula="of:=IF([.$A143]&lt;[.$D$7];0;IF([.$A143]&gt;[.$E$7];[.$E$7]-[.$D$7];[.$A143]-[.$D$7]))" office:value-type="currency" office:currency="USD" office:value="0" calcext:value-type="currency">
            <text:p>$0.00</text:p>
          </table:table-cell>
          <table:table-cell table:formula="of:=[.S143]*[.$G$7]" office:value-type="currency" office:currency="USD" office:value="0" calcext:value-type="currency">
            <text:p>$0.00</text:p>
          </table:table-cell>
          <table:table-cell/>
          <table:table-cell table:formula="of:=IF([.$A143]&lt;[.$D$8];0;IF([.$A143]&gt;[.$E$8];[.$E$8]-[.$D$8];[.$A143]-[.$D$8]))" office:value-type="currency" office:currency="USD" office:value="0" calcext:value-type="currency">
            <text:p>$0.00</text:p>
          </table:table-cell>
          <table:table-cell table:formula="of:=[.V1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43]/50)*50" office:value-type="currency" office:currency="USD" office:value="81800" calcext:value-type="currency">
            <text:p>$81,800.00</text:p>
          </table:table-cell>
          <table:table-cell table:formula="of:=ROUND([.E144]+[.H144]+[.K144]+[.N144]+[.Q144]+[.T144]+[.W144];0)" office:value-type="currency" office:currency="USD" office:value="9352" calcext:value-type="currency">
            <text:p>$9,352.00</text:p>
          </table:table-cell>
          <table:table-cell/>
          <table:table-cell table:formula="of:=IF([.$A144]&gt;=[.$E$2];[.$E$2];[.$A144])" office:value-type="currency" office:currency="USD" office:value="23200" calcext:value-type="currency">
            <text:p>$23,200.00</text:p>
          </table:table-cell>
          <table:table-cell table:formula="of:=[.D14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4]&lt;[.$D$3];0;IF([.$A144]&gt;[.$E$3];[.$E$3]-[.$D$3];[.$A144]-[.$D$3]))" office:value-type="currency" office:currency="USD" office:value="58600" calcext:value-type="currency">
            <text:p>$58,600.00</text:p>
          </table:table-cell>
          <table:table-cell table:formula="of:=[.G144]*[.$G$3]" office:value-type="currency" office:currency="USD" office:value="7032" calcext:value-type="currency">
            <text:p>$7,032.00</text:p>
          </table:table-cell>
          <table:table-cell/>
          <table:table-cell table:formula="of:=IF([.$A144]&lt;[.$D$4];0;IF([.$A144]&gt;[.$E$4];[.$E$4]-[.$D$4];[.$A144]-[.$D$4]))" office:value-type="currency" office:currency="USD" office:value="0" calcext:value-type="currency">
            <text:p>$0.00</text:p>
          </table:table-cell>
          <table:table-cell table:formula="of:=[.J144]*[.$G$4]" office:value-type="currency" office:currency="USD" office:value="0" calcext:value-type="currency">
            <text:p>$0.00</text:p>
          </table:table-cell>
          <table:table-cell/>
          <table:table-cell table:formula="of:=IF([.$A144]&lt;[.$D$5];0;IF([.$A144]&gt;[.$E$5];[.$E$5]-[.$D$5];[.$A144]-[.$D$5]))" office:value-type="currency" office:currency="USD" office:value="0" calcext:value-type="currency">
            <text:p>$0.00</text:p>
          </table:table-cell>
          <table:table-cell table:formula="of:=[.M144]*[.$G$5]" office:value-type="currency" office:currency="USD" office:value="0" calcext:value-type="currency">
            <text:p>$0.00</text:p>
          </table:table-cell>
          <table:table-cell/>
          <table:table-cell table:formula="of:=IF([.$A144]&lt;[.$D$6];0;IF([.$A144]&gt;[.$E$6];[.$E$6]-[.$D$6];[.$A144]-[.$D$6]))" office:value-type="currency" office:currency="USD" office:value="0" calcext:value-type="currency">
            <text:p>$0.00</text:p>
          </table:table-cell>
          <table:table-cell table:formula="of:=[.P144]*[.$G$6]" office:value-type="currency" office:currency="USD" office:value="0" calcext:value-type="currency">
            <text:p>$0.00</text:p>
          </table:table-cell>
          <table:table-cell/>
          <table:table-cell table:formula="of:=IF([.$A144]&lt;[.$D$7];0;IF([.$A144]&gt;[.$E$7];[.$E$7]-[.$D$7];[.$A144]-[.$D$7]))" office:value-type="currency" office:currency="USD" office:value="0" calcext:value-type="currency">
            <text:p>$0.00</text:p>
          </table:table-cell>
          <table:table-cell table:formula="of:=[.S144]*[.$G$7]" office:value-type="currency" office:currency="USD" office:value="0" calcext:value-type="currency">
            <text:p>$0.00</text:p>
          </table:table-cell>
          <table:table-cell/>
          <table:table-cell table:formula="of:=IF([.$A144]&lt;[.$D$8];0;IF([.$A144]&gt;[.$E$8];[.$E$8]-[.$D$8];[.$A144]-[.$D$8]))" office:value-type="currency" office:currency="USD" office:value="0" calcext:value-type="currency">
            <text:p>$0.00</text:p>
          </table:table-cell>
          <table:table-cell table:formula="of:=[.V1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currency" office:currency="USD" office:value="81850" calcext:value-type="currency">
            <text:p>$81,850.00</text:p>
          </table:table-cell>
          <table:table-cell table:formula="of:=ROUND([.E145]+[.H145]+[.K145]+[.N145]+[.Q145]+[.T145]+[.W145];0)" office:value-type="currency" office:currency="USD" office:value="9358" calcext:value-type="currency">
            <text:p>$9,358.00</text:p>
          </table:table-cell>
          <table:table-cell/>
          <table:table-cell table:formula="of:=IF([.$A145]&gt;=[.$E$2];[.$E$2];[.$A145])" office:value-type="currency" office:currency="USD" office:value="23200" calcext:value-type="currency">
            <text:p>$23,200.00</text:p>
          </table:table-cell>
          <table:table-cell table:formula="of:=[.D14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5]&lt;[.$D$3];0;IF([.$A145]&gt;[.$E$3];[.$E$3]-[.$D$3];[.$A145]-[.$D$3]))" office:value-type="currency" office:currency="USD" office:value="58650" calcext:value-type="currency">
            <text:p>$58,650.00</text:p>
          </table:table-cell>
          <table:table-cell table:formula="of:=[.G145]*[.$G$3]" office:value-type="currency" office:currency="USD" office:value="7038" calcext:value-type="currency">
            <text:p>$7,038.00</text:p>
          </table:table-cell>
          <table:table-cell/>
          <table:table-cell table:formula="of:=IF([.$A145]&lt;[.$D$4];0;IF([.$A145]&gt;[.$E$4];[.$E$4]-[.$D$4];[.$A145]-[.$D$4]))" office:value-type="currency" office:currency="USD" office:value="0" calcext:value-type="currency">
            <text:p>$0.00</text:p>
          </table:table-cell>
          <table:table-cell table:formula="of:=[.J145]*[.$G$4]" office:value-type="currency" office:currency="USD" office:value="0" calcext:value-type="currency">
            <text:p>$0.00</text:p>
          </table:table-cell>
          <table:table-cell/>
          <table:table-cell table:formula="of:=IF([.$A145]&lt;[.$D$5];0;IF([.$A145]&gt;[.$E$5];[.$E$5]-[.$D$5];[.$A145]-[.$D$5]))" office:value-type="currency" office:currency="USD" office:value="0" calcext:value-type="currency">
            <text:p>$0.00</text:p>
          </table:table-cell>
          <table:table-cell table:formula="of:=[.M145]*[.$G$5]" office:value-type="currency" office:currency="USD" office:value="0" calcext:value-type="currency">
            <text:p>$0.00</text:p>
          </table:table-cell>
          <table:table-cell/>
          <table:table-cell table:formula="of:=IF([.$A145]&lt;[.$D$6];0;IF([.$A145]&gt;[.$E$6];[.$E$6]-[.$D$6];[.$A145]-[.$D$6]))" office:value-type="currency" office:currency="USD" office:value="0" calcext:value-type="currency">
            <text:p>$0.00</text:p>
          </table:table-cell>
          <table:table-cell table:formula="of:=[.P145]*[.$G$6]" office:value-type="currency" office:currency="USD" office:value="0" calcext:value-type="currency">
            <text:p>$0.00</text:p>
          </table:table-cell>
          <table:table-cell/>
          <table:table-cell table:formula="of:=IF([.$A145]&lt;[.$D$7];0;IF([.$A145]&gt;[.$E$7];[.$E$7]-[.$D$7];[.$A145]-[.$D$7]))" office:value-type="currency" office:currency="USD" office:value="0" calcext:value-type="currency">
            <text:p>$0.00</text:p>
          </table:table-cell>
          <table:table-cell table:formula="of:=[.S145]*[.$G$7]" office:value-type="currency" office:currency="USD" office:value="0" calcext:value-type="currency">
            <text:p>$0.00</text:p>
          </table:table-cell>
          <table:table-cell/>
          <table:table-cell table:formula="of:=IF([.$A145]&lt;[.$D$8];0;IF([.$A145]&gt;[.$E$8];[.$E$8]-[.$D$8];[.$A145]-[.$D$8]))" office:value-type="currency" office:currency="USD" office:value="0" calcext:value-type="currency">
            <text:p>$0.00</text:p>
          </table:table-cell>
          <table:table-cell table:formula="of:=[.V1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currency" office:currency="USD" office:value="9355" calcext:value-type="currency">
            <text:p>$9,355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currency" office:currency="USD" office:value="0" calcext:value-type="currency">
            <text:p>$0.00</text:p>
          </table:table-cell>
          <table:table-cell table:formula="of:=ROUND([.E148]+[.H148]+[.K148]+[.N148]+[.Q148]+[.T148]+[.W148];0)" office:value-type="currency" office:currency="USD" office:value="0" calcext:value-type="currency">
            <text:p>$0.00</text:p>
          </table:table-cell>
          <table:table-cell/>
          <table:table-cell table:formula="of:=IF([.$A148]&gt;=[.$E$2];[.$E$2];[.$A148])" office:value-type="currency" office:currency="USD" office:value="0" calcext:value-type="currency">
            <text:p>$0.00</text:p>
          </table:table-cell>
          <table:table-cell table:formula="of:=[.D1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148]&lt;[.$D$3];0;IF([.$A148]&gt;[.$E$3];[.$E$3]-[.$D$3];[.$A148]-[.$D$3]))" office:value-type="currency" office:currency="USD" office:value="0" calcext:value-type="currency">
            <text:p>$0.00</text:p>
          </table:table-cell>
          <table:table-cell table:formula="of:=[.G148]*[.$G$3]" office:value-type="currency" office:currency="USD" office:value="0" calcext:value-type="currency">
            <text:p>$0.00</text:p>
          </table:table-cell>
          <table:table-cell/>
          <table:table-cell table:formula="of:=IF([.$A148]&lt;[.$D$4];0;IF([.$A148]&gt;[.$E$4];[.$E$4]-[.$D$4];[.$A148]-[.$D$4]))" office:value-type="currency" office:currency="USD" office:value="0" calcext:value-type="currency">
            <text:p>$0.00</text:p>
          </table:table-cell>
          <table:table-cell table:formula="of:=[.J148]*[.$G$4]" office:value-type="currency" office:currency="USD" office:value="0" calcext:value-type="currency">
            <text:p>$0.00</text:p>
          </table:table-cell>
          <table:table-cell/>
          <table:table-cell table:formula="of:=IF([.$A148]&lt;[.$D$5];0;IF([.$A148]&gt;[.$E$5];[.$E$5]-[.$D$5];[.$A148]-[.$D$5]))" office:value-type="currency" office:currency="USD" office:value="0" calcext:value-type="currency">
            <text:p>$0.00</text:p>
          </table:table-cell>
          <table:table-cell table:formula="of:=[.M148]*[.$G$5]" office:value-type="currency" office:currency="USD" office:value="0" calcext:value-type="currency">
            <text:p>$0.00</text:p>
          </table:table-cell>
          <table:table-cell/>
          <table:table-cell table:formula="of:=IF([.$A148]&lt;[.$D$6];0;IF([.$A148]&gt;[.$E$6];[.$E$6]-[.$D$6];[.$A148]-[.$D$6]))" office:value-type="currency" office:currency="USD" office:value="0" calcext:value-type="currency">
            <text:p>$0.00</text:p>
          </table:table-cell>
          <table:table-cell table:formula="of:=[.P148]*[.$G$6]" office:value-type="currency" office:currency="USD" office:value="0" calcext:value-type="currency">
            <text:p>$0.00</text:p>
          </table:table-cell>
          <table:table-cell/>
          <table:table-cell table:formula="of:=IF([.$A148]&lt;[.$D$7];0;IF([.$A148]&gt;[.$E$7];[.$E$7]-[.$D$7];[.$A148]-[.$D$7]))" office:value-type="currency" office:currency="USD" office:value="0" calcext:value-type="currency">
            <text:p>$0.00</text:p>
          </table:table-cell>
          <table:table-cell table:formula="of:=[.S148]*[.$G$7]" office:value-type="currency" office:currency="USD" office:value="0" calcext:value-type="currency">
            <text:p>$0.00</text:p>
          </table:table-cell>
          <table:table-cell/>
          <table:table-cell table:formula="of:=IF([.$A148]&lt;[.$D$8];0;IF([.$A148]&gt;[.$E$8];[.$E$8]-[.$D$8];[.$A148]-[.$D$8]))" office:value-type="currency" office:currency="USD" office:value="0" calcext:value-type="currency">
            <text:p>$0.00</text:p>
          </table:table-cell>
          <table:table-cell table:formula="of:=[.V1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48]/50)*50" office:value-type="currency" office:currency="USD" office:value="0" calcext:value-type="currency">
            <text:p>$0.00</text:p>
          </table:table-cell>
          <table:table-cell table:formula="of:=ROUND([.E149]+[.H149]+[.K149]+[.N149]+[.Q149]+[.T149]+[.W149];0)" office:value-type="currency" office:currency="USD" office:value="0" calcext:value-type="currency">
            <text:p>$0.00</text:p>
          </table:table-cell>
          <table:table-cell/>
          <table:table-cell table:formula="of:=IF([.$A149]&gt;=[.$E$2];[.$E$2];[.$A149])" office:value-type="currency" office:currency="USD" office:value="0" calcext:value-type="currency">
            <text:p>$0.00</text:p>
          </table:table-cell>
          <table:table-cell table:formula="of:=[.D1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149]&lt;[.$D$3];0;IF([.$A149]&gt;[.$E$3];[.$E$3]-[.$D$3];[.$A149]-[.$D$3]))" office:value-type="currency" office:currency="USD" office:value="0" calcext:value-type="currency">
            <text:p>$0.00</text:p>
          </table:table-cell>
          <table:table-cell table:formula="of:=[.G149]*[.$G$3]" office:value-type="currency" office:currency="USD" office:value="0" calcext:value-type="currency">
            <text:p>$0.00</text:p>
          </table:table-cell>
          <table:table-cell/>
          <table:table-cell table:formula="of:=IF([.$A149]&lt;[.$D$4];0;IF([.$A149]&gt;[.$E$4];[.$E$4]-[.$D$4];[.$A149]-[.$D$4]))" office:value-type="currency" office:currency="USD" office:value="0" calcext:value-type="currency">
            <text:p>$0.00</text:p>
          </table:table-cell>
          <table:table-cell table:formula="of:=[.J149]*[.$G$4]" office:value-type="currency" office:currency="USD" office:value="0" calcext:value-type="currency">
            <text:p>$0.00</text:p>
          </table:table-cell>
          <table:table-cell/>
          <table:table-cell table:formula="of:=IF([.$A149]&lt;[.$D$5];0;IF([.$A149]&gt;[.$E$5];[.$E$5]-[.$D$5];[.$A149]-[.$D$5]))" office:value-type="currency" office:currency="USD" office:value="0" calcext:value-type="currency">
            <text:p>$0.00</text:p>
          </table:table-cell>
          <table:table-cell table:formula="of:=[.M149]*[.$G$5]" office:value-type="currency" office:currency="USD" office:value="0" calcext:value-type="currency">
            <text:p>$0.00</text:p>
          </table:table-cell>
          <table:table-cell/>
          <table:table-cell table:formula="of:=IF([.$A149]&lt;[.$D$6];0;IF([.$A149]&gt;[.$E$6];[.$E$6]-[.$D$6];[.$A149]-[.$D$6]))" office:value-type="currency" office:currency="USD" office:value="0" calcext:value-type="currency">
            <text:p>$0.00</text:p>
          </table:table-cell>
          <table:table-cell table:formula="of:=[.P149]*[.$G$6]" office:value-type="currency" office:currency="USD" office:value="0" calcext:value-type="currency">
            <text:p>$0.00</text:p>
          </table:table-cell>
          <table:table-cell/>
          <table:table-cell table:formula="of:=IF([.$A149]&lt;[.$D$7];0;IF([.$A149]&gt;[.$E$7];[.$E$7]-[.$D$7];[.$A149]-[.$D$7]))" office:value-type="currency" office:currency="USD" office:value="0" calcext:value-type="currency">
            <text:p>$0.00</text:p>
          </table:table-cell>
          <table:table-cell table:formula="of:=[.S149]*[.$G$7]" office:value-type="currency" office:currency="USD" office:value="0" calcext:value-type="currency">
            <text:p>$0.00</text:p>
          </table:table-cell>
          <table:table-cell/>
          <table:table-cell table:formula="of:=IF([.$A149]&lt;[.$D$8];0;IF([.$A149]&gt;[.$E$8];[.$E$8]-[.$D$8];[.$A149]-[.$D$8]))" office:value-type="currency" office:currency="USD" office:value="0" calcext:value-type="currency">
            <text:p>$0.00</text:p>
          </table:table-cell>
          <table:table-cell table:formula="of:=[.V1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currency" office:currency="USD" office:value="50" calcext:value-type="currency">
            <text:p>$50.00</text:p>
          </table:table-cell>
          <table:table-cell table:formula="of:=ROUND([.E150]+[.H150]+[.K150]+[.N150]+[.Q150]+[.T150]+[.W150];0)" office:value-type="currency" office:currency="USD" office:value="5" calcext:value-type="currency">
            <text:p>$5.00</text:p>
          </table:table-cell>
          <table:table-cell/>
          <table:table-cell table:formula="of:=IF([.$A150]&gt;=[.$E$2];[.$E$2];[.$A150])" office:value-type="currency" office:currency="USD" office:value="50" calcext:value-type="currency">
            <text:p>$50.00</text:p>
          </table:table-cell>
          <table:table-cell table:formula="of:=[.D1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150]&lt;[.$D$3];0;IF([.$A150]&gt;[.$E$3];[.$E$3]-[.$D$3];[.$A150]-[.$D$3]))" office:value-type="currency" office:currency="USD" office:value="0" calcext:value-type="currency">
            <text:p>$0.00</text:p>
          </table:table-cell>
          <table:table-cell table:formula="of:=[.G150]*[.$G$3]" office:value-type="currency" office:currency="USD" office:value="0" calcext:value-type="currency">
            <text:p>$0.00</text:p>
          </table:table-cell>
          <table:table-cell/>
          <table:table-cell table:formula="of:=IF([.$A150]&lt;[.$D$4];0;IF([.$A150]&gt;[.$E$4];[.$E$4]-[.$D$4];[.$A150]-[.$D$4]))" office:value-type="currency" office:currency="USD" office:value="0" calcext:value-type="currency">
            <text:p>$0.00</text:p>
          </table:table-cell>
          <table:table-cell table:formula="of:=[.J150]*[.$G$4]" office:value-type="currency" office:currency="USD" office:value="0" calcext:value-type="currency">
            <text:p>$0.00</text:p>
          </table:table-cell>
          <table:table-cell/>
          <table:table-cell table:formula="of:=IF([.$A150]&lt;[.$D$5];0;IF([.$A150]&gt;[.$E$5];[.$E$5]-[.$D$5];[.$A150]-[.$D$5]))" office:value-type="currency" office:currency="USD" office:value="0" calcext:value-type="currency">
            <text:p>$0.00</text:p>
          </table:table-cell>
          <table:table-cell table:formula="of:=[.M150]*[.$G$5]" office:value-type="currency" office:currency="USD" office:value="0" calcext:value-type="currency">
            <text:p>$0.00</text:p>
          </table:table-cell>
          <table:table-cell/>
          <table:table-cell table:formula="of:=IF([.$A150]&lt;[.$D$6];0;IF([.$A150]&gt;[.$E$6];[.$E$6]-[.$D$6];[.$A150]-[.$D$6]))" office:value-type="currency" office:currency="USD" office:value="0" calcext:value-type="currency">
            <text:p>$0.00</text:p>
          </table:table-cell>
          <table:table-cell table:formula="of:=[.P150]*[.$G$6]" office:value-type="currency" office:currency="USD" office:value="0" calcext:value-type="currency">
            <text:p>$0.00</text:p>
          </table:table-cell>
          <table:table-cell/>
          <table:table-cell table:formula="of:=IF([.$A150]&lt;[.$D$7];0;IF([.$A150]&gt;[.$E$7];[.$E$7]-[.$D$7];[.$A150]-[.$D$7]))" office:value-type="currency" office:currency="USD" office:value="0" calcext:value-type="currency">
            <text:p>$0.00</text:p>
          </table:table-cell>
          <table:table-cell table:formula="of:=[.S150]*[.$G$7]" office:value-type="currency" office:currency="USD" office:value="0" calcext:value-type="currency">
            <text:p>$0.00</text:p>
          </table:table-cell>
          <table:table-cell/>
          <table:table-cell table:formula="of:=IF([.$A150]&lt;[.$D$8];0;IF([.$A150]&gt;[.$E$8];[.$E$8]-[.$D$8];[.$A150]-[.$D$8]))" office:value-type="currency" office:currency="USD" office:value="0" calcext:value-type="currency">
            <text:p>$0.00</text:p>
          </table:table-cell>
          <table:table-cell table:formula="of:=[.V1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currency" office:currency="USD" office:value="0" calcext:value-type="currency">
            <text:p>$0.00</text:p>
          </table:table-cell>
          <table:table-cell table:formula="of:=ROUND([.E153]+[.H153]+[.K153]+[.N153]+[.Q153]+[.T153]+[.W153];0)" office:value-type="currency" office:currency="USD" office:value="0" calcext:value-type="currency">
            <text:p>$0.00</text:p>
          </table:table-cell>
          <table:table-cell/>
          <table:table-cell table:formula="of:=IF([.$A153]&gt;=[.$E$2];[.$E$2];[.$A153])" office:value-type="currency" office:currency="USD" office:value="0" calcext:value-type="currency">
            <text:p>$0.00</text:p>
          </table:table-cell>
          <table:table-cell table:formula="of:=[.D15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153]&lt;[.$D$3];0;IF([.$A153]&gt;[.$E$3];[.$E$3]-[.$D$3];[.$A153]-[.$D$3]))" office:value-type="currency" office:currency="USD" office:value="0" calcext:value-type="currency">
            <text:p>$0.00</text:p>
          </table:table-cell>
          <table:table-cell table:formula="of:=[.G153]*[.$G$3]" office:value-type="currency" office:currency="USD" office:value="0" calcext:value-type="currency">
            <text:p>$0.00</text:p>
          </table:table-cell>
          <table:table-cell/>
          <table:table-cell table:formula="of:=IF([.$A153]&lt;[.$D$4];0;IF([.$A153]&gt;[.$E$4];[.$E$4]-[.$D$4];[.$A153]-[.$D$4]))" office:value-type="currency" office:currency="USD" office:value="0" calcext:value-type="currency">
            <text:p>$0.00</text:p>
          </table:table-cell>
          <table:table-cell table:formula="of:=[.J153]*[.$G$4]" office:value-type="currency" office:currency="USD" office:value="0" calcext:value-type="currency">
            <text:p>$0.00</text:p>
          </table:table-cell>
          <table:table-cell/>
          <table:table-cell table:formula="of:=IF([.$A153]&lt;[.$D$5];0;IF([.$A153]&gt;[.$E$5];[.$E$5]-[.$D$5];[.$A153]-[.$D$5]))" office:value-type="currency" office:currency="USD" office:value="0" calcext:value-type="currency">
            <text:p>$0.00</text:p>
          </table:table-cell>
          <table:table-cell table:formula="of:=[.M153]*[.$G$5]" office:value-type="currency" office:currency="USD" office:value="0" calcext:value-type="currency">
            <text:p>$0.00</text:p>
          </table:table-cell>
          <table:table-cell/>
          <table:table-cell table:formula="of:=IF([.$A153]&lt;[.$D$6];0;IF([.$A153]&gt;[.$E$6];[.$E$6]-[.$D$6];[.$A153]-[.$D$6]))" office:value-type="currency" office:currency="USD" office:value="0" calcext:value-type="currency">
            <text:p>$0.00</text:p>
          </table:table-cell>
          <table:table-cell table:formula="of:=[.P153]*[.$G$6]" office:value-type="currency" office:currency="USD" office:value="0" calcext:value-type="currency">
            <text:p>$0.00</text:p>
          </table:table-cell>
          <table:table-cell/>
          <table:table-cell table:formula="of:=IF([.$A153]&lt;[.$D$7];0;IF([.$A153]&gt;[.$E$7];[.$E$7]-[.$D$7];[.$A153]-[.$D$7]))" office:value-type="currency" office:currency="USD" office:value="0" calcext:value-type="currency">
            <text:p>$0.00</text:p>
          </table:table-cell>
          <table:table-cell table:formula="of:=[.S153]*[.$G$7]" office:value-type="currency" office:currency="USD" office:value="0" calcext:value-type="currency">
            <text:p>$0.00</text:p>
          </table:table-cell>
          <table:table-cell/>
          <table:table-cell table:formula="of:=IF([.$A153]&lt;[.$D$8];0;IF([.$A153]&gt;[.$E$8];[.$E$8]-[.$D$8];[.$A153]-[.$D$8]))" office:value-type="currency" office:currency="USD" office:value="0" calcext:value-type="currency">
            <text:p>$0.00</text:p>
          </table:table-cell>
          <table:table-cell table:formula="of:=[.V1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53]/50)*50" office:value-type="currency" office:currency="USD" office:value="0" calcext:value-type="currency">
            <text:p>$0.00</text:p>
          </table:table-cell>
          <table:table-cell table:formula="of:=ROUND([.E154]+[.H154]+[.K154]+[.N154]+[.Q154]+[.T154]+[.W154];0)" office:value-type="currency" office:currency="USD" office:value="0" calcext:value-type="currency">
            <text:p>$0.00</text:p>
          </table:table-cell>
          <table:table-cell/>
          <table:table-cell table:formula="of:=IF([.$A154]&gt;=[.$E$2];[.$E$2];[.$A154])" office:value-type="currency" office:currency="USD" office:value="0" calcext:value-type="currency">
            <text:p>$0.00</text:p>
          </table:table-cell>
          <table:table-cell table:formula="of:=[.D15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154]&lt;[.$D$3];0;IF([.$A154]&gt;[.$E$3];[.$E$3]-[.$D$3];[.$A154]-[.$D$3]))" office:value-type="currency" office:currency="USD" office:value="0" calcext:value-type="currency">
            <text:p>$0.00</text:p>
          </table:table-cell>
          <table:table-cell table:formula="of:=[.G154]*[.$G$3]" office:value-type="currency" office:currency="USD" office:value="0" calcext:value-type="currency">
            <text:p>$0.00</text:p>
          </table:table-cell>
          <table:table-cell/>
          <table:table-cell table:formula="of:=IF([.$A154]&lt;[.$D$4];0;IF([.$A154]&gt;[.$E$4];[.$E$4]-[.$D$4];[.$A154]-[.$D$4]))" office:value-type="currency" office:currency="USD" office:value="0" calcext:value-type="currency">
            <text:p>$0.00</text:p>
          </table:table-cell>
          <table:table-cell table:formula="of:=[.J154]*[.$G$4]" office:value-type="currency" office:currency="USD" office:value="0" calcext:value-type="currency">
            <text:p>$0.00</text:p>
          </table:table-cell>
          <table:table-cell/>
          <table:table-cell table:formula="of:=IF([.$A154]&lt;[.$D$5];0;IF([.$A154]&gt;[.$E$5];[.$E$5]-[.$D$5];[.$A154]-[.$D$5]))" office:value-type="currency" office:currency="USD" office:value="0" calcext:value-type="currency">
            <text:p>$0.00</text:p>
          </table:table-cell>
          <table:table-cell table:formula="of:=[.M154]*[.$G$5]" office:value-type="currency" office:currency="USD" office:value="0" calcext:value-type="currency">
            <text:p>$0.00</text:p>
          </table:table-cell>
          <table:table-cell/>
          <table:table-cell table:formula="of:=IF([.$A154]&lt;[.$D$6];0;IF([.$A154]&gt;[.$E$6];[.$E$6]-[.$D$6];[.$A154]-[.$D$6]))" office:value-type="currency" office:currency="USD" office:value="0" calcext:value-type="currency">
            <text:p>$0.00</text:p>
          </table:table-cell>
          <table:table-cell table:formula="of:=[.P154]*[.$G$6]" office:value-type="currency" office:currency="USD" office:value="0" calcext:value-type="currency">
            <text:p>$0.00</text:p>
          </table:table-cell>
          <table:table-cell/>
          <table:table-cell table:formula="of:=IF([.$A154]&lt;[.$D$7];0;IF([.$A154]&gt;[.$E$7];[.$E$7]-[.$D$7];[.$A154]-[.$D$7]))" office:value-type="currency" office:currency="USD" office:value="0" calcext:value-type="currency">
            <text:p>$0.00</text:p>
          </table:table-cell>
          <table:table-cell table:formula="of:=[.S154]*[.$G$7]" office:value-type="currency" office:currency="USD" office:value="0" calcext:value-type="currency">
            <text:p>$0.00</text:p>
          </table:table-cell>
          <table:table-cell/>
          <table:table-cell table:formula="of:=IF([.$A154]&lt;[.$D$8];0;IF([.$A154]&gt;[.$E$8];[.$E$8]-[.$D$8];[.$A154]-[.$D$8]))" office:value-type="currency" office:currency="USD" office:value="0" calcext:value-type="currency">
            <text:p>$0.00</text:p>
          </table:table-cell>
          <table:table-cell table:formula="of:=[.V1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currency" office:currency="USD" office:value="50" calcext:value-type="currency">
            <text:p>$50.00</text:p>
          </table:table-cell>
          <table:table-cell table:formula="of:=ROUND([.E155]+[.H155]+[.K155]+[.N155]+[.Q155]+[.T155]+[.W155];0)" office:value-type="currency" office:currency="USD" office:value="5" calcext:value-type="currency">
            <text:p>$5.00</text:p>
          </table:table-cell>
          <table:table-cell/>
          <table:table-cell table:formula="of:=IF([.$A155]&gt;=[.$E$2];[.$E$2];[.$A155])" office:value-type="currency" office:currency="USD" office:value="50" calcext:value-type="currency">
            <text:p>$50.00</text:p>
          </table:table-cell>
          <table:table-cell table:formula="of:=[.D15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155]&lt;[.$D$3];0;IF([.$A155]&gt;[.$E$3];[.$E$3]-[.$D$3];[.$A155]-[.$D$3]))" office:value-type="currency" office:currency="USD" office:value="0" calcext:value-type="currency">
            <text:p>$0.00</text:p>
          </table:table-cell>
          <table:table-cell table:formula="of:=[.G155]*[.$G$3]" office:value-type="currency" office:currency="USD" office:value="0" calcext:value-type="currency">
            <text:p>$0.00</text:p>
          </table:table-cell>
          <table:table-cell/>
          <table:table-cell table:formula="of:=IF([.$A155]&lt;[.$D$4];0;IF([.$A155]&gt;[.$E$4];[.$E$4]-[.$D$4];[.$A155]-[.$D$4]))" office:value-type="currency" office:currency="USD" office:value="0" calcext:value-type="currency">
            <text:p>$0.00</text:p>
          </table:table-cell>
          <table:table-cell table:formula="of:=[.J155]*[.$G$4]" office:value-type="currency" office:currency="USD" office:value="0" calcext:value-type="currency">
            <text:p>$0.00</text:p>
          </table:table-cell>
          <table:table-cell/>
          <table:table-cell table:formula="of:=IF([.$A155]&lt;[.$D$5];0;IF([.$A155]&gt;[.$E$5];[.$E$5]-[.$D$5];[.$A155]-[.$D$5]))" office:value-type="currency" office:currency="USD" office:value="0" calcext:value-type="currency">
            <text:p>$0.00</text:p>
          </table:table-cell>
          <table:table-cell table:formula="of:=[.M155]*[.$G$5]" office:value-type="currency" office:currency="USD" office:value="0" calcext:value-type="currency">
            <text:p>$0.00</text:p>
          </table:table-cell>
          <table:table-cell/>
          <table:table-cell table:formula="of:=IF([.$A155]&lt;[.$D$6];0;IF([.$A155]&gt;[.$E$6];[.$E$6]-[.$D$6];[.$A155]-[.$D$6]))" office:value-type="currency" office:currency="USD" office:value="0" calcext:value-type="currency">
            <text:p>$0.00</text:p>
          </table:table-cell>
          <table:table-cell table:formula="of:=[.P155]*[.$G$6]" office:value-type="currency" office:currency="USD" office:value="0" calcext:value-type="currency">
            <text:p>$0.00</text:p>
          </table:table-cell>
          <table:table-cell/>
          <table:table-cell table:formula="of:=IF([.$A155]&lt;[.$D$7];0;IF([.$A155]&gt;[.$E$7];[.$E$7]-[.$D$7];[.$A155]-[.$D$7]))" office:value-type="currency" office:currency="USD" office:value="0" calcext:value-type="currency">
            <text:p>$0.00</text:p>
          </table:table-cell>
          <table:table-cell table:formula="of:=[.S155]*[.$G$7]" office:value-type="currency" office:currency="USD" office:value="0" calcext:value-type="currency">
            <text:p>$0.00</text:p>
          </table:table-cell>
          <table:table-cell/>
          <table:table-cell table:formula="of:=IF([.$A155]&lt;[.$D$8];0;IF([.$A155]&gt;[.$E$8];[.$E$8]-[.$D$8];[.$A155]-[.$D$8]))" office:value-type="currency" office:currency="USD" office:value="0" calcext:value-type="currency">
            <text:p>$0.00</text:p>
          </table:table-cell>
          <table:table-cell table:formula="of:=[.V1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currency" office:currency="USD" office:value="14900" calcext:value-type="currency">
            <text:p>$14,900.00</text:p>
          </table:table-cell>
          <table:table-cell table:formula="of:=ROUND([.E158]+[.H158]+[.K158]+[.N158]+[.Q158]+[.T158]+[.W158];0)" office:value-type="currency" office:currency="USD" office:value="1490" calcext:value-type="currency">
            <text:p>$1,490.00</text:p>
          </table:table-cell>
          <table:table-cell/>
          <table:table-cell table:formula="of:=IF([.$A158]&gt;=[.$E$2];[.$E$2];[.$A158])" office:value-type="currency" office:currency="USD" office:value="14900" calcext:value-type="currency">
            <text:p>$14,900.00</text:p>
          </table:table-cell>
          <table:table-cell table:formula="of:=[.D158]*[.$G$2]" office:value-type="currency" office:currency="USD" office:value="1490" calcext:value-type="currency">
            <text:p>$1,490.00</text:p>
          </table:table-cell>
          <table:table-cell table:style-name="ce12"/>
          <table:table-cell table:formula="of:=IF([.$A158]&lt;[.$D$3];0;IF([.$A158]&gt;[.$E$3];[.$E$3]-[.$D$3];[.$A158]-[.$D$3]))" office:value-type="currency" office:currency="USD" office:value="0" calcext:value-type="currency">
            <text:p>$0.00</text:p>
          </table:table-cell>
          <table:table-cell table:formula="of:=[.G158]*[.$G$3]" office:value-type="currency" office:currency="USD" office:value="0" calcext:value-type="currency">
            <text:p>$0.00</text:p>
          </table:table-cell>
          <table:table-cell/>
          <table:table-cell table:formula="of:=IF([.$A158]&lt;[.$D$4];0;IF([.$A158]&gt;[.$E$4];[.$E$4]-[.$D$4];[.$A158]-[.$D$4]))" office:value-type="currency" office:currency="USD" office:value="0" calcext:value-type="currency">
            <text:p>$0.00</text:p>
          </table:table-cell>
          <table:table-cell table:formula="of:=[.J158]*[.$G$4]" office:value-type="currency" office:currency="USD" office:value="0" calcext:value-type="currency">
            <text:p>$0.00</text:p>
          </table:table-cell>
          <table:table-cell/>
          <table:table-cell table:formula="of:=IF([.$A158]&lt;[.$D$5];0;IF([.$A158]&gt;[.$E$5];[.$E$5]-[.$D$5];[.$A158]-[.$D$5]))" office:value-type="currency" office:currency="USD" office:value="0" calcext:value-type="currency">
            <text:p>$0.00</text:p>
          </table:table-cell>
          <table:table-cell table:formula="of:=[.M158]*[.$G$5]" office:value-type="currency" office:currency="USD" office:value="0" calcext:value-type="currency">
            <text:p>$0.00</text:p>
          </table:table-cell>
          <table:table-cell/>
          <table:table-cell table:formula="of:=IF([.$A158]&lt;[.$D$6];0;IF([.$A158]&gt;[.$E$6];[.$E$6]-[.$D$6];[.$A158]-[.$D$6]))" office:value-type="currency" office:currency="USD" office:value="0" calcext:value-type="currency">
            <text:p>$0.00</text:p>
          </table:table-cell>
          <table:table-cell table:formula="of:=[.P158]*[.$G$6]" office:value-type="currency" office:currency="USD" office:value="0" calcext:value-type="currency">
            <text:p>$0.00</text:p>
          </table:table-cell>
          <table:table-cell/>
          <table:table-cell table:formula="of:=IF([.$A158]&lt;[.$D$7];0;IF([.$A158]&gt;[.$E$7];[.$E$7]-[.$D$7];[.$A158]-[.$D$7]))" office:value-type="currency" office:currency="USD" office:value="0" calcext:value-type="currency">
            <text:p>$0.00</text:p>
          </table:table-cell>
          <table:table-cell table:formula="of:=[.S158]*[.$G$7]" office:value-type="currency" office:currency="USD" office:value="0" calcext:value-type="currency">
            <text:p>$0.00</text:p>
          </table:table-cell>
          <table:table-cell/>
          <table:table-cell table:formula="of:=IF([.$A158]&lt;[.$D$8];0;IF([.$A158]&gt;[.$E$8];[.$E$8]-[.$D$8];[.$A158]-[.$D$8]))" office:value-type="currency" office:currency="USD" office:value="0" calcext:value-type="currency">
            <text:p>$0.00</text:p>
          </table:table-cell>
          <table:table-cell table:formula="of:=[.V15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58]/50)*50" office:value-type="currency" office:currency="USD" office:value="14900" calcext:value-type="currency">
            <text:p>$14,900.00</text:p>
          </table:table-cell>
          <table:table-cell table:formula="of:=ROUND([.E159]+[.H159]+[.K159]+[.N159]+[.Q159]+[.T159]+[.W159];0)" office:value-type="currency" office:currency="USD" office:value="1490" calcext:value-type="currency">
            <text:p>$1,490.00</text:p>
          </table:table-cell>
          <table:table-cell/>
          <table:table-cell table:formula="of:=IF([.$A159]&gt;=[.$E$2];[.$E$2];[.$A159])" office:value-type="currency" office:currency="USD" office:value="14900" calcext:value-type="currency">
            <text:p>$14,900.00</text:p>
          </table:table-cell>
          <table:table-cell table:formula="of:=[.D159]*[.$G$2]" office:value-type="currency" office:currency="USD" office:value="1490" calcext:value-type="currency">
            <text:p>$1,490.00</text:p>
          </table:table-cell>
          <table:table-cell table:style-name="ce12"/>
          <table:table-cell table:formula="of:=IF([.$A159]&lt;[.$D$3];0;IF([.$A159]&gt;[.$E$3];[.$E$3]-[.$D$3];[.$A159]-[.$D$3]))" office:value-type="currency" office:currency="USD" office:value="0" calcext:value-type="currency">
            <text:p>$0.00</text:p>
          </table:table-cell>
          <table:table-cell table:formula="of:=[.G159]*[.$G$3]" office:value-type="currency" office:currency="USD" office:value="0" calcext:value-type="currency">
            <text:p>$0.00</text:p>
          </table:table-cell>
          <table:table-cell/>
          <table:table-cell table:formula="of:=IF([.$A159]&lt;[.$D$4];0;IF([.$A159]&gt;[.$E$4];[.$E$4]-[.$D$4];[.$A159]-[.$D$4]))" office:value-type="currency" office:currency="USD" office:value="0" calcext:value-type="currency">
            <text:p>$0.00</text:p>
          </table:table-cell>
          <table:table-cell table:formula="of:=[.J159]*[.$G$4]" office:value-type="currency" office:currency="USD" office:value="0" calcext:value-type="currency">
            <text:p>$0.00</text:p>
          </table:table-cell>
          <table:table-cell/>
          <table:table-cell table:formula="of:=IF([.$A159]&lt;[.$D$5];0;IF([.$A159]&gt;[.$E$5];[.$E$5]-[.$D$5];[.$A159]-[.$D$5]))" office:value-type="currency" office:currency="USD" office:value="0" calcext:value-type="currency">
            <text:p>$0.00</text:p>
          </table:table-cell>
          <table:table-cell table:formula="of:=[.M159]*[.$G$5]" office:value-type="currency" office:currency="USD" office:value="0" calcext:value-type="currency">
            <text:p>$0.00</text:p>
          </table:table-cell>
          <table:table-cell/>
          <table:table-cell table:formula="of:=IF([.$A159]&lt;[.$D$6];0;IF([.$A159]&gt;[.$E$6];[.$E$6]-[.$D$6];[.$A159]-[.$D$6]))" office:value-type="currency" office:currency="USD" office:value="0" calcext:value-type="currency">
            <text:p>$0.00</text:p>
          </table:table-cell>
          <table:table-cell table:formula="of:=[.P159]*[.$G$6]" office:value-type="currency" office:currency="USD" office:value="0" calcext:value-type="currency">
            <text:p>$0.00</text:p>
          </table:table-cell>
          <table:table-cell/>
          <table:table-cell table:formula="of:=IF([.$A159]&lt;[.$D$7];0;IF([.$A159]&gt;[.$E$7];[.$E$7]-[.$D$7];[.$A159]-[.$D$7]))" office:value-type="currency" office:currency="USD" office:value="0" calcext:value-type="currency">
            <text:p>$0.00</text:p>
          </table:table-cell>
          <table:table-cell table:formula="of:=[.S159]*[.$G$7]" office:value-type="currency" office:currency="USD" office:value="0" calcext:value-type="currency">
            <text:p>$0.00</text:p>
          </table:table-cell>
          <table:table-cell/>
          <table:table-cell table:formula="of:=IF([.$A159]&lt;[.$D$8];0;IF([.$A159]&gt;[.$E$8];[.$E$8]-[.$D$8];[.$A159]-[.$D$8]))" office:value-type="currency" office:currency="USD" office:value="0" calcext:value-type="currency">
            <text:p>$0.00</text:p>
          </table:table-cell>
          <table:table-cell table:formula="of:=[.V1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currency" office:currency="USD" office:value="14950" calcext:value-type="currency">
            <text:p>$14,950.00</text:p>
          </table:table-cell>
          <table:table-cell table:formula="of:=ROUND([.E160]+[.H160]+[.K160]+[.N160]+[.Q160]+[.T160]+[.W160];0)" office:value-type="currency" office:currency="USD" office:value="1495" calcext:value-type="currency">
            <text:p>$1,495.00</text:p>
          </table:table-cell>
          <table:table-cell/>
          <table:table-cell table:formula="of:=IF([.$A160]&gt;=[.$E$2];[.$E$2];[.$A160])" office:value-type="currency" office:currency="USD" office:value="14950" calcext:value-type="currency">
            <text:p>$14,950.00</text:p>
          </table:table-cell>
          <table:table-cell table:formula="of:=[.D160]*[.$G$2]" office:value-type="currency" office:currency="USD" office:value="1495" calcext:value-type="currency">
            <text:p>$1,495.00</text:p>
          </table:table-cell>
          <table:table-cell table:style-name="ce12"/>
          <table:table-cell table:formula="of:=IF([.$A160]&lt;[.$D$3];0;IF([.$A160]&gt;[.$E$3];[.$E$3]-[.$D$3];[.$A160]-[.$D$3]))" office:value-type="currency" office:currency="USD" office:value="0" calcext:value-type="currency">
            <text:p>$0.00</text:p>
          </table:table-cell>
          <table:table-cell table:formula="of:=[.G160]*[.$G$3]" office:value-type="currency" office:currency="USD" office:value="0" calcext:value-type="currency">
            <text:p>$0.00</text:p>
          </table:table-cell>
          <table:table-cell/>
          <table:table-cell table:formula="of:=IF([.$A160]&lt;[.$D$4];0;IF([.$A160]&gt;[.$E$4];[.$E$4]-[.$D$4];[.$A160]-[.$D$4]))" office:value-type="currency" office:currency="USD" office:value="0" calcext:value-type="currency">
            <text:p>$0.00</text:p>
          </table:table-cell>
          <table:table-cell table:formula="of:=[.J160]*[.$G$4]" office:value-type="currency" office:currency="USD" office:value="0" calcext:value-type="currency">
            <text:p>$0.00</text:p>
          </table:table-cell>
          <table:table-cell/>
          <table:table-cell table:formula="of:=IF([.$A160]&lt;[.$D$5];0;IF([.$A160]&gt;[.$E$5];[.$E$5]-[.$D$5];[.$A160]-[.$D$5]))" office:value-type="currency" office:currency="USD" office:value="0" calcext:value-type="currency">
            <text:p>$0.00</text:p>
          </table:table-cell>
          <table:table-cell table:formula="of:=[.M160]*[.$G$5]" office:value-type="currency" office:currency="USD" office:value="0" calcext:value-type="currency">
            <text:p>$0.00</text:p>
          </table:table-cell>
          <table:table-cell/>
          <table:table-cell table:formula="of:=IF([.$A160]&lt;[.$D$6];0;IF([.$A160]&gt;[.$E$6];[.$E$6]-[.$D$6];[.$A160]-[.$D$6]))" office:value-type="currency" office:currency="USD" office:value="0" calcext:value-type="currency">
            <text:p>$0.00</text:p>
          </table:table-cell>
          <table:table-cell table:formula="of:=[.P160]*[.$G$6]" office:value-type="currency" office:currency="USD" office:value="0" calcext:value-type="currency">
            <text:p>$0.00</text:p>
          </table:table-cell>
          <table:table-cell/>
          <table:table-cell table:formula="of:=IF([.$A160]&lt;[.$D$7];0;IF([.$A160]&gt;[.$E$7];[.$E$7]-[.$D$7];[.$A160]-[.$D$7]))" office:value-type="currency" office:currency="USD" office:value="0" calcext:value-type="currency">
            <text:p>$0.00</text:p>
          </table:table-cell>
          <table:table-cell table:formula="of:=[.S160]*[.$G$7]" office:value-type="currency" office:currency="USD" office:value="0" calcext:value-type="currency">
            <text:p>$0.00</text:p>
          </table:table-cell>
          <table:table-cell/>
          <table:table-cell table:formula="of:=IF([.$A160]&lt;[.$D$8];0;IF([.$A160]&gt;[.$E$8];[.$E$8]-[.$D$8];[.$A160]-[.$D$8]))" office:value-type="currency" office:currency="USD" office:value="0" calcext:value-type="currency">
            <text:p>$0.00</text:p>
          </table:table-cell>
          <table:table-cell table:formula="of:=[.V1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currency" office:currency="USD" office:value="1493" calcext:value-type="currency">
            <text:p>$1,4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currency" office:currency="USD" office:value="24000" calcext:value-type="currency">
            <text:p>$24,000.00</text:p>
          </table:table-cell>
          <table:table-cell table:formula="of:=ROUND([.E163]+[.H163]+[.K163]+[.N163]+[.Q163]+[.T163]+[.W163];0)" office:value-type="currency" office:currency="USD" office:value="2416" calcext:value-type="currency">
            <text:p>$2,416.00</text:p>
          </table:table-cell>
          <table:table-cell/>
          <table:table-cell table:formula="of:=IF([.$A163]&gt;=[.$E$2];[.$E$2];[.$A163])" office:value-type="currency" office:currency="USD" office:value="23200" calcext:value-type="currency">
            <text:p>$23,200.00</text:p>
          </table:table-cell>
          <table:table-cell table:formula="of:=[.D1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3]&lt;[.$D$3];0;IF([.$A163]&gt;[.$E$3];[.$E$3]-[.$D$3];[.$A163]-[.$D$3]))" office:value-type="currency" office:currency="USD" office:value="800" calcext:value-type="currency">
            <text:p>$800.00</text:p>
          </table:table-cell>
          <table:table-cell table:formula="of:=[.G163]*[.$G$3]" office:value-type="currency" office:currency="USD" office:value="96" calcext:value-type="currency">
            <text:p>$96.00</text:p>
          </table:table-cell>
          <table:table-cell/>
          <table:table-cell table:formula="of:=IF([.$A163]&lt;[.$D$4];0;IF([.$A163]&gt;[.$E$4];[.$E$4]-[.$D$4];[.$A163]-[.$D$4]))" office:value-type="currency" office:currency="USD" office:value="0" calcext:value-type="currency">
            <text:p>$0.00</text:p>
          </table:table-cell>
          <table:table-cell table:formula="of:=[.J163]*[.$G$4]" office:value-type="currency" office:currency="USD" office:value="0" calcext:value-type="currency">
            <text:p>$0.00</text:p>
          </table:table-cell>
          <table:table-cell/>
          <table:table-cell table:formula="of:=IF([.$A163]&lt;[.$D$5];0;IF([.$A163]&gt;[.$E$5];[.$E$5]-[.$D$5];[.$A163]-[.$D$5]))" office:value-type="currency" office:currency="USD" office:value="0" calcext:value-type="currency">
            <text:p>$0.00</text:p>
          </table:table-cell>
          <table:table-cell table:formula="of:=[.M163]*[.$G$5]" office:value-type="currency" office:currency="USD" office:value="0" calcext:value-type="currency">
            <text:p>$0.00</text:p>
          </table:table-cell>
          <table:table-cell/>
          <table:table-cell table:formula="of:=IF([.$A163]&lt;[.$D$6];0;IF([.$A163]&gt;[.$E$6];[.$E$6]-[.$D$6];[.$A163]-[.$D$6]))" office:value-type="currency" office:currency="USD" office:value="0" calcext:value-type="currency">
            <text:p>$0.00</text:p>
          </table:table-cell>
          <table:table-cell table:formula="of:=[.P163]*[.$G$6]" office:value-type="currency" office:currency="USD" office:value="0" calcext:value-type="currency">
            <text:p>$0.00</text:p>
          </table:table-cell>
          <table:table-cell/>
          <table:table-cell table:formula="of:=IF([.$A163]&lt;[.$D$7];0;IF([.$A163]&gt;[.$E$7];[.$E$7]-[.$D$7];[.$A163]-[.$D$7]))" office:value-type="currency" office:currency="USD" office:value="0" calcext:value-type="currency">
            <text:p>$0.00</text:p>
          </table:table-cell>
          <table:table-cell table:formula="of:=[.S163]*[.$G$7]" office:value-type="currency" office:currency="USD" office:value="0" calcext:value-type="currency">
            <text:p>$0.00</text:p>
          </table:table-cell>
          <table:table-cell/>
          <table:table-cell table:formula="of:=IF([.$A163]&lt;[.$D$8];0;IF([.$A163]&gt;[.$E$8];[.$E$8]-[.$D$8];[.$A163]-[.$D$8]))" office:value-type="currency" office:currency="USD" office:value="0" calcext:value-type="currency">
            <text:p>$0.00</text:p>
          </table:table-cell>
          <table:table-cell table:formula="of:=[.V1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63]/50)*50" office:value-type="currency" office:currency="USD" office:value="24000" calcext:value-type="currency">
            <text:p>$24,000.00</text:p>
          </table:table-cell>
          <table:table-cell table:formula="of:=ROUND([.E164]+[.H164]+[.K164]+[.N164]+[.Q164]+[.T164]+[.W164];0)" office:value-type="currency" office:currency="USD" office:value="2416" calcext:value-type="currency">
            <text:p>$2,416.00</text:p>
          </table:table-cell>
          <table:table-cell/>
          <table:table-cell table:formula="of:=IF([.$A164]&gt;=[.$E$2];[.$E$2];[.$A164])" office:value-type="currency" office:currency="USD" office:value="23200" calcext:value-type="currency">
            <text:p>$23,200.00</text:p>
          </table:table-cell>
          <table:table-cell table:formula="of:=[.D1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4]&lt;[.$D$3];0;IF([.$A164]&gt;[.$E$3];[.$E$3]-[.$D$3];[.$A164]-[.$D$3]))" office:value-type="currency" office:currency="USD" office:value="800" calcext:value-type="currency">
            <text:p>$800.00</text:p>
          </table:table-cell>
          <table:table-cell table:formula="of:=[.G164]*[.$G$3]" office:value-type="currency" office:currency="USD" office:value="96" calcext:value-type="currency">
            <text:p>$96.00</text:p>
          </table:table-cell>
          <table:table-cell/>
          <table:table-cell table:formula="of:=IF([.$A164]&lt;[.$D$4];0;IF([.$A164]&gt;[.$E$4];[.$E$4]-[.$D$4];[.$A164]-[.$D$4]))" office:value-type="currency" office:currency="USD" office:value="0" calcext:value-type="currency">
            <text:p>$0.00</text:p>
          </table:table-cell>
          <table:table-cell table:formula="of:=[.J164]*[.$G$4]" office:value-type="currency" office:currency="USD" office:value="0" calcext:value-type="currency">
            <text:p>$0.00</text:p>
          </table:table-cell>
          <table:table-cell/>
          <table:table-cell table:formula="of:=IF([.$A164]&lt;[.$D$5];0;IF([.$A164]&gt;[.$E$5];[.$E$5]-[.$D$5];[.$A164]-[.$D$5]))" office:value-type="currency" office:currency="USD" office:value="0" calcext:value-type="currency">
            <text:p>$0.00</text:p>
          </table:table-cell>
          <table:table-cell table:formula="of:=[.M164]*[.$G$5]" office:value-type="currency" office:currency="USD" office:value="0" calcext:value-type="currency">
            <text:p>$0.00</text:p>
          </table:table-cell>
          <table:table-cell/>
          <table:table-cell table:formula="of:=IF([.$A164]&lt;[.$D$6];0;IF([.$A164]&gt;[.$E$6];[.$E$6]-[.$D$6];[.$A164]-[.$D$6]))" office:value-type="currency" office:currency="USD" office:value="0" calcext:value-type="currency">
            <text:p>$0.00</text:p>
          </table:table-cell>
          <table:table-cell table:formula="of:=[.P164]*[.$G$6]" office:value-type="currency" office:currency="USD" office:value="0" calcext:value-type="currency">
            <text:p>$0.00</text:p>
          </table:table-cell>
          <table:table-cell/>
          <table:table-cell table:formula="of:=IF([.$A164]&lt;[.$D$7];0;IF([.$A164]&gt;[.$E$7];[.$E$7]-[.$D$7];[.$A164]-[.$D$7]))" office:value-type="currency" office:currency="USD" office:value="0" calcext:value-type="currency">
            <text:p>$0.00</text:p>
          </table:table-cell>
          <table:table-cell table:formula="of:=[.S164]*[.$G$7]" office:value-type="currency" office:currency="USD" office:value="0" calcext:value-type="currency">
            <text:p>$0.00</text:p>
          </table:table-cell>
          <table:table-cell/>
          <table:table-cell table:formula="of:=IF([.$A164]&lt;[.$D$8];0;IF([.$A164]&gt;[.$E$8];[.$E$8]-[.$D$8];[.$A164]-[.$D$8]))" office:value-type="currency" office:currency="USD" office:value="0" calcext:value-type="currency">
            <text:p>$0.00</text:p>
          </table:table-cell>
          <table:table-cell table:formula="of:=[.V1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currency" office:currency="USD" office:value="24050" calcext:value-type="currency">
            <text:p>$24,050.00</text:p>
          </table:table-cell>
          <table:table-cell table:formula="of:=ROUND([.E165]+[.H165]+[.K165]+[.N165]+[.Q165]+[.T165]+[.W165];0)" office:value-type="currency" office:currency="USD" office:value="2422" calcext:value-type="currency">
            <text:p>$2,422.00</text:p>
          </table:table-cell>
          <table:table-cell/>
          <table:table-cell table:formula="of:=IF([.$A165]&gt;=[.$E$2];[.$E$2];[.$A165])" office:value-type="currency" office:currency="USD" office:value="23200" calcext:value-type="currency">
            <text:p>$23,200.00</text:p>
          </table:table-cell>
          <table:table-cell table:formula="of:=[.D1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5]&lt;[.$D$3];0;IF([.$A165]&gt;[.$E$3];[.$E$3]-[.$D$3];[.$A165]-[.$D$3]))" office:value-type="currency" office:currency="USD" office:value="850" calcext:value-type="currency">
            <text:p>$850.00</text:p>
          </table:table-cell>
          <table:table-cell table:formula="of:=[.G165]*[.$G$3]" office:value-type="currency" office:currency="USD" office:value="102" calcext:value-type="currency">
            <text:p>$102.00</text:p>
          </table:table-cell>
          <table:table-cell/>
          <table:table-cell table:formula="of:=IF([.$A165]&lt;[.$D$4];0;IF([.$A165]&gt;[.$E$4];[.$E$4]-[.$D$4];[.$A165]-[.$D$4]))" office:value-type="currency" office:currency="USD" office:value="0" calcext:value-type="currency">
            <text:p>$0.00</text:p>
          </table:table-cell>
          <table:table-cell table:formula="of:=[.J165]*[.$G$4]" office:value-type="currency" office:currency="USD" office:value="0" calcext:value-type="currency">
            <text:p>$0.00</text:p>
          </table:table-cell>
          <table:table-cell/>
          <table:table-cell table:formula="of:=IF([.$A165]&lt;[.$D$5];0;IF([.$A165]&gt;[.$E$5];[.$E$5]-[.$D$5];[.$A165]-[.$D$5]))" office:value-type="currency" office:currency="USD" office:value="0" calcext:value-type="currency">
            <text:p>$0.00</text:p>
          </table:table-cell>
          <table:table-cell table:formula="of:=[.M165]*[.$G$5]" office:value-type="currency" office:currency="USD" office:value="0" calcext:value-type="currency">
            <text:p>$0.00</text:p>
          </table:table-cell>
          <table:table-cell/>
          <table:table-cell table:formula="of:=IF([.$A165]&lt;[.$D$6];0;IF([.$A165]&gt;[.$E$6];[.$E$6]-[.$D$6];[.$A165]-[.$D$6]))" office:value-type="currency" office:currency="USD" office:value="0" calcext:value-type="currency">
            <text:p>$0.00</text:p>
          </table:table-cell>
          <table:table-cell table:formula="of:=[.P165]*[.$G$6]" office:value-type="currency" office:currency="USD" office:value="0" calcext:value-type="currency">
            <text:p>$0.00</text:p>
          </table:table-cell>
          <table:table-cell/>
          <table:table-cell table:formula="of:=IF([.$A165]&lt;[.$D$7];0;IF([.$A165]&gt;[.$E$7];[.$E$7]-[.$D$7];[.$A165]-[.$D$7]))" office:value-type="currency" office:currency="USD" office:value="0" calcext:value-type="currency">
            <text:p>$0.00</text:p>
          </table:table-cell>
          <table:table-cell table:formula="of:=[.S165]*[.$G$7]" office:value-type="currency" office:currency="USD" office:value="0" calcext:value-type="currency">
            <text:p>$0.00</text:p>
          </table:table-cell>
          <table:table-cell/>
          <table:table-cell table:formula="of:=IF([.$A165]&lt;[.$D$8];0;IF([.$A165]&gt;[.$E$8];[.$E$8]-[.$D$8];[.$A165]-[.$D$8]))" office:value-type="currency" office:currency="USD" office:value="0" calcext:value-type="currency">
            <text:p>$0.00</text:p>
          </table:table-cell>
          <table:table-cell table:formula="of:=[.V1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currency" office:currency="USD" office:value="2419" calcext:value-type="currency">
            <text:p>$2,41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currency" office:currency="USD" office:value="68650" calcext:value-type="currency">
            <text:p>$68,650.00</text:p>
          </table:table-cell>
          <table:table-cell table:formula="of:=ROUND([.E168]+[.H168]+[.K168]+[.N168]+[.Q168]+[.T168]+[.W168];0)" office:value-type="currency" office:currency="USD" office:value="7774" calcext:value-type="currency">
            <text:p>$7,774.00</text:p>
          </table:table-cell>
          <table:table-cell/>
          <table:table-cell table:formula="of:=IF([.$A168]&gt;=[.$E$2];[.$E$2];[.$A168])" office:value-type="currency" office:currency="USD" office:value="23200" calcext:value-type="currency">
            <text:p>$23,200.00</text:p>
          </table:table-cell>
          <table:table-cell table:formula="of:=[.D16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8]&lt;[.$D$3];0;IF([.$A168]&gt;[.$E$3];[.$E$3]-[.$D$3];[.$A168]-[.$D$3]))" office:value-type="currency" office:currency="USD" office:value="45450" calcext:value-type="currency">
            <text:p>$45,450.00</text:p>
          </table:table-cell>
          <table:table-cell table:formula="of:=[.G168]*[.$G$3]" office:value-type="currency" office:currency="USD" office:value="5454" calcext:value-type="currency">
            <text:p>$5,454.00</text:p>
          </table:table-cell>
          <table:table-cell/>
          <table:table-cell table:formula="of:=IF([.$A168]&lt;[.$D$4];0;IF([.$A168]&gt;[.$E$4];[.$E$4]-[.$D$4];[.$A168]-[.$D$4]))" office:value-type="currency" office:currency="USD" office:value="0" calcext:value-type="currency">
            <text:p>$0.00</text:p>
          </table:table-cell>
          <table:table-cell table:formula="of:=[.J168]*[.$G$4]" office:value-type="currency" office:currency="USD" office:value="0" calcext:value-type="currency">
            <text:p>$0.00</text:p>
          </table:table-cell>
          <table:table-cell/>
          <table:table-cell table:formula="of:=IF([.$A168]&lt;[.$D$5];0;IF([.$A168]&gt;[.$E$5];[.$E$5]-[.$D$5];[.$A168]-[.$D$5]))" office:value-type="currency" office:currency="USD" office:value="0" calcext:value-type="currency">
            <text:p>$0.00</text:p>
          </table:table-cell>
          <table:table-cell table:formula="of:=[.M168]*[.$G$5]" office:value-type="currency" office:currency="USD" office:value="0" calcext:value-type="currency">
            <text:p>$0.00</text:p>
          </table:table-cell>
          <table:table-cell/>
          <table:table-cell table:formula="of:=IF([.$A168]&lt;[.$D$6];0;IF([.$A168]&gt;[.$E$6];[.$E$6]-[.$D$6];[.$A168]-[.$D$6]))" office:value-type="currency" office:currency="USD" office:value="0" calcext:value-type="currency">
            <text:p>$0.00</text:p>
          </table:table-cell>
          <table:table-cell table:formula="of:=[.P168]*[.$G$6]" office:value-type="currency" office:currency="USD" office:value="0" calcext:value-type="currency">
            <text:p>$0.00</text:p>
          </table:table-cell>
          <table:table-cell/>
          <table:table-cell table:formula="of:=IF([.$A168]&lt;[.$D$7];0;IF([.$A168]&gt;[.$E$7];[.$E$7]-[.$D$7];[.$A168]-[.$D$7]))" office:value-type="currency" office:currency="USD" office:value="0" calcext:value-type="currency">
            <text:p>$0.00</text:p>
          </table:table-cell>
          <table:table-cell table:formula="of:=[.S168]*[.$G$7]" office:value-type="currency" office:currency="USD" office:value="0" calcext:value-type="currency">
            <text:p>$0.00</text:p>
          </table:table-cell>
          <table:table-cell/>
          <table:table-cell table:formula="of:=IF([.$A168]&lt;[.$D$8];0;IF([.$A168]&gt;[.$E$8];[.$E$8]-[.$D$8];[.$A168]-[.$D$8]))" office:value-type="currency" office:currency="USD" office:value="0" calcext:value-type="currency">
            <text:p>$0.00</text:p>
          </table:table-cell>
          <table:table-cell table:formula="of:=[.V16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68]/50)*50" office:value-type="currency" office:currency="USD" office:value="68650" calcext:value-type="currency">
            <text:p>$68,650.00</text:p>
          </table:table-cell>
          <table:table-cell table:formula="of:=ROUND([.E169]+[.H169]+[.K169]+[.N169]+[.Q169]+[.T169]+[.W169];0)" office:value-type="currency" office:currency="USD" office:value="7774" calcext:value-type="currency">
            <text:p>$7,774.00</text:p>
          </table:table-cell>
          <table:table-cell/>
          <table:table-cell table:formula="of:=IF([.$A169]&gt;=[.$E$2];[.$E$2];[.$A169])" office:value-type="currency" office:currency="USD" office:value="23200" calcext:value-type="currency">
            <text:p>$23,200.00</text:p>
          </table:table-cell>
          <table:table-cell table:formula="of:=[.D16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9]&lt;[.$D$3];0;IF([.$A169]&gt;[.$E$3];[.$E$3]-[.$D$3];[.$A169]-[.$D$3]))" office:value-type="currency" office:currency="USD" office:value="45450" calcext:value-type="currency">
            <text:p>$45,450.00</text:p>
          </table:table-cell>
          <table:table-cell table:formula="of:=[.G169]*[.$G$3]" office:value-type="currency" office:currency="USD" office:value="5454" calcext:value-type="currency">
            <text:p>$5,454.00</text:p>
          </table:table-cell>
          <table:table-cell/>
          <table:table-cell table:formula="of:=IF([.$A169]&lt;[.$D$4];0;IF([.$A169]&gt;[.$E$4];[.$E$4]-[.$D$4];[.$A169]-[.$D$4]))" office:value-type="currency" office:currency="USD" office:value="0" calcext:value-type="currency">
            <text:p>$0.00</text:p>
          </table:table-cell>
          <table:table-cell table:formula="of:=[.J169]*[.$G$4]" office:value-type="currency" office:currency="USD" office:value="0" calcext:value-type="currency">
            <text:p>$0.00</text:p>
          </table:table-cell>
          <table:table-cell/>
          <table:table-cell table:formula="of:=IF([.$A169]&lt;[.$D$5];0;IF([.$A169]&gt;[.$E$5];[.$E$5]-[.$D$5];[.$A169]-[.$D$5]))" office:value-type="currency" office:currency="USD" office:value="0" calcext:value-type="currency">
            <text:p>$0.00</text:p>
          </table:table-cell>
          <table:table-cell table:formula="of:=[.M169]*[.$G$5]" office:value-type="currency" office:currency="USD" office:value="0" calcext:value-type="currency">
            <text:p>$0.00</text:p>
          </table:table-cell>
          <table:table-cell/>
          <table:table-cell table:formula="of:=IF([.$A169]&lt;[.$D$6];0;IF([.$A169]&gt;[.$E$6];[.$E$6]-[.$D$6];[.$A169]-[.$D$6]))" office:value-type="currency" office:currency="USD" office:value="0" calcext:value-type="currency">
            <text:p>$0.00</text:p>
          </table:table-cell>
          <table:table-cell table:formula="of:=[.P169]*[.$G$6]" office:value-type="currency" office:currency="USD" office:value="0" calcext:value-type="currency">
            <text:p>$0.00</text:p>
          </table:table-cell>
          <table:table-cell/>
          <table:table-cell table:formula="of:=IF([.$A169]&lt;[.$D$7];0;IF([.$A169]&gt;[.$E$7];[.$E$7]-[.$D$7];[.$A169]-[.$D$7]))" office:value-type="currency" office:currency="USD" office:value="0" calcext:value-type="currency">
            <text:p>$0.00</text:p>
          </table:table-cell>
          <table:table-cell table:formula="of:=[.S169]*[.$G$7]" office:value-type="currency" office:currency="USD" office:value="0" calcext:value-type="currency">
            <text:p>$0.00</text:p>
          </table:table-cell>
          <table:table-cell/>
          <table:table-cell table:formula="of:=IF([.$A169]&lt;[.$D$8];0;IF([.$A169]&gt;[.$E$8];[.$E$8]-[.$D$8];[.$A169]-[.$D$8]))" office:value-type="currency" office:currency="USD" office:value="0" calcext:value-type="currency">
            <text:p>$0.00</text:p>
          </table:table-cell>
          <table:table-cell table:formula="of:=[.V1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currency" office:currency="USD" office:value="68700" calcext:value-type="currency">
            <text:p>$68,700.00</text:p>
          </table:table-cell>
          <table:table-cell table:formula="of:=ROUND([.E170]+[.H170]+[.K170]+[.N170]+[.Q170]+[.T170]+[.W170];0)" office:value-type="currency" office:currency="USD" office:value="7780" calcext:value-type="currency">
            <text:p>$7,780.00</text:p>
          </table:table-cell>
          <table:table-cell/>
          <table:table-cell table:formula="of:=IF([.$A170]&gt;=[.$E$2];[.$E$2];[.$A170])" office:value-type="currency" office:currency="USD" office:value="23200" calcext:value-type="currency">
            <text:p>$23,200.00</text:p>
          </table:table-cell>
          <table:table-cell table:formula="of:=[.D17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0]&lt;[.$D$3];0;IF([.$A170]&gt;[.$E$3];[.$E$3]-[.$D$3];[.$A170]-[.$D$3]))" office:value-type="currency" office:currency="USD" office:value="45500" calcext:value-type="currency">
            <text:p>$45,500.00</text:p>
          </table:table-cell>
          <table:table-cell table:formula="of:=[.G170]*[.$G$3]" office:value-type="currency" office:currency="USD" office:value="5460" calcext:value-type="currency">
            <text:p>$5,460.00</text:p>
          </table:table-cell>
          <table:table-cell/>
          <table:table-cell table:formula="of:=IF([.$A170]&lt;[.$D$4];0;IF([.$A170]&gt;[.$E$4];[.$E$4]-[.$D$4];[.$A170]-[.$D$4]))" office:value-type="currency" office:currency="USD" office:value="0" calcext:value-type="currency">
            <text:p>$0.00</text:p>
          </table:table-cell>
          <table:table-cell table:formula="of:=[.J170]*[.$G$4]" office:value-type="currency" office:currency="USD" office:value="0" calcext:value-type="currency">
            <text:p>$0.00</text:p>
          </table:table-cell>
          <table:table-cell/>
          <table:table-cell table:formula="of:=IF([.$A170]&lt;[.$D$5];0;IF([.$A170]&gt;[.$E$5];[.$E$5]-[.$D$5];[.$A170]-[.$D$5]))" office:value-type="currency" office:currency="USD" office:value="0" calcext:value-type="currency">
            <text:p>$0.00</text:p>
          </table:table-cell>
          <table:table-cell table:formula="of:=[.M170]*[.$G$5]" office:value-type="currency" office:currency="USD" office:value="0" calcext:value-type="currency">
            <text:p>$0.00</text:p>
          </table:table-cell>
          <table:table-cell/>
          <table:table-cell table:formula="of:=IF([.$A170]&lt;[.$D$6];0;IF([.$A170]&gt;[.$E$6];[.$E$6]-[.$D$6];[.$A170]-[.$D$6]))" office:value-type="currency" office:currency="USD" office:value="0" calcext:value-type="currency">
            <text:p>$0.00</text:p>
          </table:table-cell>
          <table:table-cell table:formula="of:=[.P170]*[.$G$6]" office:value-type="currency" office:currency="USD" office:value="0" calcext:value-type="currency">
            <text:p>$0.00</text:p>
          </table:table-cell>
          <table:table-cell/>
          <table:table-cell table:formula="of:=IF([.$A170]&lt;[.$D$7];0;IF([.$A170]&gt;[.$E$7];[.$E$7]-[.$D$7];[.$A170]-[.$D$7]))" office:value-type="currency" office:currency="USD" office:value="0" calcext:value-type="currency">
            <text:p>$0.00</text:p>
          </table:table-cell>
          <table:table-cell table:formula="of:=[.S170]*[.$G$7]" office:value-type="currency" office:currency="USD" office:value="0" calcext:value-type="currency">
            <text:p>$0.00</text:p>
          </table:table-cell>
          <table:table-cell/>
          <table:table-cell table:formula="of:=IF([.$A170]&lt;[.$D$8];0;IF([.$A170]&gt;[.$E$8];[.$E$8]-[.$D$8];[.$A170]-[.$D$8]))" office:value-type="currency" office:currency="USD" office:value="0" calcext:value-type="currency">
            <text:p>$0.00</text:p>
          </table:table-cell>
          <table:table-cell table:formula="of:=[.V1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currency" office:currency="USD" office:value="7777" calcext:value-type="currency">
            <text:p>$7,777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currency" office:currency="USD" office:value="68650" calcext:value-type="currency">
            <text:p>$68,650.00</text:p>
          </table:table-cell>
          <table:table-cell table:formula="of:=ROUND([.E173]+[.H173]+[.K173]+[.N173]+[.Q173]+[.T173]+[.W173];0)" office:value-type="currency" office:currency="USD" office:value="7774" calcext:value-type="currency">
            <text:p>$7,774.00</text:p>
          </table:table-cell>
          <table:table-cell/>
          <table:table-cell table:formula="of:=IF([.$A173]&gt;=[.$E$2];[.$E$2];[.$A173])" office:value-type="currency" office:currency="USD" office:value="23200" calcext:value-type="currency">
            <text:p>$23,200.00</text:p>
          </table:table-cell>
          <table:table-cell table:formula="of:=[.D1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3]&lt;[.$D$3];0;IF([.$A173]&gt;[.$E$3];[.$E$3]-[.$D$3];[.$A173]-[.$D$3]))" office:value-type="currency" office:currency="USD" office:value="45450" calcext:value-type="currency">
            <text:p>$45,450.00</text:p>
          </table:table-cell>
          <table:table-cell table:formula="of:=[.G173]*[.$G$3]" office:value-type="currency" office:currency="USD" office:value="5454" calcext:value-type="currency">
            <text:p>$5,454.00</text:p>
          </table:table-cell>
          <table:table-cell/>
          <table:table-cell table:formula="of:=IF([.$A173]&lt;[.$D$4];0;IF([.$A173]&gt;[.$E$4];[.$E$4]-[.$D$4];[.$A173]-[.$D$4]))" office:value-type="currency" office:currency="USD" office:value="0" calcext:value-type="currency">
            <text:p>$0.00</text:p>
          </table:table-cell>
          <table:table-cell table:formula="of:=[.J173]*[.$G$4]" office:value-type="currency" office:currency="USD" office:value="0" calcext:value-type="currency">
            <text:p>$0.00</text:p>
          </table:table-cell>
          <table:table-cell/>
          <table:table-cell table:formula="of:=IF([.$A173]&lt;[.$D$5];0;IF([.$A173]&gt;[.$E$5];[.$E$5]-[.$D$5];[.$A173]-[.$D$5]))" office:value-type="currency" office:currency="USD" office:value="0" calcext:value-type="currency">
            <text:p>$0.00</text:p>
          </table:table-cell>
          <table:table-cell table:formula="of:=[.M173]*[.$G$5]" office:value-type="currency" office:currency="USD" office:value="0" calcext:value-type="currency">
            <text:p>$0.00</text:p>
          </table:table-cell>
          <table:table-cell/>
          <table:table-cell table:formula="of:=IF([.$A173]&lt;[.$D$6];0;IF([.$A173]&gt;[.$E$6];[.$E$6]-[.$D$6];[.$A173]-[.$D$6]))" office:value-type="currency" office:currency="USD" office:value="0" calcext:value-type="currency">
            <text:p>$0.00</text:p>
          </table:table-cell>
          <table:table-cell table:formula="of:=[.P173]*[.$G$6]" office:value-type="currency" office:currency="USD" office:value="0" calcext:value-type="currency">
            <text:p>$0.00</text:p>
          </table:table-cell>
          <table:table-cell/>
          <table:table-cell table:formula="of:=IF([.$A173]&lt;[.$D$7];0;IF([.$A173]&gt;[.$E$7];[.$E$7]-[.$D$7];[.$A173]-[.$D$7]))" office:value-type="currency" office:currency="USD" office:value="0" calcext:value-type="currency">
            <text:p>$0.00</text:p>
          </table:table-cell>
          <table:table-cell table:formula="of:=[.S173]*[.$G$7]" office:value-type="currency" office:currency="USD" office:value="0" calcext:value-type="currency">
            <text:p>$0.00</text:p>
          </table:table-cell>
          <table:table-cell/>
          <table:table-cell table:formula="of:=IF([.$A173]&lt;[.$D$8];0;IF([.$A173]&gt;[.$E$8];[.$E$8]-[.$D$8];[.$A173]-[.$D$8]))" office:value-type="currency" office:currency="USD" office:value="0" calcext:value-type="currency">
            <text:p>$0.00</text:p>
          </table:table-cell>
          <table:table-cell table:formula="of:=[.V1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73]/50)*50" office:value-type="currency" office:currency="USD" office:value="68650" calcext:value-type="currency">
            <text:p>$68,650.00</text:p>
          </table:table-cell>
          <table:table-cell table:formula="of:=ROUND([.E174]+[.H174]+[.K174]+[.N174]+[.Q174]+[.T174]+[.W174];0)" office:value-type="currency" office:currency="USD" office:value="7774" calcext:value-type="currency">
            <text:p>$7,774.00</text:p>
          </table:table-cell>
          <table:table-cell/>
          <table:table-cell table:formula="of:=IF([.$A174]&gt;=[.$E$2];[.$E$2];[.$A174])" office:value-type="currency" office:currency="USD" office:value="23200" calcext:value-type="currency">
            <text:p>$23,200.00</text:p>
          </table:table-cell>
          <table:table-cell table:formula="of:=[.D1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4]&lt;[.$D$3];0;IF([.$A174]&gt;[.$E$3];[.$E$3]-[.$D$3];[.$A174]-[.$D$3]))" office:value-type="currency" office:currency="USD" office:value="45450" calcext:value-type="currency">
            <text:p>$45,450.00</text:p>
          </table:table-cell>
          <table:table-cell table:formula="of:=[.G174]*[.$G$3]" office:value-type="currency" office:currency="USD" office:value="5454" calcext:value-type="currency">
            <text:p>$5,454.00</text:p>
          </table:table-cell>
          <table:table-cell/>
          <table:table-cell table:formula="of:=IF([.$A174]&lt;[.$D$4];0;IF([.$A174]&gt;[.$E$4];[.$E$4]-[.$D$4];[.$A174]-[.$D$4]))" office:value-type="currency" office:currency="USD" office:value="0" calcext:value-type="currency">
            <text:p>$0.00</text:p>
          </table:table-cell>
          <table:table-cell table:formula="of:=[.J174]*[.$G$4]" office:value-type="currency" office:currency="USD" office:value="0" calcext:value-type="currency">
            <text:p>$0.00</text:p>
          </table:table-cell>
          <table:table-cell/>
          <table:table-cell table:formula="of:=IF([.$A174]&lt;[.$D$5];0;IF([.$A174]&gt;[.$E$5];[.$E$5]-[.$D$5];[.$A174]-[.$D$5]))" office:value-type="currency" office:currency="USD" office:value="0" calcext:value-type="currency">
            <text:p>$0.00</text:p>
          </table:table-cell>
          <table:table-cell table:formula="of:=[.M174]*[.$G$5]" office:value-type="currency" office:currency="USD" office:value="0" calcext:value-type="currency">
            <text:p>$0.00</text:p>
          </table:table-cell>
          <table:table-cell/>
          <table:table-cell table:formula="of:=IF([.$A174]&lt;[.$D$6];0;IF([.$A174]&gt;[.$E$6];[.$E$6]-[.$D$6];[.$A174]-[.$D$6]))" office:value-type="currency" office:currency="USD" office:value="0" calcext:value-type="currency">
            <text:p>$0.00</text:p>
          </table:table-cell>
          <table:table-cell table:formula="of:=[.P174]*[.$G$6]" office:value-type="currency" office:currency="USD" office:value="0" calcext:value-type="currency">
            <text:p>$0.00</text:p>
          </table:table-cell>
          <table:table-cell/>
          <table:table-cell table:formula="of:=IF([.$A174]&lt;[.$D$7];0;IF([.$A174]&gt;[.$E$7];[.$E$7]-[.$D$7];[.$A174]-[.$D$7]))" office:value-type="currency" office:currency="USD" office:value="0" calcext:value-type="currency">
            <text:p>$0.00</text:p>
          </table:table-cell>
          <table:table-cell table:formula="of:=[.S174]*[.$G$7]" office:value-type="currency" office:currency="USD" office:value="0" calcext:value-type="currency">
            <text:p>$0.00</text:p>
          </table:table-cell>
          <table:table-cell/>
          <table:table-cell table:formula="of:=IF([.$A174]&lt;[.$D$8];0;IF([.$A174]&gt;[.$E$8];[.$E$8]-[.$D$8];[.$A174]-[.$D$8]))" office:value-type="currency" office:currency="USD" office:value="0" calcext:value-type="currency">
            <text:p>$0.00</text:p>
          </table:table-cell>
          <table:table-cell table:formula="of:=[.V1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currency" office:currency="USD" office:value="68700" calcext:value-type="currency">
            <text:p>$68,700.00</text:p>
          </table:table-cell>
          <table:table-cell table:formula="of:=ROUND([.E175]+[.H175]+[.K175]+[.N175]+[.Q175]+[.T175]+[.W175];0)" office:value-type="currency" office:currency="USD" office:value="7780" calcext:value-type="currency">
            <text:p>$7,780.00</text:p>
          </table:table-cell>
          <table:table-cell/>
          <table:table-cell table:formula="of:=IF([.$A175]&gt;=[.$E$2];[.$E$2];[.$A175])" office:value-type="currency" office:currency="USD" office:value="23200" calcext:value-type="currency">
            <text:p>$23,200.00</text:p>
          </table:table-cell>
          <table:table-cell table:formula="of:=[.D1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5]&lt;[.$D$3];0;IF([.$A175]&gt;[.$E$3];[.$E$3]-[.$D$3];[.$A175]-[.$D$3]))" office:value-type="currency" office:currency="USD" office:value="45500" calcext:value-type="currency">
            <text:p>$45,500.00</text:p>
          </table:table-cell>
          <table:table-cell table:formula="of:=[.G175]*[.$G$3]" office:value-type="currency" office:currency="USD" office:value="5460" calcext:value-type="currency">
            <text:p>$5,460.00</text:p>
          </table:table-cell>
          <table:table-cell/>
          <table:table-cell table:formula="of:=IF([.$A175]&lt;[.$D$4];0;IF([.$A175]&gt;[.$E$4];[.$E$4]-[.$D$4];[.$A175]-[.$D$4]))" office:value-type="currency" office:currency="USD" office:value="0" calcext:value-type="currency">
            <text:p>$0.00</text:p>
          </table:table-cell>
          <table:table-cell table:formula="of:=[.J175]*[.$G$4]" office:value-type="currency" office:currency="USD" office:value="0" calcext:value-type="currency">
            <text:p>$0.00</text:p>
          </table:table-cell>
          <table:table-cell/>
          <table:table-cell table:formula="of:=IF([.$A175]&lt;[.$D$5];0;IF([.$A175]&gt;[.$E$5];[.$E$5]-[.$D$5];[.$A175]-[.$D$5]))" office:value-type="currency" office:currency="USD" office:value="0" calcext:value-type="currency">
            <text:p>$0.00</text:p>
          </table:table-cell>
          <table:table-cell table:formula="of:=[.M175]*[.$G$5]" office:value-type="currency" office:currency="USD" office:value="0" calcext:value-type="currency">
            <text:p>$0.00</text:p>
          </table:table-cell>
          <table:table-cell/>
          <table:table-cell table:formula="of:=IF([.$A175]&lt;[.$D$6];0;IF([.$A175]&gt;[.$E$6];[.$E$6]-[.$D$6];[.$A175]-[.$D$6]))" office:value-type="currency" office:currency="USD" office:value="0" calcext:value-type="currency">
            <text:p>$0.00</text:p>
          </table:table-cell>
          <table:table-cell table:formula="of:=[.P175]*[.$G$6]" office:value-type="currency" office:currency="USD" office:value="0" calcext:value-type="currency">
            <text:p>$0.00</text:p>
          </table:table-cell>
          <table:table-cell/>
          <table:table-cell table:formula="of:=IF([.$A175]&lt;[.$D$7];0;IF([.$A175]&gt;[.$E$7];[.$E$7]-[.$D$7];[.$A175]-[.$D$7]))" office:value-type="currency" office:currency="USD" office:value="0" calcext:value-type="currency">
            <text:p>$0.00</text:p>
          </table:table-cell>
          <table:table-cell table:formula="of:=[.S175]*[.$G$7]" office:value-type="currency" office:currency="USD" office:value="0" calcext:value-type="currency">
            <text:p>$0.00</text:p>
          </table:table-cell>
          <table:table-cell/>
          <table:table-cell table:formula="of:=IF([.$A175]&lt;[.$D$8];0;IF([.$A175]&gt;[.$E$8];[.$E$8]-[.$D$8];[.$A175]-[.$D$8]))" office:value-type="currency" office:currency="USD" office:value="0" calcext:value-type="currency">
            <text:p>$0.00</text:p>
          </table:table-cell>
          <table:table-cell table:formula="of:=[.V1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currency" office:currency="USD" office:value="7777" calcext:value-type="currency">
            <text:p>$7,777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currency" office:currency="USD" office:value="138200" calcext:value-type="currency">
            <text:p>$138,200.00</text:p>
          </table:table-cell>
          <table:table-cell table:formula="of:=ROUND([.E178]+[.H178]+[.K178]+[.N178]+[.Q178]+[.T178]+[.W178];0)" office:value-type="currency" office:currency="USD" office:value="20510" calcext:value-type="currency">
            <text:p>$20,510.00</text:p>
          </table:table-cell>
          <table:table-cell/>
          <table:table-cell table:formula="of:=IF([.$A178]&gt;=[.$E$2];[.$E$2];[.$A178])" office:value-type="currency" office:currency="USD" office:value="23200" calcext:value-type="currency">
            <text:p>$23,200.00</text:p>
          </table:table-cell>
          <table:table-cell table:formula="of:=[.D17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8]&lt;[.$D$3];0;IF([.$A178]&gt;[.$E$3];[.$E$3]-[.$D$3];[.$A178]-[.$D$3]))" office:value-type="currency" office:currency="USD" office:value="71100" calcext:value-type="currency">
            <text:p>$71,100.00</text:p>
          </table:table-cell>
          <table:table-cell table:formula="of:=[.G178]*[.$G$3]" office:value-type="currency" office:currency="USD" office:value="8532" calcext:value-type="currency">
            <text:p>$8,532.00</text:p>
          </table:table-cell>
          <table:table-cell/>
          <table:table-cell table:formula="of:=IF([.$A178]&lt;[.$D$4];0;IF([.$A178]&gt;[.$E$4];[.$E$4]-[.$D$4];[.$A178]-[.$D$4]))" office:value-type="currency" office:currency="USD" office:value="43900" calcext:value-type="currency">
            <text:p>$43,900.00</text:p>
          </table:table-cell>
          <table:table-cell table:formula="of:=[.J178]*[.$G$4]" office:value-type="currency" office:currency="USD" office:value="9658" calcext:value-type="currency">
            <text:p>$9,658.00</text:p>
          </table:table-cell>
          <table:table-cell/>
          <table:table-cell table:formula="of:=IF([.$A178]&lt;[.$D$5];0;IF([.$A178]&gt;[.$E$5];[.$E$5]-[.$D$5];[.$A178]-[.$D$5]))" office:value-type="currency" office:currency="USD" office:value="0" calcext:value-type="currency">
            <text:p>$0.00</text:p>
          </table:table-cell>
          <table:table-cell table:formula="of:=[.M178]*[.$G$5]" office:value-type="currency" office:currency="USD" office:value="0" calcext:value-type="currency">
            <text:p>$0.00</text:p>
          </table:table-cell>
          <table:table-cell/>
          <table:table-cell table:formula="of:=IF([.$A178]&lt;[.$D$6];0;IF([.$A178]&gt;[.$E$6];[.$E$6]-[.$D$6];[.$A178]-[.$D$6]))" office:value-type="currency" office:currency="USD" office:value="0" calcext:value-type="currency">
            <text:p>$0.00</text:p>
          </table:table-cell>
          <table:table-cell table:formula="of:=[.P178]*[.$G$6]" office:value-type="currency" office:currency="USD" office:value="0" calcext:value-type="currency">
            <text:p>$0.00</text:p>
          </table:table-cell>
          <table:table-cell/>
          <table:table-cell table:formula="of:=IF([.$A178]&lt;[.$D$7];0;IF([.$A178]&gt;[.$E$7];[.$E$7]-[.$D$7];[.$A178]-[.$D$7]))" office:value-type="currency" office:currency="USD" office:value="0" calcext:value-type="currency">
            <text:p>$0.00</text:p>
          </table:table-cell>
          <table:table-cell table:formula="of:=[.S178]*[.$G$7]" office:value-type="currency" office:currency="USD" office:value="0" calcext:value-type="currency">
            <text:p>$0.00</text:p>
          </table:table-cell>
          <table:table-cell/>
          <table:table-cell table:formula="of:=IF([.$A178]&lt;[.$D$8];0;IF([.$A178]&gt;[.$E$8];[.$E$8]-[.$D$8];[.$A178]-[.$D$8]))" office:value-type="currency" office:currency="USD" office:value="0" calcext:value-type="currency">
            <text:p>$0.00</text:p>
          </table:table-cell>
          <table:table-cell table:formula="of:=[.V17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78]/50)*50" office:value-type="currency" office:currency="USD" office:value="138200" calcext:value-type="currency">
            <text:p>$138,200.00</text:p>
          </table:table-cell>
          <table:table-cell table:formula="of:=ROUND([.E179]+[.H179]+[.K179]+[.N179]+[.Q179]+[.T179]+[.W179];0)" office:value-type="currency" office:currency="USD" office:value="20510" calcext:value-type="currency">
            <text:p>$20,510.00</text:p>
          </table:table-cell>
          <table:table-cell/>
          <table:table-cell table:formula="of:=IF([.$A179]&gt;=[.$E$2];[.$E$2];[.$A179])" office:value-type="currency" office:currency="USD" office:value="23200" calcext:value-type="currency">
            <text:p>$23,200.00</text:p>
          </table:table-cell>
          <table:table-cell table:formula="of:=[.D1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9]&lt;[.$D$3];0;IF([.$A179]&gt;[.$E$3];[.$E$3]-[.$D$3];[.$A179]-[.$D$3]))" office:value-type="currency" office:currency="USD" office:value="71100" calcext:value-type="currency">
            <text:p>$71,100.00</text:p>
          </table:table-cell>
          <table:table-cell table:formula="of:=[.G179]*[.$G$3]" office:value-type="currency" office:currency="USD" office:value="8532" calcext:value-type="currency">
            <text:p>$8,532.00</text:p>
          </table:table-cell>
          <table:table-cell/>
          <table:table-cell table:formula="of:=IF([.$A179]&lt;[.$D$4];0;IF([.$A179]&gt;[.$E$4];[.$E$4]-[.$D$4];[.$A179]-[.$D$4]))" office:value-type="currency" office:currency="USD" office:value="43900" calcext:value-type="currency">
            <text:p>$43,900.00</text:p>
          </table:table-cell>
          <table:table-cell table:formula="of:=[.J179]*[.$G$4]" office:value-type="currency" office:currency="USD" office:value="9658" calcext:value-type="currency">
            <text:p>$9,658.00</text:p>
          </table:table-cell>
          <table:table-cell/>
          <table:table-cell table:formula="of:=IF([.$A179]&lt;[.$D$5];0;IF([.$A179]&gt;[.$E$5];[.$E$5]-[.$D$5];[.$A179]-[.$D$5]))" office:value-type="currency" office:currency="USD" office:value="0" calcext:value-type="currency">
            <text:p>$0.00</text:p>
          </table:table-cell>
          <table:table-cell table:formula="of:=[.M179]*[.$G$5]" office:value-type="currency" office:currency="USD" office:value="0" calcext:value-type="currency">
            <text:p>$0.00</text:p>
          </table:table-cell>
          <table:table-cell/>
          <table:table-cell table:formula="of:=IF([.$A179]&lt;[.$D$6];0;IF([.$A179]&gt;[.$E$6];[.$E$6]-[.$D$6];[.$A179]-[.$D$6]))" office:value-type="currency" office:currency="USD" office:value="0" calcext:value-type="currency">
            <text:p>$0.00</text:p>
          </table:table-cell>
          <table:table-cell table:formula="of:=[.P179]*[.$G$6]" office:value-type="currency" office:currency="USD" office:value="0" calcext:value-type="currency">
            <text:p>$0.00</text:p>
          </table:table-cell>
          <table:table-cell/>
          <table:table-cell table:formula="of:=IF([.$A179]&lt;[.$D$7];0;IF([.$A179]&gt;[.$E$7];[.$E$7]-[.$D$7];[.$A179]-[.$D$7]))" office:value-type="currency" office:currency="USD" office:value="0" calcext:value-type="currency">
            <text:p>$0.00</text:p>
          </table:table-cell>
          <table:table-cell table:formula="of:=[.S179]*[.$G$7]" office:value-type="currency" office:currency="USD" office:value="0" calcext:value-type="currency">
            <text:p>$0.00</text:p>
          </table:table-cell>
          <table:table-cell/>
          <table:table-cell table:formula="of:=IF([.$A179]&lt;[.$D$8];0;IF([.$A179]&gt;[.$E$8];[.$E$8]-[.$D$8];[.$A179]-[.$D$8]))" office:value-type="currency" office:currency="USD" office:value="0" calcext:value-type="currency">
            <text:p>$0.00</text:p>
          </table:table-cell>
          <table:table-cell table:formula="of:=[.V1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currency" office:currency="USD" office:value="138250" calcext:value-type="currency">
            <text:p>$138,250.00</text:p>
          </table:table-cell>
          <table:table-cell table:formula="of:=ROUND([.E180]+[.H180]+[.K180]+[.N180]+[.Q180]+[.T180]+[.W180];0)" office:value-type="currency" office:currency="USD" office:value="20521" calcext:value-type="currency">
            <text:p>$20,521.00</text:p>
          </table:table-cell>
          <table:table-cell/>
          <table:table-cell table:formula="of:=IF([.$A180]&gt;=[.$E$2];[.$E$2];[.$A180])" office:value-type="currency" office:currency="USD" office:value="23200" calcext:value-type="currency">
            <text:p>$23,200.00</text:p>
          </table:table-cell>
          <table:table-cell table:formula="of:=[.D1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0]&lt;[.$D$3];0;IF([.$A180]&gt;[.$E$3];[.$E$3]-[.$D$3];[.$A180]-[.$D$3]))" office:value-type="currency" office:currency="USD" office:value="71100" calcext:value-type="currency">
            <text:p>$71,100.00</text:p>
          </table:table-cell>
          <table:table-cell table:formula="of:=[.G180]*[.$G$3]" office:value-type="currency" office:currency="USD" office:value="8532" calcext:value-type="currency">
            <text:p>$8,532.00</text:p>
          </table:table-cell>
          <table:table-cell/>
          <table:table-cell table:formula="of:=IF([.$A180]&lt;[.$D$4];0;IF([.$A180]&gt;[.$E$4];[.$E$4]-[.$D$4];[.$A180]-[.$D$4]))" office:value-type="currency" office:currency="USD" office:value="43950" calcext:value-type="currency">
            <text:p>$43,950.00</text:p>
          </table:table-cell>
          <table:table-cell table:formula="of:=[.J180]*[.$G$4]" office:value-type="currency" office:currency="USD" office:value="9669" calcext:value-type="currency">
            <text:p>$9,669.00</text:p>
          </table:table-cell>
          <table:table-cell/>
          <table:table-cell table:formula="of:=IF([.$A180]&lt;[.$D$5];0;IF([.$A180]&gt;[.$E$5];[.$E$5]-[.$D$5];[.$A180]-[.$D$5]))" office:value-type="currency" office:currency="USD" office:value="0" calcext:value-type="currency">
            <text:p>$0.00</text:p>
          </table:table-cell>
          <table:table-cell table:formula="of:=[.M180]*[.$G$5]" office:value-type="currency" office:currency="USD" office:value="0" calcext:value-type="currency">
            <text:p>$0.00</text:p>
          </table:table-cell>
          <table:table-cell/>
          <table:table-cell table:formula="of:=IF([.$A180]&lt;[.$D$6];0;IF([.$A180]&gt;[.$E$6];[.$E$6]-[.$D$6];[.$A180]-[.$D$6]))" office:value-type="currency" office:currency="USD" office:value="0" calcext:value-type="currency">
            <text:p>$0.00</text:p>
          </table:table-cell>
          <table:table-cell table:formula="of:=[.P180]*[.$G$6]" office:value-type="currency" office:currency="USD" office:value="0" calcext:value-type="currency">
            <text:p>$0.00</text:p>
          </table:table-cell>
          <table:table-cell/>
          <table:table-cell table:formula="of:=IF([.$A180]&lt;[.$D$7];0;IF([.$A180]&gt;[.$E$7];[.$E$7]-[.$D$7];[.$A180]-[.$D$7]))" office:value-type="currency" office:currency="USD" office:value="0" calcext:value-type="currency">
            <text:p>$0.00</text:p>
          </table:table-cell>
          <table:table-cell table:formula="of:=[.S180]*[.$G$7]" office:value-type="currency" office:currency="USD" office:value="0" calcext:value-type="currency">
            <text:p>$0.00</text:p>
          </table:table-cell>
          <table:table-cell/>
          <table:table-cell table:formula="of:=IF([.$A180]&lt;[.$D$8];0;IF([.$A180]&gt;[.$E$8];[.$E$8]-[.$D$8];[.$A180]-[.$D$8]))" office:value-type="currency" office:currency="USD" office:value="0" calcext:value-type="currency">
            <text:p>$0.00</text:p>
          </table:table-cell>
          <table:table-cell table:formula="of:=[.V1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currency" office:currency="USD" office:value="20516" calcext:value-type="currency">
            <text:p>$20,51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currency" office:currency="USD" office:value="138200" calcext:value-type="currency">
            <text:p>$138,200.00</text:p>
          </table:table-cell>
          <table:table-cell table:formula="of:=ROUND([.E183]+[.H183]+[.K183]+[.N183]+[.Q183]+[.T183]+[.W183];0)" office:value-type="currency" office:currency="USD" office:value="20510" calcext:value-type="currency">
            <text:p>$20,510.00</text:p>
          </table:table-cell>
          <table:table-cell/>
          <table:table-cell table:formula="of:=IF([.$A183]&gt;=[.$E$2];[.$E$2];[.$A183])" office:value-type="currency" office:currency="USD" office:value="23200" calcext:value-type="currency">
            <text:p>$23,200.00</text:p>
          </table:table-cell>
          <table:table-cell table:formula="of:=[.D1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3]&lt;[.$D$3];0;IF([.$A183]&gt;[.$E$3];[.$E$3]-[.$D$3];[.$A183]-[.$D$3]))" office:value-type="currency" office:currency="USD" office:value="71100" calcext:value-type="currency">
            <text:p>$71,100.00</text:p>
          </table:table-cell>
          <table:table-cell table:formula="of:=[.G183]*[.$G$3]" office:value-type="currency" office:currency="USD" office:value="8532" calcext:value-type="currency">
            <text:p>$8,532.00</text:p>
          </table:table-cell>
          <table:table-cell/>
          <table:table-cell table:formula="of:=IF([.$A183]&lt;[.$D$4];0;IF([.$A183]&gt;[.$E$4];[.$E$4]-[.$D$4];[.$A183]-[.$D$4]))" office:value-type="currency" office:currency="USD" office:value="43900" calcext:value-type="currency">
            <text:p>$43,900.00</text:p>
          </table:table-cell>
          <table:table-cell table:formula="of:=[.J183]*[.$G$4]" office:value-type="currency" office:currency="USD" office:value="9658" calcext:value-type="currency">
            <text:p>$9,658.00</text:p>
          </table:table-cell>
          <table:table-cell/>
          <table:table-cell table:formula="of:=IF([.$A183]&lt;[.$D$5];0;IF([.$A183]&gt;[.$E$5];[.$E$5]-[.$D$5];[.$A183]-[.$D$5]))" office:value-type="currency" office:currency="USD" office:value="0" calcext:value-type="currency">
            <text:p>$0.00</text:p>
          </table:table-cell>
          <table:table-cell table:formula="of:=[.M183]*[.$G$5]" office:value-type="currency" office:currency="USD" office:value="0" calcext:value-type="currency">
            <text:p>$0.00</text:p>
          </table:table-cell>
          <table:table-cell/>
          <table:table-cell table:formula="of:=IF([.$A183]&lt;[.$D$6];0;IF([.$A183]&gt;[.$E$6];[.$E$6]-[.$D$6];[.$A183]-[.$D$6]))" office:value-type="currency" office:currency="USD" office:value="0" calcext:value-type="currency">
            <text:p>$0.00</text:p>
          </table:table-cell>
          <table:table-cell table:formula="of:=[.P183]*[.$G$6]" office:value-type="currency" office:currency="USD" office:value="0" calcext:value-type="currency">
            <text:p>$0.00</text:p>
          </table:table-cell>
          <table:table-cell/>
          <table:table-cell table:formula="of:=IF([.$A183]&lt;[.$D$7];0;IF([.$A183]&gt;[.$E$7];[.$E$7]-[.$D$7];[.$A183]-[.$D$7]))" office:value-type="currency" office:currency="USD" office:value="0" calcext:value-type="currency">
            <text:p>$0.00</text:p>
          </table:table-cell>
          <table:table-cell table:formula="of:=[.S183]*[.$G$7]" office:value-type="currency" office:currency="USD" office:value="0" calcext:value-type="currency">
            <text:p>$0.00</text:p>
          </table:table-cell>
          <table:table-cell/>
          <table:table-cell table:formula="of:=IF([.$A183]&lt;[.$D$8];0;IF([.$A183]&gt;[.$E$8];[.$E$8]-[.$D$8];[.$A183]-[.$D$8]))" office:value-type="currency" office:currency="USD" office:value="0" calcext:value-type="currency">
            <text:p>$0.00</text:p>
          </table:table-cell>
          <table:table-cell table:formula="of:=[.V1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83]/50)*50" office:value-type="currency" office:currency="USD" office:value="138200" calcext:value-type="currency">
            <text:p>$138,200.00</text:p>
          </table:table-cell>
          <table:table-cell table:formula="of:=ROUND([.E184]+[.H184]+[.K184]+[.N184]+[.Q184]+[.T184]+[.W184];0)" office:value-type="currency" office:currency="USD" office:value="20510" calcext:value-type="currency">
            <text:p>$20,510.00</text:p>
          </table:table-cell>
          <table:table-cell/>
          <table:table-cell table:formula="of:=IF([.$A184]&gt;=[.$E$2];[.$E$2];[.$A184])" office:value-type="currency" office:currency="USD" office:value="23200" calcext:value-type="currency">
            <text:p>$23,200.00</text:p>
          </table:table-cell>
          <table:table-cell table:formula="of:=[.D1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4]&lt;[.$D$3];0;IF([.$A184]&gt;[.$E$3];[.$E$3]-[.$D$3];[.$A184]-[.$D$3]))" office:value-type="currency" office:currency="USD" office:value="71100" calcext:value-type="currency">
            <text:p>$71,100.00</text:p>
          </table:table-cell>
          <table:table-cell table:formula="of:=[.G184]*[.$G$3]" office:value-type="currency" office:currency="USD" office:value="8532" calcext:value-type="currency">
            <text:p>$8,532.00</text:p>
          </table:table-cell>
          <table:table-cell/>
          <table:table-cell table:formula="of:=IF([.$A184]&lt;[.$D$4];0;IF([.$A184]&gt;[.$E$4];[.$E$4]-[.$D$4];[.$A184]-[.$D$4]))" office:value-type="currency" office:currency="USD" office:value="43900" calcext:value-type="currency">
            <text:p>$43,900.00</text:p>
          </table:table-cell>
          <table:table-cell table:formula="of:=[.J184]*[.$G$4]" office:value-type="currency" office:currency="USD" office:value="9658" calcext:value-type="currency">
            <text:p>$9,658.00</text:p>
          </table:table-cell>
          <table:table-cell/>
          <table:table-cell table:formula="of:=IF([.$A184]&lt;[.$D$5];0;IF([.$A184]&gt;[.$E$5];[.$E$5]-[.$D$5];[.$A184]-[.$D$5]))" office:value-type="currency" office:currency="USD" office:value="0" calcext:value-type="currency">
            <text:p>$0.00</text:p>
          </table:table-cell>
          <table:table-cell table:formula="of:=[.M184]*[.$G$5]" office:value-type="currency" office:currency="USD" office:value="0" calcext:value-type="currency">
            <text:p>$0.00</text:p>
          </table:table-cell>
          <table:table-cell/>
          <table:table-cell table:formula="of:=IF([.$A184]&lt;[.$D$6];0;IF([.$A184]&gt;[.$E$6];[.$E$6]-[.$D$6];[.$A184]-[.$D$6]))" office:value-type="currency" office:currency="USD" office:value="0" calcext:value-type="currency">
            <text:p>$0.00</text:p>
          </table:table-cell>
          <table:table-cell table:formula="of:=[.P184]*[.$G$6]" office:value-type="currency" office:currency="USD" office:value="0" calcext:value-type="currency">
            <text:p>$0.00</text:p>
          </table:table-cell>
          <table:table-cell/>
          <table:table-cell table:formula="of:=IF([.$A184]&lt;[.$D$7];0;IF([.$A184]&gt;[.$E$7];[.$E$7]-[.$D$7];[.$A184]-[.$D$7]))" office:value-type="currency" office:currency="USD" office:value="0" calcext:value-type="currency">
            <text:p>$0.00</text:p>
          </table:table-cell>
          <table:table-cell table:formula="of:=[.S184]*[.$G$7]" office:value-type="currency" office:currency="USD" office:value="0" calcext:value-type="currency">
            <text:p>$0.00</text:p>
          </table:table-cell>
          <table:table-cell/>
          <table:table-cell table:formula="of:=IF([.$A184]&lt;[.$D$8];0;IF([.$A184]&gt;[.$E$8];[.$E$8]-[.$D$8];[.$A184]-[.$D$8]))" office:value-type="currency" office:currency="USD" office:value="0" calcext:value-type="currency">
            <text:p>$0.00</text:p>
          </table:table-cell>
          <table:table-cell table:formula="of:=[.V1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currency" office:currency="USD" office:value="138250" calcext:value-type="currency">
            <text:p>$138,250.00</text:p>
          </table:table-cell>
          <table:table-cell table:formula="of:=ROUND([.E185]+[.H185]+[.K185]+[.N185]+[.Q185]+[.T185]+[.W185];0)" office:value-type="currency" office:currency="USD" office:value="20521" calcext:value-type="currency">
            <text:p>$20,521.00</text:p>
          </table:table-cell>
          <table:table-cell/>
          <table:table-cell table:formula="of:=IF([.$A185]&gt;=[.$E$2];[.$E$2];[.$A185])" office:value-type="currency" office:currency="USD" office:value="23200" calcext:value-type="currency">
            <text:p>$23,200.00</text:p>
          </table:table-cell>
          <table:table-cell table:formula="of:=[.D1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5]&lt;[.$D$3];0;IF([.$A185]&gt;[.$E$3];[.$E$3]-[.$D$3];[.$A185]-[.$D$3]))" office:value-type="currency" office:currency="USD" office:value="71100" calcext:value-type="currency">
            <text:p>$71,100.00</text:p>
          </table:table-cell>
          <table:table-cell table:formula="of:=[.G185]*[.$G$3]" office:value-type="currency" office:currency="USD" office:value="8532" calcext:value-type="currency">
            <text:p>$8,532.00</text:p>
          </table:table-cell>
          <table:table-cell/>
          <table:table-cell table:formula="of:=IF([.$A185]&lt;[.$D$4];0;IF([.$A185]&gt;[.$E$4];[.$E$4]-[.$D$4];[.$A185]-[.$D$4]))" office:value-type="currency" office:currency="USD" office:value="43950" calcext:value-type="currency">
            <text:p>$43,950.00</text:p>
          </table:table-cell>
          <table:table-cell table:formula="of:=[.J185]*[.$G$4]" office:value-type="currency" office:currency="USD" office:value="9669" calcext:value-type="currency">
            <text:p>$9,669.00</text:p>
          </table:table-cell>
          <table:table-cell/>
          <table:table-cell table:formula="of:=IF([.$A185]&lt;[.$D$5];0;IF([.$A185]&gt;[.$E$5];[.$E$5]-[.$D$5];[.$A185]-[.$D$5]))" office:value-type="currency" office:currency="USD" office:value="0" calcext:value-type="currency">
            <text:p>$0.00</text:p>
          </table:table-cell>
          <table:table-cell table:formula="of:=[.M185]*[.$G$5]" office:value-type="currency" office:currency="USD" office:value="0" calcext:value-type="currency">
            <text:p>$0.00</text:p>
          </table:table-cell>
          <table:table-cell/>
          <table:table-cell table:formula="of:=IF([.$A185]&lt;[.$D$6];0;IF([.$A185]&gt;[.$E$6];[.$E$6]-[.$D$6];[.$A185]-[.$D$6]))" office:value-type="currency" office:currency="USD" office:value="0" calcext:value-type="currency">
            <text:p>$0.00</text:p>
          </table:table-cell>
          <table:table-cell table:formula="of:=[.P185]*[.$G$6]" office:value-type="currency" office:currency="USD" office:value="0" calcext:value-type="currency">
            <text:p>$0.00</text:p>
          </table:table-cell>
          <table:table-cell/>
          <table:table-cell table:formula="of:=IF([.$A185]&lt;[.$D$7];0;IF([.$A185]&gt;[.$E$7];[.$E$7]-[.$D$7];[.$A185]-[.$D$7]))" office:value-type="currency" office:currency="USD" office:value="0" calcext:value-type="currency">
            <text:p>$0.00</text:p>
          </table:table-cell>
          <table:table-cell table:formula="of:=[.S185]*[.$G$7]" office:value-type="currency" office:currency="USD" office:value="0" calcext:value-type="currency">
            <text:p>$0.00</text:p>
          </table:table-cell>
          <table:table-cell/>
          <table:table-cell table:formula="of:=IF([.$A185]&lt;[.$D$8];0;IF([.$A185]&gt;[.$E$8];[.$E$8]-[.$D$8];[.$A185]-[.$D$8]))" office:value-type="currency" office:currency="USD" office:value="0" calcext:value-type="currency">
            <text:p>$0.00</text:p>
          </table:table-cell>
          <table:table-cell table:formula="of:=[.V1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currency" office:currency="USD" office:value="20516" calcext:value-type="currency">
            <text:p>$20,516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currency" office:currency="USD" office:value="211800" calcext:value-type="currency">
            <text:p>$211,800.00</text:p>
          </table:table-cell>
          <table:table-cell table:formula="of:=ROUND([.E188]+[.H188]+[.K188]+[.N188]+[.Q188]+[.T188]+[.W188];0)" office:value-type="currency" office:currency="USD" office:value="36917" calcext:value-type="currency">
            <text:p>$36,917.00</text:p>
          </table:table-cell>
          <table:table-cell/>
          <table:table-cell table:formula="of:=IF([.$A188]&gt;=[.$E$2];[.$E$2];[.$A188])" office:value-type="currency" office:currency="USD" office:value="23200" calcext:value-type="currency">
            <text:p>$23,200.00</text:p>
          </table:table-cell>
          <table:table-cell table:formula="of:=[.D18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8]&lt;[.$D$3];0;IF([.$A188]&gt;[.$E$3];[.$E$3]-[.$D$3];[.$A188]-[.$D$3]))" office:value-type="currency" office:currency="USD" office:value="71100" calcext:value-type="currency">
            <text:p>$71,100.00</text:p>
          </table:table-cell>
          <table:table-cell table:formula="of:=[.G188]*[.$G$3]" office:value-type="currency" office:currency="USD" office:value="8532" calcext:value-type="currency">
            <text:p>$8,532.00</text:p>
          </table:table-cell>
          <table:table-cell/>
          <table:table-cell table:formula="of:=IF([.$A188]&lt;[.$D$4];0;IF([.$A188]&gt;[.$E$4];[.$E$4]-[.$D$4];[.$A188]-[.$D$4]))" office:value-type="currency" office:currency="USD" office:value="106750" calcext:value-type="currency">
            <text:p>$106,750.00</text:p>
          </table:table-cell>
          <table:table-cell table:formula="of:=[.J188]*[.$G$4]" office:value-type="currency" office:currency="USD" office:value="23485" calcext:value-type="currency">
            <text:p>$23,485.00</text:p>
          </table:table-cell>
          <table:table-cell/>
          <table:table-cell table:formula="of:=IF([.$A188]&lt;[.$D$5];0;IF([.$A188]&gt;[.$E$5];[.$E$5]-[.$D$5];[.$A188]-[.$D$5]))" office:value-type="currency" office:currency="USD" office:value="10750" calcext:value-type="currency">
            <text:p>$10,750.00</text:p>
          </table:table-cell>
          <table:table-cell table:formula="of:=[.M188]*[.$G$5]" office:value-type="currency" office:currency="USD" office:value="2580" calcext:value-type="currency">
            <text:p>$2,580.00</text:p>
          </table:table-cell>
          <table:table-cell/>
          <table:table-cell table:formula="of:=IF([.$A188]&lt;[.$D$6];0;IF([.$A188]&gt;[.$E$6];[.$E$6]-[.$D$6];[.$A188]-[.$D$6]))" office:value-type="currency" office:currency="USD" office:value="0" calcext:value-type="currency">
            <text:p>$0.00</text:p>
          </table:table-cell>
          <table:table-cell table:formula="of:=[.P188]*[.$G$6]" office:value-type="currency" office:currency="USD" office:value="0" calcext:value-type="currency">
            <text:p>$0.00</text:p>
          </table:table-cell>
          <table:table-cell/>
          <table:table-cell table:formula="of:=IF([.$A188]&lt;[.$D$7];0;IF([.$A188]&gt;[.$E$7];[.$E$7]-[.$D$7];[.$A188]-[.$D$7]))" office:value-type="currency" office:currency="USD" office:value="0" calcext:value-type="currency">
            <text:p>$0.00</text:p>
          </table:table-cell>
          <table:table-cell table:formula="of:=[.S188]*[.$G$7]" office:value-type="currency" office:currency="USD" office:value="0" calcext:value-type="currency">
            <text:p>$0.00</text:p>
          </table:table-cell>
          <table:table-cell/>
          <table:table-cell table:formula="of:=IF([.$A188]&lt;[.$D$8];0;IF([.$A188]&gt;[.$E$8];[.$E$8]-[.$D$8];[.$A188]-[.$D$8]))" office:value-type="currency" office:currency="USD" office:value="0" calcext:value-type="currency">
            <text:p>$0.00</text:p>
          </table:table-cell>
          <table:table-cell table:formula="of:=[.V18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88]/50)*50" office:value-type="currency" office:currency="USD" office:value="211800" calcext:value-type="currency">
            <text:p>$211,800.00</text:p>
          </table:table-cell>
          <table:table-cell table:formula="of:=ROUND([.E189]+[.H189]+[.K189]+[.N189]+[.Q189]+[.T189]+[.W189];0)" office:value-type="currency" office:currency="USD" office:value="36917" calcext:value-type="currency">
            <text:p>$36,917.00</text:p>
          </table:table-cell>
          <table:table-cell/>
          <table:table-cell table:formula="of:=IF([.$A189]&gt;=[.$E$2];[.$E$2];[.$A189])" office:value-type="currency" office:currency="USD" office:value="23200" calcext:value-type="currency">
            <text:p>$23,200.00</text:p>
          </table:table-cell>
          <table:table-cell table:formula="of:=[.D1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9]&lt;[.$D$3];0;IF([.$A189]&gt;[.$E$3];[.$E$3]-[.$D$3];[.$A189]-[.$D$3]))" office:value-type="currency" office:currency="USD" office:value="71100" calcext:value-type="currency">
            <text:p>$71,100.00</text:p>
          </table:table-cell>
          <table:table-cell table:formula="of:=[.G189]*[.$G$3]" office:value-type="currency" office:currency="USD" office:value="8532" calcext:value-type="currency">
            <text:p>$8,532.00</text:p>
          </table:table-cell>
          <table:table-cell/>
          <table:table-cell table:formula="of:=IF([.$A189]&lt;[.$D$4];0;IF([.$A189]&gt;[.$E$4];[.$E$4]-[.$D$4];[.$A189]-[.$D$4]))" office:value-type="currency" office:currency="USD" office:value="106750" calcext:value-type="currency">
            <text:p>$106,750.00</text:p>
          </table:table-cell>
          <table:table-cell table:formula="of:=[.J189]*[.$G$4]" office:value-type="currency" office:currency="USD" office:value="23485" calcext:value-type="currency">
            <text:p>$23,485.00</text:p>
          </table:table-cell>
          <table:table-cell/>
          <table:table-cell table:formula="of:=IF([.$A189]&lt;[.$D$5];0;IF([.$A189]&gt;[.$E$5];[.$E$5]-[.$D$5];[.$A189]-[.$D$5]))" office:value-type="currency" office:currency="USD" office:value="10750" calcext:value-type="currency">
            <text:p>$10,750.00</text:p>
          </table:table-cell>
          <table:table-cell table:formula="of:=[.M189]*[.$G$5]" office:value-type="currency" office:currency="USD" office:value="2580" calcext:value-type="currency">
            <text:p>$2,580.00</text:p>
          </table:table-cell>
          <table:table-cell/>
          <table:table-cell table:formula="of:=IF([.$A189]&lt;[.$D$6];0;IF([.$A189]&gt;[.$E$6];[.$E$6]-[.$D$6];[.$A189]-[.$D$6]))" office:value-type="currency" office:currency="USD" office:value="0" calcext:value-type="currency">
            <text:p>$0.00</text:p>
          </table:table-cell>
          <table:table-cell table:formula="of:=[.P189]*[.$G$6]" office:value-type="currency" office:currency="USD" office:value="0" calcext:value-type="currency">
            <text:p>$0.00</text:p>
          </table:table-cell>
          <table:table-cell/>
          <table:table-cell table:formula="of:=IF([.$A189]&lt;[.$D$7];0;IF([.$A189]&gt;[.$E$7];[.$E$7]-[.$D$7];[.$A189]-[.$D$7]))" office:value-type="currency" office:currency="USD" office:value="0" calcext:value-type="currency">
            <text:p>$0.00</text:p>
          </table:table-cell>
          <table:table-cell table:formula="of:=[.S189]*[.$G$7]" office:value-type="currency" office:currency="USD" office:value="0" calcext:value-type="currency">
            <text:p>$0.00</text:p>
          </table:table-cell>
          <table:table-cell/>
          <table:table-cell table:formula="of:=IF([.$A189]&lt;[.$D$8];0;IF([.$A189]&gt;[.$E$8];[.$E$8]-[.$D$8];[.$A189]-[.$D$8]))" office:value-type="currency" office:currency="USD" office:value="0" calcext:value-type="currency">
            <text:p>$0.00</text:p>
          </table:table-cell>
          <table:table-cell table:formula="of:=[.V1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currency" office:currency="USD" office:value="211850" calcext:value-type="currency">
            <text:p>$211,850.00</text:p>
          </table:table-cell>
          <table:table-cell table:formula="of:=ROUND([.E190]+[.H190]+[.K190]+[.N190]+[.Q190]+[.T190]+[.W190];0)" office:value-type="currency" office:currency="USD" office:value="36929" calcext:value-type="currency">
            <text:p>$36,929.00</text:p>
          </table:table-cell>
          <table:table-cell/>
          <table:table-cell table:formula="of:=IF([.$A190]&gt;=[.$E$2];[.$E$2];[.$A190])" office:value-type="currency" office:currency="USD" office:value="23200" calcext:value-type="currency">
            <text:p>$23,200.00</text:p>
          </table:table-cell>
          <table:table-cell table:formula="of:=[.D1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0]&lt;[.$D$3];0;IF([.$A190]&gt;[.$E$3];[.$E$3]-[.$D$3];[.$A190]-[.$D$3]))" office:value-type="currency" office:currency="USD" office:value="71100" calcext:value-type="currency">
            <text:p>$71,100.00</text:p>
          </table:table-cell>
          <table:table-cell table:formula="of:=[.G190]*[.$G$3]" office:value-type="currency" office:currency="USD" office:value="8532" calcext:value-type="currency">
            <text:p>$8,532.00</text:p>
          </table:table-cell>
          <table:table-cell/>
          <table:table-cell table:formula="of:=IF([.$A190]&lt;[.$D$4];0;IF([.$A190]&gt;[.$E$4];[.$E$4]-[.$D$4];[.$A190]-[.$D$4]))" office:value-type="currency" office:currency="USD" office:value="106750" calcext:value-type="currency">
            <text:p>$106,750.00</text:p>
          </table:table-cell>
          <table:table-cell table:formula="of:=[.J190]*[.$G$4]" office:value-type="currency" office:currency="USD" office:value="23485" calcext:value-type="currency">
            <text:p>$23,485.00</text:p>
          </table:table-cell>
          <table:table-cell/>
          <table:table-cell table:formula="of:=IF([.$A190]&lt;[.$D$5];0;IF([.$A190]&gt;[.$E$5];[.$E$5]-[.$D$5];[.$A190]-[.$D$5]))" office:value-type="currency" office:currency="USD" office:value="10800" calcext:value-type="currency">
            <text:p>$10,800.00</text:p>
          </table:table-cell>
          <table:table-cell table:formula="of:=[.M190]*[.$G$5]" office:value-type="currency" office:currency="USD" office:value="2592" calcext:value-type="currency">
            <text:p>$2,592.00</text:p>
          </table:table-cell>
          <table:table-cell/>
          <table:table-cell table:formula="of:=IF([.$A190]&lt;[.$D$6];0;IF([.$A190]&gt;[.$E$6];[.$E$6]-[.$D$6];[.$A190]-[.$D$6]))" office:value-type="currency" office:currency="USD" office:value="0" calcext:value-type="currency">
            <text:p>$0.00</text:p>
          </table:table-cell>
          <table:table-cell table:formula="of:=[.P190]*[.$G$6]" office:value-type="currency" office:currency="USD" office:value="0" calcext:value-type="currency">
            <text:p>$0.00</text:p>
          </table:table-cell>
          <table:table-cell/>
          <table:table-cell table:formula="of:=IF([.$A190]&lt;[.$D$7];0;IF([.$A190]&gt;[.$E$7];[.$E$7]-[.$D$7];[.$A190]-[.$D$7]))" office:value-type="currency" office:currency="USD" office:value="0" calcext:value-type="currency">
            <text:p>$0.00</text:p>
          </table:table-cell>
          <table:table-cell table:formula="of:=[.S190]*[.$G$7]" office:value-type="currency" office:currency="USD" office:value="0" calcext:value-type="currency">
            <text:p>$0.00</text:p>
          </table:table-cell>
          <table:table-cell/>
          <table:table-cell table:formula="of:=IF([.$A190]&lt;[.$D$8];0;IF([.$A190]&gt;[.$E$8];[.$E$8]-[.$D$8];[.$A190]-[.$D$8]))" office:value-type="currency" office:currency="USD" office:value="0" calcext:value-type="currency">
            <text:p>$0.00</text:p>
          </table:table-cell>
          <table:table-cell table:formula="of:=[.V1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currency" office:currency="USD" office:value="36923" calcext:value-type="currency">
            <text:p>$36,92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currency" office:currency="USD" office:value="211800" calcext:value-type="currency">
            <text:p>$211,800.00</text:p>
          </table:table-cell>
          <table:table-cell table:formula="of:=ROUND([.E193]+[.H193]+[.K193]+[.N193]+[.Q193]+[.T193]+[.W193];0)" office:value-type="currency" office:currency="USD" office:value="36917" calcext:value-type="currency">
            <text:p>$36,917.00</text:p>
          </table:table-cell>
          <table:table-cell/>
          <table:table-cell table:formula="of:=IF([.$A193]&gt;=[.$E$2];[.$E$2];[.$A193])" office:value-type="currency" office:currency="USD" office:value="23200" calcext:value-type="currency">
            <text:p>$23,200.00</text:p>
          </table:table-cell>
          <table:table-cell table:formula="of:=[.D1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3]&lt;[.$D$3];0;IF([.$A193]&gt;[.$E$3];[.$E$3]-[.$D$3];[.$A193]-[.$D$3]))" office:value-type="currency" office:currency="USD" office:value="71100" calcext:value-type="currency">
            <text:p>$71,100.00</text:p>
          </table:table-cell>
          <table:table-cell table:formula="of:=[.G193]*[.$G$3]" office:value-type="currency" office:currency="USD" office:value="8532" calcext:value-type="currency">
            <text:p>$8,532.00</text:p>
          </table:table-cell>
          <table:table-cell/>
          <table:table-cell table:formula="of:=IF([.$A193]&lt;[.$D$4];0;IF([.$A193]&gt;[.$E$4];[.$E$4]-[.$D$4];[.$A193]-[.$D$4]))" office:value-type="currency" office:currency="USD" office:value="106750" calcext:value-type="currency">
            <text:p>$106,750.00</text:p>
          </table:table-cell>
          <table:table-cell table:formula="of:=[.J193]*[.$G$4]" office:value-type="currency" office:currency="USD" office:value="23485" calcext:value-type="currency">
            <text:p>$23,485.00</text:p>
          </table:table-cell>
          <table:table-cell/>
          <table:table-cell table:formula="of:=IF([.$A193]&lt;[.$D$5];0;IF([.$A193]&gt;[.$E$5];[.$E$5]-[.$D$5];[.$A193]-[.$D$5]))" office:value-type="currency" office:currency="USD" office:value="10750" calcext:value-type="currency">
            <text:p>$10,750.00</text:p>
          </table:table-cell>
          <table:table-cell table:formula="of:=[.M193]*[.$G$5]" office:value-type="currency" office:currency="USD" office:value="2580" calcext:value-type="currency">
            <text:p>$2,580.00</text:p>
          </table:table-cell>
          <table:table-cell/>
          <table:table-cell table:formula="of:=IF([.$A193]&lt;[.$D$6];0;IF([.$A193]&gt;[.$E$6];[.$E$6]-[.$D$6];[.$A193]-[.$D$6]))" office:value-type="currency" office:currency="USD" office:value="0" calcext:value-type="currency">
            <text:p>$0.00</text:p>
          </table:table-cell>
          <table:table-cell table:formula="of:=[.P193]*[.$G$6]" office:value-type="currency" office:currency="USD" office:value="0" calcext:value-type="currency">
            <text:p>$0.00</text:p>
          </table:table-cell>
          <table:table-cell/>
          <table:table-cell table:formula="of:=IF([.$A193]&lt;[.$D$7];0;IF([.$A193]&gt;[.$E$7];[.$E$7]-[.$D$7];[.$A193]-[.$D$7]))" office:value-type="currency" office:currency="USD" office:value="0" calcext:value-type="currency">
            <text:p>$0.00</text:p>
          </table:table-cell>
          <table:table-cell table:formula="of:=[.S193]*[.$G$7]" office:value-type="currency" office:currency="USD" office:value="0" calcext:value-type="currency">
            <text:p>$0.00</text:p>
          </table:table-cell>
          <table:table-cell/>
          <table:table-cell table:formula="of:=IF([.$A193]&lt;[.$D$8];0;IF([.$A193]&gt;[.$E$8];[.$E$8]-[.$D$8];[.$A193]-[.$D$8]))" office:value-type="currency" office:currency="USD" office:value="0" calcext:value-type="currency">
            <text:p>$0.00</text:p>
          </table:table-cell>
          <table:table-cell table:formula="of:=[.V1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93]/50)*50" office:value-type="currency" office:currency="USD" office:value="211800" calcext:value-type="currency">
            <text:p>$211,800.00</text:p>
          </table:table-cell>
          <table:table-cell table:formula="of:=ROUND([.E194]+[.H194]+[.K194]+[.N194]+[.Q194]+[.T194]+[.W194];0)" office:value-type="currency" office:currency="USD" office:value="36917" calcext:value-type="currency">
            <text:p>$36,917.00</text:p>
          </table:table-cell>
          <table:table-cell/>
          <table:table-cell table:formula="of:=IF([.$A194]&gt;=[.$E$2];[.$E$2];[.$A194])" office:value-type="currency" office:currency="USD" office:value="23200" calcext:value-type="currency">
            <text:p>$23,200.00</text:p>
          </table:table-cell>
          <table:table-cell table:formula="of:=[.D1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4]&lt;[.$D$3];0;IF([.$A194]&gt;[.$E$3];[.$E$3]-[.$D$3];[.$A194]-[.$D$3]))" office:value-type="currency" office:currency="USD" office:value="71100" calcext:value-type="currency">
            <text:p>$71,100.00</text:p>
          </table:table-cell>
          <table:table-cell table:formula="of:=[.G194]*[.$G$3]" office:value-type="currency" office:currency="USD" office:value="8532" calcext:value-type="currency">
            <text:p>$8,532.00</text:p>
          </table:table-cell>
          <table:table-cell/>
          <table:table-cell table:formula="of:=IF([.$A194]&lt;[.$D$4];0;IF([.$A194]&gt;[.$E$4];[.$E$4]-[.$D$4];[.$A194]-[.$D$4]))" office:value-type="currency" office:currency="USD" office:value="106750" calcext:value-type="currency">
            <text:p>$106,750.00</text:p>
          </table:table-cell>
          <table:table-cell table:formula="of:=[.J194]*[.$G$4]" office:value-type="currency" office:currency="USD" office:value="23485" calcext:value-type="currency">
            <text:p>$23,485.00</text:p>
          </table:table-cell>
          <table:table-cell/>
          <table:table-cell table:formula="of:=IF([.$A194]&lt;[.$D$5];0;IF([.$A194]&gt;[.$E$5];[.$E$5]-[.$D$5];[.$A194]-[.$D$5]))" office:value-type="currency" office:currency="USD" office:value="10750" calcext:value-type="currency">
            <text:p>$10,750.00</text:p>
          </table:table-cell>
          <table:table-cell table:formula="of:=[.M194]*[.$G$5]" office:value-type="currency" office:currency="USD" office:value="2580" calcext:value-type="currency">
            <text:p>$2,580.00</text:p>
          </table:table-cell>
          <table:table-cell/>
          <table:table-cell table:formula="of:=IF([.$A194]&lt;[.$D$6];0;IF([.$A194]&gt;[.$E$6];[.$E$6]-[.$D$6];[.$A194]-[.$D$6]))" office:value-type="currency" office:currency="USD" office:value="0" calcext:value-type="currency">
            <text:p>$0.00</text:p>
          </table:table-cell>
          <table:table-cell table:formula="of:=[.P194]*[.$G$6]" office:value-type="currency" office:currency="USD" office:value="0" calcext:value-type="currency">
            <text:p>$0.00</text:p>
          </table:table-cell>
          <table:table-cell/>
          <table:table-cell table:formula="of:=IF([.$A194]&lt;[.$D$7];0;IF([.$A194]&gt;[.$E$7];[.$E$7]-[.$D$7];[.$A194]-[.$D$7]))" office:value-type="currency" office:currency="USD" office:value="0" calcext:value-type="currency">
            <text:p>$0.00</text:p>
          </table:table-cell>
          <table:table-cell table:formula="of:=[.S194]*[.$G$7]" office:value-type="currency" office:currency="USD" office:value="0" calcext:value-type="currency">
            <text:p>$0.00</text:p>
          </table:table-cell>
          <table:table-cell/>
          <table:table-cell table:formula="of:=IF([.$A194]&lt;[.$D$8];0;IF([.$A194]&gt;[.$E$8];[.$E$8]-[.$D$8];[.$A194]-[.$D$8]))" office:value-type="currency" office:currency="USD" office:value="0" calcext:value-type="currency">
            <text:p>$0.00</text:p>
          </table:table-cell>
          <table:table-cell table:formula="of:=[.V1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currency" office:currency="USD" office:value="211850" calcext:value-type="currency">
            <text:p>$211,850.00</text:p>
          </table:table-cell>
          <table:table-cell table:formula="of:=ROUND([.E195]+[.H195]+[.K195]+[.N195]+[.Q195]+[.T195]+[.W195];0)" office:value-type="currency" office:currency="USD" office:value="36929" calcext:value-type="currency">
            <text:p>$36,929.00</text:p>
          </table:table-cell>
          <table:table-cell/>
          <table:table-cell table:formula="of:=IF([.$A195]&gt;=[.$E$2];[.$E$2];[.$A195])" office:value-type="currency" office:currency="USD" office:value="23200" calcext:value-type="currency">
            <text:p>$23,200.00</text:p>
          </table:table-cell>
          <table:table-cell table:formula="of:=[.D1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5]&lt;[.$D$3];0;IF([.$A195]&gt;[.$E$3];[.$E$3]-[.$D$3];[.$A195]-[.$D$3]))" office:value-type="currency" office:currency="USD" office:value="71100" calcext:value-type="currency">
            <text:p>$71,100.00</text:p>
          </table:table-cell>
          <table:table-cell table:formula="of:=[.G195]*[.$G$3]" office:value-type="currency" office:currency="USD" office:value="8532" calcext:value-type="currency">
            <text:p>$8,532.00</text:p>
          </table:table-cell>
          <table:table-cell/>
          <table:table-cell table:formula="of:=IF([.$A195]&lt;[.$D$4];0;IF([.$A195]&gt;[.$E$4];[.$E$4]-[.$D$4];[.$A195]-[.$D$4]))" office:value-type="currency" office:currency="USD" office:value="106750" calcext:value-type="currency">
            <text:p>$106,750.00</text:p>
          </table:table-cell>
          <table:table-cell table:formula="of:=[.J195]*[.$G$4]" office:value-type="currency" office:currency="USD" office:value="23485" calcext:value-type="currency">
            <text:p>$23,485.00</text:p>
          </table:table-cell>
          <table:table-cell/>
          <table:table-cell table:formula="of:=IF([.$A195]&lt;[.$D$5];0;IF([.$A195]&gt;[.$E$5];[.$E$5]-[.$D$5];[.$A195]-[.$D$5]))" office:value-type="currency" office:currency="USD" office:value="10800" calcext:value-type="currency">
            <text:p>$10,800.00</text:p>
          </table:table-cell>
          <table:table-cell table:formula="of:=[.M195]*[.$G$5]" office:value-type="currency" office:currency="USD" office:value="2592" calcext:value-type="currency">
            <text:p>$2,592.00</text:p>
          </table:table-cell>
          <table:table-cell/>
          <table:table-cell table:formula="of:=IF([.$A195]&lt;[.$D$6];0;IF([.$A195]&gt;[.$E$6];[.$E$6]-[.$D$6];[.$A195]-[.$D$6]))" office:value-type="currency" office:currency="USD" office:value="0" calcext:value-type="currency">
            <text:p>$0.00</text:p>
          </table:table-cell>
          <table:table-cell table:formula="of:=[.P195]*[.$G$6]" office:value-type="currency" office:currency="USD" office:value="0" calcext:value-type="currency">
            <text:p>$0.00</text:p>
          </table:table-cell>
          <table:table-cell/>
          <table:table-cell table:formula="of:=IF([.$A195]&lt;[.$D$7];0;IF([.$A195]&gt;[.$E$7];[.$E$7]-[.$D$7];[.$A195]-[.$D$7]))" office:value-type="currency" office:currency="USD" office:value="0" calcext:value-type="currency">
            <text:p>$0.00</text:p>
          </table:table-cell>
          <table:table-cell table:formula="of:=[.S195]*[.$G$7]" office:value-type="currency" office:currency="USD" office:value="0" calcext:value-type="currency">
            <text:p>$0.00</text:p>
          </table:table-cell>
          <table:table-cell/>
          <table:table-cell table:formula="of:=IF([.$A195]&lt;[.$D$8];0;IF([.$A195]&gt;[.$E$8];[.$E$8]-[.$D$8];[.$A195]-[.$D$8]))" office:value-type="currency" office:currency="USD" office:value="0" calcext:value-type="currency">
            <text:p>$0.00</text:p>
          </table:table-cell>
          <table:table-cell table:formula="of:=[.V1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currency" office:currency="USD" office:value="36923" calcext:value-type="currency">
            <text:p>$36,92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currency" office:currency="USD" office:value="356800" calcext:value-type="currency">
            <text:p>$356,800.00</text:p>
          </table:table-cell>
          <table:table-cell table:formula="of:=ROUND([.E198]+[.H198]+[.K198]+[.N198]+[.Q198]+[.T198]+[.W198];0)" office:value-type="currency" office:currency="USD" office:value="71717" calcext:value-type="currency">
            <text:p>$71,717.00</text:p>
          </table:table-cell>
          <table:table-cell/>
          <table:table-cell table:formula="of:=IF([.$A198]&gt;=[.$E$2];[.$E$2];[.$A198])" office:value-type="currency" office:currency="USD" office:value="23200" calcext:value-type="currency">
            <text:p>$23,200.00</text:p>
          </table:table-cell>
          <table:table-cell table:formula="of:=[.D19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8]&lt;[.$D$3];0;IF([.$A198]&gt;[.$E$3];[.$E$3]-[.$D$3];[.$A198]-[.$D$3]))" office:value-type="currency" office:currency="USD" office:value="71100" calcext:value-type="currency">
            <text:p>$71,100.00</text:p>
          </table:table-cell>
          <table:table-cell table:formula="of:=[.G198]*[.$G$3]" office:value-type="currency" office:currency="USD" office:value="8532" calcext:value-type="currency">
            <text:p>$8,532.00</text:p>
          </table:table-cell>
          <table:table-cell/>
          <table:table-cell table:formula="of:=IF([.$A198]&lt;[.$D$4];0;IF([.$A198]&gt;[.$E$4];[.$E$4]-[.$D$4];[.$A198]-[.$D$4]))" office:value-type="currency" office:currency="USD" office:value="106750" calcext:value-type="currency">
            <text:p>$106,750.00</text:p>
          </table:table-cell>
          <table:table-cell table:formula="of:=[.J198]*[.$G$4]" office:value-type="currency" office:currency="USD" office:value="23485" calcext:value-type="currency">
            <text:p>$23,485.00</text:p>
          </table:table-cell>
          <table:table-cell/>
          <table:table-cell table:formula="of:=IF([.$A198]&lt;[.$D$5];0;IF([.$A198]&gt;[.$E$5];[.$E$5]-[.$D$5];[.$A198]-[.$D$5]))" office:value-type="currency" office:currency="USD" office:value="155750" calcext:value-type="currency">
            <text:p>$155,750.00</text:p>
          </table:table-cell>
          <table:table-cell table:formula="of:=[.M198]*[.$G$5]" office:value-type="currency" office:currency="USD" office:value="37380" calcext:value-type="currency">
            <text:p>$37,380.00</text:p>
          </table:table-cell>
          <table:table-cell/>
          <table:table-cell table:formula="of:=IF([.$A198]&lt;[.$D$6];0;IF([.$A198]&gt;[.$E$6];[.$E$6]-[.$D$6];[.$A198]-[.$D$6]))" office:value-type="currency" office:currency="USD" office:value="0" calcext:value-type="currency">
            <text:p>$0.00</text:p>
          </table:table-cell>
          <table:table-cell table:formula="of:=[.P198]*[.$G$6]" office:value-type="currency" office:currency="USD" office:value="0" calcext:value-type="currency">
            <text:p>$0.00</text:p>
          </table:table-cell>
          <table:table-cell/>
          <table:table-cell table:formula="of:=IF([.$A198]&lt;[.$D$7];0;IF([.$A198]&gt;[.$E$7];[.$E$7]-[.$D$7];[.$A198]-[.$D$7]))" office:value-type="currency" office:currency="USD" office:value="0" calcext:value-type="currency">
            <text:p>$0.00</text:p>
          </table:table-cell>
          <table:table-cell table:formula="of:=[.S198]*[.$G$7]" office:value-type="currency" office:currency="USD" office:value="0" calcext:value-type="currency">
            <text:p>$0.00</text:p>
          </table:table-cell>
          <table:table-cell/>
          <table:table-cell table:formula="of:=IF([.$A198]&lt;[.$D$8];0;IF([.$A198]&gt;[.$E$8];[.$E$8]-[.$D$8];[.$A198]-[.$D$8]))" office:value-type="currency" office:currency="USD" office:value="0" calcext:value-type="currency">
            <text:p>$0.00</text:p>
          </table:table-cell>
          <table:table-cell table:formula="of:=[.V19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98]/50)*50" office:value-type="currency" office:currency="USD" office:value="356800" calcext:value-type="currency">
            <text:p>$356,800.00</text:p>
          </table:table-cell>
          <table:table-cell table:formula="of:=ROUND([.E199]+[.H199]+[.K199]+[.N199]+[.Q199]+[.T199]+[.W199];0)" office:value-type="currency" office:currency="USD" office:value="71717" calcext:value-type="currency">
            <text:p>$71,717.00</text:p>
          </table:table-cell>
          <table:table-cell/>
          <table:table-cell table:formula="of:=IF([.$A199]&gt;=[.$E$2];[.$E$2];[.$A199])" office:value-type="currency" office:currency="USD" office:value="23200" calcext:value-type="currency">
            <text:p>$23,200.00</text:p>
          </table:table-cell>
          <table:table-cell table:formula="of:=[.D1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9]&lt;[.$D$3];0;IF([.$A199]&gt;[.$E$3];[.$E$3]-[.$D$3];[.$A199]-[.$D$3]))" office:value-type="currency" office:currency="USD" office:value="71100" calcext:value-type="currency">
            <text:p>$71,100.00</text:p>
          </table:table-cell>
          <table:table-cell table:formula="of:=[.G199]*[.$G$3]" office:value-type="currency" office:currency="USD" office:value="8532" calcext:value-type="currency">
            <text:p>$8,532.00</text:p>
          </table:table-cell>
          <table:table-cell/>
          <table:table-cell table:formula="of:=IF([.$A199]&lt;[.$D$4];0;IF([.$A199]&gt;[.$E$4];[.$E$4]-[.$D$4];[.$A199]-[.$D$4]))" office:value-type="currency" office:currency="USD" office:value="106750" calcext:value-type="currency">
            <text:p>$106,750.00</text:p>
          </table:table-cell>
          <table:table-cell table:formula="of:=[.J199]*[.$G$4]" office:value-type="currency" office:currency="USD" office:value="23485" calcext:value-type="currency">
            <text:p>$23,485.00</text:p>
          </table:table-cell>
          <table:table-cell/>
          <table:table-cell table:formula="of:=IF([.$A199]&lt;[.$D$5];0;IF([.$A199]&gt;[.$E$5];[.$E$5]-[.$D$5];[.$A199]-[.$D$5]))" office:value-type="currency" office:currency="USD" office:value="155750" calcext:value-type="currency">
            <text:p>$155,750.00</text:p>
          </table:table-cell>
          <table:table-cell table:formula="of:=[.M199]*[.$G$5]" office:value-type="currency" office:currency="USD" office:value="37380" calcext:value-type="currency">
            <text:p>$37,380.00</text:p>
          </table:table-cell>
          <table:table-cell/>
          <table:table-cell table:formula="of:=IF([.$A199]&lt;[.$D$6];0;IF([.$A199]&gt;[.$E$6];[.$E$6]-[.$D$6];[.$A199]-[.$D$6]))" office:value-type="currency" office:currency="USD" office:value="0" calcext:value-type="currency">
            <text:p>$0.00</text:p>
          </table:table-cell>
          <table:table-cell table:formula="of:=[.P199]*[.$G$6]" office:value-type="currency" office:currency="USD" office:value="0" calcext:value-type="currency">
            <text:p>$0.00</text:p>
          </table:table-cell>
          <table:table-cell/>
          <table:table-cell table:formula="of:=IF([.$A199]&lt;[.$D$7];0;IF([.$A199]&gt;[.$E$7];[.$E$7]-[.$D$7];[.$A199]-[.$D$7]))" office:value-type="currency" office:currency="USD" office:value="0" calcext:value-type="currency">
            <text:p>$0.00</text:p>
          </table:table-cell>
          <table:table-cell table:formula="of:=[.S199]*[.$G$7]" office:value-type="currency" office:currency="USD" office:value="0" calcext:value-type="currency">
            <text:p>$0.00</text:p>
          </table:table-cell>
          <table:table-cell/>
          <table:table-cell table:formula="of:=IF([.$A199]&lt;[.$D$8];0;IF([.$A199]&gt;[.$E$8];[.$E$8]-[.$D$8];[.$A199]-[.$D$8]))" office:value-type="currency" office:currency="USD" office:value="0" calcext:value-type="currency">
            <text:p>$0.00</text:p>
          </table:table-cell>
          <table:table-cell table:formula="of:=[.V1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currency" office:currency="USD" office:value="356850" calcext:value-type="currency">
            <text:p>$356,850.00</text:p>
          </table:table-cell>
          <table:table-cell table:formula="of:=ROUND([.E200]+[.H200]+[.K200]+[.N200]+[.Q200]+[.T200]+[.W200];0)" office:value-type="currency" office:currency="USD" office:value="71729" calcext:value-type="currency">
            <text:p>$71,729.00</text:p>
          </table:table-cell>
          <table:table-cell/>
          <table:table-cell table:formula="of:=IF([.$A200]&gt;=[.$E$2];[.$E$2];[.$A200])" office:value-type="currency" office:currency="USD" office:value="23200" calcext:value-type="currency">
            <text:p>$23,200.00</text:p>
          </table:table-cell>
          <table:table-cell table:formula="of:=[.D2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0]&lt;[.$D$3];0;IF([.$A200]&gt;[.$E$3];[.$E$3]-[.$D$3];[.$A200]-[.$D$3]))" office:value-type="currency" office:currency="USD" office:value="71100" calcext:value-type="currency">
            <text:p>$71,100.00</text:p>
          </table:table-cell>
          <table:table-cell table:formula="of:=[.G200]*[.$G$3]" office:value-type="currency" office:currency="USD" office:value="8532" calcext:value-type="currency">
            <text:p>$8,532.00</text:p>
          </table:table-cell>
          <table:table-cell/>
          <table:table-cell table:formula="of:=IF([.$A200]&lt;[.$D$4];0;IF([.$A200]&gt;[.$E$4];[.$E$4]-[.$D$4];[.$A200]-[.$D$4]))" office:value-type="currency" office:currency="USD" office:value="106750" calcext:value-type="currency">
            <text:p>$106,750.00</text:p>
          </table:table-cell>
          <table:table-cell table:formula="of:=[.J200]*[.$G$4]" office:value-type="currency" office:currency="USD" office:value="23485" calcext:value-type="currency">
            <text:p>$23,485.00</text:p>
          </table:table-cell>
          <table:table-cell/>
          <table:table-cell table:formula="of:=IF([.$A200]&lt;[.$D$5];0;IF([.$A200]&gt;[.$E$5];[.$E$5]-[.$D$5];[.$A200]-[.$D$5]))" office:value-type="currency" office:currency="USD" office:value="155800" calcext:value-type="currency">
            <text:p>$155,800.00</text:p>
          </table:table-cell>
          <table:table-cell table:formula="of:=[.M200]*[.$G$5]" office:value-type="currency" office:currency="USD" office:value="37392" calcext:value-type="currency">
            <text:p>$37,392.00</text:p>
          </table:table-cell>
          <table:table-cell/>
          <table:table-cell table:formula="of:=IF([.$A200]&lt;[.$D$6];0;IF([.$A200]&gt;[.$E$6];[.$E$6]-[.$D$6];[.$A200]-[.$D$6]))" office:value-type="currency" office:currency="USD" office:value="0" calcext:value-type="currency">
            <text:p>$0.00</text:p>
          </table:table-cell>
          <table:table-cell table:formula="of:=[.P200]*[.$G$6]" office:value-type="currency" office:currency="USD" office:value="0" calcext:value-type="currency">
            <text:p>$0.00</text:p>
          </table:table-cell>
          <table:table-cell/>
          <table:table-cell table:formula="of:=IF([.$A200]&lt;[.$D$7];0;IF([.$A200]&gt;[.$E$7];[.$E$7]-[.$D$7];[.$A200]-[.$D$7]))" office:value-type="currency" office:currency="USD" office:value="0" calcext:value-type="currency">
            <text:p>$0.00</text:p>
          </table:table-cell>
          <table:table-cell table:formula="of:=[.S200]*[.$G$7]" office:value-type="currency" office:currency="USD" office:value="0" calcext:value-type="currency">
            <text:p>$0.00</text:p>
          </table:table-cell>
          <table:table-cell/>
          <table:table-cell table:formula="of:=IF([.$A200]&lt;[.$D$8];0;IF([.$A200]&gt;[.$E$8];[.$E$8]-[.$D$8];[.$A200]-[.$D$8]))" office:value-type="currency" office:currency="USD" office:value="0" calcext:value-type="currency">
            <text:p>$0.00</text:p>
          </table:table-cell>
          <table:table-cell table:formula="of:=[.V2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currency" office:currency="USD" office:value="71723" calcext:value-type="currency">
            <text:p>$71,72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currency" office:currency="USD" office:value="471800" calcext:value-type="currency">
            <text:p>$471,800.00</text:p>
          </table:table-cell>
          <table:table-cell table:formula="of:=ROUND([.E203]+[.H203]+[.K203]+[.N203]+[.Q203]+[.T203]+[.W203];0)" office:value-type="currency" office:currency="USD" office:value="106349" calcext:value-type="currency">
            <text:p>$106,349.00</text:p>
          </table:table-cell>
          <table:table-cell/>
          <table:table-cell table:formula="of:=IF([.$A203]&gt;=[.$E$2];[.$E$2];[.$A203])" office:value-type="currency" office:currency="USD" office:value="23200" calcext:value-type="currency">
            <text:p>$23,200.00</text:p>
          </table:table-cell>
          <table:table-cell table:formula="of:=[.D2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3]&lt;[.$D$3];0;IF([.$A203]&gt;[.$E$3];[.$E$3]-[.$D$3];[.$A203]-[.$D$3]))" office:value-type="currency" office:currency="USD" office:value="71100" calcext:value-type="currency">
            <text:p>$71,100.00</text:p>
          </table:table-cell>
          <table:table-cell table:formula="of:=[.G203]*[.$G$3]" office:value-type="currency" office:currency="USD" office:value="8532" calcext:value-type="currency">
            <text:p>$8,532.00</text:p>
          </table:table-cell>
          <table:table-cell/>
          <table:table-cell table:formula="of:=IF([.$A203]&lt;[.$D$4];0;IF([.$A203]&gt;[.$E$4];[.$E$4]-[.$D$4];[.$A203]-[.$D$4]))" office:value-type="currency" office:currency="USD" office:value="106750" calcext:value-type="currency">
            <text:p>$106,750.00</text:p>
          </table:table-cell>
          <table:table-cell table:formula="of:=[.J203]*[.$G$4]" office:value-type="currency" office:currency="USD" office:value="23485" calcext:value-type="currency">
            <text:p>$23,485.00</text:p>
          </table:table-cell>
          <table:table-cell/>
          <table:table-cell table:formula="of:=IF([.$A203]&lt;[.$D$5];0;IF([.$A203]&gt;[.$E$5];[.$E$5]-[.$D$5];[.$A203]-[.$D$5]))" office:value-type="currency" office:currency="USD" office:value="182850" calcext:value-type="currency">
            <text:p>$182,850.00</text:p>
          </table:table-cell>
          <table:table-cell table:formula="of:=[.M203]*[.$G$5]" office:value-type="currency" office:currency="USD" office:value="43884" calcext:value-type="currency">
            <text:p>$43,884.00</text:p>
          </table:table-cell>
          <table:table-cell/>
          <table:table-cell table:formula="of:=IF([.$A203]&lt;[.$D$6];0;IF([.$A203]&gt;[.$E$6];[.$E$6]-[.$D$6];[.$A203]-[.$D$6]))" office:value-type="currency" office:currency="USD" office:value="87900" calcext:value-type="currency">
            <text:p>$87,900.00</text:p>
          </table:table-cell>
          <table:table-cell table:formula="of:=[.P203]*[.$G$6]" office:value-type="currency" office:currency="USD" office:value="28128" calcext:value-type="currency">
            <text:p>$28,128.00</text:p>
          </table:table-cell>
          <table:table-cell/>
          <table:table-cell table:formula="of:=IF([.$A203]&lt;[.$D$7];0;IF([.$A203]&gt;[.$E$7];[.$E$7]-[.$D$7];[.$A203]-[.$D$7]))" office:value-type="currency" office:currency="USD" office:value="0" calcext:value-type="currency">
            <text:p>$0.00</text:p>
          </table:table-cell>
          <table:table-cell table:formula="of:=[.S203]*[.$G$7]" office:value-type="currency" office:currency="USD" office:value="0" calcext:value-type="currency">
            <text:p>$0.00</text:p>
          </table:table-cell>
          <table:table-cell/>
          <table:table-cell table:formula="of:=IF([.$A203]&lt;[.$D$8];0;IF([.$A203]&gt;[.$E$8];[.$E$8]-[.$D$8];[.$A203]-[.$D$8]))" office:value-type="currency" office:currency="USD" office:value="0" calcext:value-type="currency">
            <text:p>$0.00</text:p>
          </table:table-cell>
          <table:table-cell table:formula="of:=[.V2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3]/50)*50" office:value-type="currency" office:currency="USD" office:value="471800" calcext:value-type="currency">
            <text:p>$471,800.00</text:p>
          </table:table-cell>
          <table:table-cell table:formula="of:=ROUND([.E204]+[.H204]+[.K204]+[.N204]+[.Q204]+[.T204]+[.W204];0)" office:value-type="currency" office:currency="USD" office:value="106349" calcext:value-type="currency">
            <text:p>$106,349.00</text:p>
          </table:table-cell>
          <table:table-cell/>
          <table:table-cell table:formula="of:=IF([.$A204]&gt;=[.$E$2];[.$E$2];[.$A204])" office:value-type="currency" office:currency="USD" office:value="23200" calcext:value-type="currency">
            <text:p>$23,200.00</text:p>
          </table:table-cell>
          <table:table-cell table:formula="of:=[.D2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4]&lt;[.$D$3];0;IF([.$A204]&gt;[.$E$3];[.$E$3]-[.$D$3];[.$A204]-[.$D$3]))" office:value-type="currency" office:currency="USD" office:value="71100" calcext:value-type="currency">
            <text:p>$71,100.00</text:p>
          </table:table-cell>
          <table:table-cell table:formula="of:=[.G204]*[.$G$3]" office:value-type="currency" office:currency="USD" office:value="8532" calcext:value-type="currency">
            <text:p>$8,532.00</text:p>
          </table:table-cell>
          <table:table-cell/>
          <table:table-cell table:formula="of:=IF([.$A204]&lt;[.$D$4];0;IF([.$A204]&gt;[.$E$4];[.$E$4]-[.$D$4];[.$A204]-[.$D$4]))" office:value-type="currency" office:currency="USD" office:value="106750" calcext:value-type="currency">
            <text:p>$106,750.00</text:p>
          </table:table-cell>
          <table:table-cell table:formula="of:=[.J204]*[.$G$4]" office:value-type="currency" office:currency="USD" office:value="23485" calcext:value-type="currency">
            <text:p>$23,485.00</text:p>
          </table:table-cell>
          <table:table-cell/>
          <table:table-cell table:formula="of:=IF([.$A204]&lt;[.$D$5];0;IF([.$A204]&gt;[.$E$5];[.$E$5]-[.$D$5];[.$A204]-[.$D$5]))" office:value-type="currency" office:currency="USD" office:value="182850" calcext:value-type="currency">
            <text:p>$182,850.00</text:p>
          </table:table-cell>
          <table:table-cell table:formula="of:=[.M204]*[.$G$5]" office:value-type="currency" office:currency="USD" office:value="43884" calcext:value-type="currency">
            <text:p>$43,884.00</text:p>
          </table:table-cell>
          <table:table-cell/>
          <table:table-cell table:formula="of:=IF([.$A204]&lt;[.$D$6];0;IF([.$A204]&gt;[.$E$6];[.$E$6]-[.$D$6];[.$A204]-[.$D$6]))" office:value-type="currency" office:currency="USD" office:value="87900" calcext:value-type="currency">
            <text:p>$87,900.00</text:p>
          </table:table-cell>
          <table:table-cell table:formula="of:=[.P204]*[.$G$6]" office:value-type="currency" office:currency="USD" office:value="28128" calcext:value-type="currency">
            <text:p>$28,128.00</text:p>
          </table:table-cell>
          <table:table-cell/>
          <table:table-cell table:formula="of:=IF([.$A204]&lt;[.$D$7];0;IF([.$A204]&gt;[.$E$7];[.$E$7]-[.$D$7];[.$A204]-[.$D$7]))" office:value-type="currency" office:currency="USD" office:value="0" calcext:value-type="currency">
            <text:p>$0.00</text:p>
          </table:table-cell>
          <table:table-cell table:formula="of:=[.S204]*[.$G$7]" office:value-type="currency" office:currency="USD" office:value="0" calcext:value-type="currency">
            <text:p>$0.00</text:p>
          </table:table-cell>
          <table:table-cell/>
          <table:table-cell table:formula="of:=IF([.$A204]&lt;[.$D$8];0;IF([.$A204]&gt;[.$E$8];[.$E$8]-[.$D$8];[.$A204]-[.$D$8]))" office:value-type="currency" office:currency="USD" office:value="0" calcext:value-type="currency">
            <text:p>$0.00</text:p>
          </table:table-cell>
          <table:table-cell table:formula="of:=[.V2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currency" office:currency="USD" office:value="471850" calcext:value-type="currency">
            <text:p>$471,850.00</text:p>
          </table:table-cell>
          <table:table-cell table:formula="of:=ROUND([.E205]+[.H205]+[.K205]+[.N205]+[.Q205]+[.T205]+[.W205];0)" office:value-type="currency" office:currency="USD" office:value="106365" calcext:value-type="currency">
            <text:p>$106,365.00</text:p>
          </table:table-cell>
          <table:table-cell/>
          <table:table-cell table:formula="of:=IF([.$A205]&gt;=[.$E$2];[.$E$2];[.$A205])" office:value-type="currency" office:currency="USD" office:value="23200" calcext:value-type="currency">
            <text:p>$23,200.00</text:p>
          </table:table-cell>
          <table:table-cell table:formula="of:=[.D2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5]&lt;[.$D$3];0;IF([.$A205]&gt;[.$E$3];[.$E$3]-[.$D$3];[.$A205]-[.$D$3]))" office:value-type="currency" office:currency="USD" office:value="71100" calcext:value-type="currency">
            <text:p>$71,100.00</text:p>
          </table:table-cell>
          <table:table-cell table:formula="of:=[.G205]*[.$G$3]" office:value-type="currency" office:currency="USD" office:value="8532" calcext:value-type="currency">
            <text:p>$8,532.00</text:p>
          </table:table-cell>
          <table:table-cell/>
          <table:table-cell table:formula="of:=IF([.$A205]&lt;[.$D$4];0;IF([.$A205]&gt;[.$E$4];[.$E$4]-[.$D$4];[.$A205]-[.$D$4]))" office:value-type="currency" office:currency="USD" office:value="106750" calcext:value-type="currency">
            <text:p>$106,750.00</text:p>
          </table:table-cell>
          <table:table-cell table:formula="of:=[.J205]*[.$G$4]" office:value-type="currency" office:currency="USD" office:value="23485" calcext:value-type="currency">
            <text:p>$23,485.00</text:p>
          </table:table-cell>
          <table:table-cell/>
          <table:table-cell table:formula="of:=IF([.$A205]&lt;[.$D$5];0;IF([.$A205]&gt;[.$E$5];[.$E$5]-[.$D$5];[.$A205]-[.$D$5]))" office:value-type="currency" office:currency="USD" office:value="182850" calcext:value-type="currency">
            <text:p>$182,850.00</text:p>
          </table:table-cell>
          <table:table-cell table:formula="of:=[.M205]*[.$G$5]" office:value-type="currency" office:currency="USD" office:value="43884" calcext:value-type="currency">
            <text:p>$43,884.00</text:p>
          </table:table-cell>
          <table:table-cell/>
          <table:table-cell table:formula="of:=IF([.$A205]&lt;[.$D$6];0;IF([.$A205]&gt;[.$E$6];[.$E$6]-[.$D$6];[.$A205]-[.$D$6]))" office:value-type="currency" office:currency="USD" office:value="87950" calcext:value-type="currency">
            <text:p>$87,950.00</text:p>
          </table:table-cell>
          <table:table-cell table:formula="of:=[.P205]*[.$G$6]" office:value-type="currency" office:currency="USD" office:value="28144" calcext:value-type="currency">
            <text:p>$28,144.00</text:p>
          </table:table-cell>
          <table:table-cell/>
          <table:table-cell table:formula="of:=IF([.$A205]&lt;[.$D$7];0;IF([.$A205]&gt;[.$E$7];[.$E$7]-[.$D$7];[.$A205]-[.$D$7]))" office:value-type="currency" office:currency="USD" office:value="0" calcext:value-type="currency">
            <text:p>$0.00</text:p>
          </table:table-cell>
          <table:table-cell table:formula="of:=[.S205]*[.$G$7]" office:value-type="currency" office:currency="USD" office:value="0" calcext:value-type="currency">
            <text:p>$0.00</text:p>
          </table:table-cell>
          <table:table-cell/>
          <table:table-cell table:formula="of:=IF([.$A205]&lt;[.$D$8];0;IF([.$A205]&gt;[.$E$8];[.$E$8]-[.$D$8];[.$A205]-[.$D$8]))" office:value-type="currency" office:currency="USD" office:value="0" calcext:value-type="currency">
            <text:p>$0.00</text:p>
          </table:table-cell>
          <table:table-cell table:formula="of:=[.V2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currency" office:currency="USD" office:value="106357" calcext:value-type="currency">
            <text:p>$106,357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4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[$Fed1040.B30]" office:value-type="currency" office:currency="USD" office:value="47800" calcext:value-type="currency">
            <text:p>$47,800.00</text:p>
          </table:table-cell>
          <table:table-cell table:formula="of:=[$Fed1040.C30]" office:value-type="currency" office:currency="USD" office:value="81800" calcext:value-type="currency">
            <text:p>$81,800.00</text:p>
          </table:table-cell>
          <table:table-cell table:formula="of:=[$Fed1040.D30]" office:value-type="currency" office:currency="USD" office:value="0" calcext:value-type="currency">
            <text:p>$0.00</text:p>
          </table:table-cell>
          <table:table-cell table:formula="of:=[$Fed1040.E30]" office:value-type="currency" office:currency="USD" office:value="24000" calcext:value-type="currency">
            <text:p>$24,000.00</text:p>
          </table:table-cell>
          <table:table-cell table:formula="of:=[$Fed1040.F30]" office:value-type="currency" office:currency="USD" office:value="68650" calcext:value-type="currency">
            <text:p>$68,650.00</text:p>
          </table:table-cell>
          <table:table-cell table:formula="of:=[$Fed1040.G30]" office:value-type="currency" office:currency="USD" office:value="138200" calcext:value-type="currency">
            <text:p>$138,200.00</text:p>
          </table:table-cell>
          <table:table-cell table:formula="of:=[$Fed1040.H30]" office:value-type="currency" office:currency="USD" office:value="211800" calcext:value-type="currency">
            <text:p>$211,800.00</text:p>
          </table:table-cell>
          <table:table-cell table:formula="of:=[$Fed1040.I30]" office:value-type="currency" office:currency="USD" office:value="471800" calcext:value-type="currency">
            <text:p>$471,800.00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currency" office:currency="USD" office:value="47800" calcext:value-type="currency">
            <text:p>$47,800.00</text:p>
          </table:table-cell>
          <table:table-cell table:formula="of:=[.L4]" office:value-type="currency" office:currency="USD" office:value="81800" calcext:value-type="currency">
            <text:p>$81,800.00</text:p>
          </table:table-cell>
          <table:table-cell table:formula="of:=[.M4]" office:value-type="currency" office:currency="USD" office:value="0" calcext:value-type="currency">
            <text:p>$0.00</text:p>
          </table:table-cell>
          <table:table-cell table:formula="of:=[.N4]" office:value-type="currency" office:currency="USD" office:value="24000" calcext:value-type="currency">
            <text:p>$24,000.00</text:p>
          </table:table-cell>
          <table:table-cell table:formula="of:=[.O4]" office:value-type="currency" office:currency="USD" office:value="68650" calcext:value-type="currency">
            <text:p>$68,650.00</text:p>
          </table:table-cell>
          <table:table-cell table:formula="of:=[.P4]" office:value-type="currency" office:currency="USD" office:value="138200" calcext:value-type="currency">
            <text:p>$138,200.00</text:p>
          </table:table-cell>
          <table:table-cell table:formula="of:=[.Q4]" office:value-type="currency" office:currency="USD" office:value="211800" calcext:value-type="currency">
            <text:p>$211,800.00</text:p>
          </table:table-cell>
          <table:table-cell table:formula="of:=[.R4]" office:value-type="currency" office:currency="USD" office:value="471800" calcext:value-type="currency">
            <text:p>$471,80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currency" office:currency="USD" office:value="27800" calcext:value-type="currency">
            <text:p>$27,800.00</text:p>
          </table:table-cell>
          <table:table-cell table:style-name="ce15" table:formula="of:=MAX(0;[.L9]-[.L12])" office:value-type="currency" office:currency="USD" office:value="81800" calcext:value-type="currency">
            <text:p>$81,800.00</text:p>
          </table:table-cell>
          <table:table-cell table:style-name="ce15" table:formula="of:=MAX(0;[.M9]-[.M12])" office:value-type="currency" office:currency="USD" office:value="0" calcext:value-type="currency">
            <text:p>$0.00</text:p>
          </table:table-cell>
          <table:table-cell table:style-name="ce15" table:formula="of:=MAX(0;[.N9]-[.N12])" office:value-type="currency" office:currency="USD" office:value="14900" calcext:value-type="currency">
            <text:p>$14,900.00</text:p>
          </table:table-cell>
          <table:table-cell table:style-name="ce15" table:formula="of:=MAX(0;[.O9]-[.O12])" office:value-type="currency" office:currency="USD" office:value="68650" calcext:value-type="currency">
            <text:p>$68,650.00</text:p>
          </table:table-cell>
          <table:table-cell table:style-name="ce15" table:formula="of:=MAX(0;[.P9]-[.P12])" office:value-type="currency" office:currency="USD" office:value="138200" calcext:value-type="currency">
            <text:p>$138,200.00</text:p>
          </table:table-cell>
          <table:table-cell table:style-name="ce15" table:formula="of:=MAX(0;[.Q9]-[.Q12])" office:value-type="currency" office:currency="USD" office:value="211800" calcext:value-type="currency">
            <text:p>$211,800.00</text:p>
          </table:table-cell>
          <table:table-cell table:style-name="ce15" table:formula="of:=MAX(0;[.R9]-[.R12])" office:value-type="currency" office:currency="USD" office:value="356800" calcext:value-type="currency">
            <text:p>$356,800.00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currency" office:currency="USD" office:value="47800" calcext:value-type="currency">
            <text:p>$47,800.00</text:p>
          </table:table-cell>
          <table:table-cell table:formula="of:=MIN([.L9];[.L14])" office:value-type="currency" office:currency="USD" office:value="81800" calcext:value-type="currency">
            <text:p>$81,800.00</text:p>
          </table:table-cell>
          <table:table-cell table:formula="of:=MIN([.M9];[.M14])" office:value-type="currency" office:currency="USD" office:value="0" calcext:value-type="currency">
            <text:p>$0.00</text:p>
          </table:table-cell>
          <table:table-cell table:formula="of:=MIN([.N9];[.N14])" office:value-type="currency" office:currency="USD" office:value="24000" calcext:value-type="currency">
            <text:p>$24,000.00</text:p>
          </table:table-cell>
          <table:table-cell table:formula="of:=MIN([.O9];[.O14])" office:value-type="currency" office:currency="USD" office:value="68650" calcext:value-type="currency">
            <text:p>$68,650.00</text:p>
          </table:table-cell>
          <table:table-cell table:formula="of:=MIN([.P9];[.P14])" office:value-type="currency" office:currency="USD" office:value="94050" calcext:value-type="currency">
            <text:p>$94,050.00</text:p>
          </table:table-cell>
          <table:table-cell table:formula="of:=MIN([.Q9];[.Q14])" office:value-type="currency" office:currency="USD" office:value="94050" calcext:value-type="currency">
            <text:p>$94,050.00</text:p>
          </table:table-cell>
          <table:table-cell table:formula="of:=MIN([.R9];[.R14])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currency" office:currency="USD" office:value="27800" calcext:value-type="currency">
            <text:p>$27,800.00</text:p>
          </table:table-cell>
          <table:table-cell table:formula="of:=MIN([.L13];[.L15])" office:value-type="currency" office:currency="USD" office:value="81800" calcext:value-type="currency">
            <text:p>$81,800.00</text:p>
          </table:table-cell>
          <table:table-cell table:formula="of:=MIN([.M13];[.M15])" office:value-type="currency" office:currency="USD" office:value="0" calcext:value-type="currency">
            <text:p>$0.00</text:p>
          </table:table-cell>
          <table:table-cell table:formula="of:=MIN([.N13];[.N15])" office:value-type="currency" office:currency="USD" office:value="14900" calcext:value-type="currency">
            <text:p>$14,900.00</text:p>
          </table:table-cell>
          <table:table-cell table:formula="of:=MIN([.O13];[.O15])" office:value-type="currency" office:currency="USD" office:value="68650" calcext:value-type="currency">
            <text:p>$68,650.00</text:p>
          </table:table-cell>
          <table:table-cell table:formula="of:=MIN([.P13];[.P15])" office:value-type="currency" office:currency="USD" office:value="94050" calcext:value-type="currency">
            <text:p>$94,050.00</text:p>
          </table:table-cell>
          <table:table-cell table:formula="of:=MIN([.Q13];[.Q15])" office:value-type="currency" office:currency="USD" office:value="94050" calcext:value-type="currency">
            <text:p>$94,050.00</text:p>
          </table:table-cell>
          <table:table-cell table:formula="of:=MIN([.R13];[.R15])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currency" office:currency="USD" office:value="20000" calcext:value-type="currency">
            <text:p>$20,000.00</text:p>
          </table:table-cell>
          <table:table-cell table:formula="of:=[.L15]-[.L16]" office:value-type="currency" office:currency="USD" office:value="0" calcext:value-type="currency">
            <text:p>$0.00</text:p>
          </table:table-cell>
          <table:table-cell table:formula="of:=[.M15]-[.M16]" office:value-type="currency" office:currency="USD" office:value="0" calcext:value-type="currency">
            <text:p>$0.00</text:p>
          </table:table-cell>
          <table:table-cell table:formula="of:=[.N15]-[.N16]" office:value-type="currency" office:currency="USD" office:value="9100" calcext:value-type="currency">
            <text:p>$9,100.00</text:p>
          </table:table-cell>
          <table:table-cell table:formula="of:=[.O15]-[.O16]" office:value-type="currency" office:currency="USD" office:value="0" calcext:value-type="currency">
            <text:p>$0.00</text:p>
          </table:table-cell>
          <table:table-cell table:formula="of:=[.P15]-[.P16]" office:value-type="currency" office:currency="USD" office:value="0" calcext:value-type="currency">
            <text:p>$0.00</text:p>
          </table:table-cell>
          <table:table-cell table:formula="of:=[.Q15]-[.Q16]" office:value-type="currency" office:currency="USD" office:value="0" calcext:value-type="currency">
            <text:p>$0.00</text:p>
          </table:table-cell>
          <table:table-cell table:formula="of:=[.R15]-[.R1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currency" office:currency="USD" office:value="20000" calcext:value-type="currency">
            <text:p>$20,000.00</text:p>
          </table:table-cell>
          <table:table-cell table:formula="of:=MIN([.L9];[.L12])" office:value-type="currency" office:currency="USD" office:value="0" calcext:value-type="currency">
            <text:p>$0.00</text:p>
          </table:table-cell>
          <table:table-cell table:formula="of:=MIN([.M9];[.M12])" office:value-type="currency" office:currency="USD" office:value="0" calcext:value-type="currency">
            <text:p>$0.00</text:p>
          </table:table-cell>
          <table:table-cell table:formula="of:=MIN([.N9];[.N12])" office:value-type="currency" office:currency="USD" office:value="9100" calcext:value-type="currency">
            <text:p>$9,100.00</text:p>
          </table:table-cell>
          <table:table-cell table:formula="of:=MIN([.O9];[.O12])" office:value-type="currency" office:currency="USD" office:value="0" calcext:value-type="currency">
            <text:p>$0.00</text:p>
          </table:table-cell>
          <table:table-cell table:formula="of:=MIN([.P9];[.P12])" office:value-type="currency" office:currency="USD" office:value="0" calcext:value-type="currency">
            <text:p>$0.00</text:p>
          </table:table-cell>
          <table:table-cell table:formula="of:=MIN([.Q9];[.Q12])" office:value-type="currency" office:currency="USD" office:value="0" calcext:value-type="currency">
            <text:p>$0.00</text:p>
          </table:table-cell>
          <table:table-cell table:formula="of:=MIN([.R9];[.R12]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currency" office:currency="USD" office:value="20000" calcext:value-type="currency">
            <text:p>$20,000.00</text:p>
          </table:table-cell>
          <table:table-cell table:formula="of:=[.L17]" office:value-type="currency" office:currency="USD" office:value="0" calcext:value-type="currency">
            <text:p>$0.00</text:p>
          </table:table-cell>
          <table:table-cell table:formula="of:=[.M17]" office:value-type="currency" office:currency="USD" office:value="0" calcext:value-type="currency">
            <text:p>$0.00</text:p>
          </table:table-cell>
          <table:table-cell table:formula="of:=[.N17]" office:value-type="currency" office:currency="USD" office:value="9100" calcext:value-type="currency">
            <text:p>$9,100.00</text:p>
          </table:table-cell>
          <table:table-cell table:formula="of:=[.O17]" office:value-type="currency" office:currency="USD" office:value="0" calcext:value-type="currency">
            <text:p>$0.00</text:p>
          </table:table-cell>
          <table:table-cell table:formula="of:=[.P17]" office:value-type="currency" office:currency="USD" office:value="0" calcext:value-type="currency">
            <text:p>$0.00</text:p>
          </table:table-cell>
          <table:table-cell table:formula="of:=[.Q17]" office:value-type="currency" office:currency="USD" office:value="0" calcext:value-type="currency">
            <text:p>$0.00</text:p>
          </table:table-cell>
          <table:table-cell table:formula="of:=[.R1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currency" office:currency="USD" office:value="0" calcext:value-type="currency">
            <text:p>$0.00</text:p>
          </table:table-cell>
          <table:table-cell table:formula="of:=[.L18]-[.L19]" office:value-type="currency" office:currency="USD" office:value="0" calcext:value-type="currency">
            <text:p>$0.00</text:p>
          </table:table-cell>
          <table:table-cell table:formula="of:=[.M18]-[.M19]" office:value-type="currency" office:currency="USD" office:value="0" calcext:value-type="currency">
            <text:p>$0.00</text:p>
          </table:table-cell>
          <table:table-cell table:formula="of:=[.N18]-[.N19]" office:value-type="currency" office:currency="USD" office:value="0" calcext:value-type="currency">
            <text:p>$0.00</text:p>
          </table:table-cell>
          <table:table-cell table:formula="of:=[.O18]-[.O19]" office:value-type="currency" office:currency="USD" office:value="0" calcext:value-type="currency">
            <text:p>$0.00</text:p>
          </table:table-cell>
          <table:table-cell table:formula="of:=[.P18]-[.P19]" office:value-type="currency" office:currency="USD" office:value="0" calcext:value-type="currency">
            <text:p>$0.00</text:p>
          </table:table-cell>
          <table:table-cell table:formula="of:=[.Q18]-[.Q19]" office:value-type="currency" office:currency="USD" office:value="0" calcext:value-type="currency">
            <text:p>$0.00</text:p>
          </table:table-cell>
          <table:table-cell table:formula="of:=[.R18]-[.R19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currency" office:currency="USD" office:value="47800" calcext:value-type="currency">
            <text:p>$47,800.00</text:p>
          </table:table-cell>
          <table:table-cell table:formula="of:=MIN([.L9];[.L21])" office:value-type="currency" office:currency="USD" office:value="81800" calcext:value-type="currency">
            <text:p>$81,800.00</text:p>
          </table:table-cell>
          <table:table-cell table:formula="of:=MIN([.M9];[.M21])" office:value-type="currency" office:currency="USD" office:value="0" calcext:value-type="currency">
            <text:p>$0.00</text:p>
          </table:table-cell>
          <table:table-cell table:formula="of:=MIN([.N9];[.N21])" office:value-type="currency" office:currency="USD" office:value="24000" calcext:value-type="currency">
            <text:p>$24,000.00</text:p>
          </table:table-cell>
          <table:table-cell table:formula="of:=MIN([.O9];[.O21])" office:value-type="currency" office:currency="USD" office:value="68650" calcext:value-type="currency">
            <text:p>$68,650.00</text:p>
          </table:table-cell>
          <table:table-cell table:formula="of:=MIN([.P9];[.P21])" office:value-type="currency" office:currency="USD" office:value="138200" calcext:value-type="currency">
            <text:p>$138,200.00</text:p>
          </table:table-cell>
          <table:table-cell table:formula="of:=MIN([.Q9];[.Q21])" office:value-type="currency" office:currency="USD" office:value="211800" calcext:value-type="currency">
            <text:p>$211,800.00</text:p>
          </table:table-cell>
          <table:table-cell table:formula="of:=MIN([.R9];[.R21])" office:value-type="currency" office:currency="USD" office:value="471800" calcext:value-type="currency">
            <text:p>$471,800.00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currency" office:currency="USD" office:value="47800" calcext:value-type="currency">
            <text:p>$47,800.00</text:p>
          </table:table-cell>
          <table:table-cell table:formula="of:=[.L13]+[.L17]" office:value-type="currency" office:currency="USD" office:value="81800" calcext:value-type="currency">
            <text:p>$81,800.00</text:p>
          </table:table-cell>
          <table:table-cell table:formula="of:=[.M13]+[.M17]" office:value-type="currency" office:currency="USD" office:value="0" calcext:value-type="currency">
            <text:p>$0.00</text:p>
          </table:table-cell>
          <table:table-cell table:formula="of:=[.N13]+[.N17]" office:value-type="currency" office:currency="USD" office:value="24000" calcext:value-type="currency">
            <text:p>$24,000.00</text:p>
          </table:table-cell>
          <table:table-cell table:formula="of:=[.O13]+[.O17]" office:value-type="currency" office:currency="USD" office:value="68650" calcext:value-type="currency">
            <text:p>$68,650.00</text:p>
          </table:table-cell>
          <table:table-cell table:formula="of:=[.P13]+[.P17]" office:value-type="currency" office:currency="USD" office:value="138200" calcext:value-type="currency">
            <text:p>$138,200.00</text:p>
          </table:table-cell>
          <table:table-cell table:formula="of:=[.Q13]+[.Q17]" office:value-type="currency" office:currency="USD" office:value="211800" calcext:value-type="currency">
            <text:p>$211,800.00</text:p>
          </table:table-cell>
          <table:table-cell table:formula="of:=[.R13]+[.R17]" office:value-type="currency" office:currency="USD" office:value="356800" calcext:value-type="currency">
            <text:p>$356,80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currency" office:currency="USD" office:value="0" calcext:value-type="currency">
            <text:p>$0.00</text:p>
          </table:table-cell>
          <table:table-cell table:formula="of:=MAX(0;[.L22]-[.L23])" office:value-type="currency" office:currency="USD" office:value="0" calcext:value-type="currency">
            <text:p>$0.00</text:p>
          </table:table-cell>
          <table:table-cell table:formula="of:=MAX(0;[.M22]-[.M23])" office:value-type="currency" office:currency="USD" office:value="0" calcext:value-type="currency">
            <text:p>$0.00</text:p>
          </table:table-cell>
          <table:table-cell table:formula="of:=MAX(0;[.N22]-[.N23])" office:value-type="currency" office:currency="USD" office:value="0" calcext:value-type="currency">
            <text:p>$0.00</text:p>
          </table:table-cell>
          <table:table-cell table:formula="of:=MAX(0;[.O22]-[.O23])" office:value-type="currency" office:currency="USD" office:value="0" calcext:value-type="currency">
            <text:p>$0.00</text:p>
          </table:table-cell>
          <table:table-cell table:formula="of:=MAX(0;[.P22]-[.P23])" office:value-type="currency" office:currency="USD" office:value="0" calcext:value-type="currency">
            <text:p>$0.00</text:p>
          </table:table-cell>
          <table:table-cell table:formula="of:=MAX(0;[.Q22]-[.Q23])" office:value-type="currency" office:currency="USD" office:value="0" calcext:value-type="currency">
            <text:p>$0.00</text:p>
          </table:table-cell>
          <table:table-cell table:formula="of:=MAX(0;[.R22]-[.R23]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currency" office:currency="USD" office:value="0" calcext:value-type="currency">
            <text:p>$0.00</text:p>
          </table:table-cell>
          <table:table-cell table:formula="of:=MIN([.L20];[.L24])" office:value-type="currency" office:currency="USD" office:value="0" calcext:value-type="currency">
            <text:p>$0.00</text:p>
          </table:table-cell>
          <table:table-cell table:formula="of:=MIN([.M20];[.M24])" office:value-type="currency" office:currency="USD" office:value="0" calcext:value-type="currency">
            <text:p>$0.00</text:p>
          </table:table-cell>
          <table:table-cell table:formula="of:=MIN([.N20];[.N24])" office:value-type="currency" office:currency="USD" office:value="0" calcext:value-type="currency">
            <text:p>$0.00</text:p>
          </table:table-cell>
          <table:table-cell table:formula="of:=MIN([.O20];[.O24])" office:value-type="currency" office:currency="USD" office:value="0" calcext:value-type="currency">
            <text:p>$0.00</text:p>
          </table:table-cell>
          <table:table-cell table:formula="of:=MIN([.P20];[.P24])" office:value-type="currency" office:currency="USD" office:value="0" calcext:value-type="currency">
            <text:p>$0.00</text:p>
          </table:table-cell>
          <table:table-cell table:formula="of:=MIN([.Q20];[.Q24])" office:value-type="currency" office:currency="USD" office:value="0" calcext:value-type="currency">
            <text:p>$0.00</text:p>
          </table:table-cell>
          <table:table-cell table:formula="of:=MIN([.R20];[.R24]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currency" office:currency="USD" office:value="0" calcext:value-type="currency">
            <text:p>$0.00</text:p>
          </table:table-cell>
          <table:table-cell table:formula="of:=[.L25]*0.15" office:value-type="currency" office:currency="USD" office:value="0" calcext:value-type="currency">
            <text:p>$0.00</text:p>
          </table:table-cell>
          <table:table-cell table:formula="of:=[.M25]*0.15" office:value-type="currency" office:currency="USD" office:value="0" calcext:value-type="currency">
            <text:p>$0.00</text:p>
          </table:table-cell>
          <table:table-cell table:formula="of:=[.N25]*0.15" office:value-type="currency" office:currency="USD" office:value="0" calcext:value-type="currency">
            <text:p>$0.00</text:p>
          </table:table-cell>
          <table:table-cell table:formula="of:=[.O25]*0.15" office:value-type="currency" office:currency="USD" office:value="0" calcext:value-type="currency">
            <text:p>$0.00</text:p>
          </table:table-cell>
          <table:table-cell table:formula="of:=[.P25]*0.15" office:value-type="currency" office:currency="USD" office:value="0" calcext:value-type="currency">
            <text:p>$0.00</text:p>
          </table:table-cell>
          <table:table-cell table:formula="of:=[.Q25]*0.15" office:value-type="currency" office:currency="USD" office:value="0" calcext:value-type="currency">
            <text:p>$0.00</text:p>
          </table:table-cell>
          <table:table-cell table:formula="of:=[.R25]*0.15" office:value-type="currency" office:currency="USD" office:value="17250" calcext:value-type="currency">
            <text:p>$17,250.00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currency" office:currency="USD" office:value="20000" calcext:value-type="currency">
            <text:p>$20,000.00</text:p>
          </table:table-cell>
          <table:table-cell table:formula="of:=[.L25]+[.L17]" office:value-type="currency" office:currency="USD" office:value="0" calcext:value-type="currency">
            <text:p>$0.00</text:p>
          </table:table-cell>
          <table:table-cell table:formula="of:=[.M25]+[.M17]" office:value-type="currency" office:currency="USD" office:value="0" calcext:value-type="currency">
            <text:p>$0.00</text:p>
          </table:table-cell>
          <table:table-cell table:formula="of:=[.N25]+[.N17]" office:value-type="currency" office:currency="USD" office:value="9100" calcext:value-type="currency">
            <text:p>$9,100.00</text:p>
          </table:table-cell>
          <table:table-cell table:formula="of:=[.O25]+[.O17]" office:value-type="currency" office:currency="USD" office:value="0" calcext:value-type="currency">
            <text:p>$0.00</text:p>
          </table:table-cell>
          <table:table-cell table:formula="of:=[.P25]+[.P17]" office:value-type="currency" office:currency="USD" office:value="0" calcext:value-type="currency">
            <text:p>$0.00</text:p>
          </table:table-cell>
          <table:table-cell table:formula="of:=[.Q25]+[.Q17]" office:value-type="currency" office:currency="USD" office:value="0" calcext:value-type="currency">
            <text:p>$0.00</text:p>
          </table:table-cell>
          <table:table-cell table:formula="of:=[.R25]+[.R17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currency" office:currency="USD" office:value="0" calcext:value-type="currency">
            <text:p>$0.00</text:p>
          </table:table-cell>
          <table:table-cell table:formula="of:=[.L18]-[.L27]" office:value-type="currency" office:currency="USD" office:value="0" calcext:value-type="currency">
            <text:p>$0.00</text:p>
          </table:table-cell>
          <table:table-cell table:formula="of:=[.M18]-[.M27]" office:value-type="currency" office:currency="USD" office:value="0" calcext:value-type="currency">
            <text:p>$0.00</text:p>
          </table:table-cell>
          <table:table-cell table:formula="of:=[.N18]-[.N27]" office:value-type="currency" office:currency="USD" office:value="0" calcext:value-type="currency">
            <text:p>$0.00</text:p>
          </table:table-cell>
          <table:table-cell table:formula="of:=[.O18]-[.O27]" office:value-type="currency" office:currency="USD" office:value="0" calcext:value-type="currency">
            <text:p>$0.00</text:p>
          </table:table-cell>
          <table:table-cell table:formula="of:=[.P18]-[.P27]" office:value-type="currency" office:currency="USD" office:value="0" calcext:value-type="currency">
            <text:p>$0.00</text:p>
          </table:table-cell>
          <table:table-cell table:formula="of:=[.Q18]-[.Q27]" office:value-type="currency" office:currency="USD" office:value="0" calcext:value-type="currency">
            <text:p>$0.00</text:p>
          </table:table-cell>
          <table:table-cell table:formula="of:=[.R18]-[.R2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currency" office:currency="USD" office:value="0" calcext:value-type="currency">
            <text:p>$0.00</text:p>
          </table:table-cell>
          <table:table-cell table:formula="of:=[.L28]*0.2" office:value-type="currency" office:currency="USD" office:value="0" calcext:value-type="currency">
            <text:p>$0.00</text:p>
          </table:table-cell>
          <table:table-cell table:formula="of:=[.M28]*0.2" office:value-type="currency" office:currency="USD" office:value="0" calcext:value-type="currency">
            <text:p>$0.00</text:p>
          </table:table-cell>
          <table:table-cell table:formula="of:=[.N28]*0.2" office:value-type="currency" office:currency="USD" office:value="0" calcext:value-type="currency">
            <text:p>$0.00</text:p>
          </table:table-cell>
          <table:table-cell table:formula="of:=[.O28]*0.2" office:value-type="currency" office:currency="USD" office:value="0" calcext:value-type="currency">
            <text:p>$0.00</text:p>
          </table:table-cell>
          <table:table-cell table:formula="of:=[.P28]*0.2" office:value-type="currency" office:currency="USD" office:value="0" calcext:value-type="currency">
            <text:p>$0.00</text:p>
          </table:table-cell>
          <table:table-cell table:formula="of:=[.Q28]*0.2" office:value-type="currency" office:currency="USD" office:value="0" calcext:value-type="currency">
            <text:p>$0.00</text:p>
          </table:table-cell>
          <table:table-cell table:formula="of:=[.R28]*0.2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currency" office:currency="USD" office:value="1" calcext:value-type="currency">
            <text:p>$1.00</text:p>
          </table:table-cell>
          <table:table-cell table:style-name="ce9" table:formula="of:=IF(IF([.L13]&lt;=0;0;IF([.L13]&lt;100000;[$FedTaxTableWorksheet.B141];[$FedTaxComputationWorksheet.B62])))" office:value-type="currency" office:currency="USD" office:value="1" calcext:value-type="currency">
            <text:p>$1.00</text:p>
          </table:table-cell>
          <table:table-cell table:style-name="ce9" table:formula="of:=IF(IF([.M13]&lt;=0;0;IF([.M13]&lt;100000;[$FedTaxTableWorksheet.B151];[$FedTaxComputationWorksheet.B64])))" office:value-type="currency" office:currency="USD" office:value="0" calcext:value-type="currency">
            <text:p>$0.00</text:p>
          </table:table-cell>
          <table:table-cell table:style-name="ce9" table:formula="of:=IF(IF([.N13]&lt;=0;0;IF([.N13]&lt;100000;[$FedTaxTableWorksheet.B161];[$FedTaxComputationWorksheet.B66])))" office:value-type="currency" office:currency="USD" office:value="1" calcext:value-type="currency">
            <text:p>$1.00</text:p>
          </table:table-cell>
          <table:table-cell table:style-name="ce9" table:formula="of:=IF(IF([.O13]&lt;=0;0;IF([.O13]&lt;100000;[$FedTaxTableWorksheet.B171];[$FedTaxComputationWorksheet.B68])))" office:value-type="currency" office:currency="USD" office:value="1" calcext:value-type="currency">
            <text:p>$1.00</text:p>
          </table:table-cell>
          <table:table-cell table:style-name="ce9" table:formula="of:=IF(IF([.P13]&lt;=0;0;IF([.P13]&lt;100000;[$FedTaxTableWorksheet.B181];[$FedTaxComputationWorksheet.B70])))" office:value-type="currency" office:currency="USD" office:value="1" calcext:value-type="currency">
            <text:p>$1.00</text:p>
          </table:table-cell>
          <table:table-cell table:style-name="ce9" table:formula="of:=IF(IF([.Q13]&lt;=0;0;IF([.Q13]&lt;100000;[$FedTaxTableWorksheet.B191];[$FedTaxComputationWorksheet.B72])))" office:value-type="currency" office:currency="USD" office:value="1" calcext:value-type="currency">
            <text:p>$1.00</text:p>
          </table:table-cell>
          <table:table-cell table:style-name="ce9" table:formula="of:=IF(IF([.R13]&lt;=0;0;IF([.R13]&lt;100000;[$FedTaxTableWorksheet.B201];[$FedTaxComputationWorksheet.B74])))" office:value-type="currency" office:currency="USD" office:value="1" calcext:value-type="currency">
            <text:p>$1.00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currency" office:currency="USD" office:value="1" calcext:value-type="currency">
            <text:p>$1.00</text:p>
          </table:table-cell>
          <table:table-cell table:formula="of:=[.L26]+[.L29]+[.L30]" office:value-type="currency" office:currency="USD" office:value="1" calcext:value-type="currency">
            <text:p>$1.00</text:p>
          </table:table-cell>
          <table:table-cell table:formula="of:=[.M26]+[.M29]+[.M30]" office:value-type="currency" office:currency="USD" office:value="0" calcext:value-type="currency">
            <text:p>$0.00</text:p>
          </table:table-cell>
          <table:table-cell table:formula="of:=[.N26]+[.N29]+[.N30]" office:value-type="currency" office:currency="USD" office:value="1" calcext:value-type="currency">
            <text:p>$1.00</text:p>
          </table:table-cell>
          <table:table-cell table:formula="of:=[.O26]+[.O29]+[.O30]" office:value-type="currency" office:currency="USD" office:value="1" calcext:value-type="currency">
            <text:p>$1.00</text:p>
          </table:table-cell>
          <table:table-cell table:formula="of:=[.P26]+[.P29]+[.P30]" office:value-type="currency" office:currency="USD" office:value="1" calcext:value-type="currency">
            <text:p>$1.00</text:p>
          </table:table-cell>
          <table:table-cell table:formula="of:=[.Q26]+[.Q29]+[.Q30]" office:value-type="currency" office:currency="USD" office:value="1" calcext:value-type="currency">
            <text:p>$1.00</text:p>
          </table:table-cell>
          <table:table-cell table:formula="of:=[.R26]+[.R29]+[.R30]" office:value-type="currency" office:currency="USD" office:value="17251" calcext:value-type="currency">
            <text:p>$17,251.00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currency" office:currency="USD" office:value="5275" calcext:value-type="currency">
            <text:p>$5,275.00</text:p>
          </table:table-cell>
          <table:table-cell table:style-name="ce9" table:formula="of:=IF([.L9]&lt;= 0;0;IF([.L9]&lt;100000;[$FedTaxTableWorksheet.B146];[$FedTaxComputationWorksheet.B63]))" office:value-type="currency" office:currency="USD" office:value="9355" calcext:value-type="currency">
            <text:p>$9,355.00</text:p>
          </table:table-cell>
          <table:table-cell table:style-name="ce9" table:formula="of:=IF([.M9]&lt;= 0;0;IF([.M9]&lt;100000;[$FedTaxTableWorksheet.B156];[$FedTaxComputationWorksheet.B65]))" office:value-type="currency" office:currency="USD" office:value="0" calcext:value-type="currency">
            <text:p>$0.00</text:p>
          </table:table-cell>
          <table:table-cell table:style-name="ce9" table:formula="of:=IF([.N9]&lt;= 0;0;IF([.N9]&lt;100000;[$FedTaxTableWorksheet.B166];[$FedTaxComputationWorksheet.B67]))" office:value-type="currency" office:currency="USD" office:value="2419" calcext:value-type="currency">
            <text:p>$2,419.00</text:p>
          </table:table-cell>
          <table:table-cell table:style-name="ce9" table:formula="of:=IF([.O9]&lt;= 0;0;IF([.O9]&lt;100000;[$FedTaxTableWorksheet.B176];[$FedTaxComputationWorksheet.B69]))" office:value-type="currency" office:currency="USD" office:value="7777" calcext:value-type="currency">
            <text:p>$7,777.00</text:p>
          </table:table-cell>
          <table:table-cell table:style-name="ce9" table:formula="of:=IF([.P9]&lt;= 0;0;IF([.P9]&lt;100000;[$FedTaxTableWorksheet.B186];[$FedTaxComputationWorksheet.B71]))" office:value-type="currency" office:currency="USD" office:value="20510" calcext:value-type="currency">
            <text:p>$20,510.00</text:p>
          </table:table-cell>
          <table:table-cell table:style-name="ce9" table:formula="of:=IF([.Q9]&lt;= 0;0;IF([.Q9]&lt;100000;[$FedTaxTableWorksheet.B196];[$FedTaxComputationWorksheet.B73]))" office:value-type="currency" office:currency="USD" office:value="36917" calcext:value-type="currency">
            <text:p>$36,917.00</text:p>
          </table:table-cell>
          <table:table-cell table:style-name="ce9" table:formula="of:=IF([.R9]&lt;= 0;0;IF([.R9]&lt;100000;[$FedTaxTableWorksheet.B206];[$FedTaxComputationWorksheet.B75]))" office:value-type="currency" office:currency="USD" office:value="106349" calcext:value-type="currency">
            <text:p>$106,349.00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currency" office:currency="USD" office:value="1" calcext:value-type="currency">
            <text:p>$1.00</text:p>
          </table:table-cell>
          <table:table-cell table:formula="of:=MIN([.L31];[.L32])" office:value-type="currency" office:currency="USD" office:value="1" calcext:value-type="currency">
            <text:p>$1.00</text:p>
          </table:table-cell>
          <table:table-cell table:formula="of:=MIN([.M31];[.M32])" office:value-type="currency" office:currency="USD" office:value="0" calcext:value-type="currency">
            <text:p>$0.00</text:p>
          </table:table-cell>
          <table:table-cell table:formula="of:=MIN([.N31];[.N32])" office:value-type="currency" office:currency="USD" office:value="1" calcext:value-type="currency">
            <text:p>$1.00</text:p>
          </table:table-cell>
          <table:table-cell table:formula="of:=MIN([.O31];[.O32])" office:value-type="currency" office:currency="USD" office:value="1" calcext:value-type="currency">
            <text:p>$1.00</text:p>
          </table:table-cell>
          <table:table-cell table:formula="of:=MIN([.P31];[.P32])" office:value-type="currency" office:currency="USD" office:value="1" calcext:value-type="currency">
            <text:p>$1.00</text:p>
          </table:table-cell>
          <table:table-cell table:formula="of:=MIN([.Q31];[.Q32])" office:value-type="currency" office:currency="USD" office:value="1" calcext:value-type="currency">
            <text:p>$1.00</text:p>
          </table:table-cell>
          <table:table-cell table:formula="of:=MIN([.R31];[.R32])" office:value-type="currency" office:currency="USD" office:value="17251" calcext:value-type="currency">
            <text:p>$17,251.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table:table-column table:style-name="co8" table:default-cell-style-name="Default"/>
        <table:table-column table:style-name="co1" table:number-columns-repeated="8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SocialSecurityIncome</text:p>
          </table:table-cell>
          <table:table-cell table:formula="of:=[$FedSocialSecurityBenefitsWorksheet.Q6]" office:value-type="currency" office:currency="USD" office:value="6000" calcext:value-type="currency">
            <text:p>$6,000.00</text:p>
          </table:table-cell>
          <table:table-cell table:formula="of:=[$FedSocialSecurityBenefitsWorksheet.R6]" office:value-type="currency" office:currency="USD" office:value="24000" calcext:value-type="currency">
            <text:p>$24,000.00</text:p>
          </table:table-cell>
          <table:table-cell table:formula="of:=[$FedSocialSecurityBenefitsWorksheet.S6]" office:value-type="currency" office:currency="USD" office:value="42000" calcext:value-type="currency">
            <text:p>$42,000.00</text:p>
          </table:table-cell>
          <table:table-cell table:formula="of:=[$FedSocialSecurityBenefitsWorksheet.T6]" office:value-type="currency" office:currency="USD" office:value="60000" calcext:value-type="currency">
            <text:p>$60,000.00</text:p>
          </table:table-cell>
          <table:table-cell table:formula="of:=[$FedSocialSecurityBenefitsWorksheet.U6]" office:value-type="currency" office:currency="USD" office:value="78000" calcext:value-type="currency">
            <text:p>$78,000.00</text:p>
          </table:table-cell>
          <table:table-cell table:number-columns-repeated="3" office:value-type="currency" office:currency="USD" office:value="50000" calcext:value-type="currency">
            <text:p>$50,000.00</text:p>
          </table:table-cell>
        </table:table-row>
        <table:table-row table:style-name="ro1">
          <table:table-cell office:value-type="string" calcext:value-type="string">
            <text:p>W2Income</text:p>
          </table:table-cell>
          <table:table-cell table:style-name="ce17" office:value-type="currency" office:currency="USD" office:value="40000" calcext:value-type="currency">
            <text:p>$40,000.00</text:p>
          </table:table-cell>
          <table:table-cell table:style-name="ce17" table:formula="of:=ROUND([.B3]*2;2)" office:value-type="currency" office:currency="USD" office:value="80000" calcext:value-type="currency">
            <text:p>$80,000.00</text:p>
          </table:table-cell>
          <table:table-cell table:style-name="ce17" office:value-type="currency" office:currency="USD" office:value="10000" calcext:value-type="currency">
            <text:p>$10,000.00</text:p>
          </table:table-cell>
          <table:table-cell table:style-name="ce17" table:formula="of:=ROUND([.D3]*2;2)" office:value-type="currency" office:currency="USD" office:value="20000" calcext:value-type="currency">
            <text:p>$20,000.00</text:p>
          </table:table-cell>
          <table:table-cell table:style-name="ce17" table:formula="of:=ROUND([.E3]*2;2)" office:value-type="currency" office:currency="USD" office:value="40000" calcext:value-type="currency">
            <text:p>$40,000.00</text:p>
          </table:table-cell>
          <table:table-cell table:style-name="ce17" table:formula="of:=ROUND([.F3]*2;2)" office:value-type="currency" office:currency="USD" office:value="80000" calcext:value-type="currency">
            <text:p>$80,000.00</text:p>
          </table:table-cell>
          <table:table-cell office:value-type="currency" office:currency="USD" office:value="180000" calcext:value-type="currency">
            <text:p>$180,000.00</text:p>
          </table:table-cell>
          <table:table-cell office:value-type="currency" office:currency="USD" office:value="302000" calcext:value-type="currency">
            <text:p>$302,000.00</text:p>
          </table:table-cell>
        </table:table-row>
        <table:table-row table:style-name="ro1">
          <table:table-cell office:value-type="string" calcext:value-type="string">
            <text:p>TaxableIraDistribution</text:p>
          </table:table-cell>
          <table:table-cell table:number-columns-repeated="8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TaxableInterestReceived</text:p>
          </table:table-cell>
          <table:table-cell table:number-columns-repeated="8"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TaxFreeInterestPaid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FederalWithholdings</text:p>
          </table:table-cell>
          <table:table-cell table:number-columns-repeated="8" office:value-type="currency" office:currency="USD" office:value="28000" calcext:value-type="currency">
            <text:p>$28,000.00</text:p>
          </table:table-cell>
        </table:table-row>
        <table:table-row table:style-name="ro1">
          <table:table-cell office:value-type="string" calcext:value-type="string">
            <text:p>StateWithholdings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LongTermCapitalGains</text:p>
          </table:table-cell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</table:table-row>
        <table:table-row table:style-name="ro1">
          <table:table-cell office:value-type="string" calcext:value-type="string">
            <text:p>ShortTermCapitalGains</text:p>
          </table:table-cell>
          <table:table-cell table:formula="of:=[$FedScheduleD.B1]" office:value-type="currency" office:currency="USD" office:value="1000" calcext:value-type="currency">
            <text:p>$1,000.00</text:p>
          </table:table-cell>
          <table:table-cell table:formula="of:=[$FedScheduleD.C1]" office:value-type="currency" office:currency="USD" office:value="-900" calcext:value-type="currency">
            <text:p>-$900.00</text:p>
          </table:table-cell>
          <table:table-cell table:formula="of:=[$FedScheduleD.D1]" office:value-type="currency" office:currency="USD" office:value="-3000" calcext:value-type="currency">
            <text:p>-$3,000.00</text:p>
          </table:table-cell>
          <table:table-cell table:formula="of:=[$FedScheduleD.E1]" office:value-type="currency" office:currency="USD" office:value="-900" calcext:value-type="currency">
            <text:p>-$900.00</text:p>
          </table:table-cell>
          <table:table-cell table:formula="of:=[$FedScheduleD.F1]" office:value-type="currency" office:currency="USD" office:value="10000" calcext:value-type="currency">
            <text:p>$10,000.00</text:p>
          </table:table-cell>
          <table:table-cell table:formula="of:=[$FedScheduleD.G1]" office:value-type="currency" office:currency="USD" office:value="-9000" calcext:value-type="currency">
            <text:p>-$9,000.00</text:p>
          </table:table-cell>
          <table:table-cell table:formula="of:=[$FedScheduleD.H1]" office:value-type="currency" office:currency="USD" office:value="1000" calcext:value-type="currency">
            <text:p>$1,000.00</text:p>
          </table:table-cell>
          <table:table-cell table:formula="of:=[$FedScheduleD.I1]" office:value-type="currency" office:currency="USD" office:value="20000" calcext:value-type="currency">
            <text:p>$20,000.0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1a</text:p>
          </table:table-cell>
          <table:table-cell table:formula="of:=[.B3]" office:value-type="currency" office:currency="USD" office:value="40000" calcext:value-type="currency">
            <text:p>$40,000.00</text:p>
          </table:table-cell>
          <table:table-cell table:formula="of:=[.C3]" office:value-type="currency" office:currency="USD" office:value="80000" calcext:value-type="currency">
            <text:p>$80,000.00</text:p>
          </table:table-cell>
          <table:table-cell table:formula="of:=[.D3]" office:value-type="currency" office:currency="USD" office:value="10000" calcext:value-type="currency">
            <text:p>$10,000.00</text:p>
          </table:table-cell>
          <table:table-cell table:formula="of:=[.E3]" office:value-type="currency" office:currency="USD" office:value="20000" calcext:value-type="currency">
            <text:p>$20,000.00</text:p>
          </table:table-cell>
          <table:table-cell table:formula="of:=[.F3]" office:value-type="currency" office:currency="USD" office:value="40000" calcext:value-type="currency">
            <text:p>$40,000.00</text:p>
          </table:table-cell>
          <table:table-cell table:formula="of:=[.G3]" office:value-type="currency" office:currency="USD" office:value="80000" calcext:value-type="currency">
            <text:p>$80,000.00</text:p>
          </table:table-cell>
          <table:table-cell table:formula="of:=[.H3]" office:value-type="currency" office:currency="USD" office:value="180000" calcext:value-type="currency">
            <text:p>$180,000.00</text:p>
          </table:table-cell>
          <table:table-cell table:formula="of:=[.I3]" office:value-type="currency" office:currency="USD" office:value="302000" calcext:value-type="currency">
            <text:p>$302,000.00</text:p>
          </table:table-cell>
        </table:table-row>
        <table:table-row table:style-name="ro1">
          <table:table-cell office:value-type="string" calcext:value-type="string">
            <text:p>1z</text:p>
          </table:table-cell>
          <table:table-cell table:formula="of:=[.B12]" office:value-type="currency" office:currency="USD" office:value="40000" calcext:value-type="currency">
            <text:p>$40,000.00</text:p>
          </table:table-cell>
          <table:table-cell table:formula="of:=[.C12]" office:value-type="currency" office:currency="USD" office:value="80000" calcext:value-type="currency">
            <text:p>$80,000.00</text:p>
          </table:table-cell>
          <table:table-cell table:formula="of:=[.D12]" office:value-type="currency" office:currency="USD" office:value="10000" calcext:value-type="currency">
            <text:p>$10,000.00</text:p>
          </table:table-cell>
          <table:table-cell table:formula="of:=[.E12]" office:value-type="currency" office:currency="USD" office:value="20000" calcext:value-type="currency">
            <text:p>$20,000.00</text:p>
          </table:table-cell>
          <table:table-cell table:formula="of:=[.F12]" office:value-type="currency" office:currency="USD" office:value="40000" calcext:value-type="currency">
            <text:p>$40,000.00</text:p>
          </table:table-cell>
          <table:table-cell table:formula="of:=[.G12]" office:value-type="currency" office:currency="USD" office:value="80000" calcext:value-type="currency">
            <text:p>$80,000.00</text:p>
          </table:table-cell>
          <table:table-cell table:formula="of:=[.H12]" office:value-type="currency" office:currency="USD" office:value="180000" calcext:value-type="currency">
            <text:p>$180,000.00</text:p>
          </table:table-cell>
          <table:table-cell table:formula="of:=[.I12]" office:value-type="currency" office:currency="USD" office:value="302000" calcext:value-type="currency">
            <text:p>$302,000.00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formula="of:=[.B5]" office:value-type="currency" office:currency="USD" office:value="1000" calcext:value-type="currency">
            <text:p>$1,000.00</text:p>
          </table:table-cell>
          <table:table-cell table:formula="of:=[.C5]" office:value-type="currency" office:currency="USD" office:value="1000" calcext:value-type="currency">
            <text:p>$1,000.00</text:p>
          </table:table-cell>
          <table:table-cell table:formula="of:=[.D5]" office:value-type="currency" office:currency="USD" office:value="1000" calcext:value-type="currency">
            <text:p>$1,000.00</text:p>
          </table:table-cell>
          <table:table-cell table:formula="of:=[.E5]" office:value-type="currency" office:currency="USD" office:value="1000" calcext:value-type="currency">
            <text:p>$1,000.00</text:p>
          </table:table-cell>
          <table:table-cell table:formula="of:=[.F5]" office:value-type="currency" office:currency="USD" office:value="1000" calcext:value-type="currency">
            <text:p>$1,000.00</text:p>
          </table:table-cell>
          <table:table-cell table:formula="of:=[.G5]" office:value-type="currency" office:currency="USD" office:value="1000" calcext:value-type="currency">
            <text:p>$1,000.00</text:p>
          </table:table-cell>
          <table:table-cell table:formula="of:=[.H5]" office:value-type="currency" office:currency="USD" office:value="1000" calcext:value-type="currency">
            <text:p>$1,000.00</text:p>
          </table:table-cell>
          <table:table-cell table:formula="of:=[.I5]" office:value-type="currency" office:currency="US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table:number-columns-repeated="8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table:formula="of:=[.B4]" office:value-type="currency" office:currency="USD" office:value="12000" calcext:value-type="currency">
            <text:p>$12,000.00</text:p>
          </table:table-cell>
          <table:table-cell table:formula="of:=[.C4]" office:value-type="currency" office:currency="USD" office:value="12000" calcext:value-type="currency">
            <text:p>$12,000.00</text:p>
          </table:table-cell>
          <table:table-cell table:formula="of:=[.D4]" office:value-type="currency" office:currency="USD" office:value="12000" calcext:value-type="currency">
            <text:p>$12,000.00</text:p>
          </table:table-cell>
          <table:table-cell table:formula="of:=[.E4]" office:value-type="currency" office:currency="USD" office:value="12000" calcext:value-type="currency">
            <text:p>$12,000.00</text:p>
          </table:table-cell>
          <table:table-cell table:formula="of:=[.F4]" office:value-type="currency" office:currency="USD" office:value="12000" calcext:value-type="currency">
            <text:p>$12,000.00</text:p>
          </table:table-cell>
          <table:table-cell table:formula="of:=[.G4]" office:value-type="currency" office:currency="USD" office:value="12000" calcext:value-type="currency">
            <text:p>$12,000.00</text:p>
          </table:table-cell>
          <table:table-cell table:formula="of:=[.H4]" office:value-type="currency" office:currency="USD" office:value="12000" calcext:value-type="currency">
            <text:p>$12,000.00</text:p>
          </table:table-cell>
          <table:table-cell table:formula="of:=[.I4]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SUM([.B13:.B19])" office:value-type="currency" office:currency="USD" office:value="74000" calcext:value-type="currency">
            <text:p>$74,000.00</text:p>
          </table:table-cell>
          <table:table-cell table:formula="of:=SUM([.C13:.C19])" office:value-type="currency" office:currency="USD" office:value="90600" calcext:value-type="currency">
            <text:p>$90,600.00</text:p>
          </table:table-cell>
          <table:table-cell table:formula="of:=SUM([.D13:.D19])" office:value-type="currency" office:currency="USD" office:value="20000" calcext:value-type="currency">
            <text:p>$20,000.00</text:p>
          </table:table-cell>
          <table:table-cell table:formula="of:=SUM([.E13:.E19])" office:value-type="currency" office:currency="USD" office:value="42100" calcext:value-type="currency">
            <text:p>$42,100.00</text:p>
          </table:table-cell>
          <table:table-cell table:formula="of:=SUM([.F13:.F19])" office:value-type="currency" office:currency="USD" office:value="62100" calcext:value-type="currency">
            <text:p>$62,100.00</text:p>
          </table:table-cell>
          <table:table-cell table:formula="of:=SUM([.G13:.G19])" office:value-type="currency" office:currency="USD" office:value="90000" calcext:value-type="currency">
            <text:p>$90,000.00</text:p>
          </table:table-cell>
          <table:table-cell table:formula="of:=SUM([.H13:.H19])" office:value-type="currency" office:currency="USD" office:value="190000" calcext:value-type="currency">
            <text:p>$190,000.00</text:p>
          </table:table-cell>
          <table:table-cell table:formula="of:=SUM([.I13:.I19])" office:value-type="currency" office:currency="USD" office:value="450000" calcext:value-type="currency">
            <text:p>$450,000.00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table:formula="of:=[$FedSocialSecurityBenefitsWorksheet.Q26]" office:value-type="currency" office:currency="USD" office:value="3000" calcext:value-type="currency">
            <text:p>$3,000.00</text:p>
          </table:table-cell>
          <table:table-cell table:formula="of:=[$FedSocialSecurityBenefitsWorksheet.R26]" office:value-type="currency" office:currency="USD" office:value="20400" calcext:value-type="currency">
            <text:p>$20,400.00</text:p>
          </table:table-cell>
          <table:table-cell table:formula="of:=[$FedSocialSecurityBenefitsWorksheet.S26]" office:value-type="currency" office:currency="USD" office:value="0" calcext:value-type="currency">
            <text:p>$0.00</text:p>
          </table:table-cell>
          <table:table-cell table:formula="of:=[$FedSocialSecurityBenefitsWorksheet.T26]" office:value-type="currency" office:currency="USD" office:value="11100" calcext:value-type="currency">
            <text:p>$11,100.00</text:p>
          </table:table-cell>
          <table:table-cell table:formula="of:=[$FedSocialSecurityBenefitsWorksheet.U26]" office:value-type="currency" office:currency="USD" office:value="35750" calcext:value-type="currency">
            <text:p>$35,750.00</text:p>
          </table:table-cell>
          <table:table-cell table:formula="of:=[$FedSocialSecurityBenefitsWorksheet.V26]" office:value-type="currency" office:currency="USD" office:value="77400" calcext:value-type="currency">
            <text:p>$77,400.00</text:p>
          </table:table-cell>
          <table:table-cell table:formula="of:=[$FedSocialSecurityBenefitsWorksheet.W26]" office:value-type="currency" office:currency="USD" office:value="51000" calcext:value-type="currency">
            <text:p>$51,000.00</text:p>
          </table:table-cell>
          <table:table-cell table:formula="of:=[$FedSocialSecurityBenefitsWorksheet.X26]" office:value-type="currency" office:currency="USD" office:value="51000" calcext:value-type="currency">
            <text:p>$51,000.0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16" office:value-type="string" calcext:value-type="string">
            <text:p>9 total income</text:p>
          </table:table-cell>
          <table:table-cell table:formula="of:=[.B13]+[.B14]+[.B15]+[.B16]+[.B17]+[.B21]+[.B18]+[.B19]" office:value-type="currency" office:currency="USD" office:value="77000" calcext:value-type="currency">
            <text:p>$77,000.00</text:p>
          </table:table-cell>
          <table:table-cell table:formula="of:=[.C13]+[.C14]+[.C15]+[.C16]+[.C17]+[.C21]+[.C18]+[.C19]" office:value-type="currency" office:currency="USD" office:value="111000" calcext:value-type="currency">
            <text:p>$111,000.00</text:p>
          </table:table-cell>
          <table:table-cell table:formula="of:=[.D13]+[.D14]+[.D15]+[.D16]+[.D17]+[.D21]+[.D18]+[.D19]" office:value-type="currency" office:currency="USD" office:value="20000" calcext:value-type="currency">
            <text:p>$20,000.00</text:p>
          </table:table-cell>
          <table:table-cell table:formula="of:=[.E13]+[.E14]+[.E15]+[.E16]+[.E17]+[.E21]+[.E18]+[.E19]" office:value-type="currency" office:currency="USD" office:value="53200" calcext:value-type="currency">
            <text:p>$53,200.00</text:p>
          </table:table-cell>
          <table:table-cell table:formula="of:=[.F13]+[.F14]+[.F15]+[.F16]+[.F17]+[.F21]+[.F18]+[.F19]" office:value-type="currency" office:currency="USD" office:value="97850" calcext:value-type="currency">
            <text:p>$97,850.00</text:p>
          </table:table-cell>
          <table:table-cell table:formula="of:=[.G13]+[.G14]+[.G15]+[.G16]+[.G17]+[.G21]+[.G18]+[.G19]" office:value-type="currency" office:currency="USD" office:value="167400" calcext:value-type="currency">
            <text:p>$167,400.00</text:p>
          </table:table-cell>
          <table:table-cell table:formula="of:=[.H13]+[.H14]+[.H15]+[.H16]+[.H17]+[.H21]+[.H18]+[.H19]" office:value-type="currency" office:currency="USD" office:value="241000" calcext:value-type="currency">
            <text:p>$241,000.00</text:p>
          </table:table-cell>
          <table:table-cell table:formula="of:=[.I13]+[.I14]+[.I15]+[.I16]+[.I17]+[.I21]+[.I18]+[.I19]" office:value-type="currency" office:currency="USD" office:value="501000" calcext:value-type="currency">
            <text:p>$501,000.00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11 AGI</text:p>
          </table:table-cell>
          <table:table-cell table:formula="of:=[.B23]-[.B25]" office:value-type="currency" office:currency="USD" office:value="77000" calcext:value-type="currency">
            <text:p>$77,000.00</text:p>
          </table:table-cell>
          <table:table-cell table:formula="of:=[.C23]-[.C25]" office:value-type="currency" office:currency="USD" office:value="111000" calcext:value-type="currency">
            <text:p>$111,000.00</text:p>
          </table:table-cell>
          <table:table-cell table:formula="of:=[.D23]-[.D25]" office:value-type="currency" office:currency="USD" office:value="20000" calcext:value-type="currency">
            <text:p>$20,000.00</text:p>
          </table:table-cell>
          <table:table-cell table:formula="of:=[.E23]-[.E25]" office:value-type="currency" office:currency="USD" office:value="53200" calcext:value-type="currency">
            <text:p>$53,200.00</text:p>
          </table:table-cell>
          <table:table-cell table:formula="of:=[.F23]-[.F25]" office:value-type="currency" office:currency="USD" office:value="97850" calcext:value-type="currency">
            <text:p>$97,850.00</text:p>
          </table:table-cell>
          <table:table-cell table:formula="of:=[.G23]-[.G25]" office:value-type="currency" office:currency="USD" office:value="167400" calcext:value-type="currency">
            <text:p>$167,400.00</text:p>
          </table:table-cell>
          <table:table-cell table:formula="of:=[.H23]-[.H25]" office:value-type="currency" office:currency="USD" office:value="241000" calcext:value-type="currency">
            <text:p>$241,000.00</text:p>
          </table:table-cell>
          <table:table-cell table:formula="of:=[.I23]-[.I25]" office:value-type="currency" office:currency="USD" office:value="501000" calcext:value-type="currency">
            <text:p>$501,00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currency" office:currency="USD" office:value="29200" calcext:value-type="currency">
            <text:p>$29,20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7]+[.B28]" office:value-type="currency" office:currency="USD" office:value="29200" calcext:value-type="currency">
            <text:p>$29,200.00</text:p>
          </table:table-cell>
          <table:table-cell table:formula="of:=[.C27]+[.C28]" office:value-type="currency" office:currency="USD" office:value="29200" calcext:value-type="currency">
            <text:p>$29,200.00</text:p>
          </table:table-cell>
          <table:table-cell table:formula="of:=[.D27]+[.D28]" office:value-type="currency" office:currency="USD" office:value="29200" calcext:value-type="currency">
            <text:p>$29,200.00</text:p>
          </table:table-cell>
          <table:table-cell table:formula="of:=[.E27]+[.E28]" office:value-type="currency" office:currency="USD" office:value="29200" calcext:value-type="currency">
            <text:p>$29,200.00</text:p>
          </table:table-cell>
          <table:table-cell table:formula="of:=[.F27]+[.F28]" office:value-type="currency" office:currency="USD" office:value="29200" calcext:value-type="currency">
            <text:p>$29,200.00</text:p>
          </table:table-cell>
          <table:table-cell table:formula="of:=[.G27]+[.G28]" office:value-type="currency" office:currency="USD" office:value="29200" calcext:value-type="currency">
            <text:p>$29,200.00</text:p>
          </table:table-cell>
          <table:table-cell table:formula="of:=[.H27]+[.H28]" office:value-type="currency" office:currency="USD" office:value="29200" calcext:value-type="currency">
            <text:p>$29,200.00</text:p>
          </table:table-cell>
          <table:table-cell table:formula="of:=[.I27]+[.I28]" office:value-type="currency" office:currency="USD" office:value="29200" calcext:value-type="currency">
            <text:p>$29,200.00</text:p>
          </table:table-cell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26]-[.B29])" office:value-type="currency" office:currency="USD" office:value="47800" calcext:value-type="currency">
            <text:p>$47,800.00</text:p>
          </table:table-cell>
          <table:table-cell table:formula="of:=MAX(0;[.C26]-[.C29])" office:value-type="currency" office:currency="USD" office:value="81800" calcext:value-type="currency">
            <text:p>$81,800.00</text:p>
          </table:table-cell>
          <table:table-cell table:formula="of:=MAX(0;[.D26]-[.D29])" office:value-type="currency" office:currency="USD" office:value="0" calcext:value-type="currency">
            <text:p>$0.00</text:p>
          </table:table-cell>
          <table:table-cell table:formula="of:=MAX(0;[.E26]-[.E29])" office:value-type="currency" office:currency="USD" office:value="24000" calcext:value-type="currency">
            <text:p>$24,000.00</text:p>
          </table:table-cell>
          <table:table-cell table:formula="of:=MAX(0;[.F26]-[.F29])" office:value-type="currency" office:currency="USD" office:value="68650" calcext:value-type="currency">
            <text:p>$68,650.00</text:p>
          </table:table-cell>
          <table:table-cell table:formula="of:=MAX(0;[.G26]-[.G29])" office:value-type="currency" office:currency="USD" office:value="138200" calcext:value-type="currency">
            <text:p>$138,200.00</text:p>
          </table:table-cell>
          <table:table-cell table:formula="of:=MAX(0;[.H26]-[.H29])" office:value-type="currency" office:currency="USD" office:value="211800" calcext:value-type="currency">
            <text:p>$211,800.00</text:p>
          </table:table-cell>
          <table:table-cell table:formula="of:=MAX(0;[.I26]-[.I29])" office:value-type="currency" office:currency="USD" office:value="471800" calcext:value-type="currency">
            <text:p>$471,8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6 tax</text:p>
          </table:table-cell>
          <table:table-cell table:number-columns-repeated="8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d1040_2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0" table:default-cell-style-name="ce6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6377" table:default-cell-style-name="Default"/>
        <table:table-row table:style-name="ro1">
          <table:table-cell table:style-name="ce18"/>
          <table:table-cell table:style-name="Default" office:value-type="string" calcext:value-type="string">
            <text:p>setup 1</text:p>
          </table:table-cell>
          <table:table-cell/>
          <table:table-cell table:style-name="Default" office:value-type="string" calcext:value-type="string">
            <text:p>setup 2</text:p>
          </table:table-cell>
          <table:table-cell table:number-columns-repeated="16380"/>
        </table:table-row>
        <table:table-row table:style-name="ro1">
          <table:table-cell table:style-name="ce19" office:value-type="float" office:value="1040" calcext:value-type="float" table:number-columns-spanned="2" table:number-rows-spanned="1">
            <text:p>1040</text:p>
          </table:table-cell>
          <table:covered-table-cell table:style-name="ce27"/>
          <table:table-cell table:style-name="ce27" table:number-columns-repeated="16382"/>
        </table:table-row>
        <table:table-row table:style-name="ro1">
          <table:table-cell table:style-name="ce20" office:value-type="string" calcext:value-type="string">
            <text:p>SocialSecurityIncome</text:p>
          </table:table-cell>
          <table:table-cell table:style-name="ce28" office:value-type="currency" office:currency="USD" office:value="48000" calcext:value-type="currency">
            <text:p>$48,000.00</text:p>
          </table:table-cell>
          <table:table-cell table:style-name="ce6"/>
          <table:table-cell table:style-name="ce28" office:value-type="currency" office:currency="USD" office:value="48000" calcext:value-type="currency">
            <text:p>$48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17"/>
          <table:table-cell table:style-name="ce29" office:value-type="currency" office:currency="USD" office:value="50000" calcext:value-type="currency">
            <text:p>$50,000.00</text:p>
          </table:table-cell>
          <table:table-cell/>
          <table:table-cell table:style-name="ce17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TaxableIraDistribution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6"/>
          <table:table-cell table:style-name="ce15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TaxableInterestReceived</text:p>
          </table:table-cell>
          <table:table-cell table:style-name="ce30" office:value-type="currency" office:currency="USD" office:value="0" calcext:value-type="currency">
            <text:p>$0.00</text:p>
          </table:table-cell>
          <table:table-cell table:style-name="ce6"/>
          <table:table-cell table:style-name="ce30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Dividends rec’d total</text:p>
          </table:table-cell>
          <table:table-cell table:style-name="ce31" office:value-type="currency" office:currency="USD" office:value="2100" calcext:value-type="currency">
            <text:p>$2,100.00</text:p>
          </table:table-cell>
          <table:table-cell table:style-name="ce6"/>
          <table:table-cell table:style-name="ce31" office:value-type="currency" office:currency="USD" office:value="2100" calcext:value-type="currency">
            <text:p>$2,1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Qualified dividends</text:p>
          </table:table-cell>
          <table:table-cell table:style-name="ce32" office:value-type="currency" office:currency="USD" office:value="2000" calcext:value-type="currency">
            <text:p>$2,000.00</text:p>
          </table:table-cell>
          <table:table-cell table:style-name="ce6"/>
          <table:table-cell table:style-name="ce32" office:value-type="currency" office:currency="USD" office:value="2000" calcext:value-type="currency">
            <text:p>$2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6"/>
          <table:table-cell table:style-name="ce33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6"/>
          <table:table-cell table:style-name="ce14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6"/>
          <table:table-cell table:style-name="ce35" office:value-type="currency" office:currency="USD" office:value="7000" calcext:value-type="currency">
            <text:p>$7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0" office:value-type="string" calcext:value-type="string">
            <text:p>ShortTermCapitalGains</text:p>
          </table:table-cell>
          <table:table-cell table:style-name="ce36" office:value-type="currency" office:currency="USD" office:value="0" calcext:value-type="currency">
            <text:p>$0.00</text:p>
          </table:table-cell>
          <table:table-cell table:style-name="ce6"/>
          <table:table-cell table:style-name="ce36" office:value-type="currency" office:currency="USD" office:value="-8000" calcext:value-type="currency">
            <text:p>-$8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1" office:value-type="string" calcext:value-type="string">
            <text:p>FINAL TAX</text:p>
          </table:table-cell>
          <table:table-cell table:style-name="ce37" table:formula="of:=[.B503]+[.B61]" office:value-type="currency" office:currency="USD" office:value="-27219" calcext:value-type="currency">
            <text:p>-$27,219.00</text:p>
          </table:table-cell>
          <table:table-cell table:style-name="ce43"/>
          <table:table-cell table:style-name="ce37" table:formula="of:=[.D503]+[.D61]" office:value-type="currency" office:currency="USD" office:value="10051" calcext:value-type="currency">
            <text:p>$10,051.00</text:p>
          </table:table-cell>
          <table:table-cell table:style-name="ce20"/>
          <table:table-cell table:style-name="ce14" table:number-columns-repeated="2"/>
          <table:table-cell table:style-name="ce20"/>
          <table:table-cell table:style-name="ce14"/>
          <table:table-cell table:style-name="ce20" table:number-columns-repeated="1637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6"/>
          <table:table-cell table:style-name="ce38" table:formula="of:=[.D4]" office:value-type="currency" office:currency="USD" office:value="50000" calcext:value-type="currency">
            <text:p>$50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style-name="ce6"/>
          <table:table-cell table:formula="of:=[.D15]" office:value-type="currency" office:currency="USD" office:value="50000" calcext:value-type="currency">
            <text:p>$50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6"/>
          <table:table-cell table:style-name="ce30" table:formula="of:=[.D6]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6"/>
          <table:table-cell table:style-name="ce32" table:formula="of:=[.D8]" office:value-type="currency" office:currency="USD" office:value="2000" calcext:value-type="currency">
            <text:p>$2,00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/>
          <table:table-cell table:style-name="ce31" table:formula="of:=[.D7]" office:value-type="currency" office:currency="USD" office:value="2100" calcext:value-type="currency">
            <text:p>$2,1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6"/>
          <table:table-cell table:style-name="ce15" table:formula="of:=[.D5]"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5b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5000" calcext:value-type="currency">
            <text:p>$125,000.00</text:p>
          </table:table-cell>
          <table:table-cell table:style-name="ce6"/>
          <table:table-cell table:formula="of:=IF([.D67]=&quot;Yes&quot;;[.D66];IF([.D68]=&quot;Yes&quot;;[.D75];IF([.D69]=&quot;Yes&quot;;0;&quot;not implemented&quot;)))" office:value-type="currency" office:currency="USD" office:value="-1000" calcext:value-type="currency">
            <text:p>-$1,0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SUM([.B16:.B23])" office:value-type="currency" office:currency="USD" office:value="329100" calcext:value-type="currency">
            <text:p>$329,100.00</text:p>
          </table:table-cell>
          <table:table-cell table:style-name="ce6"/>
          <table:table-cell table:formula="of:=SUM([.D16:.D23])" office:value-type="currency" office:currency="USD" office:value="53100" calcext:value-type="currency">
            <text:p>$53,1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18]=&quot;No&quot;;0;IF([.B121]=&quot;No&quot;;0;[.B131]))" office:value-type="currency" office:currency="USD" office:value="40800" calcext:value-type="currency">
            <text:p>$40,800.00</text:p>
          </table:table-cell>
          <table:table-cell table:style-name="ce6"/>
          <table:table-cell table:formula="of:=IF([.D118]=&quot;No&quot;;0;IF([.D121]=&quot;No&quot;;0;[.D131]))" office:value-type="currency" office:currency="USD" office:value="40800" calcext:value-type="currency">
            <text:p>$40,8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6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7900" calcext:value-type="currency">
            <text:p>$367,900.00</text:p>
          </table:table-cell>
          <table:table-cell table:style-name="ce6"/>
          <table:table-cell table:formula="of:=[.D16]+[.D17]+[.D19]+[.D20]+[.D21]+[.D25]+[.D22]+[.D23]" office:value-type="currency" office:currency="USD" office:value="91900" calcext:value-type="currency">
            <text:p>$91,9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7900" calcext:value-type="currency">
            <text:p>$367,900.00</text:p>
          </table:table-cell>
          <table:table-cell table:style-name="ce6"/>
          <table:table-cell table:formula="of:=[.D27]-[.D29]" office:value-type="currency" office:currency="USD" office:value="91900" calcext:value-type="currency">
            <text:p>$91,90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USD" office:value="29200" calcext:value-type="currency">
            <text:p>$29,200.00</text:p>
          </table:table-cell>
          <table:table-cell table:style-name="ce6"/>
          <table:table-cell office:value-type="currency" office:currency="USD" office:value="29200" calcext:value-type="currency">
            <text:p>$29,20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style-name="ce6"/>
          <table:table-cell table:formula="of:=[.D31]+[.D32]" office:value-type="currency" office:currency="USD" office:value="29200" calcext:value-type="currency">
            <text:p>$29,20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38700" calcext:value-type="currency">
            <text:p>$338,700.00</text:p>
          </table:table-cell>
          <table:table-cell table:style-name="ce6"/>
          <table:table-cell table:formula="of:=MAX(0;[.D30]-[.D33])" office:value-type="currency" office:currency="USD" office:value="62700" calcext:value-type="currency">
            <text:p>$62,70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ce6"/>
          <table:table-cell/>
          <table:table-cell table:style-name="ce6" table:number-columns-repeated="5"/>
          <table:table-cell table:number-columns-repeated="16375"/>
        </table:table-row>
        <table:table-row table:style-name="ro5">
          <table:table-cell table:style-name="ce22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style-name="ce6"/>
          <table:table-cell table:formula="of:=IF([.D76]=&quot;Yes&quot;;&quot;Yes&quot;;IF([.D74]=&quot;Yes&quot;;&quot;Yes&quot;;&quot;No&quot;))" office:value-type="string" office:string-value="No" calcext:value-type="string">
            <text:p>No</text:p>
          </table:table-cell>
          <table:table-cell table:style-name="ce6" table:number-columns-repeated="5"/>
          <table:table-cell table:number-columns-repeated="16375"/>
        </table:table-row>
        <table:table-row table:style-name="ro6">
          <table:table-cell table:style-name="ce22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style-name="ce6"/>
          <table:table-cell table:formula="of:=IF([.D34]&lt;100000;&quot;Yes&quot;;&quot;No&quot;)" office:value-type="string" office:string-value="Yes" calcext:value-type="string">
            <text:p>Yes</text:p>
          </table:table-cell>
          <table:table-cell table:style-name="ce6" table:number-columns-repeated="5"/>
          <table:table-cell table:number-columns-repeated="16375"/>
        </table:table-row>
        <table:table-row table:style-name="ro6">
          <table:table-cell table:style-name="ce22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style-name="ce6"/>
          <table:table-cell table:formula="of:=IF(AND([.D36]&lt;&gt;&quot;Yes&quot;;[.D34]&gt;=100000);&quot;Yes&quot;;&quot;No&quot;)" office:value-type="string" office:string-value="No" calcext:value-type="string">
            <text:p>No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3];IF([.B38]=&quot;Yes&quot;;[.B413];IF([.B36]=&quot;Yes&quot;; [.B108])))" office:value-type="currency" office:currency="USD" office:value="37373" calcext:value-type="currency">
            <text:p>$37,373.00</text:p>
          </table:table-cell>
          <table:table-cell table:style-name="ce6"/>
          <table:table-cell table:formula="of:=IF([.D37]=&quot;Yes&quot;;[.D213];IF([.D38]=&quot;Yes&quot;;[.D413];IF([.D36]=&quot;Yes&quot;; [.D108])))" office:value-type="currency" office:currency="USD" office:value="7063" calcext:value-type="currency">
            <text:p>$7,063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37373" calcext:value-type="currency">
            <text:p>$37,373.00</text:p>
          </table:table-cell>
          <table:table-cell table:style-name="ce6"/>
          <table:table-cell table:formula="of:=[.D39]+[.D40]" office:value-type="currency" office:currency="USD" office:value="7063" calcext:value-type="currency">
            <text:p>$7,063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style-name="ce6"/>
          <table:table-cell table:formula="of:=[.D42]+[.D43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37373" calcext:value-type="currency">
            <text:p>$37,373.00</text:p>
          </table:table-cell>
          <table:table-cell table:style-name="ce6"/>
          <table:table-cell table:formula="of:=MAX(0;[.D41]-[.D44])" office:value-type="currency" office:currency="USD" office:value="7063" calcext:value-type="currency">
            <text:p>$7,063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37373" calcext:value-type="currency">
            <text:p>$37,373.00</text:p>
          </table:table-cell>
          <table:table-cell table:style-name="ce6"/>
          <table:table-cell table:formula="of:=[.D46]+[.D45]" office:value-type="currency" office:currency="USD" office:value="7063" calcext:value-type="currency">
            <text:p>$7,063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25d</text:p>
          </table:table-cell>
          <table:table-cell table:formula="of:=[.B9]" office:value-type="currency" office:currency="USD" office:value="73000" calcext:value-type="currency">
            <text:p>$73,000.00</text:p>
          </table:table-cell>
          <table:table-cell table:style-name="ce6"/>
          <table:table-cell table:formula="of:=[.D9]"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5"/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6"/>
          <table:table-cell office:value-type="currency" office:currency="USD" office:value="0" calcext:value-type="currency">
            <text:p>$0.00</text:p>
          </table:table-cell>
          <table:table-cell table:style-name="ce6" table:number-columns-repeated="2"/>
          <table:table-cell table:number-columns-repeated="2"/>
          <table:table-cell table:style-name="ce6"/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/>
          <table:table-cell table:formula="of:=SUM([.D50:.D54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3" table:formula="of:=[.B48]+[.B49]+[.B55]" office:value-type="currency" office:currency="USD" office:value="73000" calcext:value-type="currency">
            <text:p>$73,000.00</text:p>
          </table:table-cell>
          <table:table-cell/>
          <table:table-cell table:style-name="ce33" table:formula="of:=[.D48]+[.D49]+[.D5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35627" calcext:value-type="currency">
            <text:p>$35,627.00</text:p>
          </table:table-cell>
          <table:table-cell/>
          <table:table-cell table:style-name="ce5" table:formula="of:=IF([.D56]&gt;[.D47];[.D56]-[.D47])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35627" calcext:value-type="currency">
            <text:p>-$35,627.00</text:p>
          </table:table-cell>
          <table:table-cell/>
          <table:table-cell table:formula="of:=[.D47]-[.D56]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 table:style-name="ce23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35627" calcext:value-type="currency">
            <text:p>-$35,627.00</text:p>
          </table:table-cell>
          <table:table-cell/>
          <table:table-cell table:style-name="ce39" table:formula="of:=IF([.D57]=0;[.D60];-[.D57]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 table:number-columns-spanned="2" table:number-rows-spanned="1">
            <text:p>sched D</text:p>
          </table:table-cell>
          <table:covered-table-cell table:style-name="ce27"/>
          <table:table-cell table:style-name="ce27" table:number-columns-repeated="9"/>
          <table:table-cell/>
          <table:table-cell table:style-name="ce27"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0" calcext:value-type="currency">
            <text:p>$0.00</text:p>
          </table:table-cell>
          <table:table-cell/>
          <table:table-cell table:style-name="ce36" table:formula="of:=[.D12]" office:value-type="currency" office:currency="USD" office:value="-8000" calcext:value-type="currency">
            <text:p>-$8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/>
          <table:table-cell table:style-name="ce35" table:formula="of:=[.D11]" office:value-type="currency" office:currency="USD" office:value="7000" calcext:value-type="currency">
            <text:p>$7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5000" calcext:value-type="currency">
            <text:p>$125,000.00</text:p>
          </table:table-cell>
          <table:table-cell/>
          <table:table-cell table:formula="of:=[.D65]+[.D64]" office:value-type="currency" office:currency="USD" office:value="-1000" calcext:value-type="currency">
            <text:p>-$1,00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/>
          <table:table-cell table:formula="of:=IF([.D66]&gt;0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/>
          <table:table-cell table:formula="of:=IF([.D66]&lt;0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/>
          <table:table-cell table:formula="of:=IF([.D66]=0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5"/>
          <table:table-cell/>
          <table:table-cell table:style-name="ce5"/>
          <table:table-cell table:number-columns-repeated="163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/>
          <table:table-cell table:style-name="ce7" table:formula="of:=IF(OR([.D68]=&quot;Yes&quot;;[.D69]=&quot;Yes&quot;);&quot;Skipped&quot;;IF(MIN([.D65:.D66])&gt;0;&quot;Yes&quot;;&quot;No&quot;)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/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/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/>
          <table:table-cell table:style-name="ce7" table:formula="of:=IF(OR([.D68]=&quot;Yes&quot;;[.D69]=&quot;Yes&quot;);&quot;Skipped&quot;;IF(AND([.D72]=&quot;&quot;;[.D73]=&quot;&quot;);&quot;Yes&quot;;&quot;&quot;))" office:value-type="string" office:string-value="Skipped" calcext:value-type="string">
            <text:p>Skipped</text:p>
          </table:table-cell>
          <table:table-cell table:number-columns-repeated="163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/>
          <table:table-cell table:formula="of:=IF([.D69]=&quot;Yes&quot;;&quot;Skipped&quot;;IF([.D68]=&quot;Yes&quot;;MAX([.D66];-3000);&quot;Skipped&quot;))" office:value-type="currency" office:currency="USD" office:value="-1000" calcext:value-type="currency">
            <text:p>-$1,00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office:value-type="string" calcext:value-type="string">
            <text:p>No</text:p>
          </table:table-cell>
          <table:table-cell/>
          <table:table-cell table:style-name="Default" office:value-type="string" calcext:value-type="string">
            <text:p>No</text:p>
          </table:table-cell>
          <table:table-cell table:number-columns-repeated="16380"/>
        </table:table-row>
        <table:table-row table:style-name="ro1" table:number-rows-repeated="2">
          <table:table-cell table:style-name="ce1"/>
          <table:table-cell table:style-name="ce5"/>
          <table:table-cell/>
          <table:table-cell table:style-name="ce5"/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27"/>
          <table:table-cell table:style-name="ce27" table:number-columns-repeated="9"/>
          <table:table-cell/>
          <table:table-cell table:style-name="ce27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38700" calcext:value-type="currency">
            <text:p>$338,700.00</text:p>
          </table:table-cell>
          <table:table-cell/>
          <table:table-cell table:formula="of:=[.D34]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/>
          <table:table-cell table:formula="of:=MAX(0;MIN([.D65:.D6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5000" calcext:value-type="currency">
            <text:p>$125,000.00</text:p>
          </table:table-cell>
          <table:table-cell/>
          <table:table-cell table:formula="of:=[.D83]+[.D8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700" calcext:value-type="currency">
            <text:p>$213,700.00</text:p>
          </table:table-cell>
          <table:table-cell/>
          <table:table-cell table:formula="of:=MAX(0;[.D81]-[.D84])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office:value-type="currency" office:currency="USD" office:value="94050" calcext:value-type="currency">
            <text:p>$94,050.00</text:p>
          </table:table-cell>
          <table:table-cell/>
          <table:table-cell office:value-type="currency" office:currency="USD" office:value="94050" calcext:value-type="currency">
            <text:p>$94,050.00</text:p>
          </table:table-cell>
          <table:table-cell table:number-columns-repeated="16380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/>
          <table:table-cell table:formula="of:=MIN([.D81];[.D86])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/>
          <table:table-cell table:formula="of:=MIN([.D85];[.D87])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/>
          <table:table-cell table:formula="of:=[.D87]-[.D8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5000" calcext:value-type="currency">
            <text:p>$125,000.00</text:p>
          </table:table-cell>
          <table:table-cell/>
          <table:table-cell table:formula="of:=MIN([.D81];[.D84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/>
          <table:table-cell table:formula="of:=[.D8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5000" calcext:value-type="currency">
            <text:p>$125,000.00</text:p>
          </table:table-cell>
          <table:table-cell/>
          <table:table-cell table:formula="of:=[.D90]-[.D9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currency" office:currency="USD" office:value="583750" calcext:value-type="currency">
            <text:p>$583,750.00</text:p>
          </table:table-cell>
          <table:table-cell/>
          <table:table-cell office:value-type="currency" office:currency="USD" office:value="583750" calcext:value-type="currency">
            <text:p>$583,750.00</text:p>
          </table:table-cell>
          <table:table-cell table:number-columns-repeated="1638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38700" calcext:value-type="currency">
            <text:p>$338,700.00</text:p>
          </table:table-cell>
          <table:table-cell/>
          <table:table-cell table:formula="of:=MIN([.D81];[.D93])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700" calcext:value-type="currency">
            <text:p>$213,700.00</text:p>
          </table:table-cell>
          <table:table-cell/>
          <table:table-cell table:formula="of:=[.D85]+[.D89]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5000" calcext:value-type="currency">
            <text:p>$125,000.00</text:p>
          </table:table-cell>
          <table:table-cell/>
          <table:table-cell table:formula="of:=MAX(0;[.D94]-[.D95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5000" calcext:value-type="currency">
            <text:p>$125,000.00</text:p>
          </table:table-cell>
          <table:table-cell/>
          <table:table-cell table:formula="of:=MIN([.D92];[.D96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8750" calcext:value-type="currency">
            <text:p>$18,750.00</text:p>
          </table:table-cell>
          <table:table-cell/>
          <table:table-cell table:formula="of:=[.D97]*0.15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5000" calcext:value-type="currency">
            <text:p>$125,000.00</text:p>
          </table:table-cell>
          <table:table-cell/>
          <table:table-cell table:formula="of:=[.D97]+[.D8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/>
          <table:table-cell table:formula="of:=[.D90]-[.D9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/>
          <table:table-cell table:formula="of:=[.D100]*0.2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3"/>
        </table:table-row>
        <table:table-row table:style-name="ro1">
          <table:table-cell table:style-name="ce24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/>
          <table:table-cell table:formula="of:=IF([.D85]&lt;100000;&quot;Yes&quot;; 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/>
          <table:table-cell table:formula="of:=IF([.D85]&gt;=100000;&quot;Yes&quot;; 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6">
          <table:table-cell table:style-name="ce22" office:value-type="string" calcext:value-type="string">
            <text:p>22 Tax owed line 5 income</text:p>
          </table:table-cell>
          <table:table-cell table:formula="of:=IF([.B103]=&quot;Yes&quot;;[.B295];[.B449])" office:value-type="currency" office:currency="USD" office:value="37373" calcext:value-type="currency">
            <text:p>$37,373.00</text:p>
          </table:table-cell>
          <table:table-cell/>
          <table:table-cell table:formula="of:=IF([.D103]=&quot;Yes&quot;;[.D295];[.D449]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6">
          <table:table-cell table:style-name="ce22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123" calcext:value-type="currency">
            <text:p>$56,123.00</text:p>
          </table:table-cell>
          <table:table-cell/>
          <table:table-cell table:formula="of:=[.D98]+[.D101]+[.D105]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24 tax owed on line 1 income</text:p>
          </table:table-cell>
          <table:table-cell table:formula="of:=IF([.B104]=&quot;Yes&quot;;[.B449];[.B485])" office:value-type="currency" office:currency="USD" office:value="37373" calcext:value-type="currency">
            <text:p>$37,373.00</text:p>
          </table:table-cell>
          <table:table-cell/>
          <table:table-cell table:formula="of:=IF([.D104]=&quot;Yes&quot;;[.D449];[.D485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07])" office:value-type="currency" office:currency="USD" office:value="37373" calcext:value-type="currency">
            <text:p>$37,373.00</text:p>
          </table:table-cell>
          <table:table-cell/>
          <table:table-cell table:formula="of:=MIN([.D106];[.D107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 table:number-columns-spanned="2" table:number-rows-spanned="1">
            <text:p>Social security worksheet page 32</text:p>
          </table:table-cell>
          <table:covered-table-cell table:style-name="ce27"/>
          <table:table-cell table:style-name="ce27" table:number-columns-repeated="9"/>
          <table:table-cell/>
          <table:table-cell table:style-name="ce27" table:number-columns-repeated="1637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/>
          <table:table-cell table:style-name="ce40" table:formula="of:=[.D3]" office:value-type="currency" office:currency="USD" office:value="48000" calcext:value-type="currency">
            <text:p>$48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2]/2" office:value-type="currency" office:currency="USD" office:value="24000" calcext:value-type="currency">
            <text:p>$24,000.00</text:p>
          </table:table-cell>
          <table:table-cell/>
          <table:table-cell table:style-name="ce41" table:formula="of:=[.D112]/2" office:value-type="currency" office:currency="USD" office:value="24000" calcext:value-type="currency">
            <text:p>$24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7100" calcext:value-type="currency">
            <text:p>$327,100.00</text:p>
          </table:table-cell>
          <table:table-cell/>
          <table:table-cell table:style-name="ce41" table:formula="of:=[.D16]+[.D17]+[.D19]+[.D20]+[.D21]+[.D22]+[.D23]" office:value-type="currency" office:currency="USD" office:value="51100" calcext:value-type="currency">
            <text:p>$51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1" office:value-type="currency" office:currency="USD" office:value="0" calcext:value-type="currency">
            <text:p>$0.00</text:p>
          </table:table-cell>
          <table:table-cell/>
          <table:table-cell table:style-name="ce41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3:.B115])" office:value-type="currency" office:currency="USD" office:value="351100" calcext:value-type="currency">
            <text:p>$351,100.00</text:p>
          </table:table-cell>
          <table:table-cell/>
          <table:table-cell table:style-name="ce41" table:formula="of:=SUM([.D113:.D115])" office:value-type="currency" office:currency="USD" office:value="75100" calcext:value-type="currency">
            <text:p>$75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1" office:value-type="currency" office:currency="USD" office:value="0" calcext:value-type="currency">
            <text:p>$0.00</text:p>
          </table:table-cell>
          <table:table-cell/>
          <table:table-cell table:style-name="ce41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17]&lt;[.B116];&quot;Yes&quot;;&quot;No&quot;)" office:value-type="string" office:string-value="Yes" calcext:value-type="string">
            <text:p>Yes</text:p>
          </table:table-cell>
          <table:table-cell/>
          <table:table-cell table:style-name="ce41" table:formula="of:=IF([.D117]&lt;[.D116]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6]-[.B117]" office:value-type="currency" office:currency="USD" office:value="351100" calcext:value-type="currency">
            <text:p>$351,100.00</text:p>
          </table:table-cell>
          <table:table-cell/>
          <table:table-cell table:style-name="ce41" table:formula="of:=[.D116]-[.D117]" office:value-type="currency" office:currency="USD" office:value="75100" calcext:value-type="currency">
            <text:p>$75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1" office:value-type="currency" office:currency="USD" office:value="32000" calcext:value-type="currency">
            <text:p>$32,000.00</text:p>
          </table:table-cell>
          <table:table-cell/>
          <table:table-cell table:style-name="ce41" office:value-type="currency" office:currency="USD" office:value="32000" calcext:value-type="currency">
            <text:p>$32,000.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/>
          <table:table-cell table:style-name="ce41" table:formula="of:=IF([.D120]&lt;[.D119];&quot;Yes&quot;;&quot;No&quot;)" office:value-type="string" office:string-value="Yes" calcext:value-type="string">
            <text:p>Yes</text:p>
          </table:table-cell>
          <table:table-cell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19]-[.B120]" office:value-type="currency" office:currency="USD" office:value="319100" calcext:value-type="currency">
            <text:p>$319,100.00</text:p>
          </table:table-cell>
          <table:table-cell/>
          <table:table-cell table:style-name="ce41" table:formula="of:=[.D119]-[.D120]" office:value-type="currency" office:currency="USD" office:value="43100" calcext:value-type="currency">
            <text:p>$43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1" office:value-type="currency" office:currency="USD" office:value="12000" calcext:value-type="currency">
            <text:p>$12,000.00</text:p>
          </table:table-cell>
          <table:table-cell/>
          <table:table-cell table:style-name="ce41" office:value-type="currency" office:currency="USD" office:value="12000" calcext:value-type="currency">
            <text:p>$12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2]-[.B123])" office:value-type="currency" office:currency="USD" office:value="307100" calcext:value-type="currency">
            <text:p>$307,100.00</text:p>
          </table:table-cell>
          <table:table-cell/>
          <table:table-cell table:style-name="ce41" table:formula="of:=MAX(0;[.D122]-[.D123])" office:value-type="currency" office:currency="USD" office:value="31100" calcext:value-type="currency">
            <text:p>$31,1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2:.B123])" office:value-type="currency" office:currency="USD" office:value="12000" calcext:value-type="currency">
            <text:p>$12,000.00</text:p>
          </table:table-cell>
          <table:table-cell/>
          <table:table-cell table:style-name="ce41" table:formula="of:=MIN([.D122:.D123])" office:value-type="currency" office:currency="USD" office:value="12000" calcext:value-type="currency">
            <text:p>$12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5]/2" office:value-type="currency" office:currency="USD" office:value="6000" calcext:value-type="currency">
            <text:p>$6,000.00</text:p>
          </table:table-cell>
          <table:table-cell/>
          <table:table-cell table:style-name="ce41" table:formula="of:=[.D125]/2" office:value-type="currency" office:currency="USD" office:value="6000" calcext:value-type="currency">
            <text:p>$6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13:.B114])" office:value-type="currency" office:currency="USD" office:value="24000" calcext:value-type="currency">
            <text:p>$24,000.00</text:p>
          </table:table-cell>
          <table:table-cell/>
          <table:table-cell table:style-name="ce41" table:formula="of:=MIN([.D113:.D114])" office:value-type="currency" office:currency="USD" office:value="24000" calcext:value-type="currency">
            <text:p>$24,0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4]*0.85" office:value-type="currency" office:currency="USD" office:value="261035" calcext:value-type="currency">
            <text:p>$261,035.00</text:p>
          </table:table-cell>
          <table:table-cell/>
          <table:table-cell table:style-name="ce41" table:formula="of:=[.D124]*0.85" office:value-type="currency" office:currency="USD" office:value="26435" calcext:value-type="currency">
            <text:p>$26,435.00</text:p>
          </table:table-cell>
          <table:table-cell table:number-columns-repeated="163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28]+[.B127]" office:value-type="currency" office:currency="USD" office:value="285035" calcext:value-type="currency">
            <text:p>$285,035.00</text:p>
          </table:table-cell>
          <table:table-cell/>
          <table:table-cell table:style-name="ce41" table:formula="of:=[.D128]+[.D127]" office:value-type="currency" office:currency="USD" office:value="50435" calcext:value-type="currency">
            <text:p>$50,435.00</text:p>
          </table:table-cell>
          <table:table-cell table:number-columns-repeated="163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2]*0.85" office:value-type="currency" office:currency="USD" office:value="40800" calcext:value-type="currency">
            <text:p>$40,800.00</text:p>
          </table:table-cell>
          <table:table-cell/>
          <table:table-cell table:style-name="ce41" table:formula="of:=[.D112]*0.85" office:value-type="currency" office:currency="USD" office:value="40800" calcext:value-type="currency">
            <text:p>$40,800.00</text:p>
          </table:table-cell>
          <table:table-cell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29:.B130])" office:value-type="currency" office:currency="USD" office:value="40800" calcext:value-type="currency">
            <text:p>$40,800.00</text:p>
          </table:table-cell>
          <table:table-cell/>
          <table:table-cell table:style-name="ce41" table:formula="of:=MIN([.D129:.D130])" office:value-type="currency" office:currency="USD" office:value="40800" calcext:value-type="currency">
            <text:p>$40,8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 table:number-columns-spanned="2" table:number-rows-spanned="1">
            <text:p>Tax Table 1 (used by 1040, line 16)</text:p>
          </table:table-cell>
          <table:covered-table-cell table:style-name="ce27"/>
          <table:table-cell table:style-name="ce27" table:number-columns-repeated="9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38700" calcext:value-type="currency">
            <text:p>$338,700.00</text:p>
          </table:table-cell>
          <table:table-cell/>
          <table:table-cell table:formula="of:=[.D34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[.B13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5]" office:value-type="currency" office:currency="USD" office:value="23200" calcext:value-type="currency">
            <text:p>$23,200.00</text:p>
          </table:table-cell>
          <table:table-cell/>
          <table:table-cell table:formula="of:=[.B138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6]" office:value-type="currency" office:currency="USD" office:value="94300" calcext:value-type="currency">
            <text:p>$94,300.00</text:p>
          </table:table-cell>
          <table:table-cell/>
          <table:table-cell table:formula="of:=[.B139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7]" office:value-type="currency" office:currency="USD" office:value="201050" calcext:value-type="currency">
            <text:p>$201,050.00</text:p>
          </table:table-cell>
          <table:table-cell/>
          <table:table-cell table:formula="of:=[.B140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8]" office:value-type="currency" office:currency="USD" office:value="383900" calcext:value-type="currency">
            <text:p>$383,900.00</text:p>
          </table:table-cell>
          <table:table-cell/>
          <table:table-cell table:formula="of:=[.B141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9]" office:value-type="currency" office:currency="USD" office:value="487450" calcext:value-type="currency">
            <text:p>$487,450.00</text:p>
          </table:table-cell>
          <table:table-cell/>
          <table:table-cell table:formula="of:=[.B142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0]" office:value-type="currency" office:currency="USD" office:value="731200" calcext:value-type="currency">
            <text:p>$731,200.00</text:p>
          </table:table-cell>
          <table:table-cell/>
          <table:table-cell table:formula="of:=[.B143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/>
          <table:table-cell table:formula="of:=[.B145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/>
          <table:table-cell table:formula="of:=[.B146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/>
          <table:table-cell table:formula="of:=[.B147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/>
          <table:table-cell table:formula="of:=[.B148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/>
          <table:table-cell table:formula="of:=[.B149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/>
          <table:table-cell table:formula="of:=[.B150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table:formula="of:=[.B15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/>
          <table:table-cell table:formula="of:=[.B153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/>
          <table:table-cell table:formula="of:=[.B154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/>
          <table:table-cell table:formula="of:=[.B155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/>
          <table:table-cell table:formula="of:=[.B156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/>
          <table:table-cell table:formula="of:=[.B157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/>
          <table:table-cell table:formula="of:=[.B158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/>
          <table:table-cell table:formula="of:=[.B159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5]&lt;3000;25;50)" office:value-type="currency" office:currency="USD" office:value="50" calcext:value-type="currency">
            <text:p>$50.00</text:p>
          </table:table-cell>
          <table:table-cell/>
          <table:table-cell table:formula="of:=IF([.D135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5]/[.B161])*[.B161]" office:value-type="currency" office:currency="USD" office:value="338700" calcext:value-type="currency">
            <text:p>$338,700.00</text:p>
          </table:table-cell>
          <table:table-cell/>
          <table:table-cell table:formula="of:=FLOOR([.D135]/[.D161])*[.D161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5]/[.B161])*[.B161]" office:value-type="currency" office:currency="USD" office:value="338700" calcext:value-type="currency">
            <text:p>$338,700.00</text:p>
          </table:table-cell>
          <table:table-cell/>
          <table:table-cell table:formula="of:=CEILING([.D135]/[.D161])*[.D161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3]=[.B162];[.B162]+[.B161])" office:value-type="currency" office:currency="USD" office:value="338750" calcext:value-type="currency">
            <text:p>$338,750.00</text:p>
          </table:table-cell>
          <table:table-cell/>
          <table:table-cell table:formula="of:=IF([.D163]=[.D162];[.D162]+[.D161])" office:value-type="currency" office:currency="USD" office:value="62750" calcext:value-type="currency">
            <text:p>$62,7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table:style-name="ce25" office:value-type="string" calcext:value-type="string">
            <text:p>floor</text:p>
          </table:table-cell>
          <table:table-cell table:style-name="ce42"/>
          <table:table-cell/>
          <table:table-cell table:style-name="ce4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2]&gt;=[.B145];[.B145];[.B162])" office:value-type="currency" office:currency="USD" office:value="23200" calcext:value-type="currency">
            <text:p>$23,200.00</text:p>
          </table:table-cell>
          <table:table-cell/>
          <table:table-cell table:formula="of:=IF([.D$162]&gt;=[.D145];[.D145];[.D162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2]&lt;[.B138];0;IF([.B$162]&gt;[.B146];[.B146]-[.B138];[.B$162]-[.B138]))" office:value-type="currency" office:currency="USD" office:value="71100" calcext:value-type="currency">
            <text:p>$71,100.00</text:p>
          </table:table-cell>
          <table:table-cell/>
          <table:table-cell table:formula="of:=IF([.D$162]&lt;[.D138];0;IF([.D$162]&gt;[.D146];[.D146]-[.D138];[.D$162]-[.D138]))" office:value-type="currency" office:currency="USD" office:value="39500" calcext:value-type="currency">
            <text:p>$39,5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2]&lt;[.B139];0;IF([.B$162]&gt;[.B147];[.B147]-[.B139];[.B$162]-[.B139]))" office:value-type="currency" office:currency="USD" office:value="106750" calcext:value-type="currency">
            <text:p>$106,750.00</text:p>
          </table:table-cell>
          <table:table-cell/>
          <table:table-cell table:formula="of:=IF([.D$162]&lt;[.D139];0;IF([.D$162]&gt;[.D147];[.D147]-[.D139];[.D$162]-[.D139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2]&lt;[.B140];0;IF([.B$162]&gt;[.B148];[.B148]-[.B140];[.B$162]-[.B140]))" office:value-type="currency" office:currency="USD" office:value="137650" calcext:value-type="currency">
            <text:p>$137,650.00</text:p>
          </table:table-cell>
          <table:table-cell/>
          <table:table-cell table:formula="of:=IF([.D$162]&lt;[.D140];0;IF([.D$162]&gt;[.D148];[.D148]-[.D140];[.D$162]-[.D140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2]&lt;[.B141];0;IF([.B$162]&gt;[.B149];[.B149]-[.B141];[.B$162]-[.B141]))" office:value-type="currency" office:currency="USD" office:value="0" calcext:value-type="currency">
            <text:p>$0.00</text:p>
          </table:table-cell>
          <table:table-cell/>
          <table:table-cell table:formula="of:=IF([.D$162]&lt;[.D141];0;IF([.D$162]&gt;[.D149];[.D149]-[.D141];[.D$162]-[.D141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2]&lt;[.B142];0;IF([.B$162]&gt;[.B150];[.B150]-[.B142];[.B$162]-[.B142]))" office:value-type="currency" office:currency="USD" office:value="0" calcext:value-type="currency">
            <text:p>$0.00</text:p>
          </table:table-cell>
          <table:table-cell/>
          <table:table-cell table:formula="of:=IF([.D$162]&lt;[.D142];0;IF([.D$162]&gt;[.D150];[.D150]-[.D142];[.D$162]-[.D142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2]&lt;[.B143];0;IF([.B$162]&gt;[.B151];[.B151]-[.B143];[.B$162]-[.B143]))" office:value-type="currency" office:currency="USD" office:value="0" calcext:value-type="currency">
            <text:p>$0.00</text:p>
          </table:table-cell>
          <table:table-cell/>
          <table:table-cell table:formula="of:=IF([.D$162]&lt;[.D143];0;IF([.D$162]&gt;[.D151];[.D151]-[.D143];[.D$162]-[.D143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67]*[.B153]" office:value-type="currency" office:currency="USD" office:value="2320" calcext:value-type="currency">
            <text:p>$2,320.00</text:p>
          </table:table-cell>
          <table:table-cell/>
          <table:table-cell table:formula="of:=[.D167]*[.D153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68]*[.B154]" office:value-type="currency" office:currency="USD" office:value="8532" calcext:value-type="currency">
            <text:p>$8,532.00</text:p>
          </table:table-cell>
          <table:table-cell/>
          <table:table-cell table:formula="of:=[.D168]*[.D154]" office:value-type="currency" office:currency="USD" office:value="4740" calcext:value-type="currency">
            <text:p>$4,74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69]*[.B155]" office:value-type="currency" office:currency="USD" office:value="23485" calcext:value-type="currency">
            <text:p>$23,485.00</text:p>
          </table:table-cell>
          <table:table-cell/>
          <table:table-cell table:formula="of:=[.D169]*[.D155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0]*[.B156]" office:value-type="currency" office:currency="USD" office:value="33036" calcext:value-type="currency">
            <text:p>$33,036.00</text:p>
          </table:table-cell>
          <table:table-cell/>
          <table:table-cell table:formula="of:=[.D170]*[.D15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1]*[.B157]" office:value-type="currency" office:currency="USD" office:value="0" calcext:value-type="currency">
            <text:p>$0.00</text:p>
          </table:table-cell>
          <table:table-cell/>
          <table:table-cell table:formula="of:=[.D171]*[.D15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2]*[.B158]" office:value-type="currency" office:currency="USD" office:value="0" calcext:value-type="currency">
            <text:p>$0.00</text:p>
          </table:table-cell>
          <table:table-cell/>
          <table:table-cell table:formula="of:=[.D172]*[.D15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3]*[.B159]" office:value-type="currency" office:currency="USD" office:value="0" calcext:value-type="currency">
            <text:p>$0.00</text:p>
          </table:table-cell>
          <table:table-cell/>
          <table:table-cell table:formula="of:=[.D173]*[.D15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5:.B181])" office:value-type="currency" office:currency="USD" office:value="67373" calcext:value-type="currency">
            <text:p>$67,373.00</text:p>
          </table:table-cell>
          <table:table-cell/>
          <table:table-cell table:formula="of:=SUM([.D175:.D181])" office:value-type="currency" office:currency="USD" office:value="7060" calcext:value-type="currency">
            <text:p>$7,06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ceiling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4]&gt;=[.B145];[.B145];[.B164])" office:value-type="currency" office:currency="USD" office:value="23200" calcext:value-type="currency">
            <text:p>$23,200.00</text:p>
          </table:table-cell>
          <table:table-cell/>
          <table:table-cell table:formula="of:=IF([.D$164]&gt;=[.D145];[.D145];[.D164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4]&lt;[.B138];0;IF([.B$164]&gt;[.B146];[.B146]-[.B138];[.B$164]-[.B138]))" office:value-type="currency" office:currency="USD" office:value="71100" calcext:value-type="currency">
            <text:p>$71,100.00</text:p>
          </table:table-cell>
          <table:table-cell/>
          <table:table-cell table:formula="of:=IF([.D$164]&lt;[.D138];0;IF([.D$164]&gt;[.D146];[.D146]-[.D138];[.D$164]-[.D138]))" office:value-type="currency" office:currency="USD" office:value="39550" calcext:value-type="currency">
            <text:p>$39,5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4]&lt;[.B139];0;IF([.B$164]&gt;[.B147];[.B147]-[.B139];[.B$164]-[.B139]))" office:value-type="currency" office:currency="USD" office:value="106750" calcext:value-type="currency">
            <text:p>$106,750.00</text:p>
          </table:table-cell>
          <table:table-cell/>
          <table:table-cell table:formula="of:=IF([.D$164]&lt;[.D139];0;IF([.D$164]&gt;[.D147];[.D147]-[.D139];[.D$164]-[.D139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4]&lt;[.B140];0;IF([.B$164]&gt;[.B148];[.B148]-[.B140];[.B$164]-[.B140]))" office:value-type="currency" office:currency="USD" office:value="137700" calcext:value-type="currency">
            <text:p>$137,700.00</text:p>
          </table:table-cell>
          <table:table-cell/>
          <table:table-cell table:formula="of:=IF([.D$164]&lt;[.D140];0;IF([.D$164]&gt;[.D148];[.D148]-[.D140];[.D$164]-[.D140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4]&lt;[.B141];0;IF([.B$164]&gt;[.B149];[.B149]-[.B141];[.B$164]-[.B141]))" office:value-type="currency" office:currency="USD" office:value="0" calcext:value-type="currency">
            <text:p>$0.00</text:p>
          </table:table-cell>
          <table:table-cell/>
          <table:table-cell table:formula="of:=IF([.D$164]&lt;[.D141];0;IF([.D$164]&gt;[.D149];[.D149]-[.D141];[.D$164]-[.D141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4]&lt;[.B142];0;IF([.B$164]&gt;[.B150];[.B150]-[.B142];[.B$164]-[.B142]))" office:value-type="currency" office:currency="USD" office:value="0" calcext:value-type="currency">
            <text:p>$0.00</text:p>
          </table:table-cell>
          <table:table-cell/>
          <table:table-cell table:formula="of:=IF([.D$164]&lt;[.D142];0;IF([.D$164]&gt;[.D150];[.D150]-[.D142];[.D$164]-[.D142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4]&lt;[.B143];0;IF([.B$164]&gt;[.B151];[.B151]-[.B143];[.B$164]-[.B143]))" office:value-type="currency" office:currency="USD" office:value="0" calcext:value-type="currency">
            <text:p>$0.00</text:p>
          </table:table-cell>
          <table:table-cell/>
          <table:table-cell table:formula="of:=IF([.D$164]&lt;[.D143];0;IF([.D$164]&gt;[.D151];[.D151]-[.D143];[.D$164]-[.D143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6]*[.B153]" office:value-type="currency" office:currency="USD" office:value="2320" calcext:value-type="currency">
            <text:p>$2,320.00</text:p>
          </table:table-cell>
          <table:table-cell/>
          <table:table-cell table:formula="of:=[.D186]*[.D153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87]*[.B154]" office:value-type="currency" office:currency="USD" office:value="8532" calcext:value-type="currency">
            <text:p>$8,532.00</text:p>
          </table:table-cell>
          <table:table-cell/>
          <table:table-cell table:formula="of:=[.D187]*[.D154]" office:value-type="currency" office:currency="USD" office:value="4746" calcext:value-type="currency">
            <text:p>$4,746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88]*[.B155]" office:value-type="currency" office:currency="USD" office:value="23485" calcext:value-type="currency">
            <text:p>$23,485.00</text:p>
          </table:table-cell>
          <table:table-cell/>
          <table:table-cell table:formula="of:=[.D188]*[.D155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89]*[.B156]" office:value-type="currency" office:currency="USD" office:value="33048" calcext:value-type="currency">
            <text:p>$33,048.00</text:p>
          </table:table-cell>
          <table:table-cell/>
          <table:table-cell table:formula="of:=[.D189]*[.D156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0]*[.B157]" office:value-type="currency" office:currency="USD" office:value="0" calcext:value-type="currency">
            <text:p>$0.00</text:p>
          </table:table-cell>
          <table:table-cell/>
          <table:table-cell table:formula="of:=[.D190]*[.D15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1]*[.B158]" office:value-type="currency" office:currency="USD" office:value="0" calcext:value-type="currency">
            <text:p>$0.00</text:p>
          </table:table-cell>
          <table:table-cell/>
          <table:table-cell table:formula="of:=[.D191]*[.D15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2]*[.B159]" office:value-type="currency" office:currency="USD" office:value="0" calcext:value-type="currency">
            <text:p>$0.00</text:p>
          </table:table-cell>
          <table:table-cell/>
          <table:table-cell table:formula="of:=[.D192]*[.D15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4:.B200])" office:value-type="currency" office:currency="USD" office:value="67385" calcext:value-type="currency">
            <text:p>$67,385.00</text:p>
          </table:table-cell>
          <table:table-cell/>
          <table:table-cell table:formula="of:=SUM([.D194:.D200])" office:value-type="currency" office:currency="USD" office:value="7066" calcext:value-type="currency">
            <text:p>$7,066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/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2];[.B183]))" office:value-type="currency" office:currency="USD" office:value="67379" calcext:value-type="currency">
            <text:p>$67,379.00</text:p>
          </table:table-cell>
          <table:table-cell/>
          <table:table-cell table:formula="of:=ROUND(AVERAGE([.D202];[.D183])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 office:value-type="string" calcext:value-type="string">
            <text:p>amount too low?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6">
          <table:table-cell table:style-name="ce22" office:value-type="string" calcext:value-type="string">
            <text:p>special override due to small amounts needed?</text:p>
          </table:table-cell>
          <table:table-cell table:style-name="Default" table:formula="of:=IF([.B135]&lt;25;&quot;Yes&quot;;&quot;No&quot;)" office:value-type="string" office:string-value="No" calcext:value-type="string">
            <text:p>No</text:p>
          </table:table-cell>
          <table:table-cell/>
          <table:table-cell table:style-name="Default" table:formula="of:=IF([.D135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5]&lt;5;0;IF([.B135]&lt;15;1;2))" office:value-type="float" office:value="2" calcext:value-type="float">
            <text:p>2</text:p>
          </table:table-cell>
          <table:table-cell/>
          <table:table-cell table:style-name="Default" table:formula="of:=IF([.D135]&lt;5;0;IF([.D135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final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09]=&quot;Yes&quot;;[.B210];[.B205])" office:value-type="currency" office:currency="USD" office:value="67379" calcext:value-type="currency">
            <text:p>$67,379.00</text:p>
          </table:table-cell>
          <table:table-cell/>
          <table:table-cell table:formula="of:=IF([.D209]=&quot;Yes&quot;;[.D210];[.D205]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6" office:value-type="string" calcext:value-type="string">
            <text:p>Tax Table 2 (used by by qual div and cap gains worksheet line 22)</text:p>
          </table:table-cell>
          <table:table-cell table:style-name="ce27" table:number-columns-repeated="10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700" calcext:value-type="currency">
            <text:p>$213,700.00</text:p>
          </table:table-cell>
          <table:table-cell/>
          <table:table-cell table:formula="of:=[.D85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37]" office:value-type="currency" office:currency="USD" office:value="0" calcext:value-type="currency">
            <text:p>$0.00</text:p>
          </table:table-cell>
          <table:table-cell/>
          <table:table-cell table:formula="of:=[.D13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38]" office:value-type="currency" office:currency="USD" office:value="23200" calcext:value-type="currency">
            <text:p>$23,200.00</text:p>
          </table:table-cell>
          <table:table-cell/>
          <table:table-cell table:formula="of:=[.D138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39]" office:value-type="currency" office:currency="USD" office:value="94300" calcext:value-type="currency">
            <text:p>$94,300.00</text:p>
          </table:table-cell>
          <table:table-cell/>
          <table:table-cell table:formula="of:=[.D139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0]" office:value-type="currency" office:currency="USD" office:value="201050" calcext:value-type="currency">
            <text:p>$201,050.00</text:p>
          </table:table-cell>
          <table:table-cell/>
          <table:table-cell table:formula="of:=[.D140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1]" office:value-type="currency" office:currency="USD" office:value="383900" calcext:value-type="currency">
            <text:p>$383,900.00</text:p>
          </table:table-cell>
          <table:table-cell/>
          <table:table-cell table:formula="of:=[.D141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2]" office:value-type="currency" office:currency="USD" office:value="487450" calcext:value-type="currency">
            <text:p>$487,450.00</text:p>
          </table:table-cell>
          <table:table-cell/>
          <table:table-cell table:formula="of:=[.D142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3]" office:value-type="currency" office:currency="USD" office:value="731200" calcext:value-type="currency">
            <text:p>$731,200.00</text:p>
          </table:table-cell>
          <table:table-cell/>
          <table:table-cell table:formula="of:=[.D143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5]" office:value-type="currency" office:currency="USD" office:value="23200" calcext:value-type="currency">
            <text:p>$23,200.00</text:p>
          </table:table-cell>
          <table:table-cell/>
          <table:table-cell table:formula="of:=[.D145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6]" office:value-type="currency" office:currency="USD" office:value="94300" calcext:value-type="currency">
            <text:p>$94,300.00</text:p>
          </table:table-cell>
          <table:table-cell/>
          <table:table-cell table:formula="of:=[.D146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47]" office:value-type="currency" office:currency="USD" office:value="201050" calcext:value-type="currency">
            <text:p>$201,050.00</text:p>
          </table:table-cell>
          <table:table-cell/>
          <table:table-cell table:formula="of:=[.D147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48]" office:value-type="currency" office:currency="USD" office:value="383900" calcext:value-type="currency">
            <text:p>$383,900.00</text:p>
          </table:table-cell>
          <table:table-cell/>
          <table:table-cell table:formula="of:=[.D148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49]" office:value-type="currency" office:currency="USD" office:value="487450" calcext:value-type="currency">
            <text:p>$487,450.00</text:p>
          </table:table-cell>
          <table:table-cell/>
          <table:table-cell table:formula="of:=[.D149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0]" office:value-type="currency" office:currency="USD" office:value="731200" calcext:value-type="currency">
            <text:p>$731,200.00</text:p>
          </table:table-cell>
          <table:table-cell/>
          <table:table-cell table:formula="of:=[.D150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1]" office:value-type="currency" office:currency="USD" office:value="10000000" calcext:value-type="currency">
            <text:p>$10,000,000.00</text:p>
          </table:table-cell>
          <table:table-cell/>
          <table:table-cell table:formula="of:=[.D15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3]" office:value-type="currency" office:currency="USD" office:value="0.1" calcext:value-type="currency">
            <text:p>$0.10</text:p>
          </table:table-cell>
          <table:table-cell/>
          <table:table-cell table:formula="of:=[.D153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4]" office:value-type="currency" office:currency="USD" office:value="0.12" calcext:value-type="currency">
            <text:p>$0.12</text:p>
          </table:table-cell>
          <table:table-cell/>
          <table:table-cell table:formula="of:=[.D154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5]" office:value-type="currency" office:currency="USD" office:value="0.22" calcext:value-type="currency">
            <text:p>$0.22</text:p>
          </table:table-cell>
          <table:table-cell/>
          <table:table-cell table:formula="of:=[.D155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6]" office:value-type="currency" office:currency="USD" office:value="0.24" calcext:value-type="currency">
            <text:p>$0.24</text:p>
          </table:table-cell>
          <table:table-cell/>
          <table:table-cell table:formula="of:=[.D156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57]" office:value-type="currency" office:currency="USD" office:value="0.32" calcext:value-type="currency">
            <text:p>$0.32</text:p>
          </table:table-cell>
          <table:table-cell/>
          <table:table-cell table:formula="of:=[.D157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58]" office:value-type="currency" office:currency="USD" office:value="0.35" calcext:value-type="currency">
            <text:p>$0.35</text:p>
          </table:table-cell>
          <table:table-cell/>
          <table:table-cell table:formula="of:=[.D158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59]" office:value-type="currency" office:currency="USD" office:value="0.37" calcext:value-type="currency">
            <text:p>$0.37</text:p>
          </table:table-cell>
          <table:table-cell/>
          <table:table-cell table:formula="of:=[.D159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17]&lt;3000;25;50)" office:value-type="currency" office:currency="USD" office:value="50" calcext:value-type="currency">
            <text:p>$50.00</text:p>
          </table:table-cell>
          <table:table-cell/>
          <table:table-cell table:formula="of:=IF([.D217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17]/[.B243])*[.B243]" office:value-type="currency" office:currency="USD" office:value="213700" calcext:value-type="currency">
            <text:p>$213,700.00</text:p>
          </table:table-cell>
          <table:table-cell/>
          <table:table-cell table:formula="of:=FLOOR([.D217]/[.D243])*[.D243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17]/[.B243])*[.B243]" office:value-type="currency" office:currency="USD" office:value="213700" calcext:value-type="currency">
            <text:p>$213,700.00</text:p>
          </table:table-cell>
          <table:table-cell/>
          <table:table-cell table:formula="of:=CEILING([.D217]/[.D243])*[.D243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5]=[.B244];[.B244]+[.B243])" office:value-type="currency" office:currency="USD" office:value="213750" calcext:value-type="currency">
            <text:p>$213,750.00</text:p>
          </table:table-cell>
          <table:table-cell/>
          <table:table-cell table:formula="of:=IF([.D245]=[.D244];[.D244]+[.D243])" office:value-type="currency" office:currency="USD" office:value="62750" calcext:value-type="currency">
            <text:p>$62,7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table:style-name="ce25" office:value-type="string" calcext:value-type="string">
            <text:p>floor</text:p>
          </table:table-cell>
          <table:table-cell table:style-name="ce42"/>
          <table:table-cell/>
          <table:table-cell table:style-name="ce4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4]&gt;=[.B227];[.B227];[.B244])" office:value-type="currency" office:currency="USD" office:value="23200" calcext:value-type="currency">
            <text:p>$23,200.00</text:p>
          </table:table-cell>
          <table:table-cell/>
          <table:table-cell table:formula="of:=IF([.D$244]&gt;=[.D227];[.D227];[.D244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4]&lt;[.B220];0;IF([.B$244]&gt;[.B228];[.B228]-[.B220];[.B$244]-[.B220]))" office:value-type="currency" office:currency="USD" office:value="71100" calcext:value-type="currency">
            <text:p>$71,100.00</text:p>
          </table:table-cell>
          <table:table-cell/>
          <table:table-cell table:formula="of:=IF([.D$244]&lt;[.D220];0;IF([.D$244]&gt;[.D228];[.D228]-[.D220];[.D$244]-[.D220]))" office:value-type="currency" office:currency="USD" office:value="39500" calcext:value-type="currency">
            <text:p>$39,5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4]&lt;[.B221];0;IF([.B$244]&gt;[.B229];[.B229]-[.B221];[.B$244]-[.B221]))" office:value-type="currency" office:currency="USD" office:value="106750" calcext:value-type="currency">
            <text:p>$106,750.00</text:p>
          </table:table-cell>
          <table:table-cell/>
          <table:table-cell table:formula="of:=IF([.D$244]&lt;[.D221];0;IF([.D$244]&gt;[.D229];[.D229]-[.D221];[.D$244]-[.D221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4]&lt;[.B222];0;IF([.B$244]&gt;[.B230];[.B230]-[.B222];[.B$244]-[.B222]))" office:value-type="currency" office:currency="USD" office:value="12650" calcext:value-type="currency">
            <text:p>$12,650.00</text:p>
          </table:table-cell>
          <table:table-cell/>
          <table:table-cell table:formula="of:=IF([.D$244]&lt;[.D222];0;IF([.D$244]&gt;[.D230];[.D230]-[.D222];[.D$244]-[.D222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4]&lt;[.B223];0;IF([.B$244]&gt;[.B231];[.B231]-[.B223];[.B$244]-[.B223]))" office:value-type="currency" office:currency="USD" office:value="0" calcext:value-type="currency">
            <text:p>$0.00</text:p>
          </table:table-cell>
          <table:table-cell/>
          <table:table-cell table:formula="of:=IF([.D$244]&lt;[.D223];0;IF([.D$244]&gt;[.D231];[.D231]-[.D223];[.D$244]-[.D223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4]&lt;[.B224];0;IF([.B$244]&gt;[.B232];[.B232]-[.B224];[.B$244]-[.B224]))" office:value-type="currency" office:currency="USD" office:value="0" calcext:value-type="currency">
            <text:p>$0.00</text:p>
          </table:table-cell>
          <table:table-cell/>
          <table:table-cell table:formula="of:=IF([.D$244]&lt;[.D224];0;IF([.D$244]&gt;[.D232];[.D232]-[.D224];[.D$244]-[.D224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4]&lt;[.B225];0;IF([.B$244]&gt;[.B233];[.B233]-[.B225];[.B$244]-[.B225]))" office:value-type="currency" office:currency="USD" office:value="0" calcext:value-type="currency">
            <text:p>$0.00</text:p>
          </table:table-cell>
          <table:table-cell/>
          <table:table-cell table:formula="of:=IF([.D$244]&lt;[.D225];0;IF([.D$244]&gt;[.D233];[.D233]-[.D225];[.D$244]-[.D225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49]*[.B235]" office:value-type="currency" office:currency="USD" office:value="2320" calcext:value-type="currency">
            <text:p>$2,320.00</text:p>
          </table:table-cell>
          <table:table-cell/>
          <table:table-cell table:formula="of:=[.D249]*[.D235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0]*[.B236]" office:value-type="currency" office:currency="USD" office:value="8532" calcext:value-type="currency">
            <text:p>$8,532.00</text:p>
          </table:table-cell>
          <table:table-cell/>
          <table:table-cell table:formula="of:=[.D250]*[.D236]" office:value-type="currency" office:currency="USD" office:value="4740" calcext:value-type="currency">
            <text:p>$4,74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1]*[.B237]" office:value-type="currency" office:currency="USD" office:value="23485" calcext:value-type="currency">
            <text:p>$23,485.00</text:p>
          </table:table-cell>
          <table:table-cell/>
          <table:table-cell table:formula="of:=[.D251]*[.D237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2]*[.B238]" office:value-type="currency" office:currency="USD" office:value="3036" calcext:value-type="currency">
            <text:p>$3,036.00</text:p>
          </table:table-cell>
          <table:table-cell/>
          <table:table-cell table:formula="of:=[.D252]*[.D23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3]*[.B239]" office:value-type="currency" office:currency="USD" office:value="0" calcext:value-type="currency">
            <text:p>$0.00</text:p>
          </table:table-cell>
          <table:table-cell/>
          <table:table-cell table:formula="of:=[.D253]*[.D23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4]*[.B240]" office:value-type="currency" office:currency="USD" office:value="0" calcext:value-type="currency">
            <text:p>$0.00</text:p>
          </table:table-cell>
          <table:table-cell/>
          <table:table-cell table:formula="of:=[.D254]*[.D24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5]*[.B241]" office:value-type="currency" office:currency="USD" office:value="0" calcext:value-type="currency">
            <text:p>$0.00</text:p>
          </table:table-cell>
          <table:table-cell/>
          <table:table-cell table:formula="of:=[.D255]*[.D24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57:.B263])" office:value-type="currency" office:currency="USD" office:value="37373" calcext:value-type="currency">
            <text:p>$37,373.00</text:p>
          </table:table-cell>
          <table:table-cell/>
          <table:table-cell table:formula="of:=SUM([.D257:.D263])" office:value-type="currency" office:currency="USD" office:value="7060" calcext:value-type="currency">
            <text:p>$7,06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ceiling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6]&gt;=[.B227];[.B227];[.B246])" office:value-type="currency" office:currency="USD" office:value="23200" calcext:value-type="currency">
            <text:p>$23,200.00</text:p>
          </table:table-cell>
          <table:table-cell/>
          <table:table-cell table:formula="of:=IF([.D$246]&gt;=[.D227];[.D227];[.D246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6]&lt;[.B220];0;IF([.B$246]&gt;[.B228];[.B228]-[.B220];[.B$246]-[.B220]))" office:value-type="currency" office:currency="USD" office:value="71100" calcext:value-type="currency">
            <text:p>$71,100.00</text:p>
          </table:table-cell>
          <table:table-cell/>
          <table:table-cell table:formula="of:=IF([.D$246]&lt;[.D220];0;IF([.D$246]&gt;[.D228];[.D228]-[.D220];[.D$246]-[.D220]))" office:value-type="currency" office:currency="USD" office:value="39550" calcext:value-type="currency">
            <text:p>$39,5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6]&lt;[.B221];0;IF([.B$246]&gt;[.B229];[.B229]-[.B221];[.B$246]-[.B221]))" office:value-type="currency" office:currency="USD" office:value="106750" calcext:value-type="currency">
            <text:p>$106,750.00</text:p>
          </table:table-cell>
          <table:table-cell/>
          <table:table-cell table:formula="of:=IF([.D$246]&lt;[.D221];0;IF([.D$246]&gt;[.D229];[.D229]-[.D221];[.D$246]-[.D221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6]&lt;[.B222];0;IF([.B$246]&gt;[.B230];[.B230]-[.B222];[.B$246]-[.B222]))" office:value-type="currency" office:currency="USD" office:value="12700" calcext:value-type="currency">
            <text:p>$12,700.00</text:p>
          </table:table-cell>
          <table:table-cell/>
          <table:table-cell table:formula="of:=IF([.D$246]&lt;[.D222];0;IF([.D$246]&gt;[.D230];[.D230]-[.D222];[.D$246]-[.D222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6]&lt;[.B223];0;IF([.B$246]&gt;[.B231];[.B231]-[.B223];[.B$246]-[.B223]))" office:value-type="currency" office:currency="USD" office:value="0" calcext:value-type="currency">
            <text:p>$0.00</text:p>
          </table:table-cell>
          <table:table-cell/>
          <table:table-cell table:formula="of:=IF([.D$246]&lt;[.D223];0;IF([.D$246]&gt;[.D231];[.D231]-[.D223];[.D$246]-[.D223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6]&lt;[.B224];0;IF([.B$246]&gt;[.B232];[.B232]-[.B224];[.B$246]-[.B224]))" office:value-type="currency" office:currency="USD" office:value="0" calcext:value-type="currency">
            <text:p>$0.00</text:p>
          </table:table-cell>
          <table:table-cell/>
          <table:table-cell table:formula="of:=IF([.D$246]&lt;[.D224];0;IF([.D$246]&gt;[.D232];[.D232]-[.D224];[.D$246]-[.D224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6]&lt;[.B225];0;IF([.B$246]&gt;[.B233];[.B233]-[.B225];[.B$246]-[.B225]))" office:value-type="currency" office:currency="USD" office:value="0" calcext:value-type="currency">
            <text:p>$0.00</text:p>
          </table:table-cell>
          <table:table-cell/>
          <table:table-cell table:formula="of:=IF([.D$246]&lt;[.D225];0;IF([.D$246]&gt;[.D233];[.D233]-[.D225];[.D$246]-[.D225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68]*[.B235]" office:value-type="currency" office:currency="USD" office:value="2320" calcext:value-type="currency">
            <text:p>$2,320.00</text:p>
          </table:table-cell>
          <table:table-cell/>
          <table:table-cell table:formula="of:=[.D268]*[.D235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69]*[.B236]" office:value-type="currency" office:currency="USD" office:value="8532" calcext:value-type="currency">
            <text:p>$8,532.00</text:p>
          </table:table-cell>
          <table:table-cell/>
          <table:table-cell table:formula="of:=[.D269]*[.D236]" office:value-type="currency" office:currency="USD" office:value="4746" calcext:value-type="currency">
            <text:p>$4,746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0]*[.B237]" office:value-type="currency" office:currency="USD" office:value="23485" calcext:value-type="currency">
            <text:p>$23,485.00</text:p>
          </table:table-cell>
          <table:table-cell/>
          <table:table-cell table:formula="of:=[.D270]*[.D237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1]*[.B238]" office:value-type="currency" office:currency="USD" office:value="3048" calcext:value-type="currency">
            <text:p>$3,048.00</text:p>
          </table:table-cell>
          <table:table-cell/>
          <table:table-cell table:formula="of:=[.D271]*[.D23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2]*[.B239]" office:value-type="currency" office:currency="USD" office:value="0" calcext:value-type="currency">
            <text:p>$0.00</text:p>
          </table:table-cell>
          <table:table-cell/>
          <table:table-cell table:formula="of:=[.D272]*[.D23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3]*[.B240]" office:value-type="currency" office:currency="USD" office:value="0" calcext:value-type="currency">
            <text:p>$0.00</text:p>
          </table:table-cell>
          <table:table-cell/>
          <table:table-cell table:formula="of:=[.D273]*[.D24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4]*[.B241]" office:value-type="currency" office:currency="USD" office:value="0" calcext:value-type="currency">
            <text:p>$0.00</text:p>
          </table:table-cell>
          <table:table-cell/>
          <table:table-cell table:formula="of:=[.D274]*[.D24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6:.B282])" office:value-type="currency" office:currency="USD" office:value="37385" calcext:value-type="currency">
            <text:p>$37,385.00</text:p>
          </table:table-cell>
          <table:table-cell/>
          <table:table-cell table:formula="of:=SUM([.D276:.D282])" office:value-type="currency" office:currency="USD" office:value="7066" calcext:value-type="currency">
            <text:p>$7,066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/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4];[.B265]))" office:value-type="currency" office:currency="USD" office:value="37379" calcext:value-type="currency">
            <text:p>$37,379.00</text:p>
          </table:table-cell>
          <table:table-cell/>
          <table:table-cell table:formula="of:=ROUND(AVERAGE([.D284];[.D265])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 office:value-type="string" calcext:value-type="string">
            <text:p>amount too low?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6">
          <table:table-cell table:style-name="ce22" office:value-type="string" calcext:value-type="string">
            <text:p>special override due to small amounts needed?</text:p>
          </table:table-cell>
          <table:table-cell table:style-name="Default" table:formula="of:=IF([.B217]&lt;25;&quot;Yes&quot;;&quot;No&quot;)" office:value-type="string" office:string-value="No" calcext:value-type="string">
            <text:p>No</text:p>
          </table:table-cell>
          <table:table-cell/>
          <table:table-cell table:style-name="Default" table:formula="of:=IF([.D217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17]&lt;5;0;IF([.B217]&lt;15;1;2))" office:value-type="float" office:value="2" calcext:value-type="float">
            <text:p>2</text:p>
          </table:table-cell>
          <table:table-cell/>
          <table:table-cell table:style-name="Default" table:formula="of:=IF([.D217]&lt;5;0;IF([.D217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final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1]=&quot;Yes&quot;;[.B292];[.B287])" office:value-type="currency" office:currency="USD" office:value="37379" calcext:value-type="currency">
            <text:p>$37,379.00</text:p>
          </table:table-cell>
          <table:table-cell/>
          <table:table-cell table:formula="of:=IF([.D291]=&quot;Yes&quot;;[.D292];[.D287]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6" office:value-type="string" calcext:value-type="string">
            <text:p>Tax Table 3 (used by by qual div and cap gains worksheet line 24)</text:p>
          </table:table-cell>
          <table:table-cell table:style-name="ce27" table:number-columns-repeated="10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38700" calcext:value-type="currency">
            <text:p>$338,700.00</text:p>
          </table:table-cell>
          <table:table-cell/>
          <table:table-cell table:formula="of:=[.D81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19]" office:value-type="currency" office:currency="USD" office:value="0" calcext:value-type="currency">
            <text:p>$0.00</text:p>
          </table:table-cell>
          <table:table-cell/>
          <table:table-cell table:formula="of:=[.D21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0]" office:value-type="currency" office:currency="USD" office:value="23200" calcext:value-type="currency">
            <text:p>$23,200.00</text:p>
          </table:table-cell>
          <table:table-cell/>
          <table:table-cell table:formula="of:=[.D220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1]" office:value-type="currency" office:currency="USD" office:value="94300" calcext:value-type="currency">
            <text:p>$94,300.00</text:p>
          </table:table-cell>
          <table:table-cell/>
          <table:table-cell table:formula="of:=[.D221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2]" office:value-type="currency" office:currency="USD" office:value="201050" calcext:value-type="currency">
            <text:p>$201,050.00</text:p>
          </table:table-cell>
          <table:table-cell/>
          <table:table-cell table:formula="of:=[.D222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3]" office:value-type="currency" office:currency="USD" office:value="383900" calcext:value-type="currency">
            <text:p>$383,900.00</text:p>
          </table:table-cell>
          <table:table-cell/>
          <table:table-cell table:formula="of:=[.D223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4]" office:value-type="currency" office:currency="USD" office:value="487450" calcext:value-type="currency">
            <text:p>$487,450.00</text:p>
          </table:table-cell>
          <table:table-cell/>
          <table:table-cell table:formula="of:=[.D224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5]" office:value-type="currency" office:currency="USD" office:value="731200" calcext:value-type="currency">
            <text:p>$731,200.00</text:p>
          </table:table-cell>
          <table:table-cell/>
          <table:table-cell table:formula="of:=[.D225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27]" office:value-type="currency" office:currency="USD" office:value="23200" calcext:value-type="currency">
            <text:p>$23,200.00</text:p>
          </table:table-cell>
          <table:table-cell/>
          <table:table-cell table:formula="of:=[.D227]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28]" office:value-type="currency" office:currency="USD" office:value="94300" calcext:value-type="currency">
            <text:p>$94,300.00</text:p>
          </table:table-cell>
          <table:table-cell/>
          <table:table-cell table:formula="of:=[.D228]" office:value-type="currency" office:currency="USD" office:value="94300" calcext:value-type="currency">
            <text:p>$94,3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29]" office:value-type="currency" office:currency="USD" office:value="201050" calcext:value-type="currency">
            <text:p>$201,050.00</text:p>
          </table:table-cell>
          <table:table-cell/>
          <table:table-cell table:formula="of:=[.D229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0]" office:value-type="currency" office:currency="USD" office:value="383900" calcext:value-type="currency">
            <text:p>$383,900.00</text:p>
          </table:table-cell>
          <table:table-cell/>
          <table:table-cell table:formula="of:=[.D230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1]" office:value-type="currency" office:currency="USD" office:value="487450" calcext:value-type="currency">
            <text:p>$487,450.00</text:p>
          </table:table-cell>
          <table:table-cell/>
          <table:table-cell table:formula="of:=[.D231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2]" office:value-type="currency" office:currency="USD" office:value="731200" calcext:value-type="currency">
            <text:p>$731,200.00</text:p>
          </table:table-cell>
          <table:table-cell/>
          <table:table-cell table:formula="of:=[.D232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3]" office:value-type="currency" office:currency="USD" office:value="10000000" calcext:value-type="currency">
            <text:p>$10,000,000.00</text:p>
          </table:table-cell>
          <table:table-cell/>
          <table:table-cell table:formula="of:=[.D23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5]" office:value-type="currency" office:currency="USD" office:value="0.1" calcext:value-type="currency">
            <text:p>$0.10</text:p>
          </table:table-cell>
          <table:table-cell/>
          <table:table-cell table:formula="of:=[.D235]" office:value-type="currency" office:currency="USD" office:value="0.1" calcext:value-type="currency">
            <text:p>$0.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6]" office:value-type="currency" office:currency="USD" office:value="0.12" calcext:value-type="currency">
            <text:p>$0.12</text:p>
          </table:table-cell>
          <table:table-cell/>
          <table:table-cell table:formula="of:=[.D236]" office:value-type="currency" office:currency="USD" office:value="0.12" calcext:value-type="currency">
            <text:p>$0.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37]" office:value-type="currency" office:currency="USD" office:value="0.22" calcext:value-type="currency">
            <text:p>$0.22</text:p>
          </table:table-cell>
          <table:table-cell/>
          <table:table-cell table:formula="of:=[.D237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38]" office:value-type="currency" office:currency="USD" office:value="0.24" calcext:value-type="currency">
            <text:p>$0.24</text:p>
          </table:table-cell>
          <table:table-cell/>
          <table:table-cell table:formula="of:=[.D238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39]" office:value-type="currency" office:currency="USD" office:value="0.32" calcext:value-type="currency">
            <text:p>$0.32</text:p>
          </table:table-cell>
          <table:table-cell/>
          <table:table-cell table:formula="of:=[.D239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0]" office:value-type="currency" office:currency="USD" office:value="0.35" calcext:value-type="currency">
            <text:p>$0.35</text:p>
          </table:table-cell>
          <table:table-cell/>
          <table:table-cell table:formula="of:=[.D240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1]" office:value-type="currency" office:currency="USD" office:value="0.37" calcext:value-type="currency">
            <text:p>$0.37</text:p>
          </table:table-cell>
          <table:table-cell/>
          <table:table-cell table:formula="of:=[.D241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99]&lt;3000;25;50)" office:value-type="currency" office:currency="USD" office:value="50" calcext:value-type="currency">
            <text:p>$50.00</text:p>
          </table:table-cell>
          <table:table-cell/>
          <table:table-cell table:formula="of:=IF([.D299]&lt;3000;25;50)" office:value-type="currency" office:currency="USD" office:value="50" calcext:value-type="currency">
            <text:p>$5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99]/[.B325])*[.B325]" office:value-type="currency" office:currency="USD" office:value="338700" calcext:value-type="currency">
            <text:p>$338,700.00</text:p>
          </table:table-cell>
          <table:table-cell/>
          <table:table-cell table:formula="of:=FLOOR([.D299]/[.D325])*[.D325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99]/[.B325])*[.B325]" office:value-type="currency" office:currency="USD" office:value="338700" calcext:value-type="currency">
            <text:p>$338,700.00</text:p>
          </table:table-cell>
          <table:table-cell/>
          <table:table-cell table:formula="of:=CEILING([.D299]/[.D325])*[.D325]" office:value-type="currency" office:currency="USD" office:value="62700" calcext:value-type="currency">
            <text:p>$62,7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27]=[.B326];[.B326]+[.B325])" office:value-type="currency" office:currency="USD" office:value="338750" calcext:value-type="currency">
            <text:p>$338,750.00</text:p>
          </table:table-cell>
          <table:table-cell/>
          <table:table-cell table:formula="of:=IF([.D327]=[.D326];[.D326]+[.D325])" office:value-type="currency" office:currency="USD" office:value="62750" calcext:value-type="currency">
            <text:p>$62,75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table:style-name="ce25" office:value-type="string" calcext:value-type="string">
            <text:p>floor</text:p>
          </table:table-cell>
          <table:table-cell table:style-name="ce42"/>
          <table:table-cell/>
          <table:table-cell table:style-name="ce42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6]&gt;=[.B309];[.B309];[.B326])" office:value-type="currency" office:currency="USD" office:value="23200" calcext:value-type="currency">
            <text:p>$23,200.00</text:p>
          </table:table-cell>
          <table:table-cell/>
          <table:table-cell table:formula="of:=IF([.D$326]&gt;=[.D309];[.D309];[.D326])" office:value-type="currency" office:currency="USD" office:value="23200" calcext:value-type="currency">
            <text:p>$23,2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6]&lt;[.B302];0;IF([.B$326]&gt;[.B310];[.B310]-[.B302];[.B$326]-[.B302]))" office:value-type="currency" office:currency="USD" office:value="71100" calcext:value-type="currency">
            <text:p>$71,100.00</text:p>
          </table:table-cell>
          <table:table-cell/>
          <table:table-cell table:formula="of:=IF([.D$326]&lt;[.D302];0;IF([.D$326]&gt;[.D310];[.D310]-[.D302];[.D$326]-[.D302]))" office:value-type="currency" office:currency="USD" office:value="39500" calcext:value-type="currency">
            <text:p>$39,50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6]&lt;[.B303];0;IF([.B$326]&gt;[.B311];[.B311]-[.B303];[.B$326]-[.B303]))" office:value-type="currency" office:currency="USD" office:value="106750" calcext:value-type="currency">
            <text:p>$106,750.00</text:p>
          </table:table-cell>
          <table:table-cell/>
          <table:table-cell table:formula="of:=IF([.D$326]&lt;[.D303];0;IF([.D$326]&gt;[.D311];[.D311]-[.D303];[.D$326]-[.D303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6]&lt;[.B304];0;IF([.B$326]&gt;[.B312];[.B312]-[.B304];[.B$326]-[.B304]))" office:value-type="currency" office:currency="USD" office:value="137650" calcext:value-type="currency">
            <text:p>$137,650.00</text:p>
          </table:table-cell>
          <table:table-cell/>
          <table:table-cell table:formula="of:=IF([.D$326]&lt;[.D304];0;IF([.D$326]&gt;[.D312];[.D312]-[.D304];[.D$326]-[.D304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6]&lt;[.B305];0;IF([.B$326]&gt;[.B313];[.B313]-[.B305];[.B$326]-[.B305]))" office:value-type="currency" office:currency="USD" office:value="0" calcext:value-type="currency">
            <text:p>$0.00</text:p>
          </table:table-cell>
          <table:table-cell/>
          <table:table-cell table:formula="of:=IF([.D$326]&lt;[.D305];0;IF([.D$326]&gt;[.D313];[.D313]-[.D305];[.D$326]-[.D305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6]&lt;[.B306];0;IF([.B$326]&gt;[.B314];[.B314]-[.B306];[.B$326]-[.B306]))" office:value-type="currency" office:currency="USD" office:value="0" calcext:value-type="currency">
            <text:p>$0.00</text:p>
          </table:table-cell>
          <table:table-cell/>
          <table:table-cell table:formula="of:=IF([.D$326]&lt;[.D306];0;IF([.D$326]&gt;[.D314];[.D314]-[.D306];[.D$326]-[.D306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6]&lt;[.B307];0;IF([.B$326]&gt;[.B315];[.B315]-[.B307];[.B$326]-[.B307]))" office:value-type="currency" office:currency="USD" office:value="0" calcext:value-type="currency">
            <text:p>$0.00</text:p>
          </table:table-cell>
          <table:table-cell/>
          <table:table-cell table:formula="of:=IF([.D$326]&lt;[.D307];0;IF([.D$326]&gt;[.D315];[.D315]-[.D307];[.D$326]-[.D307]))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4"/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1]*[.B317]" office:value-type="currency" office:currency="USD" office:value="2320" calcext:value-type="currency">
            <text:p>$2,320.00</text:p>
          </table:table-cell>
          <table:table-cell/>
          <table:table-cell table:formula="of:=[.D331]*[.D317]" office:value-type="currency" office:currency="USD" office:value="2320" calcext:value-type="currency">
            <text:p>$2,32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2]*[.B318]" office:value-type="currency" office:currency="USD" office:value="8532" calcext:value-type="currency">
            <text:p>$8,532.00</text:p>
          </table:table-cell>
          <table:table-cell/>
          <table:table-cell table:formula="of:=[.D332]*[.D318]" office:value-type="currency" office:currency="USD" office:value="4740" calcext:value-type="currency">
            <text:p>$4,74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3]*[.B319]" office:value-type="currency" office:currency="USD" office:value="23485" calcext:value-type="currency">
            <text:p>$23,485.00</text:p>
          </table:table-cell>
          <table:table-cell/>
          <table:table-cell table:formula="of:=[.D333]*[.D319]" office:value-type="currency" office:currency="USD" office:value="0" calcext:value-type="currency">
            <text:p>$0.00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4]*[.B320]" office:value-type="currency" office:currency="USD" office:value="33036" calcext:value-type="currency">
            <text:p>$33,036.00</text:p>
          </table:table-cell>
          <table:table-cell/>
          <table:table-cell table:formula="of:=[.D334]*[.D32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5]*[.B321]" office:value-type="currency" office:currency="USD" office:value="0" calcext:value-type="currency">
            <text:p>$0.00</text:p>
          </table:table-cell>
          <table:table-cell/>
          <table:table-cell table:formula="of:=[.D335]*[.D32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6]*[.B322]" office:value-type="currency" office:currency="USD" office:value="0" calcext:value-type="currency">
            <text:p>$0.00</text:p>
          </table:table-cell>
          <table:table-cell/>
          <table:table-cell table:formula="of:=[.D336]*[.D32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37]*[.B323]" office:value-type="currency" office:currency="USD" office:value="0" calcext:value-type="currency">
            <text:p>$0.00</text:p>
          </table:table-cell>
          <table:table-cell/>
          <table:table-cell table:formula="of:=[.D337]*[.D32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39:.B345])" office:value-type="currency" office:currency="USD" office:value="67373" calcext:value-type="currency">
            <text:p>$67,373.00</text:p>
          </table:table-cell>
          <table:table-cell/>
          <table:table-cell table:formula="of:=SUM([.D339:.D345])" office:value-type="currency" office:currency="USD" office:value="7060" calcext:value-type="currency">
            <text:p>$7,06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ceiling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8]&gt;=[.B309];[.B309];[.B328])" office:value-type="currency" office:currency="USD" office:value="23200" calcext:value-type="currency">
            <text:p>$23,200.00</text:p>
          </table:table-cell>
          <table:table-cell/>
          <table:table-cell table:formula="of:=IF([.D$328]&gt;=[.D309];[.D309];[.D328])" office:value-type="currency" office:currency="USD" office:value="23200" calcext:value-type="currency">
            <text:p>$23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8]&lt;[.B302];0;IF([.B$328]&gt;[.B310];[.B310]-[.B302];[.B$328]-[.B302]))" office:value-type="currency" office:currency="USD" office:value="71100" calcext:value-type="currency">
            <text:p>$71,100.00</text:p>
          </table:table-cell>
          <table:table-cell/>
          <table:table-cell table:formula="of:=IF([.D$328]&lt;[.D302];0;IF([.D$328]&gt;[.D310];[.D310]-[.D302];[.D$328]-[.D302]))" office:value-type="currency" office:currency="USD" office:value="39550" calcext:value-type="currency">
            <text:p>$39,5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8]&lt;[.B303];0;IF([.B$328]&gt;[.B311];[.B311]-[.B303];[.B$328]-[.B303]))" office:value-type="currency" office:currency="USD" office:value="106750" calcext:value-type="currency">
            <text:p>$106,750.00</text:p>
          </table:table-cell>
          <table:table-cell/>
          <table:table-cell table:formula="of:=IF([.D$328]&lt;[.D303];0;IF([.D$328]&gt;[.D311];[.D311]-[.D303];[.D$328]-[.D303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8]&lt;[.B304];0;IF([.B$328]&gt;[.B312];[.B312]-[.B304];[.B$328]-[.B304]))" office:value-type="currency" office:currency="USD" office:value="137700" calcext:value-type="currency">
            <text:p>$137,700.00</text:p>
          </table:table-cell>
          <table:table-cell/>
          <table:table-cell table:formula="of:=IF([.D$328]&lt;[.D304];0;IF([.D$328]&gt;[.D312];[.D312]-[.D304];[.D$328]-[.D304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8]&lt;[.B305];0;IF([.B$328]&gt;[.B313];[.B313]-[.B305];[.B$328]-[.B305]))" office:value-type="currency" office:currency="USD" office:value="0" calcext:value-type="currency">
            <text:p>$0.00</text:p>
          </table:table-cell>
          <table:table-cell/>
          <table:table-cell table:formula="of:=IF([.D$328]&lt;[.D305];0;IF([.D$328]&gt;[.D313];[.D313]-[.D305];[.D$328]-[.D305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8]&lt;[.B306];0;IF([.B$328]&gt;[.B314];[.B314]-[.B306];[.B$328]-[.B306]))" office:value-type="currency" office:currency="USD" office:value="0" calcext:value-type="currency">
            <text:p>$0.00</text:p>
          </table:table-cell>
          <table:table-cell/>
          <table:table-cell table:formula="of:=IF([.D$328]&lt;[.D306];0;IF([.D$328]&gt;[.D314];[.D314]-[.D306];[.D$328]-[.D306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8]&lt;[.B307];0;IF([.B$328]&gt;[.B315];[.B315]-[.B307];[.B$328]-[.B307]))" office:value-type="currency" office:currency="USD" office:value="0" calcext:value-type="currency">
            <text:p>$0.00</text:p>
          </table:table-cell>
          <table:table-cell/>
          <table:table-cell table:formula="of:=IF([.D$328]&lt;[.D307];0;IF([.D$328]&gt;[.D315];[.D315]-[.D307];[.D$328]-[.D307])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0]*[.B317]" office:value-type="currency" office:currency="USD" office:value="2320" calcext:value-type="currency">
            <text:p>$2,320.00</text:p>
          </table:table-cell>
          <table:table-cell/>
          <table:table-cell table:formula="of:=[.D350]*[.D317]" office:value-type="currency" office:currency="USD" office:value="2320" calcext:value-type="currency">
            <text:p>$2,32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1]*[.B318]" office:value-type="currency" office:currency="USD" office:value="8532" calcext:value-type="currency">
            <text:p>$8,532.00</text:p>
          </table:table-cell>
          <table:table-cell/>
          <table:table-cell table:formula="of:=[.D351]*[.D318]" office:value-type="currency" office:currency="USD" office:value="4746" calcext:value-type="currency">
            <text:p>$4,746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2]*[.B319]" office:value-type="currency" office:currency="USD" office:value="23485" calcext:value-type="currency">
            <text:p>$23,485.00</text:p>
          </table:table-cell>
          <table:table-cell/>
          <table:table-cell table:formula="of:=[.D352]*[.D319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3]*[.B320]" office:value-type="currency" office:currency="USD" office:value="33048" calcext:value-type="currency">
            <text:p>$33,048.00</text:p>
          </table:table-cell>
          <table:table-cell/>
          <table:table-cell table:formula="of:=[.D353]*[.D32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4]*[.B321]" office:value-type="currency" office:currency="USD" office:value="0" calcext:value-type="currency">
            <text:p>$0.00</text:p>
          </table:table-cell>
          <table:table-cell/>
          <table:table-cell table:formula="of:=[.D354]*[.D321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5]*[.B322]" office:value-type="currency" office:currency="USD" office:value="0" calcext:value-type="currency">
            <text:p>$0.00</text:p>
          </table:table-cell>
          <table:table-cell/>
          <table:table-cell table:formula="of:=[.D355]*[.D322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6]*[.B323]" office:value-type="currency" office:currency="USD" office:value="0" calcext:value-type="currency">
            <text:p>$0.00</text:p>
          </table:table-cell>
          <table:table-cell/>
          <table:table-cell table:formula="of:=[.D356]*[.D323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58:.B364])" office:value-type="currency" office:currency="USD" office:value="67385" calcext:value-type="currency">
            <text:p>$67,385.00</text:p>
          </table:table-cell>
          <table:table-cell/>
          <table:table-cell table:formula="of:=SUM([.D358:.D364])" office:value-type="currency" office:currency="USD" office:value="7066" calcext:value-type="currency">
            <text:p>$7,066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/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6];[.B347]))" office:value-type="currency" office:currency="USD" office:value="67379" calcext:value-type="currency">
            <text:p>$67,379.00</text:p>
          </table:table-cell>
          <table:table-cell/>
          <table:table-cell table:formula="of:=ROUND(AVERAGE([.D366];[.D347])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5" office:value-type="string" calcext:value-type="string">
            <text:p>amount too low?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6">
          <table:table-cell table:style-name="ce22" office:value-type="string" calcext:value-type="string">
            <text:p>special override due to small amounts needed?</text:p>
          </table:table-cell>
          <table:table-cell table:style-name="Default" table:formula="of:=IF([.B299]&lt;25;&quot;Yes&quot;;&quot;No&quot;)" office:value-type="string" office:string-value="No" calcext:value-type="string">
            <text:p>No</text:p>
          </table:table-cell>
          <table:table-cell/>
          <table:table-cell table:style-name="Default" table:formula="of:=IF([.D299]&lt;25;&quot;Yes&quot;;&quot;No&quot;)" office:value-type="string" office:string-value="No" calcext:value-type="string">
            <text:p>N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99]&lt;5;0;IF([.B299]&lt;15;1;2))" office:value-type="float" office:value="2" calcext:value-type="float">
            <text:p>2</text:p>
          </table:table-cell>
          <table:table-cell/>
          <table:table-cell table:style-name="Default" table:formula="of:=IF([.D299]&lt;5;0;IF([.D299]&lt;15;1;2))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5" office:value-type="string" calcext:value-type="string">
            <text:p>final</text:p>
          </table:table-cell>
          <table:table-cell table:style-name="ce42"/>
          <table:table-cell/>
          <table:table-cell table:style-name="ce42"/>
          <table:table-cell table:number-columns-repeated="16380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3]=&quot;Yes&quot;;[.B374];[.B369])" office:value-type="currency" office:currency="USD" office:value="67379" calcext:value-type="currency">
            <text:p>$67,379.00</text:p>
          </table:table-cell>
          <table:table-cell/>
          <table:table-cell table:formula="of:=IF([.D373]=&quot;Yes&quot;;[.D374];[.D369])" office:value-type="currency" office:currency="USD" office:value="7063" calcext:value-type="currency">
            <text:p>$7,063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27"/>
          <table:table-cell table:style-name="ce27" table:number-columns-repeated="9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38700" calcext:value-type="currency">
            <text:p>$338,700.00</text:p>
          </table:table-cell>
          <table:table-cell table:style-name="ce6"/>
          <table:table-cell table:formula="of:=[.D34]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/>
          <table:table-cell table:formula="of:=[.B383]"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/>
          <table:table-cell table:formula="of:=[.B384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/>
          <table:table-cell table:formula="of:=[.B385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/>
          <table:table-cell table:formula="of:=[.B386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/>
          <table:table-cell table:formula="of:=[.B387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4]" office:value-type="currency" office:currency="USD" office:value="201050" calcext:value-type="currency">
            <text:p>$201,050.00</text:p>
          </table:table-cell>
          <table:table-cell/>
          <table:table-cell table:formula="of:=[.B389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5]" office:value-type="currency" office:currency="USD" office:value="383900" calcext:value-type="currency">
            <text:p>$383,900.00</text:p>
          </table:table-cell>
          <table:table-cell/>
          <table:table-cell table:formula="of:=[.B390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6]" office:value-type="currency" office:currency="USD" office:value="487450" calcext:value-type="currency">
            <text:p>$487,450.00</text:p>
          </table:table-cell>
          <table:table-cell/>
          <table:table-cell table:formula="of:=[.B391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87]" office:value-type="currency" office:currency="USD" office:value="731200" calcext:value-type="currency">
            <text:p>$731,200.00</text:p>
          </table:table-cell>
          <table:table-cell/>
          <table:table-cell table:formula="of:=[.B392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/>
          <table:table-cell table:formula="of:=[.B393]"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/>
          <table:table-cell table:formula="of:=[.B395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/>
          <table:table-cell table:formula="of:=[.B396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/>
          <table:table-cell table:formula="of:=[.B397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/>
          <table:table-cell table:formula="of:=[.B398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/>
          <table:table-cell table:formula="of:=[.B399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/>
          <table:table-cell table:formula="of:=[.B401]"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/>
          <table:table-cell table:formula="of:=[.B402]"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/>
          <table:table-cell table:formula="of:=[.B403]"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/>
          <table:table-cell table:formula="of:=[.B404]"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/>
          <table:table-cell table:formula="of:=[.B405]"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1]&gt;=[.B383];[.B$381]&lt;=[.B389]);([.B$381]*[.B395])-[.B401];0)" office:value-type="currency" office:currency="USD" office:value="0" calcext:value-type="currency">
            <text:p>$0.00</text:p>
          </table:table-cell>
          <table:table-cell/>
          <table:table-cell table:formula="of:=IF(AND([.D$381]&gt;=[.D383];[.D$381]&lt;=[.D389]);([.D$381]*[.D395])-[.D401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1]&gt;[.B384];[.B$381]&lt;=[.B390]);([.B$381]*[.B396])-[.B402];0)" office:value-type="currency" office:currency="USD" office:value="67373" calcext:value-type="currency">
            <text:p>$67,373.00</text:p>
          </table:table-cell>
          <table:table-cell/>
          <table:table-cell table:formula="of:=IF(AND([.D$381]&gt;[.D384];[.D$381]&lt;=[.D390]);([.D$381]*[.D396])-[.D402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1]&gt;[.B385];[.B$381]&lt;=[.B391]);([.B$381]*[.B397])-[.B403];0)" office:value-type="currency" office:currency="USD" office:value="0" calcext:value-type="currency">
            <text:p>$0.00</text:p>
          </table:table-cell>
          <table:table-cell/>
          <table:table-cell table:formula="of:=IF(AND([.D$381]&gt;[.D385];[.D$381]&lt;=[.D391]);([.D$381]*[.D397])-[.D403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1]&gt;[.B386];[.B$381]&lt;=[.B392]);([.B$381]*[.B398])-[.B404];0)" office:value-type="currency" office:currency="USD" office:value="0" calcext:value-type="currency">
            <text:p>$0.00</text:p>
          </table:table-cell>
          <table:table-cell/>
          <table:table-cell table:formula="of:=IF(AND([.D$381]&gt;[.D386];[.D$381]&lt;=[.D392]);([.D$381]*[.D398])-[.D404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1]&gt;[.B387];[.B$381]&lt;=[.B393]);([.B$381]*[.B399])-[.B405];0)" office:value-type="currency" office:currency="USD" office:value="0" calcext:value-type="currency">
            <text:p>$0.00</text:p>
          </table:table-cell>
          <table:table-cell/>
          <table:table-cell table:formula="of:=IF(AND([.D$381]&gt;[.D387];[.D$381]&lt;=[.D393]);([.D$381]*[.D399])-[.D405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07:.B411])" office:value-type="currency" office:currency="USD" office:value="67373" calcext:value-type="currency">
            <text:p>$67,373.00</text:p>
          </table:table-cell>
          <table:table-cell/>
          <table:table-cell table:formula="of:=SUM([.D407:.D411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6" office:value-type="string" calcext:value-type="string">
            <text:p>Tax Computation worksheet 2 (used by Qual div and cap gains worksheet line 22)</text:p>
          </table:table-cell>
          <table:table-cell table:style-name="ce27" table:number-columns-repeated="10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700" calcext:value-type="currency">
            <text:p>$213,700.00</text:p>
          </table:table-cell>
          <table:table-cell table:style-name="ce6"/>
          <table:table-cell table:formula="of:=[.D85]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3]" office:value-type="currency" office:currency="USD" office:value="100000" calcext:value-type="currency">
            <text:p>$100,000.00</text:p>
          </table:table-cell>
          <table:table-cell/>
          <table:table-cell table:formula="of:=[.D383]"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4]" office:value-type="currency" office:currency="USD" office:value="201050" calcext:value-type="currency">
            <text:p>$201,050.00</text:p>
          </table:table-cell>
          <table:table-cell/>
          <table:table-cell table:formula="of:=[.D384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5]" office:value-type="currency" office:currency="USD" office:value="383900" calcext:value-type="currency">
            <text:p>$383,900.00</text:p>
          </table:table-cell>
          <table:table-cell/>
          <table:table-cell table:formula="of:=[.D385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6]" office:value-type="currency" office:currency="USD" office:value="487450" calcext:value-type="currency">
            <text:p>$487,450.00</text:p>
          </table:table-cell>
          <table:table-cell/>
          <table:table-cell table:formula="of:=[.D386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87]" office:value-type="currency" office:currency="USD" office:value="731200" calcext:value-type="currency">
            <text:p>$731,200.00</text:p>
          </table:table-cell>
          <table:table-cell/>
          <table:table-cell table:formula="of:=[.D387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/>
          <table:table-cell table:formula="of:=[.B388]" office:value-type="currency" office:currency="USD" office:value="0" calcext:value-type="currency">
            <text:p>$0.00</text:p>
          </table:table-cell>
          <table:table-cell/>
          <table:table-cell table:formula="of:=[.D388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9]" office:value-type="currency" office:currency="USD" office:value="201050" calcext:value-type="currency">
            <text:p>$201,050.00</text:p>
          </table:table-cell>
          <table:table-cell/>
          <table:table-cell table:formula="of:=[.D389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0]" office:value-type="currency" office:currency="USD" office:value="383900" calcext:value-type="currency">
            <text:p>$383,900.00</text:p>
          </table:table-cell>
          <table:table-cell/>
          <table:table-cell table:formula="of:=[.D390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1]" office:value-type="currency" office:currency="USD" office:value="487450" calcext:value-type="currency">
            <text:p>$487,450.00</text:p>
          </table:table-cell>
          <table:table-cell/>
          <table:table-cell table:formula="of:=[.D391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2]" office:value-type="currency" office:currency="USD" office:value="731200" calcext:value-type="currency">
            <text:p>$731,200.00</text:p>
          </table:table-cell>
          <table:table-cell/>
          <table:table-cell table:formula="of:=[.D392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3]" office:value-type="currency" office:currency="USD" office:value="10000000" calcext:value-type="currency">
            <text:p>$10,000,000.00</text:p>
          </table:table-cell>
          <table:table-cell/>
          <table:table-cell table:formula="of:=[.D393]"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/>
          <table:table-cell table:formula="of:=[.B394]" office:value-type="currency" office:currency="USD" office:value="0" calcext:value-type="currency">
            <text:p>$0.00</text:p>
          </table:table-cell>
          <table:table-cell/>
          <table:table-cell table:formula="of:=[.D394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5]" office:value-type="currency" office:currency="USD" office:value="0.22" calcext:value-type="currency">
            <text:p>$0.22</text:p>
          </table:table-cell>
          <table:table-cell/>
          <table:table-cell table:formula="of:=[.D395]" office:value-type="currency" office:currency="USD" office:value="0.22" calcext:value-type="currency">
            <text:p>$0.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6]" office:value-type="currency" office:currency="USD" office:value="0.24" calcext:value-type="currency">
            <text:p>$0.24</text:p>
          </table:table-cell>
          <table:table-cell/>
          <table:table-cell table:formula="of:=[.D396]" office:value-type="currency" office:currency="USD" office:value="0.24" calcext:value-type="currency">
            <text:p>$0.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397]" office:value-type="currency" office:currency="USD" office:value="0.32" calcext:value-type="currency">
            <text:p>$0.32</text:p>
          </table:table-cell>
          <table:table-cell/>
          <table:table-cell table:formula="of:=[.D397]" office:value-type="currency" office:currency="USD" office:value="0.32" calcext:value-type="currency">
            <text:p>$0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398]" office:value-type="currency" office:currency="USD" office:value="0.35" calcext:value-type="currency">
            <text:p>$0.35</text:p>
          </table:table-cell>
          <table:table-cell/>
          <table:table-cell table:formula="of:=[.D398]" office:value-type="currency" office:currency="USD" office:value="0.35" calcext:value-type="currency">
            <text:p>$0.3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399]" office:value-type="currency" office:currency="USD" office:value="0.37" calcext:value-type="currency">
            <text:p>$0.37</text:p>
          </table:table-cell>
          <table:table-cell/>
          <table:table-cell table:formula="of:=[.D399]" office:value-type="currency" office:currency="USD" office:value="0.37" calcext:value-type="currency">
            <text:p>$0.37</text:p>
          </table:table-cell>
          <table:table-cell table:number-columns-repeated="16380"/>
        </table:table-row>
        <table:table-row table:style-name="ro1">
          <table:table-cell/>
          <table:table-cell table:formula="of:=[.B400]" office:value-type="currency" office:currency="USD" office:value="0" calcext:value-type="currency">
            <text:p>$0.00</text:p>
          </table:table-cell>
          <table:table-cell/>
          <table:table-cell table:formula="of:=[.D40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1]" office:value-type="currency" office:currency="USD" office:value="9894" calcext:value-type="currency">
            <text:p>$9,894.00</text:p>
          </table:table-cell>
          <table:table-cell/>
          <table:table-cell table:formula="of:=[.D401]"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2]" office:value-type="currency" office:currency="USD" office:value="13915" calcext:value-type="currency">
            <text:p>$13,915.00</text:p>
          </table:table-cell>
          <table:table-cell/>
          <table:table-cell table:formula="of:=[.D402]"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3]" office:value-type="currency" office:currency="USD" office:value="44627" calcext:value-type="currency">
            <text:p>$44,627.00</text:p>
          </table:table-cell>
          <table:table-cell/>
          <table:table-cell table:formula="of:=[.D403]"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4]" office:value-type="currency" office:currency="USD" office:value="59250" calcext:value-type="currency">
            <text:p>$59,250.00</text:p>
          </table:table-cell>
          <table:table-cell/>
          <table:table-cell table:formula="of:=[.D404]"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5]" office:value-type="currency" office:currency="USD" office:value="73874" calcext:value-type="currency">
            <text:p>$73,874.00</text:p>
          </table:table-cell>
          <table:table-cell/>
          <table:table-cell table:formula="of:=[.D405]"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17]&gt;=[.B419];[.B$417]&lt;=[.B425]);([.B$417]*[.B431])-[.B437];0)" office:value-type="currency" office:currency="USD" office:value="0" calcext:value-type="currency">
            <text:p>$0.00</text:p>
          </table:table-cell>
          <table:table-cell/>
          <table:table-cell table:formula="of:=IF(AND([.D$417]&gt;=[.D419];[.D$417]&lt;=[.D425]);([.D$417]*[.D431])-[.D437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17]&gt;=[.B420];[.B$417]&lt;=[.B426]);([.B$417]*[.B432])-[.B438];0)" office:value-type="currency" office:currency="USD" office:value="37373" calcext:value-type="currency">
            <text:p>$37,373.00</text:p>
          </table:table-cell>
          <table:table-cell/>
          <table:table-cell table:formula="of:=IF(AND([.D$417]&gt;=[.D420];[.D$417]&lt;=[.D426]);([.D$417]*[.D432])-[.D438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17]&gt;=[.B421];[.B$417]&lt;=[.B427]);([.B$417]*[.B433])-[.B439];0)" office:value-type="currency" office:currency="USD" office:value="0" calcext:value-type="currency">
            <text:p>$0.00</text:p>
          </table:table-cell>
          <table:table-cell/>
          <table:table-cell table:formula="of:=IF(AND([.D$417]&gt;=[.D421];[.D$417]&lt;=[.D427]);([.D$417]*[.D433])-[.D439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17]&gt;=[.B422];[.B$417]&lt;=[.B428]);([.B$417]*[.B434])-[.B440];0)" office:value-type="currency" office:currency="USD" office:value="0" calcext:value-type="currency">
            <text:p>$0.00</text:p>
          </table:table-cell>
          <table:table-cell/>
          <table:table-cell table:formula="of:=IF(AND([.D$417]&gt;=[.D422];[.D$417]&lt;=[.D428]);([.D$417]*[.D434])-[.D440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17]&gt;=[.B423];[.B$417]&lt;=[.B429]);([.B$417]*[.B435])-[.B441];0)" office:value-type="currency" office:currency="USD" office:value="0" calcext:value-type="currency">
            <text:p>$0.00</text:p>
          </table:table-cell>
          <table:table-cell/>
          <table:table-cell table:formula="of:=IF(AND([.D$417]&gt;=[.D423];[.D$417]&lt;=[.D429]);([.D$417]*[.D435])-[.D441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3:.B447])" office:value-type="currency" office:currency="USD" office:value="37373" calcext:value-type="currency">
            <text:p>$37,373.00</text:p>
          </table:table-cell>
          <table:table-cell/>
          <table:table-cell table:formula="of:=SUM([.D443:.D447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6" office:value-type="string" calcext:value-type="string">
            <text:p>Tax Computation worksheet 3 (used by Qual div and cap gains worksheet line 24)</text:p>
          </table:table-cell>
          <table:table-cell table:style-name="ce27" table:number-columns-repeated="10"/>
          <table:table-cell/>
          <table:table-cell table:style-name="ce27" table:number-columns-repeated="1637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38700" calcext:value-type="currency">
            <text:p>$338,700.00</text:p>
          </table:table-cell>
          <table:table-cell table:style-name="ce6"/>
          <table:table-cell table:formula="of:=[.D81]" office:value-type="currency" office:currency="USD" office:value="62700" calcext:value-type="currency">
            <text:p>$62,70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/>
          <table:table-cell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/>
          <table:table-cell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/>
          <table:table-cell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/>
          <table:table-cell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6]" office:value-type="currency" office:currency="USD" office:value="201050" calcext:value-type="currency">
            <text:p>$201,050.00</text:p>
          </table:table-cell>
          <table:table-cell/>
          <table:table-cell table:formula="of:=[.D456]" office:value-type="currency" office:currency="USD" office:value="201050" calcext:value-type="currency">
            <text:p>$201,0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57]" office:value-type="currency" office:currency="USD" office:value="383900" calcext:value-type="currency">
            <text:p>$383,900.00</text:p>
          </table:table-cell>
          <table:table-cell/>
          <table:table-cell table:formula="of:=[.D457]" office:value-type="currency" office:currency="USD" office:value="383900" calcext:value-type="currency">
            <text:p>$383,9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58]" office:value-type="currency" office:currency="USD" office:value="487450" calcext:value-type="currency">
            <text:p>$487,450.00</text:p>
          </table:table-cell>
          <table:table-cell/>
          <table:table-cell table:formula="of:=[.D458]" office:value-type="currency" office:currency="USD" office:value="487450" calcext:value-type="currency">
            <text:p>$487,4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59]" office:value-type="currency" office:currency="USD" office:value="731200" calcext:value-type="currency">
            <text:p>$731,200.00</text:p>
          </table:table-cell>
          <table:table-cell/>
          <table:table-cell table:formula="of:=[.D459]" office:value-type="currency" office:currency="USD" office:value="731200" calcext:value-type="currency">
            <text:p>$731,2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/>
          <table:table-cell office:value-type="currency" office:currency="USD" office:value="10000000" calcext:value-type="currency">
            <text:p>$10,000,0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/>
          <table:table-cell table:style-name="ce12" office:value-type="percentage" office:value="0.22" calcext:value-type="percentage">
            <text:p>22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/>
          <table:table-cell table:style-name="ce12" office:value-type="percentage" office:value="0.24" calcext:value-type="percentage">
            <text:p>24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/>
          <table:table-cell table:style-name="ce12" office:value-type="percentage" office:value="0.32" calcext:value-type="percentage">
            <text:p>32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/>
          <table:table-cell table:style-name="ce12" office:value-type="percentage" office:value="0.35" calcext:value-type="percentage">
            <text:p>35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/>
          <table:table-cell table:style-name="ce12" office:value-type="percentage" office:value="0.37" calcext:value-type="percentage">
            <text:p>37%</text:p>
          </table:table-cell>
          <table:table-cell table:number-columns-repeated="16380"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number-columns-repeated="16380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/>
          <table:table-cell office:value-type="currency" office:currency="USD" office:value="9894" calcext:value-type="currency">
            <text:p>$9,894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/>
          <table:table-cell office:value-type="currency" office:currency="USD" office:value="13915" calcext:value-type="currency">
            <text:p>$13,915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/>
          <table:table-cell office:value-type="currency" office:currency="USD" office:value="44627" calcext:value-type="currency">
            <text:p>$44,627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/>
          <table:table-cell office:value-type="currency" office:currency="USD" office:value="59250" calcext:value-type="currency">
            <text:p>$59,25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/>
          <table:table-cell office:value-type="currency" office:currency="USD" office:value="73874" calcext:value-type="currency">
            <text:p>$73,874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3]&gt;=[.B455];[.B$453]&lt;=[.B461]);([.B$453]*[.B467])-[.B473];0)" office:value-type="currency" office:currency="USD" office:value="0" calcext:value-type="currency">
            <text:p>$0.00</text:p>
          </table:table-cell>
          <table:table-cell/>
          <table:table-cell table:formula="of:=IF(AND([.D$453]&gt;=[.D455];[.D$453]&lt;=[.D461]);([.D$453]*[.D467])-[.D473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3]&gt;=[.B456];[.B$453]&lt;=[.B462]);([.B$453]*[.B468])-[.B474];0)" office:value-type="currency" office:currency="USD" office:value="67373" calcext:value-type="currency">
            <text:p>$67,373.00</text:p>
          </table:table-cell>
          <table:table-cell/>
          <table:table-cell table:formula="of:=IF(AND([.D$453]&gt;=[.D456];[.D$453]&lt;=[.D462]);([.D$453]*[.D468])-[.D474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3]&gt;=[.B457];[.B$453]&lt;=[.B463]);([.B$453]*[.B469])-[.B475];0)" office:value-type="currency" office:currency="USD" office:value="0" calcext:value-type="currency">
            <text:p>$0.00</text:p>
          </table:table-cell>
          <table:table-cell/>
          <table:table-cell table:formula="of:=IF(AND([.D$453]&gt;=[.D457];[.D$453]&lt;=[.D463]);([.D$453]*[.D469])-[.D475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3]&gt;=[.B458];[.B$453]&lt;=[.B464]);([.B$453]*[.B470])-[.B476];0)" office:value-type="currency" office:currency="USD" office:value="0" calcext:value-type="currency">
            <text:p>$0.00</text:p>
          </table:table-cell>
          <table:table-cell/>
          <table:table-cell table:formula="of:=IF(AND([.D$453]&gt;=[.D458];[.D$453]&lt;=[.D464]);([.D$453]*[.D470])-[.D476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3]&gt;=[.B459];[.B$453]&lt;=[.B465]);([.B$453]*[.B471])-[.B477];0)" office:value-type="currency" office:currency="USD" office:value="0" calcext:value-type="currency">
            <text:p>$0.00</text:p>
          </table:table-cell>
          <table:table-cell/>
          <table:table-cell table:formula="of:=IF(AND([.D$453]&gt;=[.D459];[.D$453]&lt;=[.D465]);([.D$453]*[.D471])-[.D477];0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79:.B483])" office:value-type="currency" office:currency="USD" office:value="67373" calcext:value-type="currency">
            <text:p>$67,373.00</text:p>
          </table:table-cell>
          <table:table-cell/>
          <table:table-cell table:formula="of:=SUM([.D479:.D483])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1">
          <table:table-cell table:style-name="ce27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27" table:number-columns-repeated="16383"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7900" calcext:value-type="currency">
            <text:p>$367,900.00</text:p>
          </table:table-cell>
          <table:table-cell/>
          <table:table-cell table:formula="of:=[.D30]" office:value-type="currency" office:currency="USD" office:value="91900" calcext:value-type="currency">
            <text:p>$91,900.0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88:.B489])" office:value-type="currency" office:currency="USD" office:value="367900" calcext:value-type="currency">
            <text:p>$367,900.00</text:p>
          </table:table-cell>
          <table:table-cell/>
          <table:table-cell table:formula="of:=SUM([.D488:.D489])" office:value-type="currency" office:currency="USD" office:value="91900" calcext:value-type="currency">
            <text:p>$91,900.0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 Standard deduction</text:p>
          </table:table-cell>
          <table:table-cell office:value-type="currency" office:currency="USD" office:value="25500" calcext:value-type="currency">
            <text:p>$25,500.00</text:p>
          </table:table-cell>
          <table:table-cell/>
          <table:table-cell office:value-type="currency" office:currency="USD" office:value="25500" calcext:value-type="currency">
            <text:p>$25,5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a</text:p>
          </table:table-cell>
          <table:table-cell table:formula="of:=[.B493]" office:value-type="currency" office:currency="USD" office:value="25500" calcext:value-type="currency">
            <text:p>$25,500.00</text:p>
          </table:table-cell>
          <table:table-cell/>
          <table:table-cell table:formula="of:=[.D493]" office:value-type="currency" office:currency="USD" office:value="25500" calcext:value-type="currency">
            <text:p>$25,5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b</text:p>
          </table:table-cell>
          <table:table-cell table:formula="of:=[.B490]-[.B494]" office:value-type="currency" office:currency="USD" office:value="342400" calcext:value-type="currency">
            <text:p>$342,400.00</text:p>
          </table:table-cell>
          <table:table-cell/>
          <table:table-cell table:formula="of:=[.D490]-[.D494]" office:value-type="currency" office:currency="USD" office:value="66400" calcext:value-type="currency">
            <text:p>$66,400.00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5]" office:value-type="currency" office:currency="USD" office:value="342400" calcext:value-type="currency">
            <text:p>$342,400.00</text:p>
          </table:table-cell>
          <table:table-cell/>
          <table:table-cell table:formula="of:=[.D495]" office:value-type="currency" office:currency="USD" office:value="66400" calcext:value-type="currency">
            <text:p>$66,40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[.B496]*0.045" office:value-type="currency" office:currency="USD" office:value="15408" calcext:value-type="currency">
            <text:p>$15,408.00</text:p>
          </table:table-cell>
          <table:table-cell/>
          <table:table-cell table:formula="of:=[.D496]*0.045" office:value-type="currency" office:currency="USD" office:value="2988" calcext:value-type="currency">
            <text:p>$2,988.00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97]-[.B498]" office:value-type="currency" office:currency="USD" office:value="15408" calcext:value-type="currency">
            <text:p>$15,408.00</text:p>
          </table:table-cell>
          <table:table-cell/>
          <table:table-cell table:formula="of:=[.D497]-[.D498]" office:value-type="currency" office:currency="USD" office:value="2988" calcext:value-type="currency">
            <text:p>$2,988.0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499]+[.B500]" office:value-type="currency" office:currency="USD" office:value="15408" calcext:value-type="currency">
            <text:p>$15,408.00</text:p>
          </table:table-cell>
          <table:table-cell/>
          <table:table-cell table:formula="of:=[.D499]+[.D500]" office:value-type="currency" office:currency="USD" office:value="2988" calcext:value-type="currency">
            <text:p>$2,988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/>
          <table:table-cell table:style-name="ce34" table:formula="of:=[.D10]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1]-[.B502]" office:value-type="currency" office:currency="USD" office:value="8408" calcext:value-type="currency">
            <text:p>$8,408.00</text:p>
          </table:table-cell>
          <table:table-cell/>
          <table:table-cell table:formula="of:=[.D501]-[.D502]" office:value-type="currency" office:currency="USD" office:value="2988" calcext:value-type="currency">
            <text:p>$2,988.00</text:p>
          </table:table-cell>
          <table:table-cell table:number-columns-repeated="16380"/>
        </table:table-row>
      </table:table>
      <table:table table:name="NorthCarolinaTaxLiability" table:style-name="ta1">
        <table:table-column table:style-name="co1" table:default-cell-style-name="ce3"/>
        <table:table-column table:style-name="co12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earned income</text:p>
          </table:table-cell>
          <table:table-cell office:value-type="string" calcext:value-type="string">
            <text:p>total capital gains</text:p>
          </table:table-cell>
          <table:table-cell office:value-type="string" calcext:value-type="string">
            <text:p>expectation</text:p>
          </table:table-cell>
          <table:table-cell table:number-columns-repeated="16381"/>
        </table:table-row>
        <table:table-row table:style-name="ro1">
          <table:table-cell table:number-columns-repeated="2" table:style-name="ce44" office:value-type="currency" office:currency="USD" office:value="10000" calcext:value-type="currency">
            <text:p>$10,000.00</text:p>
          </table:table-cell>
          <table:table-cell table:style-name="ce44" table:formula="of:=ROUND(0.0399*([.A2]+[.B2]);2)" office:value-type="currency" office:currency="USD" office:value="798" calcext:value-type="currency">
            <text:p>$798.00</text:p>
          </table:table-cell>
          <table:table-cell table:style-name="Default"/>
          <table:table-cell table:formula="of:=&quot;[InlineData(&quot;&amp;[.A2]&amp;&quot;, &quot;&amp;[.B2]&amp;&quot;, &quot;&amp;[.C2]&amp;&quot;)]&quot;" office:value-type="string" office:string-value="[InlineData(10000, 10000, 798)]" calcext:value-type="string">
            <text:p>[InlineData(10000, 10000, 798)]</text:p>
          </table:table-cell>
          <table:table-cell table:number-columns-repeated="16379"/>
        </table:table-row>
        <table:table-row table:style-name="ro1">
          <table:table-cell table:style-name="ce44" table:formula="of:=[.A2]+([.A2]*1.5)" office:value-type="currency" office:currency="USD" office:value="25000" calcext:value-type="currency">
            <text:p>$25,000.00</text:p>
          </table:table-cell>
          <table:table-cell table:style-name="ce44" table:formula="of:=[.B2]+([.B2]*2)" office:value-type="currency" office:currency="USD" office:value="30000" calcext:value-type="currency">
            <text:p>$30,000.00</text:p>
          </table:table-cell>
          <table:table-cell table:style-name="ce44" table:formula="of:=ROUND(0.0399*([.A3]+[.B3]);2)" office:value-type="currency" office:currency="USD" office:value="2194.5" calcext:value-type="currency">
            <text:p>$2,194.50</text:p>
          </table:table-cell>
          <table:table-cell/>
          <table:table-cell table:formula="of:=&quot;[InlineData(&quot;&amp;[.A3]&amp;&quot;, &quot;&amp;[.B3]&amp;&quot;, &quot;&amp;[.C3]&amp;&quot;)]&quot;" office:value-type="string" office:string-value="[InlineData(25000, 30000, 2194.5)]" calcext:value-type="string">
            <text:p>[InlineData(25000, 30000, 2194.5)]</text:p>
          </table:table-cell>
          <table:table-cell table:number-columns-repeated="16379"/>
        </table:table-row>
        <table:table-row table:style-name="ro1">
          <table:table-cell table:style-name="ce44" table:formula="of:=[.A3]+([.A3]*1.5)" office:value-type="currency" office:currency="USD" office:value="62500" calcext:value-type="currency">
            <text:p>$62,500.00</text:p>
          </table:table-cell>
          <table:table-cell table:style-name="ce44" table:formula="of:=[.B3]+([.B3]*2)" office:value-type="currency" office:currency="USD" office:value="90000" calcext:value-type="currency">
            <text:p>$90,000.00</text:p>
          </table:table-cell>
          <table:table-cell table:style-name="ce44" table:formula="of:=ROUND(0.0399*([.A4]+[.B4]);2)" office:value-type="currency" office:currency="USD" office:value="6084.75" calcext:value-type="currency">
            <text:p>$6,084.75</text:p>
          </table:table-cell>
          <table:table-cell/>
          <table:table-cell table:formula="of:=&quot;[InlineData(&quot;&amp;[.A4]&amp;&quot;, &quot;&amp;[.B4]&amp;&quot;, &quot;&amp;[.C4]&amp;&quot;)]&quot;" office:value-type="string" office:string-value="[InlineData(62500, 90000, 6084.75)]" calcext:value-type="string">
            <text:p>[InlineData(62500, 90000, 6084.75)]</text:p>
          </table:table-cell>
          <table:table-cell table:number-columns-repeated="16379"/>
        </table:table-row>
        <table:table-row table:style-name="ro1">
          <table:table-cell table:style-name="ce44" table:formula="of:=[.A4]+([.A4]*1.5)" office:value-type="currency" office:currency="USD" office:value="156250" calcext:value-type="currency">
            <text:p>$156,250.00</text:p>
          </table:table-cell>
          <table:table-cell table:style-name="ce44" table:formula="of:=[.B4]+([.B4]*2)" office:value-type="currency" office:currency="USD" office:value="270000" calcext:value-type="currency">
            <text:p>$270,000.00</text:p>
          </table:table-cell>
          <table:table-cell table:style-name="ce44" table:formula="of:=ROUND(0.0399*([.A5]+[.B5]);2)" office:value-type="currency" office:currency="USD" office:value="17007.38" calcext:value-type="currency">
            <text:p>$17,007.38</text:p>
          </table:table-cell>
          <table:table-cell/>
          <table:table-cell table:formula="of:=&quot;[InlineData(&quot;&amp;[.A5]&amp;&quot;, &quot;&amp;[.B5]&amp;&quot;, &quot;&amp;[.C5]&amp;&quot;)]&quot;" office:value-type="string" office:string-value="[InlineData(156250, 270000, 17007.38)]" calcext:value-type="string">
            <text:p>[InlineData(156250, 270000, 17007.38)]</text:p>
          </table:table-cell>
          <table:table-cell table:number-columns-repeated="16379"/>
        </table:table-row>
        <table:table-row table:style-name="ro1">
          <table:table-cell table:style-name="ce44" table:formula="of:=[.A5]+([.A5]*1.5)" office:value-type="currency" office:currency="USD" office:value="390625" calcext:value-type="currency">
            <text:p>$390,625.00</text:p>
          </table:table-cell>
          <table:table-cell table:style-name="ce44" table:formula="of:=[.B5]+([.B5]*2)" office:value-type="currency" office:currency="USD" office:value="810000" calcext:value-type="currency">
            <text:p>$810,000.00</text:p>
          </table:table-cell>
          <table:table-cell table:style-name="ce44" table:formula="of:=ROUND(0.0399*([.A6]+[.B6]);2)" office:value-type="currency" office:currency="USD" office:value="47904.94" calcext:value-type="currency">
            <text:p>$47,904.94</text:p>
          </table:table-cell>
          <table:table-cell/>
          <table:table-cell table:formula="of:=&quot;[InlineData(&quot;&amp;[.A6]&amp;&quot;, &quot;&amp;[.B6]&amp;&quot;, &quot;&amp;[.C6]&amp;&quot;)]&quot;" office:value-type="string" office:string-value="[InlineData(390625, 810000, 47904.94)]" calcext:value-type="string">
            <text:p>[InlineData(390625, 810000, 47904.94)]</text:p>
          </table:table-cell>
          <table:table-cell table:number-columns-repeated="16379"/>
        </table:table-row>
        <table:table-row table:style-name="ro1">
          <table:table-cell table:style-name="ce44" table:formula="of:=[.A6]+([.A6]*1.5)" office:value-type="currency" office:currency="USD" office:value="976562.5" calcext:value-type="currency">
            <text:p>$976,562.50</text:p>
          </table:table-cell>
          <table:table-cell table:style-name="ce44" table:formula="of:=[.B6]+([.B6]*2)" office:value-type="currency" office:currency="USD" office:value="2430000" calcext:value-type="currency">
            <text:p>$2,430,000.00</text:p>
          </table:table-cell>
          <table:table-cell table:style-name="ce44" table:formula="of:=ROUND(0.0399*([.A7]+[.B7]);2)" office:value-type="currency" office:currency="USD" office:value="135921.84" calcext:value-type="currency">
            <text:p>$135,921.84</text:p>
          </table:table-cell>
          <table:table-cell/>
          <table:table-cell table:formula="of:=&quot;[InlineData(&quot;&amp;[.A7]&amp;&quot;, &quot;&amp;[.B7]&amp;&quot;, &quot;&amp;[.C7]&amp;&quot;)]&quot;" office:value-type="string" office:string-value="[InlineData(976562.5, 2430000, 135921.84)]" calcext:value-type="string">
            <text:p>[InlineData(976562.5, 2430000, 135921.84)]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17"/>
          <table:table-cell table:style-name="ce46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17"/>
          <table:table-cell table:style-name="ce17"/>
          <table:table-cell table:style-name="ce46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17"/>
          <table:table-cell table:style-name="ce17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17" office:value-type="string" calcext:value-type="string">
            <text:p>$500.00</text:p>
          </table:table-cell>
          <table:table-cell table:style-name="ce17" table:formula="of:=ROUND([.B2]*1.25;2)" office:value-type="currency" office:currency="USD" office:value="625" calcext:value-type="currency">
            <text:p>$625.00</text:p>
          </table:table-cell>
          <table:table-cell table:style-name="ce17" table:formula="of:=ROUND([.C2]*1.25;2)" office:value-type="currency" office:currency="USD" office:value="781.25" calcext:value-type="currency">
            <text:p>$781.25</text:p>
          </table:table-cell>
          <table:table-cell table:style-name="ce17" table:formula="of:=ROUND([.D2]*1.25;2)" office:value-type="currency" office:currency="USD" office:value="976.56" calcext:value-type="currency">
            <text:p>$976.56</text:p>
          </table:table-cell>
          <table:table-cell table:style-name="ce17" table:formula="of:=ROUND([.E2]*1.25;2)" office:value-type="currency" office:currency="USD" office:value="1220.7" calcext:value-type="currency">
            <text:p>$1,220.70</text:p>
          </table:table-cell>
          <table:table-cell table:style-name="ce17" table:formula="of:=ROUND([.F2]*1.25;2)" office:value-type="currency" office:currency="USD" office:value="1525.88" calcext:value-type="currency">
            <text:p>$1,525.88</text:p>
          </table:table-cell>
          <table:table-cell table:style-name="ce17" table:formula="of:=ROUND([.G2]*1.25;2)" office:value-type="currency" office:currency="USD" office:value="1907.35" calcext:value-type="currency">
            <text:p>$1,907.35</text:p>
          </table:table-cell>
          <table:table-cell table:style-name="ce17" table:formula="of:=ROUND([.H2]*1.25;2)" office:value-type="currency" office:currency="USD" office:value="2384.19" calcext:value-type="currency">
            <text:p>$2,384.19</text:p>
          </table:table-cell>
          <table:table-cell table:style-name="ce17" table:formula="of:=ROUND([.I2]*1.25;2)" office:value-type="currency" office:currency="USD" office:value="2980.24" calcext:value-type="currency">
            <text:p>$2,980.24</text:p>
          </table:table-cell>
          <table:table-cell table:style-name="ce17" table:formula="of:=ROUND([.J2]*1.25;2)" office:value-type="currency" office:currency="USD" office:value="3725.3" calcext:value-type="currency">
            <text:p>$3,725.30</text:p>
          </table:table-cell>
          <table:table-cell table:style-name="ce17" table:formula="of:=ROUND([.K2]*1.25;2)" office:value-type="currency" office:currency="USD" office:value="4656.63" calcext:value-type="currency">
            <text:p>$4,656.63</text:p>
          </table:table-cell>
          <table:table-cell table:style-name="ce17" table:formula="of:=ROUND([.L2]*1.25;2)" office:value-type="currency" office:currency="USD" office:value="5820.79" calcext:value-type="currency">
            <text:p>$5,820.79</text:p>
          </table:table-cell>
          <table:table-cell table:style-name="ce17" table:formula="of:=ROUND([.M2]*1.25;2)" office:value-type="currency" office:currency="USD" office:value="7275.99" calcext:value-type="currency">
            <text:p>$7,275.99</text:p>
          </table:table-cell>
          <table:table-cell table:style-name="ce17" table:formula="of:=ROUND([.N2]*1.25;2)" office:value-type="currency" office:currency="USD" office:value="9094.99" calcext:value-type="currency">
            <text:p>$9,094.99</text:p>
          </table:table-cell>
          <table:table-cell table:style-name="ce17"/>
          <table:table-cell table:style-name="ce17" office:value-type="string" calcext:value-type="string">
            <text:p>$500.00</text:p>
          </table:table-cell>
          <table:table-cell table:style-name="ce17" table:formula="of:=[.Q2]+1500" office:value-type="currency" office:currency="USD" office:value="2000" calcext:value-type="currency">
            <text:p>$2,000.00</text:p>
          </table:table-cell>
          <table:table-cell table:style-name="ce17" table:formula="of:=[.R2]+1500" office:value-type="currency" office:currency="USD" office:value="3500" calcext:value-type="currency">
            <text:p>$3,500.00</text:p>
          </table:table-cell>
          <table:table-cell table:style-name="ce17" table:formula="of:=[.S2]+1500" office:value-type="currency" office:currency="USD" office:value="5000" calcext:value-type="currency">
            <text:p>$5,000.00</text:p>
          </table:table-cell>
          <table:table-cell table:style-name="ce17" table:formula="of:=[.T2]+1500" office:value-type="currency" office:currency="USD" office:value="6500" calcext:value-type="currency">
            <text:p>$6,500.00</text:p>
          </table:table-cell>
          <table:table-cell table:style-name="ce17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17" office:value-type="currency" office:currency="USD" office:value="5000" calcext:value-type="currency">
            <text:p>$5,000.00</text:p>
          </table:table-cell>
          <table:table-cell table:style-name="ce17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17" office:value-type="string" calcext:value-type="string">
            <text:p>$10,000.00</text:p>
          </table:table-cell>
          <table:table-cell table:style-name="ce17" table:formula="of:=ROUND([.B3]*1.25;2)" office:value-type="currency" office:currency="USD" office:value="12500" calcext:value-type="currency">
            <text:p>$12,500.00</text:p>
          </table:table-cell>
          <table:table-cell table:style-name="ce17" table:formula="of:=ROUND([.C3]*1.25;2)" office:value-type="currency" office:currency="USD" office:value="15625" calcext:value-type="currency">
            <text:p>$15,625.00</text:p>
          </table:table-cell>
          <table:table-cell table:style-name="ce17" table:formula="of:=ROUND([.D3]*1.25;2)" office:value-type="currency" office:currency="USD" office:value="19531.25" calcext:value-type="currency">
            <text:p>$19,531.25</text:p>
          </table:table-cell>
          <table:table-cell table:style-name="ce17" table:formula="of:=ROUND([.E3]*1.25;2)" office:value-type="currency" office:currency="USD" office:value="24414.06" calcext:value-type="currency">
            <text:p>$24,414.06</text:p>
          </table:table-cell>
          <table:table-cell table:style-name="ce17" table:formula="of:=ROUND([.F3]*1.25;2)" office:value-type="currency" office:currency="USD" office:value="30517.58" calcext:value-type="currency">
            <text:p>$30,517.58</text:p>
          </table:table-cell>
          <table:table-cell table:style-name="ce17" table:formula="of:=ROUND([.G3]*1.25;2)" office:value-type="currency" office:currency="USD" office:value="38146.98" calcext:value-type="currency">
            <text:p>$38,146.98</text:p>
          </table:table-cell>
          <table:table-cell table:style-name="ce17" table:formula="of:=ROUND([.H3]*1.25;2)" office:value-type="currency" office:currency="USD" office:value="47683.73" calcext:value-type="currency">
            <text:p>$47,683.73</text:p>
          </table:table-cell>
          <table:table-cell table:style-name="ce17" table:formula="of:=ROUND([.I3]*1.25;2)" office:value-type="currency" office:currency="USD" office:value="59604.66" calcext:value-type="currency">
            <text:p>$59,604.66</text:p>
          </table:table-cell>
          <table:table-cell table:style-name="ce17" table:formula="of:=ROUND([.J3]*1.25;2)" office:value-type="currency" office:currency="USD" office:value="74505.83" calcext:value-type="currency">
            <text:p>$74,505.83</text:p>
          </table:table-cell>
          <table:table-cell table:style-name="ce17" table:formula="of:=ROUND([.K3]*1.25;2)" office:value-type="currency" office:currency="USD" office:value="93132.29" calcext:value-type="currency">
            <text:p>$93,132.29</text:p>
          </table:table-cell>
          <table:table-cell table:style-name="ce17" table:formula="of:=ROUND([.L3]*1.25;2)" office:value-type="currency" office:currency="USD" office:value="116415.36" calcext:value-type="currency">
            <text:p>$116,415.36</text:p>
          </table:table-cell>
          <table:table-cell table:style-name="ce17" table:formula="of:=ROUND([.M3]*1.25;2)" office:value-type="currency" office:currency="USD" office:value="145519.2" calcext:value-type="currency">
            <text:p>$145,519.20</text:p>
          </table:table-cell>
          <table:table-cell table:style-name="ce17" table:formula="of:=ROUND([.N3]*1.25;2)" office:value-type="currency" office:currency="USD" office:value="181899" calcext:value-type="currency">
            <text:p>$181,899.00</text:p>
          </table:table-cell>
          <table:table-cell table:style-name="ce17"/>
          <table:table-cell table:style-name="ce6" table:formula="of:=[$Fed1040.B3]" office:value-type="currency" office:currency="USD" office:value="40000" calcext:value-type="currency">
            <text:p>$40,000.00</text:p>
          </table:table-cell>
          <table:table-cell table:style-name="ce6" table:formula="of:=[$Fed1040.C3]" office:value-type="currency" office:currency="USD" office:value="80000" calcext:value-type="currency">
            <text:p>$80,000.00</text:p>
          </table:table-cell>
          <table:table-cell table:style-name="ce6" table:formula="of:=[$Fed1040.D3]" office:value-type="currency" office:currency="USD" office:value="10000" calcext:value-type="currency">
            <text:p>$10,000.00</text:p>
          </table:table-cell>
          <table:table-cell table:style-name="ce6" table:formula="of:=[$Fed1040.E3]" office:value-type="currency" office:currency="USD" office:value="20000" calcext:value-type="currency">
            <text:p>$20,000.00</text:p>
          </table:table-cell>
          <table:table-cell table:style-name="ce6" table:formula="of:=[$Fed1040.F3]" office:value-type="currency" office:currency="USD" office:value="40000" calcext:value-type="currency">
            <text:p>$40,000.00</text:p>
          </table:table-cell>
          <table:table-cell table:style-name="ce6" table:formula="of:=[$Fed1040.G3]" office:value-type="currency" office:currency="USD" office:value="80000" calcext:value-type="currency">
            <text:p>$80,000.00</text:p>
          </table:table-cell>
          <table:table-cell table:style-name="ce6" table:formula="of:=[$Fed1040.H3]" office:value-type="currency" office:currency="USD" office:value="180000" calcext:value-type="currency">
            <text:p>$180,000.00</text:p>
          </table:table-cell>
          <table:table-cell table:style-name="ce6" table:formula="of:=[$Fed1040.I3]" office:value-type="currency" office:currency="USD" office:value="302000" calcext:value-type="currency">
            <text:p>$302,000.00</text:p>
          </table:table-cell>
          <table:table-cell table:style-name="ce17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17" office:value-type="string" calcext:value-type="string">
            <text:p>$100.00</text:p>
          </table:table-cell>
          <table:table-cell table:style-name="ce17" table:formula="of:=ROUND([.B4]*1.25;2)" office:value-type="currency" office:currency="USD" office:value="125" calcext:value-type="currency">
            <text:p>$125.00</text:p>
          </table:table-cell>
          <table:table-cell table:style-name="ce17" table:formula="of:=ROUND([.C4]*1.25;2)" office:value-type="currency" office:currency="USD" office:value="156.25" calcext:value-type="currency">
            <text:p>$156.25</text:p>
          </table:table-cell>
          <table:table-cell table:style-name="ce17" table:formula="of:=ROUND([.D4]*1.25;2)" office:value-type="currency" office:currency="USD" office:value="195.31" calcext:value-type="currency">
            <text:p>$195.31</text:p>
          </table:table-cell>
          <table:table-cell table:style-name="ce17" table:formula="of:=ROUND([.E4]*1.25;2)" office:value-type="currency" office:currency="USD" office:value="244.14" calcext:value-type="currency">
            <text:p>$244.14</text:p>
          </table:table-cell>
          <table:table-cell table:style-name="ce17" table:formula="of:=ROUND([.F4]*1.25;2)" office:value-type="currency" office:currency="USD" office:value="305.18" calcext:value-type="currency">
            <text:p>$305.18</text:p>
          </table:table-cell>
          <table:table-cell table:style-name="ce17" table:formula="of:=ROUND([.G4]*1.25;2)" office:value-type="currency" office:currency="USD" office:value="381.48" calcext:value-type="currency">
            <text:p>$381.48</text:p>
          </table:table-cell>
          <table:table-cell table:style-name="ce17" table:formula="of:=ROUND([.H4]*1.25;2)" office:value-type="currency" office:currency="USD" office:value="476.85" calcext:value-type="currency">
            <text:p>$476.85</text:p>
          </table:table-cell>
          <table:table-cell table:style-name="ce17" table:formula="of:=ROUND([.I4]*1.25;2)" office:value-type="currency" office:currency="USD" office:value="596.06" calcext:value-type="currency">
            <text:p>$596.06</text:p>
          </table:table-cell>
          <table:table-cell table:style-name="ce17" table:formula="of:=ROUND([.J4]*1.25;2)" office:value-type="currency" office:currency="USD" office:value="745.08" calcext:value-type="currency">
            <text:p>$745.08</text:p>
          </table:table-cell>
          <table:table-cell table:style-name="ce17" table:formula="of:=ROUND([.K4]*1.25;2)" office:value-type="currency" office:currency="USD" office:value="931.35" calcext:value-type="currency">
            <text:p>$931.35</text:p>
          </table:table-cell>
          <table:table-cell table:style-name="ce17" table:formula="of:=ROUND([.L4]*1.25;2)" office:value-type="currency" office:currency="USD" office:value="1164.19" calcext:value-type="currency">
            <text:p>$1,164.19</text:p>
          </table:table-cell>
          <table:table-cell table:style-name="ce17" table:formula="of:=ROUND([.M4]*1.25;2)" office:value-type="currency" office:currency="USD" office:value="1455.24" calcext:value-type="currency">
            <text:p>$1,455.24</text:p>
          </table:table-cell>
          <table:table-cell table:style-name="ce17" table:formula="of:=ROUND([.N4]*1.25;2)" office:value-type="currency" office:currency="USD" office:value="1819.05" calcext:value-type="currency">
            <text:p>$1,819.05</text:p>
          </table:table-cell>
          <table:table-cell table:style-name="ce17"/>
          <table:table-cell table:style-name="ce17" office:value-type="currency" office:currency="USD" office:value="0" calcext:value-type="currency">
            <text:p>$0.00</text:p>
          </table:table-cell>
          <table:table-cell table:style-name="ce17" table:formula="of:=ROUND([.Q4]*1.25;2)" office:value-type="currency" office:currency="USD" office:value="0" calcext:value-type="currency">
            <text:p>$0.00</text:p>
          </table:table-cell>
          <table:table-cell table:style-name="ce17" table:formula="of:=ROUND([.R4]*1.25;2)" office:value-type="currency" office:currency="USD" office:value="0" calcext:value-type="currency">
            <text:p>$0.00</text:p>
          </table:table-cell>
          <table:table-cell table:style-name="ce17" table:formula="of:=ROUND([.S4]*1.25;2)" office:value-type="currency" office:currency="USD" office:value="0" calcext:value-type="currency">
            <text:p>$0.00</text:p>
          </table:table-cell>
          <table:table-cell table:style-name="ce17" table:formula="of:=ROUND([.T4]*1.25;2)" office:value-type="currency" office:currency="USD" office:value="0" calcext:value-type="currency">
            <text:p>$0.00</text:p>
          </table:table-cell>
          <table:table-cell table:style-name="ce17" table:formula="of:=ROUND([.U4]*1.25;2)" office:value-type="currency" office:currency="USD" office:value="0" calcext:value-type="currency">
            <text:p>$0.00</text:p>
          </table:table-cell>
          <table:table-cell table:style-name="ce17" table:formula="of:=ROUND([.V4]*1.25;2)" office:value-type="currency" office:currency="USD" office:value="0" calcext:value-type="currency">
            <text:p>$0.00</text:p>
          </table:table-cell>
          <table:table-cell table:style-name="ce17" table:formula="of:=ROUND([.W4]*1.25;2)" office:value-type="currency" office:currency="USD" office:value="0" calcext:value-type="currency">
            <text:p>$0.00</text:p>
          </table:table-cell>
          <table:table-cell table:style-name="ce17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17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currency" office:currency="USD" office:value="40000" calcext:value-type="currency">
            <text:p>$40,000.00</text:p>
          </table:table-cell>
          <table:table-cell table:style-name="ce41" table:formula="of:=[.R3]" office:value-type="currency" office:currency="USD" office:value="80000" calcext:value-type="currency">
            <text:p>$80,000.00</text:p>
          </table:table-cell>
          <table:table-cell table:style-name="ce41" table:formula="of:=[.S3]" office:value-type="currency" office:currency="USD" office:value="10000" calcext:value-type="currency">
            <text:p>$10,000.00</text:p>
          </table:table-cell>
          <table:table-cell table:style-name="ce41" table:formula="of:=[.T3]" office:value-type="currency" office:currency="USD" office:value="20000" calcext:value-type="currency">
            <text:p>$20,000.00</text:p>
          </table:table-cell>
          <table:table-cell table:style-name="ce41" table:formula="of:=[.U3]" office:value-type="currency" office:currency="USD" office:value="40000" calcext:value-type="currency">
            <text:p>$40,000.00</text:p>
          </table:table-cell>
          <table:table-cell table:style-name="ce41" table:formula="of:=[.V3]" office:value-type="currency" office:currency="USD" office:value="80000" calcext:value-type="currency">
            <text:p>$80,000.00</text:p>
          </table:table-cell>
          <table:table-cell table:style-name="ce41" table:formula="of:=[.W3]" office:value-type="currency" office:currency="USD" office:value="180000" calcext:value-type="currency">
            <text:p>$180,000.00</text:p>
          </table:table-cell>
          <table:table-cell table:style-name="ce41" table:formula="of:=[.X3]" office:value-type="currency" office:currency="USD" office:value="302000" calcext:value-type="currency">
            <text:p>$30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currency" office:currency="USD" office:value="43000" calcext:value-type="currency">
            <text:p>$43,000.00</text:p>
          </table:table-cell>
          <table:table-cell table:style-name="ce41" table:formula="of:=SUM([.R7:.R9])" office:value-type="currency" office:currency="USD" office:value="92000" calcext:value-type="currency">
            <text:p>$92,000.00</text:p>
          </table:table-cell>
          <table:table-cell table:style-name="ce41" table:formula="of:=SUM([.S7:.S9])" office:value-type="currency" office:currency="USD" office:value="31000" calcext:value-type="currency">
            <text:p>$31,000.00</text:p>
          </table:table-cell>
          <table:table-cell table:style-name="ce41" table:formula="of:=SUM([.T7:.T9])" office:value-type="currency" office:currency="USD" office:value="50000" calcext:value-type="currency">
            <text:p>$50,000.00</text:p>
          </table:table-cell>
          <table:table-cell table:style-name="ce41" table:formula="of:=SUM([.U7:.U9])" office:value-type="currency" office:currency="USD" office:value="79000" calcext:value-type="currency">
            <text:p>$79,000.00</text:p>
          </table:table-cell>
          <table:table-cell table:style-name="ce41" table:formula="of:=SUM([.V7:.V9])" office:value-type="currency" office:currency="USD" office:value="128000" calcext:value-type="currency">
            <text:p>$128,000.00</text:p>
          </table:table-cell>
          <table:table-cell table:style-name="ce41" table:formula="of:=SUM([.W7:.W9])" office:value-type="currency" office:currency="USD" office:value="210000" calcext:value-type="currency">
            <text:p>$210,000.00</text:p>
          </table:table-cell>
          <table:table-cell table:style-name="ce41" table:formula="of:=SUM([.X7:.X9])" office:value-type="currency" office:currency="USD" office:value="332000" calcext:value-type="currency">
            <text:p>$3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currency" office:currency="USD" office:value="43000" calcext:value-type="currency">
            <text:p>$43,000.00</text:p>
          </table:table-cell>
          <table:table-cell table:style-name="ce41" table:formula="of:=[.R10]-[.R11]" office:value-type="currency" office:currency="USD" office:value="92000" calcext:value-type="currency">
            <text:p>$92,000.00</text:p>
          </table:table-cell>
          <table:table-cell table:style-name="ce41" table:formula="of:=[.S10]-[.S11]" office:value-type="currency" office:currency="USD" office:value="31000" calcext:value-type="currency">
            <text:p>$31,000.00</text:p>
          </table:table-cell>
          <table:table-cell table:style-name="ce41" table:formula="of:=[.T10]-[.T11]" office:value-type="currency" office:currency="USD" office:value="50000" calcext:value-type="currency">
            <text:p>$50,000.00</text:p>
          </table:table-cell>
          <table:table-cell table:style-name="ce41" table:formula="of:=[.U10]-[.U11]" office:value-type="currency" office:currency="USD" office:value="79000" calcext:value-type="currency">
            <text:p>$79,000.00</text:p>
          </table:table-cell>
          <table:table-cell table:style-name="ce41" table:formula="of:=[.V10]-[.V11]" office:value-type="currency" office:currency="USD" office:value="128000" calcext:value-type="currency">
            <text:p>$128,000.00</text:p>
          </table:table-cell>
          <table:table-cell table:style-name="ce41" table:formula="of:=[.W10]-[.W11]" office:value-type="currency" office:currency="USD" office:value="210000" calcext:value-type="currency">
            <text:p>$210,000.00</text:p>
          </table:table-cell>
          <table:table-cell table:style-name="ce41" table:formula="of:=[.X10]-[.X11]" office:value-type="currency" office:currency="USD" office:value="332000" calcext:value-type="currency">
            <text:p>$3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YES" calcext:value-type="string">
            <text:p>YES</text:p>
          </table:table-cell>
          <table:table-cell table:style-name="ce41" table:formula="of:=IF([.R13]&lt;[.R12];&quot;YES&quot;;&quot;NO&quot;)" office:value-type="string" office:string-value="YES" calcext:value-type="string">
            <text:p>YES</text:p>
          </table:table-cell>
          <table:table-cell table:style-name="ce41" table:formula="of:=IF([.S13]&lt;[.S12];&quot;YES&quot;;&quot;NO&quot;)" office:value-type="string" office:string-value="NO" calcext:value-type="string">
            <text:p>NO</text:p>
          </table:table-cell>
          <table:table-cell table:style-name="ce41" table:formula="of:=IF([.T13]&lt;[.T12];&quot;YES&quot;;&quot;NO&quot;)" office:value-type="string" office:string-value="YES" calcext:value-type="string">
            <text:p>YES</text:p>
          </table:table-cell>
          <table:table-cell table:style-name="ce41" table:formula="of:=IF([.U13]&lt;[.U12];&quot;YES&quot;;&quot;NO&quot;)" office:value-type="string" office:string-value="YES" calcext:value-type="string">
            <text:p>YES</text:p>
          </table:table-cell>
          <table:table-cell table:style-name="ce41" table:formula="of:=IF([.V13]&lt;[.V12];&quot;YES&quot;;&quot;NO&quot;)" office:value-type="string" office:string-value="YES" calcext:value-type="string">
            <text:p>YES</text:p>
          </table:table-cell>
          <table:table-cell table:style-name="ce41" table:formula="of:=IF([.W13]&lt;[.W12];&quot;YES&quot;;&quot;NO&quot;)" office:value-type="string" office:string-value="YES" calcext:value-type="string">
            <text:p>YES</text:p>
          </table:table-cell>
          <table:table-cell table:style-name="ce41" table:formula="of:=IF([.X13]&lt;[.X12];&quot;YES&quot;;&quot;NO&quot;)" office:value-type="string" office:string-value="YES" calcext:value-type="string">
            <text:p>YES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currency" office:currency="USD" office:value="11000" calcext:value-type="currency">
            <text:p>$11,000.00</text:p>
          </table:table-cell>
          <table:table-cell table:style-name="ce41" table:formula="of:=[.R12]-[.R13]" office:value-type="currency" office:currency="USD" office:value="60000" calcext:value-type="currency">
            <text:p>$60,000.00</text:p>
          </table:table-cell>
          <table:table-cell table:style-name="ce41" table:formula="of:=[.S12]-[.S13]" office:value-type="currency" office:currency="USD" office:value="-1000" calcext:value-type="currency">
            <text:p>-$1,000.00</text:p>
          </table:table-cell>
          <table:table-cell table:style-name="ce41" table:formula="of:=[.T12]-[.T13]" office:value-type="currency" office:currency="USD" office:value="18000" calcext:value-type="currency">
            <text:p>$18,000.00</text:p>
          </table:table-cell>
          <table:table-cell table:style-name="ce41" table:formula="of:=[.U12]-[.U13]" office:value-type="currency" office:currency="USD" office:value="47000" calcext:value-type="currency">
            <text:p>$47,000.00</text:p>
          </table:table-cell>
          <table:table-cell table:style-name="ce41" table:formula="of:=[.V12]-[.V13]" office:value-type="currency" office:currency="USD" office:value="96000" calcext:value-type="currency">
            <text:p>$96,000.00</text:p>
          </table:table-cell>
          <table:table-cell table:style-name="ce41" table:formula="of:=[.W12]-[.W13]" office:value-type="currency" office:currency="USD" office:value="178000" calcext:value-type="currency">
            <text:p>$178,000.00</text:p>
          </table:table-cell>
          <table:table-cell table:style-name="ce41" table:formula="of:=[.X12]-[.X13]" office:value-type="currency" office:currency="USD" office:value="300000" calcext:value-type="currency">
            <text:p>$30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currency" office:currency="USD" office:value="0" calcext:value-type="currency">
            <text:p>$0.00</text:p>
          </table:table-cell>
          <table:table-cell table:style-name="ce41" table:formula="of:=MAX(0;[.R15]-[.R16])" office:value-type="currency" office:currency="USD" office:value="48000" calcext:value-type="currency">
            <text:p>$48,000.00</text:p>
          </table:table-cell>
          <table:table-cell table:style-name="ce41" table:formula="of:=MAX(0;[.S15]-[.S16])" office:value-type="currency" office:currency="USD" office:value="0" calcext:value-type="currency">
            <text:p>$0.00</text:p>
          </table:table-cell>
          <table:table-cell table:style-name="ce41" table:formula="of:=MAX(0;[.T15]-[.T16])" office:value-type="currency" office:currency="USD" office:value="6000" calcext:value-type="currency">
            <text:p>$6,000.00</text:p>
          </table:table-cell>
          <table:table-cell table:style-name="ce41" table:formula="of:=MAX(0;[.U15]-[.U16])" office:value-type="currency" office:currency="USD" office:value="35000" calcext:value-type="currency">
            <text:p>$35,000.00</text:p>
          </table:table-cell>
          <table:table-cell table:style-name="ce41" table:formula="of:=MAX(0;[.V15]-[.V16])" office:value-type="currency" office:currency="USD" office:value="84000" calcext:value-type="currency">
            <text:p>$84,000.00</text:p>
          </table:table-cell>
          <table:table-cell table:style-name="ce41" table:formula="of:=MAX(0;[.W15]-[.W16])" office:value-type="currency" office:currency="USD" office:value="166000" calcext:value-type="currency">
            <text:p>$166,000.00</text:p>
          </table:table-cell>
          <table:table-cell table:style-name="ce41" table:formula="of:=MAX(0;[.X15]-[.X16])" office:value-type="currency" office:currency="USD" office:value="288000" calcext:value-type="currency">
            <text:p>$288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currency" office:currency="USD" office:value="11000" calcext:value-type="currency">
            <text:p>$11,000.00</text:p>
          </table:table-cell>
          <table:table-cell table:style-name="ce41" table:formula="of:=IF([.R16]&lt;[.R15];[.R16];[.R15])" office:value-type="currency" office:currency="USD" office:value="12000" calcext:value-type="currency">
            <text:p>$12,000.00</text:p>
          </table:table-cell>
          <table:table-cell table:style-name="ce41" table:formula="of:=IF([.S16]&lt;[.S15];[.S16];[.S15])" office:value-type="currency" office:currency="USD" office:value="-1000" calcext:value-type="currency">
            <text:p>-$1,000.00</text:p>
          </table:table-cell>
          <table:table-cell table:style-name="ce41" table:formula="of:=IF([.T16]&lt;[.T15];[.T16];[.T15])" office:value-type="currency" office:currency="USD" office:value="12000" calcext:value-type="currency">
            <text:p>$12,000.00</text:p>
          </table:table-cell>
          <table:table-cell table:style-name="ce41" table:formula="of:=IF([.U16]&lt;[.U15];[.U16];[.U15])" office:value-type="currency" office:currency="USD" office:value="12000" calcext:value-type="currency">
            <text:p>$12,000.00</text:p>
          </table:table-cell>
          <table:table-cell table:style-name="ce41" table:formula="of:=IF([.V16]&lt;[.V15];[.V16];[.V15])" office:value-type="currency" office:currency="USD" office:value="12000" calcext:value-type="currency">
            <text:p>$12,000.00</text:p>
          </table:table-cell>
          <table:table-cell table:style-name="ce41" table:formula="of:=IF([.W16]&lt;[.W15];[.W16];[.W15])" office:value-type="currency" office:currency="USD" office:value="12000" calcext:value-type="currency">
            <text:p>$12,000.00</text:p>
          </table:table-cell>
          <table:table-cell table:style-name="ce41" table:formula="of:=IF([.X16]&lt;[.X15];[.X16];[.X15])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currency" office:currency="USD" office:value="5500" calcext:value-type="currency">
            <text:p>$5,500.00</text:p>
          </table:table-cell>
          <table:table-cell table:style-name="ce41" table:formula="of:=[.R18]/2" office:value-type="currency" office:currency="USD" office:value="6000" calcext:value-type="currency">
            <text:p>$6,000.00</text:p>
          </table:table-cell>
          <table:table-cell table:style-name="ce41" table:formula="of:=[.S18]/2" office:value-type="currency" office:currency="USD" office:value="-500" calcext:value-type="currency">
            <text:p>-$500.00</text:p>
          </table:table-cell>
          <table:table-cell table:style-name="ce41" table:formula="of:=[.T18]/2" office:value-type="currency" office:currency="USD" office:value="6000" calcext:value-type="currency">
            <text:p>$6,000.00</text:p>
          </table:table-cell>
          <table:table-cell table:style-name="ce41" table:formula="of:=[.U18]/2" office:value-type="currency" office:currency="USD" office:value="6000" calcext:value-type="currency">
            <text:p>$6,000.00</text:p>
          </table:table-cell>
          <table:table-cell table:style-name="ce41" table:formula="of:=[.V18]/2" office:value-type="currency" office:currency="USD" office:value="6000" calcext:value-type="currency">
            <text:p>$6,000.00</text:p>
          </table:table-cell>
          <table:table-cell table:style-name="ce41" table:formula="of:=[.W18]/2" office:value-type="currency" office:currency="USD" office:value="6000" calcext:value-type="currency">
            <text:p>$6,000.00</text:p>
          </table:table-cell>
          <table:table-cell table:style-name="ce41" table:formula="of:=[.X18]/2" office:value-type="currency" office:currency="USD" office:value="6000" calcext:value-type="currency">
            <text:p>$6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currency" office:currency="USD" office:value="3000" calcext:value-type="currency">
            <text:p>$3,000.00</text:p>
          </table:table-cell>
          <table:table-cell table:style-name="ce41" table:formula="of:=IF([.R7]&lt;[.R19];[.R7];[.R19])" office:value-type="currency" office:currency="USD" office:value="6000" calcext:value-type="currency">
            <text:p>$6,000.00</text:p>
          </table:table-cell>
          <table:table-cell table:style-name="ce41" table:formula="of:=IF([.S7]&lt;[.S19];[.S7];[.S19])" office:value-type="currency" office:currency="USD" office:value="-500" calcext:value-type="currency">
            <text:p>-$500.00</text:p>
          </table:table-cell>
          <table:table-cell table:style-name="ce41" table:formula="of:=IF([.T7]&lt;[.T19];[.T7];[.T19])" office:value-type="currency" office:currency="USD" office:value="6000" calcext:value-type="currency">
            <text:p>$6,000.00</text:p>
          </table:table-cell>
          <table:table-cell table:style-name="ce41" table:formula="of:=IF([.U7]&lt;[.U19];[.U7];[.U19])" office:value-type="currency" office:currency="USD" office:value="6000" calcext:value-type="currency">
            <text:p>$6,000.00</text:p>
          </table:table-cell>
          <table:table-cell table:style-name="ce41" table:formula="of:=IF([.V7]&lt;[.V19];[.V7];[.V19])" office:value-type="currency" office:currency="USD" office:value="6000" calcext:value-type="currency">
            <text:p>$6,000.00</text:p>
          </table:table-cell>
          <table:table-cell table:style-name="ce41" table:formula="of:=IF([.W7]&lt;[.W19];[.W7];[.W19])" office:value-type="currency" office:currency="USD" office:value="6000" calcext:value-type="currency">
            <text:p>$6,000.00</text:p>
          </table:table-cell>
          <table:table-cell table:style-name="ce41" table:formula="of:=IF([.X7]&lt;[.X19];[.X7];[.X19])" office:value-type="currency" office:currency="USD" office:value="6000" calcext:value-type="currency">
            <text:p>$6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currency" office:currency="USD" office:value="0" calcext:value-type="currency">
            <text:p>$0.00</text:p>
          </table:table-cell>
          <table:table-cell table:style-name="ce41" table:formula="of:=[.R17]*0.85" office:value-type="currency" office:currency="USD" office:value="40800" calcext:value-type="currency">
            <text:p>$40,800.00</text:p>
          </table:table-cell>
          <table:table-cell table:style-name="ce41" table:formula="of:=[.S17]*0.85" office:value-type="currency" office:currency="USD" office:value="0" calcext:value-type="currency">
            <text:p>$0.00</text:p>
          </table:table-cell>
          <table:table-cell table:style-name="ce41" table:formula="of:=[.T17]*0.85" office:value-type="currency" office:currency="USD" office:value="5100" calcext:value-type="currency">
            <text:p>$5,100.00</text:p>
          </table:table-cell>
          <table:table-cell table:style-name="ce41" table:formula="of:=[.U17]*0.85" office:value-type="currency" office:currency="USD" office:value="29750" calcext:value-type="currency">
            <text:p>$29,750.00</text:p>
          </table:table-cell>
          <table:table-cell table:style-name="ce41" table:formula="of:=[.V17]*0.85" office:value-type="currency" office:currency="USD" office:value="71400" calcext:value-type="currency">
            <text:p>$71,400.00</text:p>
          </table:table-cell>
          <table:table-cell table:style-name="ce41" table:formula="of:=[.W17]*0.85" office:value-type="currency" office:currency="USD" office:value="141100" calcext:value-type="currency">
            <text:p>$141,100.00</text:p>
          </table:table-cell>
          <table:table-cell table:style-name="ce41" table:formula="of:=[.X17]*0.85" office:value-type="currency" office:currency="USD" office:value="244800" calcext:value-type="currency">
            <text:p>$244,8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currency" office:currency="USD" office:value="3000" calcext:value-type="currency">
            <text:p>$3,000.00</text:p>
          </table:table-cell>
          <table:table-cell table:style-name="ce41" table:formula="of:=[.R21]+[.R20]" office:value-type="currency" office:currency="USD" office:value="46800" calcext:value-type="currency">
            <text:p>$46,800.00</text:p>
          </table:table-cell>
          <table:table-cell table:style-name="ce41" table:formula="of:=[.S21]+[.S20]" office:value-type="currency" office:currency="USD" office:value="-500" calcext:value-type="currency">
            <text:p>-$500.00</text:p>
          </table:table-cell>
          <table:table-cell table:style-name="ce41" table:formula="of:=[.T21]+[.T20]" office:value-type="currency" office:currency="USD" office:value="11100" calcext:value-type="currency">
            <text:p>$11,100.00</text:p>
          </table:table-cell>
          <table:table-cell table:style-name="ce41" table:formula="of:=[.U21]+[.U20]" office:value-type="currency" office:currency="USD" office:value="35750" calcext:value-type="currency">
            <text:p>$35,750.00</text:p>
          </table:table-cell>
          <table:table-cell table:style-name="ce41" table:formula="of:=[.V21]+[.V20]" office:value-type="currency" office:currency="USD" office:value="77400" calcext:value-type="currency">
            <text:p>$77,400.00</text:p>
          </table:table-cell>
          <table:table-cell table:style-name="ce41" table:formula="of:=[.W21]+[.W20]" office:value-type="currency" office:currency="USD" office:value="147100" calcext:value-type="currency">
            <text:p>$147,100.00</text:p>
          </table:table-cell>
          <table:table-cell table:style-name="ce41" table:formula="of:=[.X21]+[.X20]" office:value-type="currency" office:currency="USD" office:value="250800" calcext:value-type="currency">
            <text:p>$250,8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currency" office:currency="USD" office:value="3000" calcext:value-type="currency">
            <text:p>$3,000.00</text:p>
          </table:table-cell>
          <table:table-cell table:style-name="ce41" table:formula="of:=IF([.R22]&lt;[.R23];[.R22];[.R23])" office:value-type="currency" office:currency="USD" office:value="20400" calcext:value-type="currency">
            <text:p>$20,400.00</text:p>
          </table:table-cell>
          <table:table-cell table:style-name="ce41" table:formula="of:=IF([.S22]&lt;[.S23];[.S22];[.S23])" office:value-type="currency" office:currency="USD" office:value="-500" calcext:value-type="currency">
            <text:p>-$500.00</text:p>
          </table:table-cell>
          <table:table-cell table:style-name="ce41" table:formula="of:=IF([.T22]&lt;[.T23];[.T22];[.T23])" office:value-type="currency" office:currency="USD" office:value="11100" calcext:value-type="currency">
            <text:p>$11,100.00</text:p>
          </table:table-cell>
          <table:table-cell table:style-name="ce41" table:formula="of:=IF([.U22]&lt;[.U23];[.U22];[.U23])" office:value-type="currency" office:currency="USD" office:value="35750" calcext:value-type="currency">
            <text:p>$35,750.00</text:p>
          </table:table-cell>
          <table:table-cell table:style-name="ce41" table:formula="of:=IF([.V22]&lt;[.V23];[.V22];[.V23])" office:value-type="currency" office:currency="USD" office:value="77400" calcext:value-type="currency">
            <text:p>$77,400.00</text:p>
          </table:table-cell>
          <table:table-cell table:style-name="ce41" table:formula="of:=IF([.W22]&lt;[.W23];[.W22];[.W23])" office:value-type="currency" office:currency="USD" office:value="51000" calcext:value-type="currency">
            <text:p>$51,000.00</text:p>
          </table:table-cell>
          <table:table-cell table:style-name="ce41" table:formula="of:=IF([.X22]&lt;[.X23];[.X22];[.X23])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currency" office:currency="USD" office:value="3000" calcext:value-type="currency">
            <text:p>$3,000.00</text:p>
          </table:table-cell>
          <table:table-cell table:style-name="ce41" table:formula="of:=IF([.R14]=&quot;NO&quot;;0;[.R24])" office:value-type="currency" office:currency="USD" office:value="20400" calcext:value-type="currency">
            <text:p>$20,400.00</text:p>
          </table:table-cell>
          <table:table-cell table:style-name="ce41" table:formula="of:=IF([.S14]=&quot;NO&quot;;0;[.S24])" office:value-type="currency" office:currency="USD" office:value="0" calcext:value-type="currency">
            <text:p>$0.00</text:p>
          </table:table-cell>
          <table:table-cell table:style-name="ce41" table:formula="of:=IF([.T14]=&quot;NO&quot;;0;[.T24])" office:value-type="currency" office:currency="USD" office:value="11100" calcext:value-type="currency">
            <text:p>$11,100.00</text:p>
          </table:table-cell>
          <table:table-cell table:style-name="ce41" table:formula="of:=IF([.U14]=&quot;NO&quot;;0;[.U24])" office:value-type="currency" office:currency="USD" office:value="35750" calcext:value-type="currency">
            <text:p>$35,750.00</text:p>
          </table:table-cell>
          <table:table-cell table:style-name="ce41" table:formula="of:=IF([.V14]=&quot;NO&quot;;0;[.V24])" office:value-type="currency" office:currency="USD" office:value="77400" calcext:value-type="currency">
            <text:p>$77,400.00</text:p>
          </table:table-cell>
          <table:table-cell table:style-name="ce41" table:formula="of:=IF([.W14]=&quot;NO&quot;;0;[.W24])" office:value-type="currency" office:currency="USD" office:value="51000" calcext:value-type="currency">
            <text:p>$51,000.00</text:p>
          </table:table-cell>
          <table:table-cell table:style-name="ce41" table:formula="of:=IF([.X14]=&quot;NO&quot;;0;[.X24])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20T13:04:22.595579653</dc:date>
    <meta:editing-duration>PT1H19M35S</meta:editing-duration>
    <meta:editing-cycles>12</meta:editing-cycles>
    <meta:document-statistic meta:table-count="9" meta:cell-count="6225" meta:object-count="0"/>
  </office:meta>
</office:document-meta>
</file>